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hyslabwork_6week_141" table:style-name="ta1">
        <table:table-column table:style-name="co1" table:number-columns-repeated="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office:value-type="string" calcext:value-type="string">
            <text:p>V/V_0</text:p>
          </table:table-cell>
          <table:table-cell office:value-type="string" calcext:value-type="string">
            <text:p>-ln (V/V_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6994" calcext:value-type="float">
            <text:p>15.6994</text:p>
          </table:table-cell>
          <table:table-cell table:formula="of:=[.B2]/[.$B$2]" office:value-type="float" office:value="1" calcext:value-type="float">
            <text:p>1</text:p>
          </table:table-cell>
          <table:table-cell table:formula="of:=-LN([.C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5.6931" calcext:value-type="float">
            <text:p>15.6931</text:p>
          </table:table-cell>
          <table:table-cell table:formula="of:=[.B3]/[.$B$2]" office:value-type="float" office:value="0.999598710778756" calcext:value-type="float">
            <text:p>0.999598710778756</text:p>
          </table:table-cell>
          <table:table-cell table:formula="of:=-LN([.C3])" office:value-type="float" office:value="0.000401369759310464" calcext:value-type="float">
            <text:p>0.000401369759310464</text:p>
          </table:table-cell>
        </table:table-row>
        <table:table-row table:style-name="ro1">
          <table:table-cell office:value-type="float" office:value="1.912" calcext:value-type="float">
            <text:p>1.912</text:p>
          </table:table-cell>
          <table:table-cell office:value-type="float" office:value="15.6866" calcext:value-type="float">
            <text:p>15.6866</text:p>
          </table:table-cell>
          <table:table-cell table:formula="of:=[.B4]/[.$B$2]" office:value-type="float" office:value="0.999184682217155" calcext:value-type="float">
            <text:p>0.999184682217155</text:p>
          </table:table-cell>
          <table:table-cell table:formula="of:=-LN([.C4])" office:value-type="float" office:value="0.000815650335158279" calcext:value-type="float">
            <text:p>0.000815650335158279</text:p>
          </table:table-cell>
        </table:table-row>
        <table:table-row table:style-name="ro1">
          <table:table-cell office:value-type="float" office:value="2.851" calcext:value-type="float">
            <text:p>2.851</text:p>
          </table:table-cell>
          <table:table-cell office:value-type="float" office:value="15.6805" calcext:value-type="float">
            <text:p>15.6805</text:p>
          </table:table-cell>
          <table:table-cell table:formula="of:=[.B5]/[.$B$2]" office:value-type="float" office:value="0.998796132336268" calcext:value-type="float">
            <text:p>0.998796132336268</text:p>
          </table:table-cell>
          <table:table-cell table:formula="of:=-LN([.C5])" office:value-type="float" office:value="0.00120459289452129" calcext:value-type="float">
            <text:p>0.00120459289452129</text:p>
          </table:table-cell>
        </table:table-row>
        <table:table-row table:style-name="ro1">
          <table:table-cell office:value-type="float" office:value="3.822" calcext:value-type="float">
            <text:p>3.822</text:p>
          </table:table-cell>
          <table:table-cell office:value-type="float" office:value="15.6779" calcext:value-type="float">
            <text:p>15.6779</text:p>
          </table:table-cell>
          <table:table-cell table:formula="of:=[.B6]/[.$B$2]" office:value-type="float" office:value="0.998630520911627" calcext:value-type="float">
            <text:p>0.998630520911627</text:p>
          </table:table-cell>
          <table:table-cell table:formula="of:=-LN([.C6])" office:value-type="float" office:value="0.00137041768188033" calcext:value-type="float">
            <text:p>0.00137041768188033</text:p>
          </table:table-cell>
        </table:table-row>
        <table:table-row table:style-name="ro1">
          <table:table-cell office:value-type="float" office:value="4.802" calcext:value-type="float">
            <text:p>4.802</text:p>
          </table:table-cell>
          <table:table-cell office:value-type="float" office:value="15.6711" calcext:value-type="float">
            <text:p>15.6711</text:p>
          </table:table-cell>
          <table:table-cell table:formula="of:=[.B7]/[.$B$2]" office:value-type="float" office:value="0.998197383339491" calcext:value-type="float">
            <text:p>0.998197383339491</text:p>
          </table:table-cell>
          <table:table-cell table:formula="of:=-LN([.C7])" office:value-type="float" office:value="0.00180424332905559" calcext:value-type="float">
            <text:p>0.00180424332905559</text:p>
          </table:table-cell>
        </table:table-row>
        <table:table-row table:style-name="ro1">
          <table:table-cell office:value-type="float" office:value="5.802" calcext:value-type="float">
            <text:p>5.802</text:p>
          </table:table-cell>
          <table:table-cell office:value-type="float" office:value="15.6633" calcext:value-type="float">
            <text:p>15.6633</text:p>
          </table:table-cell>
          <table:table-cell table:formula="of:=[.B8]/[.$B$2]" office:value-type="float" office:value="0.997700549065569" calcext:value-type="float">
            <text:p>0.997700549065569</text:p>
          </table:table-cell>
          <table:table-cell table:formula="of:=-LN([.C8])" office:value-type="float" office:value="0.0023020987314957" calcext:value-type="float">
            <text:p>0.0023020987314957</text:p>
          </table:table-cell>
        </table:table-row>
        <table:table-row table:style-name="ro1">
          <table:table-cell office:value-type="float" office:value="6.801" calcext:value-type="float">
            <text:p>6.801</text:p>
          </table:table-cell>
          <table:table-cell office:value-type="float" office:value="15.6565" calcext:value-type="float">
            <text:p>15.6565</text:p>
          </table:table-cell>
          <table:table-cell table:formula="of:=[.B9]/[.$B$2]" office:value-type="float" office:value="0.997267411493433" calcext:value-type="float">
            <text:p>0.997267411493433</text:p>
          </table:table-cell>
          <table:table-cell table:formula="of:=-LN([.C9])" office:value-type="float" office:value="0.00273632884195922" calcext:value-type="float">
            <text:p>0.00273632884195922</text:p>
          </table:table-cell>
        </table:table-row>
        <table:table-row table:style-name="ro1">
          <table:table-cell office:value-type="float" office:value="7.801" calcext:value-type="float">
            <text:p>7.801</text:p>
          </table:table-cell>
          <table:table-cell office:value-type="float" office:value="15.6477" calcext:value-type="float">
            <text:p>15.6477</text:p>
          </table:table-cell>
          <table:table-cell table:formula="of:=[.B10]/[.$B$2]" office:value-type="float" office:value="0.996706880517727" calcext:value-type="float">
            <text:p>0.996706880517727</text:p>
          </table:table-cell>
          <table:table-cell table:formula="of:=-LN([.C10])" office:value-type="float" office:value="0.00329855373394192" calcext:value-type="float">
            <text:p>0.00329855373394192</text:p>
          </table:table-cell>
        </table:table-row>
        <table:table-row table:style-name="ro1">
          <table:table-cell office:value-type="float" office:value="8.802" calcext:value-type="float">
            <text:p>8.802</text:p>
          </table:table-cell>
          <table:table-cell office:value-type="float" office:value="15.6405" calcext:value-type="float">
            <text:p>15.6405</text:p>
          </table:table-cell>
          <table:table-cell table:formula="of:=[.B11]/[.$B$2]" office:value-type="float" office:value="0.996248264264876" calcext:value-type="float">
            <text:p>0.996248264264876</text:p>
          </table:table-cell>
          <table:table-cell table:formula="of:=-LN([.C11])" office:value-type="float" office:value="0.00375879114786104" calcext:value-type="float">
            <text:p>0.00375879114786104</text:p>
          </table:table-cell>
        </table:table-row>
        <table:table-row table:style-name="ro1">
          <table:table-cell office:value-type="float" office:value="9.801" calcext:value-type="float">
            <text:p>9.801</text:p>
          </table:table-cell>
          <table:table-cell office:value-type="float" office:value="15.6326" calcext:value-type="float">
            <text:p>15.6326</text:p>
          </table:table-cell>
          <table:table-cell table:formula="of:=[.B12]/[.$B$2]" office:value-type="float" office:value="0.995745060320777" calcext:value-type="float">
            <text:p>0.995745060320777</text:p>
          </table:table-cell>
          <table:table-cell table:formula="of:=-LN([.C12])" office:value-type="float" office:value="0.00426401769515195" calcext:value-type="float">
            <text:p>0.00426401769515195</text:p>
          </table:table-cell>
        </table:table-row>
        <table:table-row table:style-name="ro1">
          <table:table-cell office:value-type="float" office:value="10.802" calcext:value-type="float">
            <text:p>10.802</text:p>
          </table:table-cell>
          <table:table-cell office:value-type="float" office:value="15.624" calcext:value-type="float">
            <text:p>15.624</text:p>
          </table:table-cell>
          <table:table-cell table:formula="of:=[.B13]/[.$B$2]" office:value-type="float" office:value="0.995197268685428" calcext:value-type="float">
            <text:p>0.995197268685428</text:p>
          </table:table-cell>
          <table:table-cell table:formula="of:=-LN([.C13])" office:value-type="float" office:value="0.00481430148910366" calcext:value-type="float">
            <text:p>0.00481430148910366</text:p>
          </table:table-cell>
        </table:table-row>
        <table:table-row table:style-name="ro1">
          <table:table-cell office:value-type="float" office:value="11.801" calcext:value-type="float">
            <text:p>11.801</text:p>
          </table:table-cell>
          <table:table-cell office:value-type="float" office:value="15.6164" calcext:value-type="float">
            <text:p>15.6164</text:p>
          </table:table-cell>
          <table:table-cell table:formula="of:=[.B14]/[.$B$2]" office:value-type="float" office:value="0.994713173751863" calcext:value-type="float">
            <text:p>0.994713173751863</text:p>
          </table:table-cell>
          <table:table-cell table:formula="of:=-LN([.C14])" office:value-type="float" office:value="0.0053008509666987" calcext:value-type="float">
            <text:p>0.0053008509666987</text:p>
          </table:table-cell>
        </table:table-row>
        <table:table-row table:style-name="ro1">
          <table:table-cell office:value-type="float" office:value="12.801" calcext:value-type="float">
            <text:p>12.801</text:p>
          </table:table-cell>
          <table:table-cell office:value-type="float" office:value="15.6073" calcext:value-type="float">
            <text:p>15.6073</text:p>
          </table:table-cell>
          <table:table-cell table:formula="of:=[.B15]/[.$B$2]" office:value-type="float" office:value="0.994133533765622" calcext:value-type="float">
            <text:p>0.994133533765622</text:p>
          </table:table-cell>
          <table:table-cell table:formula="of:=-LN([.C15])" office:value-type="float" office:value="0.00588374154389815" calcext:value-type="float">
            <text:p>0.00588374154389815</text:p>
          </table:table-cell>
        </table:table-row>
        <table:table-row table:style-name="ro1">
          <table:table-cell office:value-type="float" office:value="13.801" calcext:value-type="float">
            <text:p>13.801</text:p>
          </table:table-cell>
          <table:table-cell office:value-type="float" office:value="15.5993" calcext:value-type="float">
            <text:p>15.5993</text:p>
          </table:table-cell>
          <table:table-cell table:formula="of:=[.B16]/[.$B$2]" office:value-type="float" office:value="0.993623960151343" calcext:value-type="float">
            <text:p>0.993623960151343</text:p>
          </table:table-cell>
          <table:table-cell table:formula="of:=-LN([.C16])" office:value-type="float" office:value="0.00639645360963112" calcext:value-type="float">
            <text:p>0.00639645360963112</text:p>
          </table:table-cell>
        </table:table-row>
        <table:table-row table:style-name="ro1">
          <table:table-cell office:value-type="float" office:value="14.802" calcext:value-type="float">
            <text:p>14.802</text:p>
          </table:table-cell>
          <table:table-cell office:value-type="float" office:value="15.5917" calcext:value-type="float">
            <text:p>15.5917</text:p>
          </table:table-cell>
          <table:table-cell table:formula="of:=[.B17]/[.$B$2]" office:value-type="float" office:value="0.993139865217779" calcext:value-type="float">
            <text:p>0.993139865217779</text:p>
          </table:table-cell>
          <table:table-cell table:formula="of:=-LN([.C17])" office:value-type="float" office:value="0.00688377367954895" calcext:value-type="float">
            <text:p>0.00688377367954895</text:p>
          </table:table-cell>
        </table:table-row>
        <table:table-row table:style-name="ro1">
          <table:table-cell office:value-type="float" office:value="15.801" calcext:value-type="float">
            <text:p>15.801</text:p>
          </table:table-cell>
          <table:table-cell office:value-type="float" office:value="15.5823" calcext:value-type="float">
            <text:p>15.5823</text:p>
          </table:table-cell>
          <table:table-cell table:formula="of:=[.B18]/[.$B$2]" office:value-type="float" office:value="0.992541116221002" calcext:value-type="float">
            <text:p>0.992541116221002</text:p>
          </table:table-cell>
          <table:table-cell table:formula="of:=-LN([.C18])" office:value-type="float" office:value="0.00748684035593887" calcext:value-type="float">
            <text:p>0.00748684035593887</text:p>
          </table:table-cell>
        </table:table-row>
        <table:table-row table:style-name="ro1">
          <table:table-cell office:value-type="float" office:value="16.801" calcext:value-type="float">
            <text:p>16.801</text:p>
          </table:table-cell>
          <table:table-cell office:value-type="float" office:value="15.5739" calcext:value-type="float">
            <text:p>15.5739</text:p>
          </table:table-cell>
          <table:table-cell table:formula="of:=[.B19]/[.$B$2]" office:value-type="float" office:value="0.99200606392601" calcext:value-type="float">
            <text:p>0.99200606392601</text:p>
          </table:table-cell>
          <table:table-cell table:formula="of:=-LN([.C19])" office:value-type="float" office:value="0.00802605888730854" calcext:value-type="float">
            <text:p>0.00802605888730854</text:p>
          </table:table-cell>
        </table:table-row>
        <table:table-row table:style-name="ro1">
          <table:table-cell office:value-type="float" office:value="17.801" calcext:value-type="float">
            <text:p>17.801</text:p>
          </table:table-cell>
          <table:table-cell office:value-type="float" office:value="15.5655" calcext:value-type="float">
            <text:p>15.5655</text:p>
          </table:table-cell>
          <table:table-cell table:formula="of:=[.B20]/[.$B$2]" office:value-type="float" office:value="0.991471011631018" calcext:value-type="float">
            <text:p>0.991471011631018</text:p>
          </table:table-cell>
          <table:table-cell table:formula="of:=-LN([.C20])" office:value-type="float" office:value="0.00856556833217578" calcext:value-type="float">
            <text:p>0.00856556833217578</text:p>
          </table:table-cell>
        </table:table-row>
        <table:table-row table:style-name="ro1">
          <table:table-cell office:value-type="float" office:value="18.801" calcext:value-type="float">
            <text:p>18.801</text:p>
          </table:table-cell>
          <table:table-cell office:value-type="float" office:value="15.5577" calcext:value-type="float">
            <text:p>15.5577</text:p>
          </table:table-cell>
          <table:table-cell table:formula="of:=[.B21]/[.$B$2]" office:value-type="float" office:value="0.990974177357097" calcext:value-type="float">
            <text:p>0.990974177357097</text:p>
          </table:table-cell>
          <table:table-cell table:formula="of:=-LN([.C21])" office:value-type="float" office:value="0.00906680214896208" calcext:value-type="float">
            <text:p>0.00906680214896208</text:p>
          </table:table-cell>
        </table:table-row>
        <table:table-row table:style-name="ro1">
          <table:table-cell office:value-type="float" office:value="19.801" calcext:value-type="float">
            <text:p>19.801</text:p>
          </table:table-cell>
          <table:table-cell office:value-type="float" office:value="15.5481" calcext:value-type="float">
            <text:p>15.5481</text:p>
          </table:table-cell>
          <table:table-cell table:formula="of:=[.B22]/[.$B$2]" office:value-type="float" office:value="0.990362689019963" calcext:value-type="float">
            <text:p>0.990362689019963</text:p>
          </table:table-cell>
          <table:table-cell table:formula="of:=-LN([.C22])" office:value-type="float" office:value="0.00968405039879315" calcext:value-type="float">
            <text:p>0.00968405039879315</text:p>
          </table:table-cell>
        </table:table-row>
        <table:table-row table:style-name="ro1">
          <table:table-cell office:value-type="float" office:value="20.801" calcext:value-type="float">
            <text:p>20.801</text:p>
          </table:table-cell>
          <table:table-cell office:value-type="float" office:value="15.5396" calcext:value-type="float">
            <text:p>15.5396</text:p>
          </table:table-cell>
          <table:table-cell table:formula="of:=[.B23]/[.$B$2]" office:value-type="float" office:value="0.989821267054792" calcext:value-type="float">
            <text:p>0.989821267054792</text:p>
          </table:table-cell>
          <table:table-cell table:formula="of:=-LN([.C23])" office:value-type="float" office:value="0.0102308904810003" calcext:value-type="float">
            <text:p>0.0102308904810003</text:p>
          </table:table-cell>
        </table:table-row>
        <table:table-row table:style-name="ro1">
          <table:table-cell office:value-type="float" office:value="21.801" calcext:value-type="float">
            <text:p>21.801</text:p>
          </table:table-cell>
          <table:table-cell office:value-type="float" office:value="15.5296" calcext:value-type="float">
            <text:p>15.5296</text:p>
          </table:table-cell>
          <table:table-cell table:formula="of:=[.B24]/[.$B$2]" office:value-type="float" office:value="0.989184300036944" calcext:value-type="float">
            <text:p>0.989184300036944</text:p>
          </table:table-cell>
          <table:table-cell table:formula="of:=-LN([.C24])" office:value-type="float" office:value="0.0108746148347215" calcext:value-type="float">
            <text:p>0.0108746148347215</text:p>
          </table:table-cell>
        </table:table-row>
        <table:table-row table:style-name="ro1">
          <table:table-cell office:value-type="float" office:value="22.801" calcext:value-type="float">
            <text:p>22.801</text:p>
          </table:table-cell>
          <table:table-cell office:value-type="float" office:value="15.5214" calcext:value-type="float">
            <text:p>15.5214</text:p>
          </table:table-cell>
          <table:table-cell table:formula="of:=[.B25]/[.$B$2]" office:value-type="float" office:value="0.988661987082309" calcext:value-type="float">
            <text:p>0.988661987082309</text:p>
          </table:table-cell>
          <table:table-cell table:formula="of:=-LN([.C25])" office:value-type="float" office:value="0.0114027781911752" calcext:value-type="float">
            <text:p>0.0114027781911752</text:p>
          </table:table-cell>
        </table:table-row>
        <table:table-row table:style-name="ro1">
          <table:table-cell office:value-type="float" office:value="23.802" calcext:value-type="float">
            <text:p>23.802</text:p>
          </table:table-cell>
          <table:table-cell office:value-type="float" office:value="15.5119" calcext:value-type="float">
            <text:p>15.5119</text:p>
          </table:table-cell>
          <table:table-cell table:formula="of:=[.B26]/[.$B$2]" office:value-type="float" office:value="0.988056868415354" calcext:value-type="float">
            <text:p>0.988056868415354</text:p>
          </table:table-cell>
          <table:table-cell table:formula="of:=-LN([.C26])" office:value-type="float" office:value="0.0120150237658804" calcext:value-type="float">
            <text:p>0.0120150237658804</text:p>
          </table:table-cell>
        </table:table-row>
        <table:table-row table:style-name="ro1">
          <table:table-cell office:value-type="float" office:value="24.801" calcext:value-type="float">
            <text:p>24.801</text:p>
          </table:table-cell>
          <table:table-cell office:value-type="float" office:value="15.5039" calcext:value-type="float">
            <text:p>15.5039</text:p>
          </table:table-cell>
          <table:table-cell table:formula="of:=[.B27]/[.$B$2]" office:value-type="float" office:value="0.987547294801075" calcext:value-type="float">
            <text:p>0.987547294801075</text:p>
          </table:table-cell>
          <table:table-cell table:formula="of:=-LN([.C27])" office:value-type="float" office:value="0.0125308898842725" calcext:value-type="float">
            <text:p>0.0125308898842725</text:p>
          </table:table-cell>
        </table:table-row>
        <table:table-row table:style-name="ro1">
          <table:table-cell office:value-type="float" office:value="25.801" calcext:value-type="float">
            <text:p>25.801</text:p>
          </table:table-cell>
          <table:table-cell office:value-type="float" office:value="15.4945" calcext:value-type="float">
            <text:p>15.4945</text:p>
          </table:table-cell>
          <table:table-cell table:formula="of:=[.B28]/[.$B$2]" office:value-type="float" office:value="0.986948545804298" calcext:value-type="float">
            <text:p>0.986948545804298</text:p>
          </table:table-cell>
          <table:table-cell table:formula="of:=-LN([.C28])" office:value-type="float" office:value="0.0131373728181095" calcext:value-type="float">
            <text:p>0.0131373728181095</text:p>
          </table:table-cell>
        </table:table-row>
        <table:table-row table:style-name="ro1">
          <table:table-cell office:value-type="float" office:value="26.801" calcext:value-type="float">
            <text:p>26.801</text:p>
          </table:table-cell>
          <table:table-cell office:value-type="float" office:value="15.4852" calcext:value-type="float">
            <text:p>15.4852</text:p>
          </table:table-cell>
          <table:table-cell table:formula="of:=[.B29]/[.$B$2]" office:value-type="float" office:value="0.9863561664777" calcext:value-type="float">
            <text:p>0.9863561664777</text:p>
          </table:table-cell>
          <table:table-cell table:formula="of:=-LN([.C29])" office:value-type="float" office:value="0.0137377659968276" calcext:value-type="float">
            <text:p>0.0137377659968276</text:p>
          </table:table-cell>
        </table:table-row>
        <table:table-row table:style-name="ro1">
          <table:table-cell office:value-type="float" office:value="27.801" calcext:value-type="float">
            <text:p>27.801</text:p>
          </table:table-cell>
          <table:table-cell office:value-type="float" office:value="15.4756" calcext:value-type="float">
            <text:p>15.4756</text:p>
          </table:table-cell>
          <table:table-cell table:formula="of:=[.B30]/[.$B$2]" office:value-type="float" office:value="0.985744678140566" calcext:value-type="float">
            <text:p>0.985744678140566</text:p>
          </table:table-cell>
          <table:table-cell table:formula="of:=-LN([.C30])" office:value-type="float" office:value="0.0143579050311973" calcext:value-type="float">
            <text:p>0.0143579050311973</text:p>
          </table:table-cell>
        </table:table-row>
        <table:table-row table:style-name="ro1">
          <table:table-cell office:value-type="float" office:value="28.801" calcext:value-type="float">
            <text:p>28.801</text:p>
          </table:table-cell>
          <table:table-cell office:value-type="float" office:value="15.4678" calcext:value-type="float">
            <text:p>15.4678</text:p>
          </table:table-cell>
          <table:table-cell table:formula="of:=[.B31]/[.$B$2]" office:value-type="float" office:value="0.985247843866645" calcext:value-type="float">
            <text:p>0.985247843866645</text:p>
          </table:table-cell>
          <table:table-cell table:formula="of:=-LN([.C31])" office:value-type="float" office:value="0.0148620513218575" calcext:value-type="float">
            <text:p>0.0148620513218575</text:p>
          </table:table-cell>
        </table:table-row>
        <table:table-row table:style-name="ro1">
          <table:table-cell office:value-type="float" office:value="29.802" calcext:value-type="float">
            <text:p>29.802</text:p>
          </table:table-cell>
          <table:table-cell office:value-type="float" office:value="15.4588" calcext:value-type="float">
            <text:p>15.4588</text:p>
          </table:table-cell>
          <table:table-cell table:formula="of:=[.B32]/[.$B$2]" office:value-type="float" office:value="0.984674573550582" calcext:value-type="float">
            <text:p>0.984674573550582</text:p>
          </table:table-cell>
          <table:table-cell table:formula="of:=-LN([.C32])" office:value-type="float" office:value="0.0154440745804157" calcext:value-type="float">
            <text:p>0.0154440745804157</text:p>
          </table:table-cell>
        </table:table-row>
        <table:table-row table:style-name="ro1">
          <table:table-cell office:value-type="float" office:value="30.802" calcext:value-type="float">
            <text:p>30.802</text:p>
          </table:table-cell>
          <table:table-cell office:value-type="float" office:value="15.4503" calcext:value-type="float">
            <text:p>15.4503</text:p>
          </table:table-cell>
          <table:table-cell table:formula="of:=[.B33]/[.$B$2]" office:value-type="float" office:value="0.984133151585411" calcext:value-type="float">
            <text:p>0.984133151585411</text:p>
          </table:table-cell>
          <table:table-cell table:formula="of:=-LN([.C33])" office:value-type="float" office:value="0.0159940744325156" calcext:value-type="float">
            <text:p>0.0159940744325156</text:p>
          </table:table-cell>
        </table:table-row>
        <table:table-row table:style-name="ro1">
          <table:table-cell office:value-type="float" office:value="31.801" calcext:value-type="float">
            <text:p>31.801</text:p>
          </table:table-cell>
          <table:table-cell office:value-type="float" office:value="15.4405" calcext:value-type="float">
            <text:p>15.4405</text:p>
          </table:table-cell>
          <table:table-cell table:formula="of:=[.B34]/[.$B$2]" office:value-type="float" office:value="0.98350892390792" calcext:value-type="float">
            <text:p>0.98350892390792</text:p>
          </table:table-cell>
          <table:table-cell table:formula="of:=-LN([.C34])" office:value-type="float" office:value="0.0166285675714939" calcext:value-type="float">
            <text:p>0.0166285675714939</text:p>
          </table:table-cell>
        </table:table-row>
        <table:table-row table:style-name="ro1">
          <table:table-cell office:value-type="float" office:value="32.802" calcext:value-type="float">
            <text:p>32.802</text:p>
          </table:table-cell>
          <table:table-cell office:value-type="float" office:value="15.4325" calcext:value-type="float">
            <text:p>15.4325</text:p>
          </table:table-cell>
          <table:table-cell table:formula="of:=[.B35]/[.$B$2]" office:value-type="float" office:value="0.982999350293642" calcext:value-type="float">
            <text:p>0.982999350293642</text:p>
          </table:table-cell>
          <table:table-cell table:formula="of:=-LN([.C35])" office:value-type="float" office:value="0.0171468197775676" calcext:value-type="float">
            <text:p>0.0171468197775676</text:p>
          </table:table-cell>
        </table:table-row>
        <table:table-row table:style-name="ro1">
          <table:table-cell office:value-type="float" office:value="33.801" calcext:value-type="float">
            <text:p>33.801</text:p>
          </table:table-cell>
          <table:table-cell office:value-type="float" office:value="15.4234" calcext:value-type="float">
            <text:p>15.4234</text:p>
          </table:table-cell>
          <table:table-cell table:formula="of:=[.B36]/[.$B$2]" office:value-type="float" office:value="0.9824197103074" calcext:value-type="float">
            <text:p>0.9824197103074</text:p>
          </table:table-cell>
          <table:table-cell table:formula="of:=-LN([.C36])" office:value-type="float" office:value="0.0177366583668702" calcext:value-type="float">
            <text:p>0.0177366583668702</text:p>
          </table:table-cell>
        </table:table-row>
        <table:table-row table:style-name="ro1">
          <table:table-cell office:value-type="float" office:value="34.801" calcext:value-type="float">
            <text:p>34.801</text:p>
          </table:table-cell>
          <table:table-cell office:value-type="float" office:value="15.4146" calcext:value-type="float">
            <text:p>15.4146</text:p>
          </table:table-cell>
          <table:table-cell table:formula="of:=[.B37]/[.$B$2]" office:value-type="float" office:value="0.981859179331694" calcext:value-type="float">
            <text:p>0.981859179331694</text:p>
          </table:table-cell>
          <table:table-cell table:formula="of:=-LN([.C37])" office:value-type="float" office:value="0.0183073828132588" calcext:value-type="float">
            <text:p>0.0183073828132588</text:p>
          </table:table-cell>
        </table:table-row>
        <table:table-row table:style-name="ro1">
          <table:table-cell office:value-type="float" office:value="35.802" calcext:value-type="float">
            <text:p>35.802</text:p>
          </table:table-cell>
          <table:table-cell office:value-type="float" office:value="15.4065" calcext:value-type="float">
            <text:p>15.4065</text:p>
          </table:table-cell>
          <table:table-cell table:formula="of:=[.B38]/[.$B$2]" office:value-type="float" office:value="0.981343236047237" calcext:value-type="float">
            <text:p>0.981343236047237</text:p>
          </table:table-cell>
          <table:table-cell table:formula="of:=-LN([.C38])" office:value-type="float" office:value="0.0188329967716499" calcext:value-type="float">
            <text:p>0.0188329967716499</text:p>
          </table:table-cell>
        </table:table-row>
        <table:table-row table:style-name="ro1">
          <table:table-cell office:value-type="float" office:value="36.802" calcext:value-type="float">
            <text:p>36.802</text:p>
          </table:table-cell>
          <table:table-cell office:value-type="float" office:value="15.3986" calcext:value-type="float">
            <text:p>15.3986</text:p>
          </table:table-cell>
          <table:table-cell table:formula="of:=[.B39]/[.$B$2]" office:value-type="float" office:value="0.980840032103138" calcext:value-type="float">
            <text:p>0.980840032103138</text:p>
          </table:table-cell>
          <table:table-cell table:formula="of:=-LN([.C39])" office:value-type="float" office:value="0.019345898867289" calcext:value-type="float">
            <text:p>0.019345898867289</text:p>
          </table:table-cell>
        </table:table-row>
        <table:table-row table:style-name="ro1">
          <table:table-cell office:value-type="float" office:value="37.801" calcext:value-type="float">
            <text:p>37.801</text:p>
          </table:table-cell>
          <table:table-cell office:value-type="float" office:value="15.3886" calcext:value-type="float">
            <text:p>15.3886</text:p>
          </table:table-cell>
          <table:table-cell table:formula="of:=[.B40]/[.$B$2]" office:value-type="float" office:value="0.98020306508529" calcext:value-type="float">
            <text:p>0.98020306508529</text:p>
          </table:table-cell>
          <table:table-cell table:formula="of:=-LN([.C40])" office:value-type="float" office:value="0.0199955195116913" calcext:value-type="float">
            <text:p>0.0199955195116913</text:p>
          </table:table-cell>
        </table:table-row>
        <table:table-row table:style-name="ro1">
          <table:table-cell office:value-type="float" office:value="38.801" calcext:value-type="float">
            <text:p>38.801</text:p>
          </table:table-cell>
          <table:table-cell office:value-type="float" office:value="15.3803" calcext:value-type="float">
            <text:p>15.3803</text:p>
          </table:table-cell>
          <table:table-cell table:formula="of:=[.B41]/[.$B$2]" office:value-type="float" office:value="0.979674382460476" calcext:value-type="float">
            <text:p>0.979674382460476</text:p>
          </table:table-cell>
          <table:table-cell table:formula="of:=-LN([.C41])" office:value-type="float" office:value="0.0205350253244648" calcext:value-type="float">
            <text:p>0.0205350253244648</text:p>
          </table:table-cell>
        </table:table-row>
        <table:table-row table:style-name="ro1">
          <table:table-cell office:value-type="float" office:value="39.801" calcext:value-type="float">
            <text:p>39.801</text:p>
          </table:table-cell>
          <table:table-cell office:value-type="float" office:value="15.371" calcext:value-type="float">
            <text:p>15.371</text:p>
          </table:table-cell>
          <table:table-cell table:formula="of:=[.B42]/[.$B$2]" office:value-type="float" office:value="0.979082003133878" calcext:value-type="float">
            <text:p>0.979082003133878</text:p>
          </table:table-cell>
          <table:table-cell table:formula="of:=-LN([.C42])" office:value-type="float" office:value="0.0211398778206864" calcext:value-type="float">
            <text:p>0.0211398778206864</text:p>
          </table:table-cell>
        </table:table-row>
        <table:table-row table:style-name="ro1">
          <table:table-cell office:value-type="float" office:value="40.801" calcext:value-type="float">
            <text:p>40.801</text:p>
          </table:table-cell>
          <table:table-cell office:value-type="float" office:value="15.3621" calcext:value-type="float">
            <text:p>15.3621</text:p>
          </table:table-cell>
          <table:table-cell table:formula="of:=[.B43]/[.$B$2]" office:value-type="float" office:value="0.978515102487993" calcext:value-type="float">
            <text:p>0.978515102487993</text:p>
          </table:table-cell>
          <table:table-cell table:formula="of:=-LN([.C43])" office:value-type="float" office:value="0.021719057939112" calcext:value-type="float">
            <text:p>0.021719057939112</text:p>
          </table:table-cell>
        </table:table-row>
        <table:table-row table:style-name="ro1">
          <table:table-cell office:value-type="float" office:value="41.802" calcext:value-type="float">
            <text:p>41.802</text:p>
          </table:table-cell>
          <table:table-cell office:value-type="float" office:value="15.3531" calcext:value-type="float">
            <text:p>15.3531</text:p>
          </table:table-cell>
          <table:table-cell table:formula="of:=[.B44]/[.$B$2]" office:value-type="float" office:value="0.97794183217193" calcext:value-type="float">
            <text:p>0.97794183217193</text:p>
          </table:table-cell>
          <table:table-cell table:formula="of:=-LN([.C44])" office:value-type="float" office:value="0.0223050870229253" calcext:value-type="float">
            <text:p>0.0223050870229253</text:p>
          </table:table-cell>
        </table:table-row>
        <table:table-row table:style-name="ro1">
          <table:table-cell office:value-type="float" office:value="42.801" calcext:value-type="float">
            <text:p>42.801</text:p>
          </table:table-cell>
          <table:table-cell office:value-type="float" office:value="15.3447" calcext:value-type="float">
            <text:p>15.3447</text:p>
          </table:table-cell>
          <table:table-cell table:formula="of:=[.B45]/[.$B$2]" office:value-type="float" office:value="0.977406779876938" calcext:value-type="float">
            <text:p>0.977406779876938</text:p>
          </table:table-cell>
          <table:table-cell table:formula="of:=-LN([.C45])" office:value-type="float" office:value="0.0228523575250234" calcext:value-type="float">
            <text:p>0.0228523575250234</text:p>
          </table:table-cell>
        </table:table-row>
        <table:table-row table:style-name="ro1">
          <table:table-cell office:value-type="float" office:value="43.802" calcext:value-type="float">
            <text:p>43.802</text:p>
          </table:table-cell>
          <table:table-cell office:value-type="float" office:value="15.3355" calcext:value-type="float">
            <text:p>15.3355</text:p>
          </table:table-cell>
          <table:table-cell table:formula="of:=[.B46]/[.$B$2]" office:value-type="float" office:value="0.976820770220518" calcext:value-type="float">
            <text:p>0.976820770220518</text:p>
          </table:table-cell>
          <table:table-cell table:formula="of:=-LN([.C46])" office:value-type="float" office:value="0.0234520928771891" calcext:value-type="float">
            <text:p>0.0234520928771891</text:p>
          </table:table-cell>
        </table:table-row>
        <table:table-row table:style-name="ro1">
          <table:table-cell office:value-type="float" office:value="44.801" calcext:value-type="float">
            <text:p>44.801</text:p>
          </table:table-cell>
          <table:table-cell office:value-type="float" office:value="15.3264" calcext:value-type="float">
            <text:p>15.3264</text:p>
          </table:table-cell>
          <table:table-cell table:formula="of:=[.B47]/[.$B$2]" office:value-type="float" office:value="0.976241130234276" calcext:value-type="float">
            <text:p>0.976241130234276</text:p>
          </table:table-cell>
          <table:table-cell table:formula="of:=-LN([.C47])" office:value-type="float" office:value="0.0240456634169913" calcext:value-type="float">
            <text:p>0.0240456634169913</text:p>
          </table:table-cell>
        </table:table-row>
        <table:table-row table:style-name="ro1">
          <table:table-cell office:value-type="float" office:value="45.801" calcext:value-type="float">
            <text:p>45.801</text:p>
          </table:table-cell>
          <table:table-cell office:value-type="float" office:value="15.3176" calcext:value-type="float">
            <text:p>15.3176</text:p>
          </table:table-cell>
          <table:table-cell table:formula="of:=[.B48]/[.$B$2]" office:value-type="float" office:value="0.97568059925857" calcext:value-type="float">
            <text:p>0.97568059925857</text:p>
          </table:table-cell>
          <table:table-cell table:formula="of:=-LN([.C48])" office:value-type="float" office:value="0.0246200009866231" calcext:value-type="float">
            <text:p>0.0246200009866231</text:p>
          </table:table-cell>
        </table:table-row>
        <table:table-row table:style-name="ro1">
          <table:table-cell office:value-type="float" office:value="46.801" calcext:value-type="float">
            <text:p>46.801</text:p>
          </table:table-cell>
          <table:table-cell office:value-type="float" office:value="15.3082" calcext:value-type="float">
            <text:p>15.3082</text:p>
          </table:table-cell>
          <table:table-cell table:formula="of:=[.B49]/[.$B$2]" office:value-type="float" office:value="0.975081850261793" calcext:value-type="float">
            <text:p>0.975081850261793</text:p>
          </table:table-cell>
          <table:table-cell table:formula="of:=-LN([.C49])" office:value-type="float" office:value="0.0252338625213541" calcext:value-type="float">
            <text:p>0.0252338625213541</text:p>
          </table:table-cell>
        </table:table-row>
        <table:table-row table:style-name="ro1">
          <table:table-cell office:value-type="float" office:value="47.801" calcext:value-type="float">
            <text:p>47.801</text:p>
          </table:table-cell>
          <table:table-cell office:value-type="float" office:value="15.2997" calcext:value-type="float">
            <text:p>15.2997</text:p>
          </table:table-cell>
          <table:table-cell table:formula="of:=[.B50]/[.$B$2]" office:value-type="float" office:value="0.974540428296623" calcext:value-type="float">
            <text:p>0.974540428296623</text:p>
          </table:table-cell>
          <table:table-cell table:formula="of:=-LN([.C50])" office:value-type="float" office:value="0.0257892747004653" calcext:value-type="float">
            <text:p>0.0257892747004653</text:p>
          </table:table-cell>
        </table:table-row>
        <table:table-row table:style-name="ro1">
          <table:table-cell office:value-type="float" office:value="48.801" calcext:value-type="float">
            <text:p>48.801</text:p>
          </table:table-cell>
          <table:table-cell office:value-type="float" office:value="15.2904" calcext:value-type="float">
            <text:p>15.2904</text:p>
          </table:table-cell>
          <table:table-cell table:formula="of:=[.B51]/[.$B$2]" office:value-type="float" office:value="0.973948048970024" calcext:value-type="float">
            <text:p>0.973948048970024</text:p>
          </table:table-cell>
          <table:table-cell table:formula="of:=-LN([.C51])" office:value-type="float" office:value="0.0263973145752304" calcext:value-type="float">
            <text:p>0.0263973145752304</text:p>
          </table:table-cell>
        </table:table-row>
        <table:table-row table:style-name="ro1">
          <table:table-cell office:value-type="float" office:value="49.801" calcext:value-type="float">
            <text:p>49.801</text:p>
          </table:table-cell>
          <table:table-cell office:value-type="float" office:value="15.2815" calcext:value-type="float">
            <text:p>15.2815</text:p>
          </table:table-cell>
          <table:table-cell table:formula="of:=[.B52]/[.$B$2]" office:value-type="float" office:value="0.97338114832414" calcext:value-type="float">
            <text:p>0.97338114832414</text:p>
          </table:table-cell>
          <table:table-cell table:formula="of:=-LN([.C52])" office:value-type="float" office:value="0.0269795486039577" calcext:value-type="float">
            <text:p>0.0269795486039577</text:p>
          </table:table-cell>
        </table:table-row>
        <table:table-row table:style-name="ro1">
          <table:table-cell office:value-type="float" office:value="50.801" calcext:value-type="float">
            <text:p>50.801</text:p>
          </table:table-cell>
          <table:table-cell office:value-type="float" office:value="15.2712" calcext:value-type="float">
            <text:p>15.2712</text:p>
          </table:table-cell>
          <table:table-cell table:formula="of:=[.B53]/[.$B$2]" office:value-type="float" office:value="0.972725072295757" calcext:value-type="float">
            <text:p>0.972725072295757</text:p>
          </table:table-cell>
          <table:table-cell table:formula="of:=-LN([.C53])" office:value-type="float" office:value="0.0276537934589264" calcext:value-type="float">
            <text:p>0.0276537934589264</text:p>
          </table:table-cell>
        </table:table-row>
        <table:table-row table:style-name="ro1">
          <table:table-cell office:value-type="float" office:value="51.801" calcext:value-type="float">
            <text:p>51.801</text:p>
          </table:table-cell>
          <table:table-cell office:value-type="float" office:value="15.2626" calcext:value-type="float">
            <text:p>15.2626</text:p>
          </table:table-cell>
          <table:table-cell table:formula="of:=[.B54]/[.$B$2]" office:value-type="float" office:value="0.972177280660407" calcext:value-type="float">
            <text:p>0.972177280660407</text:p>
          </table:table-cell>
          <table:table-cell table:formula="of:=-LN([.C54])" office:value-type="float" office:value="0.0282171036415707" calcext:value-type="float">
            <text:p>0.0282171036415707</text:p>
          </table:table-cell>
        </table:table-row>
        <table:table-row table:style-name="ro1">
          <table:table-cell office:value-type="float" office:value="52.801" calcext:value-type="float">
            <text:p>52.801</text:p>
          </table:table-cell>
          <table:table-cell office:value-type="float" office:value="15.2534" calcext:value-type="float">
            <text:p>15.2534</text:p>
          </table:table-cell>
          <table:table-cell table:formula="of:=[.B55]/[.$B$2]" office:value-type="float" office:value="0.971591271003987" calcext:value-type="float">
            <text:p>0.971591271003987</text:p>
          </table:table-cell>
          <table:table-cell table:formula="of:=-LN([.C55])" office:value-type="float" office:value="0.0288200660402293" calcext:value-type="float">
            <text:p>0.0288200660402293</text:p>
          </table:table-cell>
        </table:table-row>
        <table:table-row table:style-name="ro1">
          <table:table-cell office:value-type="float" office:value="53.801" calcext:value-type="float">
            <text:p>53.801</text:p>
          </table:table-cell>
          <table:table-cell office:value-type="float" office:value="15.2448" calcext:value-type="float">
            <text:p>15.2448</text:p>
          </table:table-cell>
          <table:table-cell table:formula="of:=[.B56]/[.$B$2]" office:value-type="float" office:value="0.971043479368638" calcext:value-type="float">
            <text:p>0.971043479368638</text:p>
          </table:table-cell>
          <table:table-cell table:formula="of:=-LN([.C56])" office:value-type="float" office:value="0.029384033764747" calcext:value-type="float">
            <text:p>0.029384033764747</text:p>
          </table:table-cell>
        </table:table-row>
        <table:table-row table:style-name="ro1">
          <table:table-cell office:value-type="float" office:value="54.801" calcext:value-type="float">
            <text:p>54.801</text:p>
          </table:table-cell>
          <table:table-cell office:value-type="float" office:value="15.2344" calcext:value-type="float">
            <text:p>15.2344</text:p>
          </table:table-cell>
          <table:table-cell table:formula="of:=[.B57]/[.$B$2]" office:value-type="float" office:value="0.970381033670077" calcext:value-type="float">
            <text:p>0.970381033670077</text:p>
          </table:table-cell>
          <table:table-cell table:formula="of:=-LN([.C57])" office:value-type="float" office:value="0.0300664664010116" calcext:value-type="float">
            <text:p>0.0300664664010116</text:p>
          </table:table-cell>
        </table:table-row>
        <table:table-row table:style-name="ro1">
          <table:table-cell office:value-type="float" office:value="55.802" calcext:value-type="float">
            <text:p>55.802</text:p>
          </table:table-cell>
          <table:table-cell office:value-type="float" office:value="15.2246" calcext:value-type="float">
            <text:p>15.2246</text:p>
          </table:table-cell>
          <table:table-cell table:formula="of:=[.B58]/[.$B$2]" office:value-type="float" office:value="0.969756805992586" calcext:value-type="float">
            <text:p>0.969756805992586</text:p>
          </table:table-cell>
          <table:table-cell table:formula="of:=-LN([.C58])" office:value-type="float" office:value="0.0307099543906477" calcext:value-type="float">
            <text:p>0.0307099543906477</text:p>
          </table:table-cell>
        </table:table-row>
        <table:table-row table:style-name="ro1">
          <table:table-cell office:value-type="float" office:value="56.801" calcext:value-type="float">
            <text:p>56.801</text:p>
          </table:table-cell>
          <table:table-cell office:value-type="float" office:value="15.2158" calcext:value-type="float">
            <text:p>15.2158</text:p>
          </table:table-cell>
          <table:table-cell table:formula="of:=[.B59]/[.$B$2]" office:value-type="float" office:value="0.96919627501688" calcext:value-type="float">
            <text:p>0.96919627501688</text:p>
          </table:table-cell>
          <table:table-cell table:formula="of:=-LN([.C59])" office:value-type="float" office:value="0.0312881334057163" calcext:value-type="float">
            <text:p>0.0312881334057163</text:p>
          </table:table-cell>
        </table:table-row>
        <table:table-row table:style-name="ro1">
          <table:table-cell office:value-type="float" office:value="57.801" calcext:value-type="float">
            <text:p>57.801</text:p>
          </table:table-cell>
          <table:table-cell office:value-type="float" office:value="15.2069" calcext:value-type="float">
            <text:p>15.2069</text:p>
          </table:table-cell>
          <table:table-cell table:formula="of:=[.B60]/[.$B$2]" office:value-type="float" office:value="0.968629374370995" calcext:value-type="float">
            <text:p>0.968629374370995</text:p>
          </table:table-cell>
          <table:table-cell table:formula="of:=-LN([.C60])" office:value-type="float" office:value="0.0318732228457657" calcext:value-type="float">
            <text:p>0.0318732228457657</text:p>
          </table:table-cell>
        </table:table-row>
        <table:table-row table:style-name="ro1">
          <table:table-cell office:value-type="float" office:value="58.801" calcext:value-type="float">
            <text:p>58.801</text:p>
          </table:table-cell>
          <table:table-cell office:value-type="float" office:value="15.1969" calcext:value-type="float">
            <text:p>15.1969</text:p>
          </table:table-cell>
          <table:table-cell table:formula="of:=[.B61]/[.$B$2]" office:value-type="float" office:value="0.967992407353147" calcext:value-type="float">
            <text:p>0.967992407353147</text:p>
          </table:table-cell>
          <table:table-cell table:formula="of:=-LN([.C61])" office:value-type="float" office:value="0.0325310353797646" calcext:value-type="float">
            <text:p>0.0325310353797646</text:p>
          </table:table-cell>
        </table:table-row>
        <table:table-row table:style-name="ro1">
          <table:table-cell office:value-type="float" office:value="59.801" calcext:value-type="float">
            <text:p>59.801</text:p>
          </table:table-cell>
          <table:table-cell office:value-type="float" office:value="15.1882" calcext:value-type="float">
            <text:p>15.1882</text:p>
          </table:table-cell>
          <table:table-cell table:formula="of:=[.B62]/[.$B$2]" office:value-type="float" office:value="0.96743824604762" calcext:value-type="float">
            <text:p>0.96743824604762</text:p>
          </table:table-cell>
          <table:table-cell table:formula="of:=-LN([.C62])" office:value-type="float" office:value="0.0331036844898709" calcext:value-type="float">
            <text:p>0.0331036844898709</text:p>
          </table:table-cell>
        </table:table-row>
        <table:table-row table:style-name="ro1">
          <table:table-cell office:value-type="float" office:value="60.801" calcext:value-type="float">
            <text:p>60.801</text:p>
          </table:table-cell>
          <table:table-cell office:value-type="float" office:value="15.1795" calcext:value-type="float">
            <text:p>15.1795</text:p>
          </table:table-cell>
          <table:table-cell table:formula="of:=[.B63]/[.$B$2]" office:value-type="float" office:value="0.966884084742092" calcext:value-type="float">
            <text:p>0.966884084742092</text:p>
          </table:table-cell>
          <table:table-cell table:formula="of:=-LN([.C63])" office:value-type="float" office:value="0.0336766617148843" calcext:value-type="float">
            <text:p>0.0336766617148843</text:p>
          </table:table-cell>
        </table:table-row>
        <table:table-row table:style-name="ro1">
          <table:table-cell office:value-type="float" office:value="61.801" calcext:value-type="float">
            <text:p>61.801</text:p>
          </table:table-cell>
          <table:table-cell office:value-type="float" office:value="15.1716" calcext:value-type="float">
            <text:p>15.1716</text:p>
          </table:table-cell>
          <table:table-cell table:formula="of:=[.B64]/[.$B$2]" office:value-type="float" office:value="0.966380880797992" calcext:value-type="float">
            <text:p>0.966380880797992</text:p>
          </table:table-cell>
          <table:table-cell table:formula="of:=-LN([.C64])" office:value-type="float" office:value="0.0341972359397663" calcext:value-type="float">
            <text:p>0.0341972359397663</text:p>
          </table:table-cell>
        </table:table-row>
        <table:table-row table:style-name="ro1">
          <table:table-cell office:value-type="float" office:value="62.802" calcext:value-type="float">
            <text:p>62.802</text:p>
          </table:table-cell>
          <table:table-cell office:value-type="float" office:value="15.1608" calcext:value-type="float">
            <text:p>15.1608</text:p>
          </table:table-cell>
          <table:table-cell table:formula="of:=[.B65]/[.$B$2]" office:value-type="float" office:value="0.965692956418717" calcext:value-type="float">
            <text:p>0.965692956418717</text:p>
          </table:table-cell>
          <table:table-cell table:formula="of:=-LN([.C65])" office:value-type="float" office:value="0.0349093457930183" calcext:value-type="float">
            <text:p>0.0349093457930183</text:p>
          </table:table-cell>
        </table:table-row>
        <table:table-row table:style-name="ro1">
          <table:table-cell office:value-type="float" office:value="63.801" calcext:value-type="float">
            <text:p>63.801</text:p>
          </table:table-cell>
          <table:table-cell office:value-type="float" office:value="15.1524" calcext:value-type="float">
            <text:p>15.1524</text:p>
          </table:table-cell>
          <table:table-cell table:formula="of:=[.B66]/[.$B$2]" office:value-type="float" office:value="0.965157904123725" calcext:value-type="float">
            <text:p>0.965157904123725</text:p>
          </table:table-cell>
          <table:table-cell table:formula="of:=-LN([.C66])" office:value-type="float" office:value="0.0354635598129836" calcext:value-type="float">
            <text:p>0.0354635598129836</text:p>
          </table:table-cell>
        </table:table-row>
        <table:table-row table:style-name="ro1">
          <table:table-cell office:value-type="float" office:value="64.801" calcext:value-type="float">
            <text:p>64.801</text:p>
          </table:table-cell>
          <table:table-cell office:value-type="float" office:value="15.1437" calcext:value-type="float">
            <text:p>15.1437</text:p>
          </table:table-cell>
          <table:table-cell table:formula="of:=[.B67]/[.$B$2]" office:value-type="float" office:value="0.964603742818197" calcext:value-type="float">
            <text:p>0.964603742818197</text:p>
          </table:table-cell>
          <table:table-cell table:formula="of:=-LN([.C67])" office:value-type="float" office:value="0.0360378911783505" calcext:value-type="float">
            <text:p>0.0360378911783505</text:p>
          </table:table-cell>
        </table:table-row>
        <table:table-row table:style-name="ro1">
          <table:table-cell office:value-type="float" office:value="65.802" calcext:value-type="float">
            <text:p>65.802</text:p>
          </table:table-cell>
          <table:table-cell office:value-type="float" office:value="15.1353" calcext:value-type="float">
            <text:p>15.1353</text:p>
          </table:table-cell>
          <table:table-cell table:formula="of:=[.B68]/[.$B$2]" office:value-type="float" office:value="0.964068690523205" calcext:value-type="float">
            <text:p>0.964068690523205</text:p>
          </table:table-cell>
          <table:table-cell table:formula="of:=-LN([.C68])" office:value-type="float" office:value="0.0365927311806948" calcext:value-type="float">
            <text:p>0.0365927311806948</text:p>
          </table:table-cell>
        </table:table-row>
        <table:table-row table:style-name="ro1">
          <table:table-cell office:value-type="float" office:value="66.802" calcext:value-type="float">
            <text:p>66.802</text:p>
          </table:table-cell>
          <table:table-cell office:value-type="float" office:value="15.1259" calcext:value-type="float">
            <text:p>15.1259</text:p>
          </table:table-cell>
          <table:table-cell table:formula="of:=[.B69]/[.$B$2]" office:value-type="float" office:value="0.963469941526428" calcext:value-type="float">
            <text:p>0.963469941526428</text:p>
          </table:table-cell>
          <table:table-cell table:formula="of:=-LN([.C69])" office:value-type="float" office:value="0.0372139887846456" calcext:value-type="float">
            <text:p>0.0372139887846456</text:p>
          </table:table-cell>
        </table:table-row>
        <table:table-row table:style-name="ro1">
          <table:table-cell office:value-type="float" office:value="67.801" calcext:value-type="float">
            <text:p>67.801</text:p>
          </table:table-cell>
          <table:table-cell office:value-type="float" office:value="15.1171" calcext:value-type="float">
            <text:p>15.1171</text:p>
          </table:table-cell>
          <table:table-cell table:formula="of:=[.B70]/[.$B$2]" office:value-type="float" office:value="0.962909410550722" calcext:value-type="float">
            <text:p>0.962909410550722</text:p>
          </table:table-cell>
          <table:table-cell table:formula="of:=-LN([.C70])" office:value-type="float" office:value="0.0377959416496628" calcext:value-type="float">
            <text:p>0.0377959416496628</text:p>
          </table:table-cell>
        </table:table-row>
        <table:table-row table:style-name="ro1">
          <table:table-cell office:value-type="float" office:value="68.801" calcext:value-type="float">
            <text:p>68.801</text:p>
          </table:table-cell>
          <table:table-cell office:value-type="float" office:value="15.1072" calcext:value-type="float">
            <text:p>15.1072</text:p>
          </table:table-cell>
          <table:table-cell table:formula="of:=[.B71]/[.$B$2]" office:value-type="float" office:value="0.962278813203052" calcext:value-type="float">
            <text:p>0.962278813203052</text:p>
          </table:table-cell>
          <table:table-cell table:formula="of:=-LN([.C71])" office:value-type="float" office:value="0.038451043693651" calcext:value-type="float">
            <text:p>0.038451043693651</text:p>
          </table:table-cell>
        </table:table-row>
        <table:table-row table:style-name="ro1">
          <table:table-cell office:value-type="float" office:value="69.802" calcext:value-type="float">
            <text:p>69.802</text:p>
          </table:table-cell>
          <table:table-cell office:value-type="float" office:value="15.0991" calcext:value-type="float">
            <text:p>15.0991</text:p>
          </table:table-cell>
          <table:table-cell table:formula="of:=[.B72]/[.$B$2]" office:value-type="float" office:value="0.961762869918596" calcext:value-type="float">
            <text:p>0.961762869918596</text:p>
          </table:table-cell>
          <table:table-cell table:formula="of:=-LN([.C72])" office:value-type="float" office:value="0.0389873556679179" calcext:value-type="float">
            <text:p>0.0389873556679179</text:p>
          </table:table-cell>
        </table:table-row>
        <table:table-row table:style-name="ro1">
          <table:table-cell office:value-type="float" office:value="70.802" calcext:value-type="float">
            <text:p>70.802</text:p>
          </table:table-cell>
          <table:table-cell office:value-type="float" office:value="15.09" calcext:value-type="float">
            <text:p>15.09</text:p>
          </table:table-cell>
          <table:table-cell table:formula="of:=[.B73]/[.$B$2]" office:value-type="float" office:value="0.961183229932354" calcext:value-type="float">
            <text:p>0.961183229932354</text:p>
          </table:table-cell>
          <table:table-cell table:formula="of:=-LN([.C73])" office:value-type="float" office:value="0.039590222283724" calcext:value-type="float">
            <text:p>0.039590222283724</text:p>
          </table:table-cell>
        </table:table-row>
        <table:table-row table:style-name="ro1">
          <table:table-cell office:value-type="float" office:value="71.802" calcext:value-type="float">
            <text:p>71.802</text:p>
          </table:table-cell>
          <table:table-cell office:value-type="float" office:value="15.0818" calcext:value-type="float">
            <text:p>15.0818</text:p>
          </table:table-cell>
          <table:table-cell table:formula="of:=[.B74]/[.$B$2]" office:value-type="float" office:value="0.960660916977719" calcext:value-type="float">
            <text:p>0.960660916977719</text:p>
          </table:table-cell>
          <table:table-cell table:formula="of:=-LN([.C74])" office:value-type="float" office:value="0.0401337762116893" calcext:value-type="float">
            <text:p>0.0401337762116893</text:p>
          </table:table-cell>
        </table:table-row>
        <table:table-row table:style-name="ro1">
          <table:table-cell office:value-type="float" office:value="72.802" calcext:value-type="float">
            <text:p>72.802</text:p>
          </table:table-cell>
          <table:table-cell office:value-type="float" office:value="15.0729" calcext:value-type="float">
            <text:p>15.0729</text:p>
          </table:table-cell>
          <table:table-cell table:formula="of:=[.B75]/[.$B$2]" office:value-type="float" office:value="0.960094016331834" calcext:value-type="float">
            <text:p>0.960094016331834</text:p>
          </table:table-cell>
          <table:table-cell table:formula="of:=-LN([.C75])" office:value-type="float" office:value="0.0407240656364507" calcext:value-type="float">
            <text:p>0.0407240656364507</text:p>
          </table:table-cell>
        </table:table-row>
        <table:table-row table:style-name="ro1">
          <table:table-cell office:value-type="float" office:value="73.801" calcext:value-type="float">
            <text:p>73.801</text:p>
          </table:table-cell>
          <table:table-cell office:value-type="float" office:value="15.0644" calcext:value-type="float">
            <text:p>15.0644</text:p>
          </table:table-cell>
          <table:table-cell table:formula="of:=[.B76]/[.$B$2]" office:value-type="float" office:value="0.959552594366664" calcext:value-type="float">
            <text:p>0.959552594366664</text:p>
          </table:table-cell>
          <table:table-cell table:formula="of:=-LN([.C76])" office:value-type="float" office:value="0.0412881506888865" calcext:value-type="float">
            <text:p>0.0412881506888865</text:p>
          </table:table-cell>
        </table:table-row>
        <table:table-row table:style-name="ro1">
          <table:table-cell office:value-type="float" office:value="74.802" calcext:value-type="float">
            <text:p>74.802</text:p>
          </table:table-cell>
          <table:table-cell office:value-type="float" office:value="15.0574" calcext:value-type="float">
            <text:p>15.0574</text:p>
          </table:table-cell>
          <table:table-cell table:formula="of:=[.B77]/[.$B$2]" office:value-type="float" office:value="0.95910671745417" calcext:value-type="float">
            <text:p>0.95910671745417</text:p>
          </table:table-cell>
          <table:table-cell table:formula="of:=-LN([.C77])" office:value-type="float" office:value="0.0417529303584953" calcext:value-type="float">
            <text:p>0.0417529303584953</text:p>
          </table:table-cell>
        </table:table-row>
        <table:table-row table:style-name="ro1">
          <table:table-cell office:value-type="float" office:value="75.802" calcext:value-type="float">
            <text:p>75.802</text:p>
          </table:table-cell>
          <table:table-cell office:value-type="float" office:value="15.0478" calcext:value-type="float">
            <text:p>15.0478</text:p>
          </table:table-cell>
          <table:table-cell table:formula="of:=[.B78]/[.$B$2]" office:value-type="float" office:value="0.958495229117036" calcext:value-type="float">
            <text:p>0.958495229117036</text:p>
          </table:table-cell>
          <table:table-cell table:formula="of:=-LN([.C78])" office:value-type="float" office:value="0.0423906939558402" calcext:value-type="float">
            <text:p>0.0423906939558402</text:p>
          </table:table-cell>
        </table:table-row>
        <table:table-row table:style-name="ro1">
          <table:table-cell office:value-type="float" office:value="76.802" calcext:value-type="float">
            <text:p>76.802</text:p>
          </table:table-cell>
          <table:table-cell office:value-type="float" office:value="15.039" calcext:value-type="float">
            <text:p>15.039</text:p>
          </table:table-cell>
          <table:table-cell table:formula="of:=[.B79]/[.$B$2]" office:value-type="float" office:value="0.95793469814133" calcext:value-type="float">
            <text:p>0.95793469814133</text:p>
          </table:table-cell>
          <table:table-cell table:formula="of:=-LN([.C79])" office:value-type="float" office:value="0.0429756681140055" calcext:value-type="float">
            <text:p>0.0429756681140055</text:p>
          </table:table-cell>
        </table:table-row>
        <table:table-row table:style-name="ro1">
          <table:table-cell office:value-type="float" office:value="77.802" calcext:value-type="float">
            <text:p>77.802</text:p>
          </table:table-cell>
          <table:table-cell office:value-type="float" office:value="15.0304" calcext:value-type="float">
            <text:p>15.0304</text:p>
          </table:table-cell>
          <table:table-cell table:formula="of:=[.B80]/[.$B$2]" office:value-type="float" office:value="0.957386906505981" calcext:value-type="float">
            <text:p>0.957386906505981</text:p>
          </table:table-cell>
          <table:table-cell table:formula="of:=-LN([.C80])" office:value-type="float" office:value="0.0435476782129425" calcext:value-type="float">
            <text:p>0.0435476782129425</text:p>
          </table:table-cell>
        </table:table-row>
        <table:table-row table:style-name="ro1">
          <table:table-cell office:value-type="float" office:value="78.802" calcext:value-type="float">
            <text:p>78.802</text:p>
          </table:table-cell>
          <table:table-cell office:value-type="float" office:value="15.0212" calcext:value-type="float">
            <text:p>15.0212</text:p>
          </table:table-cell>
          <table:table-cell table:formula="of:=[.B81]/[.$B$2]" office:value-type="float" office:value="0.956800896849561" calcext:value-type="float">
            <text:p>0.956800896849561</text:p>
          </table:table-cell>
          <table:table-cell table:formula="of:=-LN([.C81])" office:value-type="float" office:value="0.0441599584434403" calcext:value-type="float">
            <text:p>0.0441599584434403</text:p>
          </table:table-cell>
        </table:table-row>
        <table:table-row table:style-name="ro1">
          <table:table-cell office:value-type="float" office:value="79.801" calcext:value-type="float">
            <text:p>79.801</text:p>
          </table:table-cell>
          <table:table-cell office:value-type="float" office:value="15.0114" calcext:value-type="float">
            <text:p>15.0114</text:p>
          </table:table-cell>
          <table:table-cell table:formula="of:=[.B82]/[.$B$2]" office:value-type="float" office:value="0.95617666917207" calcext:value-type="float">
            <text:p>0.95617666917207</text:p>
          </table:table-cell>
          <table:table-cell table:formula="of:=-LN([.C82])" office:value-type="float" office:value="0.0448125826150295" calcext:value-type="float">
            <text:p>0.0448125826150295</text:p>
          </table:table-cell>
        </table:table-row>
        <table:table-row table:style-name="ro1">
          <table:table-cell office:value-type="float" office:value="80.801" calcext:value-type="float">
            <text:p>80.801</text:p>
          </table:table-cell>
          <table:table-cell office:value-type="float" office:value="15.0032" calcext:value-type="float">
            <text:p>15.0032</text:p>
          </table:table-cell>
          <table:table-cell table:formula="of:=[.B83]/[.$B$2]" office:value-type="float" office:value="0.955654356217435" calcext:value-type="float">
            <text:p>0.955654356217435</text:p>
          </table:table-cell>
          <table:table-cell table:formula="of:=-LN([.C83])" office:value-type="float" office:value="0.0453589833802579" calcext:value-type="float">
            <text:p>0.0453589833802579</text:p>
          </table:table-cell>
        </table:table-row>
        <table:table-row table:style-name="ro1">
          <table:table-cell office:value-type="float" office:value="81.802" calcext:value-type="float">
            <text:p>81.802</text:p>
          </table:table-cell>
          <table:table-cell office:value-type="float" office:value="14.9951" calcext:value-type="float">
            <text:p>14.9951</text:p>
          </table:table-cell>
          <table:table-cell table:formula="of:=[.B84]/[.$B$2]" office:value-type="float" office:value="0.955138412932978" calcext:value-type="float">
            <text:p>0.955138412932978</text:p>
          </table:table-cell>
          <table:table-cell table:formula="of:=-LN([.C84])" office:value-type="float" office:value="0.0458990139951162" calcext:value-type="float">
            <text:p>0.0458990139951162</text:p>
          </table:table-cell>
        </table:table-row>
        <table:table-row table:style-name="ro1">
          <table:table-cell office:value-type="float" office:value="82.801" calcext:value-type="float">
            <text:p>82.801</text:p>
          </table:table-cell>
          <table:table-cell office:value-type="float" office:value="14.9857" calcext:value-type="float">
            <text:p>14.9857</text:p>
          </table:table-cell>
          <table:table-cell table:formula="of:=[.B85]/[.$B$2]" office:value-type="float" office:value="0.954539663936201" calcext:value-type="float">
            <text:p>0.954539663936201</text:p>
          </table:table-cell>
          <table:table-cell table:formula="of:=-LN([.C85])" office:value-type="float" office:value="0.0465260820058443" calcext:value-type="float">
            <text:p>0.0465260820058443</text:p>
          </table:table-cell>
        </table:table-row>
        <table:table-row table:style-name="ro1">
          <table:table-cell office:value-type="float" office:value="83.802" calcext:value-type="float">
            <text:p>83.802</text:p>
          </table:table-cell>
          <table:table-cell office:value-type="float" office:value="14.9776" calcext:value-type="float">
            <text:p>14.9776</text:p>
          </table:table-cell>
          <table:table-cell table:formula="of:=[.B86]/[.$B$2]" office:value-type="float" office:value="0.954023720651745" calcext:value-type="float">
            <text:p>0.954023720651745</text:p>
          </table:table-cell>
          <table:table-cell table:formula="of:=-LN([.C86])" office:value-type="float" office:value="0.0470667434281383" calcext:value-type="float">
            <text:p>0.0470667434281383</text:p>
          </table:table-cell>
        </table:table-row>
        <table:table-row table:style-name="ro1">
          <table:table-cell office:value-type="float" office:value="84.801" calcext:value-type="float">
            <text:p>84.801</text:p>
          </table:table-cell>
          <table:table-cell office:value-type="float" office:value="14.968" calcext:value-type="float">
            <text:p>14.968</text:p>
          </table:table-cell>
          <table:table-cell table:formula="of:=[.B87]/[.$B$2]" office:value-type="float" office:value="0.953412232314611" calcext:value-type="float">
            <text:p>0.953412232314611</text:p>
          </table:table-cell>
          <table:table-cell table:formula="of:=-LN([.C87])" office:value-type="float" office:value="0.047707906091693" calcext:value-type="float">
            <text:p>0.047707906091693</text:p>
          </table:table-cell>
        </table:table-row>
        <table:table-row table:style-name="ro1">
          <table:table-cell office:value-type="float" office:value="85.802" calcext:value-type="float">
            <text:p>85.802</text:p>
          </table:table-cell>
          <table:table-cell office:value-type="float" office:value="14.96" calcext:value-type="float">
            <text:p>14.96</text:p>
          </table:table-cell>
          <table:table-cell table:formula="of:=[.B88]/[.$B$2]" office:value-type="float" office:value="0.952902658700333" calcext:value-type="float">
            <text:p>0.952902658700333</text:p>
          </table:table-cell>
          <table:table-cell table:formula="of:=-LN([.C88])" office:value-type="float" office:value="0.0482425225171503" calcext:value-type="float">
            <text:p>0.0482425225171503</text:p>
          </table:table-cell>
        </table:table-row>
        <table:table-row table:style-name="ro1">
          <table:table-cell office:value-type="float" office:value="86.801" calcext:value-type="float">
            <text:p>86.801</text:p>
          </table:table-cell>
          <table:table-cell office:value-type="float" office:value="14.9502" calcext:value-type="float">
            <text:p>14.9502</text:p>
          </table:table-cell>
          <table:table-cell table:formula="of:=[.B89]/[.$B$2]" office:value-type="float" office:value="0.952278431022842" calcext:value-type="float">
            <text:p>0.952278431022842</text:p>
          </table:table-cell>
          <table:table-cell table:formula="of:=-LN([.C89])" office:value-type="float" office:value="0.0488978173898483" calcext:value-type="float">
            <text:p>0.0488978173898483</text:p>
          </table:table-cell>
        </table:table-row>
        <table:table-row table:style-name="ro1">
          <table:table-cell office:value-type="float" office:value="87.801" calcext:value-type="float">
            <text:p>87.801</text:p>
          </table:table-cell>
          <table:table-cell office:value-type="float" office:value="14.943" calcext:value-type="float">
            <text:p>14.943</text:p>
          </table:table-cell>
          <table:table-cell table:formula="of:=[.B90]/[.$B$2]" office:value-type="float" office:value="0.951819814769991" calcext:value-type="float">
            <text:p>0.951819814769991</text:p>
          </table:table-cell>
          <table:table-cell table:formula="of:=-LN([.C90])" office:value-type="float" office:value="0.0493795323042255" calcext:value-type="float">
            <text:p>0.0493795323042255</text:p>
          </table:table-cell>
        </table:table-row>
        <table:table-row table:style-name="ro1">
          <table:table-cell office:value-type="float" office:value="88.802" calcext:value-type="float">
            <text:p>88.802</text:p>
          </table:table-cell>
          <table:table-cell office:value-type="float" office:value="14.9335" calcext:value-type="float">
            <text:p>14.9335</text:p>
          </table:table-cell>
          <table:table-cell table:formula="of:=[.B91]/[.$B$2]" office:value-type="float" office:value="0.951214696103036" calcext:value-type="float">
            <text:p>0.951214696103036</text:p>
          </table:table-cell>
          <table:table-cell table:formula="of:=-LN([.C91])" office:value-type="float" office:value="0.0500154836586463" calcext:value-type="float">
            <text:p>0.0500154836586463</text:p>
          </table:table-cell>
        </table:table-row>
        <table:table-row table:style-name="ro1">
          <table:table-cell office:value-type="float" office:value="89.802" calcext:value-type="float">
            <text:p>89.802</text:p>
          </table:table-cell>
          <table:table-cell office:value-type="float" office:value="14.9252" calcext:value-type="float">
            <text:p>14.9252</text:p>
          </table:table-cell>
          <table:table-cell table:formula="of:=[.B92]/[.$B$2]" office:value-type="float" office:value="0.950686013478222" calcext:value-type="float">
            <text:p>0.950686013478222</text:p>
          </table:table-cell>
          <table:table-cell table:formula="of:=-LN([.C92])" office:value-type="float" office:value="0.050571435539591" calcext:value-type="float">
            <text:p>0.050571435539591</text:p>
          </table:table-cell>
        </table:table-row>
        <table:table-row table:style-name="ro1">
          <table:table-cell office:value-type="float" office:value="90.802" calcext:value-type="float">
            <text:p>90.802</text:p>
          </table:table-cell>
          <table:table-cell office:value-type="float" office:value="14.917" calcext:value-type="float">
            <text:p>14.917</text:p>
          </table:table-cell>
          <table:table-cell table:formula="of:=[.B93]/[.$B$2]" office:value-type="float" office:value="0.950163700523587" calcext:value-type="float">
            <text:p>0.950163700523587</text:p>
          </table:table-cell>
          <table:table-cell table:formula="of:=-LN([.C93])" office:value-type="float" office:value="0.0511209928916882" calcext:value-type="float">
            <text:p>0.0511209928916882</text:p>
          </table:table-cell>
        </table:table-row>
        <table:table-row table:style-name="ro1">
          <table:table-cell office:value-type="float" office:value="91.802" calcext:value-type="float">
            <text:p>91.802</text:p>
          </table:table-cell>
          <table:table-cell office:value-type="float" office:value="14.9083" calcext:value-type="float">
            <text:p>14.9083</text:p>
          </table:table-cell>
          <table:table-cell table:formula="of:=[.B94]/[.$B$2]" office:value-type="float" office:value="0.949609539218059" calcext:value-type="float">
            <text:p>0.949609539218059</text:p>
          </table:table-cell>
          <table:table-cell table:formula="of:=-LN([.C94])" office:value-type="float" office:value="0.0517043902252778" calcext:value-type="float">
            <text:p>0.0517043902252778</text:p>
          </table:table-cell>
        </table:table-row>
        <table:table-row table:style-name="ro1">
          <table:table-cell office:value-type="float" office:value="92.802" calcext:value-type="float">
            <text:p>92.802</text:p>
          </table:table-cell>
          <table:table-cell office:value-type="float" office:value="14.9003" calcext:value-type="float">
            <text:p>14.9003</text:p>
          </table:table-cell>
          <table:table-cell table:formula="of:=[.B95]/[.$B$2]" office:value-type="float" office:value="0.949099965603781" calcext:value-type="float">
            <text:p>0.949099965603781</text:p>
          </table:table-cell>
          <table:table-cell table:formula="of:=-LN([.C95])" office:value-type="float" office:value="0.052241148086571" calcext:value-type="float">
            <text:p>0.052241148086571</text:p>
          </table:table-cell>
        </table:table-row>
        <table:table-row table:style-name="ro1">
          <table:table-cell office:value-type="float" office:value="93.802" calcext:value-type="float">
            <text:p>93.802</text:p>
          </table:table-cell>
          <table:table-cell office:value-type="float" office:value="14.8909" calcext:value-type="float">
            <text:p>14.8909</text:p>
          </table:table-cell>
          <table:table-cell table:formula="of:=[.B96]/[.$B$2]" office:value-type="float" office:value="0.948501216607004" calcext:value-type="float">
            <text:p>0.948501216607004</text:p>
          </table:table-cell>
          <table:table-cell table:formula="of:=-LN([.C96])" office:value-type="float" office:value="0.0528722069436799" calcext:value-type="float">
            <text:p>0.0528722069436799</text:p>
          </table:table-cell>
        </table:table-row>
        <table:table-row table:style-name="ro1">
          <table:table-cell office:value-type="float" office:value="94.802" calcext:value-type="float">
            <text:p>94.802</text:p>
          </table:table-cell>
          <table:table-cell office:value-type="float" office:value="14.8829" calcext:value-type="float">
            <text:p>14.8829</text:p>
          </table:table-cell>
          <table:table-cell table:formula="of:=[.B97]/[.$B$2]" office:value-type="float" office:value="0.947991642992726" calcext:value-type="float">
            <text:p>0.947991642992726</text:p>
          </table:table-cell>
          <table:table-cell table:formula="of:=-LN([.C97])" office:value-type="float" office:value="0.0534095921744883" calcext:value-type="float">
            <text:p>0.0534095921744883</text:p>
          </table:table-cell>
        </table:table-row>
        <table:table-row table:style-name="ro1">
          <table:table-cell office:value-type="float" office:value="95.802" calcext:value-type="float">
            <text:p>95.802</text:p>
          </table:table-cell>
          <table:table-cell office:value-type="float" office:value="14.8732" calcext:value-type="float">
            <text:p>14.8732</text:p>
          </table:table-cell>
          <table:table-cell table:formula="of:=[.B98]/[.$B$2]" office:value-type="float" office:value="0.947373784985414" calcext:value-type="float">
            <text:p>0.947373784985414</text:p>
          </table:table-cell>
          <table:table-cell table:formula="of:=-LN([.C98])" office:value-type="float" office:value="0.0540615593572569" calcext:value-type="float">
            <text:p>0.0540615593572569</text:p>
          </table:table-cell>
        </table:table-row>
        <table:table-row table:style-name="ro1">
          <table:table-cell office:value-type="float" office:value="96.802" calcext:value-type="float">
            <text:p>96.802</text:p>
          </table:table-cell>
          <table:table-cell office:value-type="float" office:value="14.8665" calcext:value-type="float">
            <text:p>14.8665</text:p>
          </table:table-cell>
          <table:table-cell table:formula="of:=[.B99]/[.$B$2]" office:value-type="float" office:value="0.946947017083455" calcext:value-type="float">
            <text:p>0.946947017083455</text:p>
          </table:table-cell>
          <table:table-cell table:formula="of:=-LN([.C99])" office:value-type="float" office:value="0.0545121355307457" calcext:value-type="float">
            <text:p>0.0545121355307457</text:p>
          </table:table-cell>
        </table:table-row>
        <table:table-row table:style-name="ro1">
          <table:table-cell office:value-type="float" office:value="97.801" calcext:value-type="float">
            <text:p>97.801</text:p>
          </table:table-cell>
          <table:table-cell office:value-type="float" office:value="14.857" calcext:value-type="float">
            <text:p>14.857</text:p>
          </table:table-cell>
          <table:table-cell table:formula="of:=[.B100]/[.$B$2]" office:value-type="float" office:value="0.9463418984165" calcext:value-type="float">
            <text:p>0.9463418984165</text:p>
          </table:table-cell>
          <table:table-cell table:formula="of:=-LN([.C100])" office:value-type="float" office:value="0.0551513604082656" calcext:value-type="float">
            <text:p>0.0551513604082656</text:p>
          </table:table-cell>
        </table:table-row>
        <table:table-row table:style-name="ro1">
          <table:table-cell office:value-type="float" office:value="98.801" calcext:value-type="float">
            <text:p>98.801</text:p>
          </table:table-cell>
          <table:table-cell office:value-type="float" office:value="14.8475" calcext:value-type="float">
            <text:p>14.8475</text:p>
          </table:table-cell>
          <table:table-cell table:formula="of:=[.B101]/[.$B$2]" office:value-type="float" office:value="0.945736779749545" calcext:value-type="float">
            <text:p>0.945736779749545</text:p>
          </table:table-cell>
          <table:table-cell table:formula="of:=-LN([.C101])" office:value-type="float" office:value="0.0557909941556033" calcext:value-type="float">
            <text:p>0.0557909941556033</text:p>
          </table:table-cell>
        </table:table-row>
        <table:table-row table:style-name="ro1">
          <table:table-cell office:value-type="float" office:value="99.801" calcext:value-type="float">
            <text:p>99.801</text:p>
          </table:table-cell>
          <table:table-cell office:value-type="float" office:value="14.84" calcext:value-type="float">
            <text:p>14.84</text:p>
          </table:table-cell>
          <table:table-cell table:formula="of:=[.B102]/[.$B$2]" office:value-type="float" office:value="0.945259054486159" calcext:value-type="float">
            <text:p>0.945259054486159</text:p>
          </table:table-cell>
          <table:table-cell table:formula="of:=-LN([.C102])" office:value-type="float" office:value="0.0562962573242471" calcext:value-type="float">
            <text:p>0.0562962573242471</text:p>
          </table:table-cell>
        </table:table-row>
        <table:table-row table:style-name="ro1">
          <table:table-cell office:value-type="float" office:value="100.801" calcext:value-type="float">
            <text:p>100.801</text:p>
          </table:table-cell>
          <table:table-cell office:value-type="float" office:value="14.8294" calcext:value-type="float">
            <text:p>14.8294</text:p>
          </table:table-cell>
          <table:table-cell table:formula="of:=[.B103]/[.$B$2]" office:value-type="float" office:value="0.94458386944724" calcext:value-type="float">
            <text:p>0.94458386944724</text:p>
          </table:table-cell>
          <table:table-cell table:formula="of:=-LN([.C103])" office:value-type="float" office:value="0.057010798262116" calcext:value-type="float">
            <text:p>0.057010798262116</text:p>
          </table:table-cell>
        </table:table-row>
        <table:table-row table:style-name="ro1">
          <table:table-cell office:value-type="float" office:value="101.802" calcext:value-type="float">
            <text:p>101.802</text:p>
          </table:table-cell>
          <table:table-cell office:value-type="float" office:value="14.8236" calcext:value-type="float">
            <text:p>14.8236</text:p>
          </table:table-cell>
          <table:table-cell table:formula="of:=[.B104]/[.$B$2]" office:value-type="float" office:value="0.944214428576888" calcext:value-type="float">
            <text:p>0.944214428576888</text:p>
          </table:table-cell>
          <table:table-cell table:formula="of:=-LN([.C104])" office:value-type="float" office:value="0.0574019897148501" calcext:value-type="float">
            <text:p>0.0574019897148501</text:p>
          </table:table-cell>
        </table:table-row>
        <table:table-row table:style-name="ro1">
          <table:table-cell office:value-type="float" office:value="102.801" calcext:value-type="float">
            <text:p>102.801</text:p>
          </table:table-cell>
          <table:table-cell office:value-type="float" office:value="14.813" calcext:value-type="float">
            <text:p>14.813</text:p>
          </table:table-cell>
          <table:table-cell table:formula="of:=[.B105]/[.$B$2]" office:value-type="float" office:value="0.94353924353797" calcext:value-type="float">
            <text:p>0.94353924353797</text:p>
          </table:table-cell>
          <table:table-cell table:formula="of:=-LN([.C105])" office:value-type="float" office:value="0.0581173214635664" calcext:value-type="float">
            <text:p>0.0581173214635664</text:p>
          </table:table-cell>
        </table:table-row>
        <table:table-row table:style-name="ro1">
          <table:table-cell office:value-type="float" office:value="103.801" calcext:value-type="float">
            <text:p>103.801</text:p>
          </table:table-cell>
          <table:table-cell office:value-type="float" office:value="14.8033" calcext:value-type="float">
            <text:p>14.8033</text:p>
          </table:table-cell>
          <table:table-cell table:formula="of:=[.B106]/[.$B$2]" office:value-type="float" office:value="0.942921385530657" calcext:value-type="float">
            <text:p>0.942921385530657</text:p>
          </table:table-cell>
          <table:table-cell table:formula="of:=-LN([.C106])" office:value-type="float" office:value="0.0587723661752179" calcext:value-type="float">
            <text:p>0.0587723661752179</text:p>
          </table:table-cell>
        </table:table-row>
        <table:table-row table:style-name="ro1">
          <table:table-cell office:value-type="float" office:value="104.801" calcext:value-type="float">
            <text:p>104.801</text:p>
          </table:table-cell>
          <table:table-cell office:value-type="float" office:value="14.7964" calcext:value-type="float">
            <text:p>14.7964</text:p>
          </table:table-cell>
          <table:table-cell table:formula="of:=[.B107]/[.$B$2]" office:value-type="float" office:value="0.942481878288342" calcext:value-type="float">
            <text:p>0.942481878288342</text:p>
          </table:table-cell>
          <table:table-cell table:formula="of:=-LN([.C107])" office:value-type="float" office:value="0.0592385871250913" calcext:value-type="float">
            <text:p>0.0592385871250913</text:p>
          </table:table-cell>
        </table:table-row>
        <table:table-row table:style-name="ro1">
          <table:table-cell office:value-type="float" office:value="105.801" calcext:value-type="float">
            <text:p>105.801</text:p>
          </table:table-cell>
          <table:table-cell office:value-type="float" office:value="14.7869" calcext:value-type="float">
            <text:p>14.7869</text:p>
          </table:table-cell>
          <table:table-cell table:formula="of:=[.B108]/[.$B$2]" office:value-type="float" office:value="0.941876759621387" calcext:value-type="float">
            <text:p>0.941876759621387</text:p>
          </table:table-cell>
          <table:table-cell table:formula="of:=-LN([.C108])" office:value-type="float" office:value="0.0598808413919618" calcext:value-type="float">
            <text:p>0.0598808413919618</text:p>
          </table:table-cell>
        </table:table-row>
        <table:table-row table:style-name="ro1">
          <table:table-cell office:value-type="float" office:value="106.801" calcext:value-type="float">
            <text:p>106.801</text:p>
          </table:table-cell>
          <table:table-cell office:value-type="float" office:value="14.7788" calcext:value-type="float">
            <text:p>14.7788</text:p>
          </table:table-cell>
          <table:table-cell table:formula="of:=[.B109]/[.$B$2]" office:value-type="float" office:value="0.94136081633693" calcext:value-type="float">
            <text:p>0.94136081633693</text:p>
          </table:table-cell>
          <table:table-cell table:formula="of:=-LN([.C109])" office:value-type="float" office:value="0.0604287736379533" calcext:value-type="float">
            <text:p>0.0604287736379533</text:p>
          </table:table-cell>
        </table:table-row>
        <table:table-row table:style-name="ro1">
          <table:table-cell office:value-type="float" office:value="107.802" calcext:value-type="float">
            <text:p>107.802</text:p>
          </table:table-cell>
          <table:table-cell office:value-type="float" office:value="14.7707" calcext:value-type="float">
            <text:p>14.7707</text:p>
          </table:table-cell>
          <table:table-cell table:formula="of:=[.B110]/[.$B$2]" office:value-type="float" office:value="0.940844873052473" calcext:value-type="float">
            <text:p>0.940844873052473</text:p>
          </table:table-cell>
          <table:table-cell table:formula="of:=-LN([.C110])" office:value-type="float" office:value="0.0609770062782942" calcext:value-type="float">
            <text:p>0.0609770062782942</text:p>
          </table:table-cell>
        </table:table-row>
        <table:table-row table:style-name="ro1">
          <table:table-cell office:value-type="float" office:value="108.801" calcext:value-type="float">
            <text:p>108.801</text:p>
          </table:table-cell>
          <table:table-cell office:value-type="float" office:value="14.7603" calcext:value-type="float">
            <text:p>14.7603</text:p>
          </table:table-cell>
          <table:table-cell table:formula="of:=[.B111]/[.$B$2]" office:value-type="float" office:value="0.940182427353912" calcext:value-type="float">
            <text:p>0.940182427353912</text:p>
          </table:table-cell>
          <table:table-cell table:formula="of:=-LN([.C111])" office:value-type="float" office:value="0.0616813508944571" calcext:value-type="float">
            <text:p>0.0616813508944571</text:p>
          </table:table-cell>
        </table:table-row>
        <table:table-row table:style-name="ro1">
          <table:table-cell office:value-type="float" office:value="109.802" calcext:value-type="float">
            <text:p>109.802</text:p>
          </table:table-cell>
          <table:table-cell office:value-type="float" office:value="14.7532" calcext:value-type="float">
            <text:p>14.7532</text:p>
          </table:table-cell>
          <table:table-cell table:formula="of:=[.B112]/[.$B$2]" office:value-type="float" office:value="0.93973018077124" calcext:value-type="float">
            <text:p>0.93973018077124</text:p>
          </table:table-cell>
          <table:table-cell table:formula="of:=-LN([.C112])" office:value-type="float" office:value="0.0621624866551746" calcext:value-type="float">
            <text:p>0.0621624866551746</text:p>
          </table:table-cell>
        </table:table-row>
        <table:table-row table:style-name="ro1">
          <table:table-cell office:value-type="float" office:value="110.801" calcext:value-type="float">
            <text:p>110.801</text:p>
          </table:table-cell>
          <table:table-cell office:value-type="float" office:value="14.7441" calcext:value-type="float">
            <text:p>14.7441</text:p>
          </table:table-cell>
          <table:table-cell table:formula="of:=[.B113]/[.$B$2]" office:value-type="float" office:value="0.939150540784998" calcext:value-type="float">
            <text:p>0.939150540784998</text:p>
          </table:table-cell>
          <table:table-cell table:formula="of:=-LN([.C113])" office:value-type="float" office:value="0.0627794922989925" calcext:value-type="float">
            <text:p>0.0627794922989925</text:p>
          </table:table-cell>
        </table:table-row>
        <table:table-row table:style-name="ro1">
          <table:table-cell office:value-type="float" office:value="111.801" calcext:value-type="float">
            <text:p>111.801</text:p>
          </table:table-cell>
          <table:table-cell office:value-type="float" office:value="14.7362" calcext:value-type="float">
            <text:p>14.7362</text:p>
          </table:table-cell>
          <table:table-cell table:formula="of:=[.B114]/[.$B$2]" office:value-type="float" office:value="0.938647336840898" calcext:value-type="float">
            <text:p>0.938647336840898</text:p>
          </table:table-cell>
          <table:table-cell table:formula="of:=-LN([.C114])" office:value-type="float" office:value="0.0633154434385061" calcext:value-type="float">
            <text:p>0.0633154434385061</text:p>
          </table:table-cell>
        </table:table-row>
        <table:table-row table:style-name="ro1">
          <table:table-cell office:value-type="float" office:value="112.802" calcext:value-type="float">
            <text:p>112.802</text:p>
          </table:table-cell>
          <table:table-cell office:value-type="float" office:value="14.7278" calcext:value-type="float">
            <text:p>14.7278</text:p>
          </table:table-cell>
          <table:table-cell table:formula="of:=[.B115]/[.$B$2]" office:value-type="float" office:value="0.938112284545906" calcext:value-type="float">
            <text:p>0.938112284545906</text:p>
          </table:table-cell>
          <table:table-cell table:formula="of:=-LN([.C115])" office:value-type="float" office:value="0.0638856308012252" calcext:value-type="float">
            <text:p>0.0638856308012252</text:p>
          </table:table-cell>
        </table:table-row>
        <table:table-row table:style-name="ro1">
          <table:table-cell office:value-type="float" office:value="113.801" calcext:value-type="float">
            <text:p>113.801</text:p>
          </table:table-cell>
          <table:table-cell office:value-type="float" office:value="14.7194" calcext:value-type="float">
            <text:p>14.7194</text:p>
          </table:table-cell>
          <table:table-cell table:formula="of:=[.B116]/[.$B$2]" office:value-type="float" office:value="0.937577232250914" calcext:value-type="float">
            <text:p>0.937577232250914</text:p>
          </table:table-cell>
          <table:table-cell table:formula="of:=-LN([.C116])" office:value-type="float" office:value="0.0644561434630633" calcext:value-type="float">
            <text:p>0.0644561434630633</text:p>
          </table:table-cell>
        </table:table-row>
        <table:table-row table:style-name="ro1">
          <table:table-cell office:value-type="float" office:value="114.802" calcext:value-type="float">
            <text:p>114.802</text:p>
          </table:table-cell>
          <table:table-cell office:value-type="float" office:value="14.7109" calcext:value-type="float">
            <text:p>14.7109</text:p>
          </table:table-cell>
          <table:table-cell table:formula="of:=[.B117]/[.$B$2]" office:value-type="float" office:value="0.937035810285743" calcext:value-type="float">
            <text:p>0.937035810285743</text:p>
          </table:table-cell>
          <table:table-cell table:formula="of:=-LN([.C117])" office:value-type="float" office:value="0.065033779452934" calcext:value-type="float">
            <text:p>0.065033779452934</text:p>
          </table:table-cell>
        </table:table-row>
        <table:table-row table:style-name="ro1">
          <table:table-cell office:value-type="float" office:value="115.802" calcext:value-type="float">
            <text:p>115.802</text:p>
          </table:table-cell>
          <table:table-cell office:value-type="float" office:value="14.7022" calcext:value-type="float">
            <text:p>14.7022</text:p>
          </table:table-cell>
          <table:table-cell table:formula="of:=[.B118]/[.$B$2]" office:value-type="float" office:value="0.936481648980216" calcext:value-type="float">
            <text:p>0.936481648980216</text:p>
          </table:table-cell>
          <table:table-cell table:formula="of:=-LN([.C118])" office:value-type="float" office:value="0.0656253526127656" calcext:value-type="float">
            <text:p>0.0656253526127656</text:p>
          </table:table-cell>
        </table:table-row>
        <table:table-row table:style-name="ro1">
          <table:table-cell office:value-type="float" office:value="116.801" calcext:value-type="float">
            <text:p>116.801</text:p>
          </table:table-cell>
          <table:table-cell office:value-type="float" office:value="14.6927" calcext:value-type="float">
            <text:p>14.6927</text:p>
          </table:table-cell>
          <table:table-cell table:formula="of:=[.B119]/[.$B$2]" office:value-type="float" office:value="0.93587653031326" calcext:value-type="float">
            <text:p>0.93587653031326</text:p>
          </table:table-cell>
          <table:table-cell table:formula="of:=-LN([.C119])" office:value-type="float" office:value="0.0662717232641883" calcext:value-type="float">
            <text:p>0.0662717232641883</text:p>
          </table:table-cell>
        </table:table-row>
        <table:table-row table:style-name="ro1">
          <table:table-cell office:value-type="float" office:value="117.801" calcext:value-type="float">
            <text:p>117.801</text:p>
          </table:table-cell>
          <table:table-cell office:value-type="float" office:value="14.6851" calcext:value-type="float">
            <text:p>14.6851</text:p>
          </table:table-cell>
          <table:table-cell table:formula="of:=[.B120]/[.$B$2]" office:value-type="float" office:value="0.935392435379696" calcext:value-type="float">
            <text:p>0.935392435379696</text:p>
          </table:table-cell>
          <table:table-cell table:formula="of:=-LN([.C120])" office:value-type="float" office:value="0.0667891207663528" calcext:value-type="float">
            <text:p>0.0667891207663528</text:p>
          </table:table-cell>
        </table:table-row>
        <table:table-row table:style-name="ro1">
          <table:table-cell office:value-type="float" office:value="118.801" calcext:value-type="float">
            <text:p>118.801</text:p>
          </table:table-cell>
          <table:table-cell office:value-type="float" office:value="14.6758" calcext:value-type="float">
            <text:p>14.6758</text:p>
          </table:table-cell>
          <table:table-cell table:formula="of:=[.B121]/[.$B$2]" office:value-type="float" office:value="0.934800056053098" calcext:value-type="float">
            <text:p>0.934800056053098</text:p>
          </table:table-cell>
          <table:table-cell table:formula="of:=-LN([.C121])" office:value-type="float" office:value="0.0674226163547727" calcext:value-type="float">
            <text:p>0.0674226163547727</text:p>
          </table:table-cell>
        </table:table-row>
        <table:table-row table:style-name="ro1">
          <table:table-cell office:value-type="float" office:value="119.802" calcext:value-type="float">
            <text:p>119.802</text:p>
          </table:table-cell>
          <table:table-cell office:value-type="float" office:value="14.6682" calcext:value-type="float">
            <text:p>14.6682</text:p>
          </table:table-cell>
          <table:table-cell table:formula="of:=[.B122]/[.$B$2]" office:value-type="float" office:value="0.934315961119533" calcext:value-type="float">
            <text:p>0.934315961119533</text:p>
          </table:table-cell>
          <table:table-cell table:formula="of:=-LN([.C122])" office:value-type="float" office:value="0.0679406098232798" calcext:value-type="float">
            <text:p>0.0679406098232798</text:p>
          </table:table-cell>
        </table:table-row>
        <table:table-row table:style-name="ro1">
          <table:table-cell office:value-type="float" office:value="120.801" calcext:value-type="float">
            <text:p>120.801</text:p>
          </table:table-cell>
          <table:table-cell office:value-type="float" office:value="14.6593" calcext:value-type="float">
            <text:p>14.6593</text:p>
          </table:table-cell>
          <table:table-cell table:formula="of:=[.B123]/[.$B$2]" office:value-type="float" office:value="0.933749060473649" calcext:value-type="float">
            <text:p>0.933749060473649</text:p>
          </table:table-cell>
          <table:table-cell table:formula="of:=-LN([.C123])" office:value-type="float" office:value="0.0685475487218025" calcext:value-type="float">
            <text:p>0.0685475487218025</text:p>
          </table:table-cell>
        </table:table-row>
        <table:table-row table:style-name="ro1">
          <table:table-cell office:value-type="float" office:value="121.801" calcext:value-type="float">
            <text:p>121.801</text:p>
          </table:table-cell>
          <table:table-cell office:value-type="float" office:value="14.6504" calcext:value-type="float">
            <text:p>14.6504</text:p>
          </table:table-cell>
          <table:table-cell table:formula="of:=[.B124]/[.$B$2]" office:value-type="float" office:value="0.933182159827764" calcext:value-type="float">
            <text:p>0.933182159827764</text:p>
          </table:table-cell>
          <table:table-cell table:formula="of:=-LN([.C124])" office:value-type="float" office:value="0.0691548562188797" calcext:value-type="float">
            <text:p>0.0691548562188797</text:p>
          </table:table-cell>
        </table:table-row>
        <table:table-row table:style-name="ro1">
          <table:table-cell office:value-type="float" office:value="122.802" calcext:value-type="float">
            <text:p>122.802</text:p>
          </table:table-cell>
          <table:table-cell office:value-type="float" office:value="14.6433" calcext:value-type="float">
            <text:p>14.6433</text:p>
          </table:table-cell>
          <table:table-cell table:formula="of:=[.B125]/[.$B$2]" office:value-type="float" office:value="0.932729913245092" calcext:value-type="float">
            <text:p>0.932729913245092</text:p>
          </table:table-cell>
          <table:table-cell table:formula="of:=-LN([.C125])" office:value-type="float" office:value="0.0696396020952305" calcext:value-type="float">
            <text:p>0.0696396020952305</text:p>
          </table:table-cell>
        </table:table-row>
        <table:table-row table:style-name="ro1">
          <table:table-cell office:value-type="float" office:value="123.802" calcext:value-type="float">
            <text:p>123.802</text:p>
          </table:table-cell>
          <table:table-cell office:value-type="float" office:value="14.6352" calcext:value-type="float">
            <text:p>14.6352</text:p>
          </table:table-cell>
          <table:table-cell table:formula="of:=[.B126]/[.$B$2]" office:value-type="float" office:value="0.932213969960635" calcext:value-type="float">
            <text:p>0.932213969960635</text:p>
          </table:table-cell>
          <table:table-cell table:formula="of:=-LN([.C126])" office:value-type="float" office:value="0.0701929091435186" calcext:value-type="float">
            <text:p>0.0701929091435186</text:p>
          </table:table-cell>
        </table:table-row>
        <table:table-row table:style-name="ro1">
          <table:table-cell office:value-type="float" office:value="124.801" calcext:value-type="float">
            <text:p>124.801</text:p>
          </table:table-cell>
          <table:table-cell office:value-type="float" office:value="14.6259" calcext:value-type="float">
            <text:p>14.6259</text:p>
          </table:table-cell>
          <table:table-cell table:formula="of:=[.B127]/[.$B$2]" office:value-type="float" office:value="0.931621590634037" calcext:value-type="float">
            <text:p>0.931621590634037</text:p>
          </table:table-cell>
          <table:table-cell table:formula="of:=-LN([.C127])" office:value-type="float" office:value="0.0708285653774363" calcext:value-type="float">
            <text:p>0.0708285653774363</text:p>
          </table:table-cell>
        </table:table-row>
        <table:table-row table:style-name="ro1">
          <table:table-cell office:value-type="float" office:value="125.801" calcext:value-type="float">
            <text:p>125.801</text:p>
          </table:table-cell>
          <table:table-cell office:value-type="float" office:value="14.6185" calcext:value-type="float">
            <text:p>14.6185</text:p>
          </table:table-cell>
          <table:table-cell table:formula="of:=[.B128]/[.$B$2]" office:value-type="float" office:value="0.93115023504083" calcext:value-type="float">
            <text:p>0.93115023504083</text:p>
          </table:table-cell>
          <table:table-cell table:formula="of:=-LN([.C128])" office:value-type="float" office:value="0.0713346451847115" calcext:value-type="float">
            <text:p>0.0713346451847115</text:p>
          </table:table-cell>
        </table:table-row>
        <table:table-row table:style-name="ro1">
          <table:table-cell office:value-type="float" office:value="126.802" calcext:value-type="float">
            <text:p>126.802</text:p>
          </table:table-cell>
          <table:table-cell office:value-type="float" office:value="14.61" calcext:value-type="float">
            <text:p>14.61</text:p>
          </table:table-cell>
          <table:table-cell table:formula="of:=[.B129]/[.$B$2]" office:value-type="float" office:value="0.930608813075659" calcext:value-type="float">
            <text:p>0.930608813075659</text:p>
          </table:table-cell>
          <table:table-cell table:formula="of:=-LN([.C129])" office:value-type="float" office:value="0.0719162693008734" calcext:value-type="float">
            <text:p>0.0719162693008734</text:p>
          </table:table-cell>
        </table:table-row>
        <table:table-row table:style-name="ro1">
          <table:table-cell office:value-type="float" office:value="127.801" calcext:value-type="float">
            <text:p>127.801</text:p>
          </table:table-cell>
          <table:table-cell office:value-type="float" office:value="14.6008" calcext:value-type="float">
            <text:p>14.6008</text:p>
          </table:table-cell>
          <table:table-cell table:formula="of:=[.B130]/[.$B$2]" office:value-type="float" office:value="0.930022803419239" calcext:value-type="float">
            <text:p>0.930022803419239</text:p>
          </table:table-cell>
          <table:table-cell table:formula="of:=-LN([.C130])" office:value-type="float" office:value="0.0725461733298077" calcext:value-type="float">
            <text:p>0.0725461733298077</text:p>
          </table:table-cell>
        </table:table-row>
        <table:table-row table:style-name="ro1">
          <table:table-cell office:value-type="float" office:value="128.801" calcext:value-type="float">
            <text:p>128.801</text:p>
          </table:table-cell>
          <table:table-cell office:value-type="float" office:value="14.5935" calcext:value-type="float">
            <text:p>14.5935</text:p>
          </table:table-cell>
          <table:table-cell table:formula="of:=[.B131]/[.$B$2]" office:value-type="float" office:value="0.92955781749621" calcext:value-type="float">
            <text:p>0.92955781749621</text:p>
          </table:table-cell>
          <table:table-cell table:formula="of:=-LN([.C131])" office:value-type="float" office:value="0.0730462709620265" calcext:value-type="float">
            <text:p>0.0730462709620265</text:p>
          </table:table-cell>
        </table:table-row>
        <table:table-row table:style-name="ro1">
          <table:table-cell office:value-type="float" office:value="129.801" calcext:value-type="float">
            <text:p>129.801</text:p>
          </table:table-cell>
          <table:table-cell office:value-type="float" office:value="14.5854" calcext:value-type="float">
            <text:p>14.5854</text:p>
          </table:table-cell>
          <table:table-cell table:formula="of:=[.B132]/[.$B$2]" office:value-type="float" office:value="0.929041874211753" calcext:value-type="float">
            <text:p>0.929041874211753</text:p>
          </table:table-cell>
          <table:table-cell table:formula="of:=-LN([.C132])" office:value-type="float" office:value="0.0736014666827744" calcext:value-type="float">
            <text:p>0.0736014666827744</text:p>
          </table:table-cell>
        </table:table-row>
        <table:table-row table:style-name="ro1">
          <table:table-cell office:value-type="float" office:value="130.802" calcext:value-type="float">
            <text:p>130.802</text:p>
          </table:table-cell>
          <table:table-cell office:value-type="float" office:value="14.5775" calcext:value-type="float">
            <text:p>14.5775</text:p>
          </table:table-cell>
          <table:table-cell table:formula="of:=[.B133]/[.$B$2]" office:value-type="float" office:value="0.928538670267654" calcext:value-type="float">
            <text:p>0.928538670267654</text:p>
          </table:table-cell>
          <table:table-cell table:formula="of:=-LN([.C133])" office:value-type="float" office:value="0.0741432509493074" calcext:value-type="float">
            <text:p>0.0741432509493074</text:p>
          </table:table-cell>
        </table:table-row>
        <table:table-row table:style-name="ro1">
          <table:table-cell office:value-type="float" office:value="131.801" calcext:value-type="float">
            <text:p>131.801</text:p>
          </table:table-cell>
          <table:table-cell office:value-type="float" office:value="14.5693" calcext:value-type="float">
            <text:p>14.5693</text:p>
          </table:table-cell>
          <table:table-cell table:formula="of:=[.B134]/[.$B$2]" office:value-type="float" office:value="0.928016357313018" calcext:value-type="float">
            <text:p>0.928016357313018</text:p>
          </table:table-cell>
          <table:table-cell table:formula="of:=-LN([.C134])" office:value-type="float" office:value="0.0747059199363895" calcext:value-type="float">
            <text:p>0.0747059199363895</text:p>
          </table:table-cell>
        </table:table-row>
        <table:table-row table:style-name="ro1">
          <table:table-cell office:value-type="float" office:value="132.801" calcext:value-type="float">
            <text:p>132.801</text:p>
          </table:table-cell>
          <table:table-cell office:value-type="float" office:value="14.5616" calcext:value-type="float">
            <text:p>14.5616</text:p>
          </table:table-cell>
          <table:table-cell table:formula="of:=[.B135]/[.$B$2]" office:value-type="float" office:value="0.927525892709276" calcext:value-type="float">
            <text:p>0.927525892709276</text:p>
          </table:table-cell>
          <table:table-cell table:formula="of:=-LN([.C135])" office:value-type="float" office:value="0.0752345682225272" calcext:value-type="float">
            <text:p>0.0752345682225272</text:p>
          </table:table-cell>
        </table:table-row>
        <table:table-row table:style-name="ro1">
          <table:table-cell office:value-type="float" office:value="133.802" calcext:value-type="float">
            <text:p>133.802</text:p>
          </table:table-cell>
          <table:table-cell office:value-type="float" office:value="14.5512" calcext:value-type="float">
            <text:p>14.5512</text:p>
          </table:table-cell>
          <table:table-cell table:formula="of:=[.B136]/[.$B$2]" office:value-type="float" office:value="0.926863447010714" calcext:value-type="float">
            <text:p>0.926863447010714</text:p>
          </table:table-cell>
          <table:table-cell table:formula="of:=-LN([.C136])" office:value-type="float" office:value="0.0759490306199879" calcext:value-type="float">
            <text:p>0.0759490306199879</text:p>
          </table:table-cell>
        </table:table-row>
        <table:table-row table:style-name="ro1">
          <table:table-cell office:value-type="float" office:value="134.802" calcext:value-type="float">
            <text:p>134.802</text:p>
          </table:table-cell>
          <table:table-cell office:value-type="float" office:value="14.5439" calcext:value-type="float">
            <text:p>14.5439</text:p>
          </table:table-cell>
          <table:table-cell table:formula="of:=[.B137]/[.$B$2]" office:value-type="float" office:value="0.926398461087685" calcext:value-type="float">
            <text:p>0.926398461087685</text:p>
          </table:table-cell>
          <table:table-cell table:formula="of:=-LN([.C137])" office:value-type="float" office:value="0.0764508333395649" calcext:value-type="float">
            <text:p>0.0764508333395649</text:p>
          </table:table-cell>
        </table:table-row>
        <table:table-row table:style-name="ro1">
          <table:table-cell office:value-type="float" office:value="135.801" calcext:value-type="float">
            <text:p>135.801</text:p>
          </table:table-cell>
          <table:table-cell office:value-type="float" office:value="14.5417" calcext:value-type="float">
            <text:p>14.5417</text:p>
          </table:table-cell>
          <table:table-cell table:formula="of:=[.B138]/[.$B$2]" office:value-type="float" office:value="0.926258328343758" calcext:value-type="float">
            <text:p>0.926258328343758</text:p>
          </table:table-cell>
          <table:table-cell table:formula="of:=-LN([.C138])" office:value-type="float" office:value="0.0766021109480169" calcext:value-type="float">
            <text:p>0.0766021109480169</text:p>
          </table:table-cell>
        </table:table-row>
        <table:table-row table:style-name="ro1">
          <table:table-cell office:value-type="float" office:value="136.801" calcext:value-type="float">
            <text:p>136.801</text:p>
          </table:table-cell>
          <table:table-cell office:value-type="float" office:value="14.5283" calcext:value-type="float">
            <text:p>14.5283</text:p>
          </table:table-cell>
          <table:table-cell table:formula="of:=[.B139]/[.$B$2]" office:value-type="float" office:value="0.925404792539842" calcext:value-type="float">
            <text:p>0.925404792539842</text:p>
          </table:table-cell>
          <table:table-cell table:formula="of:=-LN([.C139])" office:value-type="float" office:value="0.0775240236380122" calcext:value-type="float">
            <text:p>0.0775240236380122</text:p>
          </table:table-cell>
        </table:table-row>
        <table:table-row table:style-name="ro1">
          <table:table-cell office:value-type="float" office:value="137.801" calcext:value-type="float">
            <text:p>137.801</text:p>
          </table:table-cell>
          <table:table-cell office:value-type="float" office:value="14.5196" calcext:value-type="float">
            <text:p>14.5196</text:p>
          </table:table-cell>
          <table:table-cell table:formula="of:=[.B140]/[.$B$2]" office:value-type="float" office:value="0.924850631234315" calcext:value-type="float">
            <text:p>0.924850631234315</text:p>
          </table:table-cell>
          <table:table-cell table:formula="of:=-LN([.C140])" office:value-type="float" office:value="0.0781230342556568" calcext:value-type="float">
            <text:p>0.0781230342556568</text:p>
          </table:table-cell>
        </table:table-row>
        <table:table-row table:style-name="ro1">
          <table:table-cell office:value-type="float" office:value="138.802" calcext:value-type="float">
            <text:p>138.802</text:p>
          </table:table-cell>
          <table:table-cell office:value-type="float" office:value="14.5124" calcext:value-type="float">
            <text:p>14.5124</text:p>
          </table:table-cell>
          <table:table-cell table:formula="of:=[.B141]/[.$B$2]" office:value-type="float" office:value="0.924392014981464" calcext:value-type="float">
            <text:p>0.924392014981464</text:p>
          </table:table-cell>
          <table:table-cell table:formula="of:=-LN([.C141])" office:value-type="float" office:value="0.0786190386747538" calcext:value-type="float">
            <text:p>0.0786190386747538</text:p>
          </table:table-cell>
        </table:table-row>
        <table:table-row table:style-name="ro1">
          <table:table-cell office:value-type="float" office:value="139.801" calcext:value-type="float">
            <text:p>139.801</text:p>
          </table:table-cell>
          <table:table-cell office:value-type="float" office:value="14.5034" calcext:value-type="float">
            <text:p>14.5034</text:p>
          </table:table-cell>
          <table:table-cell table:formula="of:=[.B142]/[.$B$2]" office:value-type="float" office:value="0.923818744665401" calcext:value-type="float">
            <text:p>0.923818744665401</text:p>
          </table:table-cell>
          <table:table-cell table:formula="of:=-LN([.C142])" office:value-type="float" office:value="0.0792393903651175" calcext:value-type="float">
            <text:p>0.0792393903651175</text:p>
          </table:table-cell>
        </table:table-row>
        <table:table-row table:style-name="ro1">
          <table:table-cell office:value-type="float" office:value="140.801" calcext:value-type="float">
            <text:p>140.801</text:p>
          </table:table-cell>
          <table:table-cell office:value-type="float" office:value="14.495" calcext:value-type="float">
            <text:p>14.495</text:p>
          </table:table-cell>
          <table:table-cell table:formula="of:=[.B143]/[.$B$2]" office:value-type="float" office:value="0.923283692370409" calcext:value-type="float">
            <text:p>0.923283692370409</text:p>
          </table:table-cell>
          <table:table-cell table:formula="of:=-LN([.C143])" office:value-type="float" office:value="0.0798187326898627" calcext:value-type="float">
            <text:p>0.0798187326898627</text:p>
          </table:table-cell>
        </table:table-row>
        <table:table-row table:style-name="ro1">
          <table:table-cell office:value-type="float" office:value="141.801" calcext:value-type="float">
            <text:p>141.801</text:p>
          </table:table-cell>
          <table:table-cell office:value-type="float" office:value="14.4867" calcext:value-type="float">
            <text:p>14.4867</text:p>
          </table:table-cell>
          <table:table-cell table:formula="of:=[.B144]/[.$B$2]" office:value-type="float" office:value="0.922755009745595" calcext:value-type="float">
            <text:p>0.922755009745595</text:p>
          </table:table-cell>
          <table:table-cell table:formula="of:=-LN([.C144])" office:value-type="float" office:value="0.0803915079395488" calcext:value-type="float">
            <text:p>0.0803915079395488</text:p>
          </table:table-cell>
        </table:table-row>
        <table:table-row table:style-name="ro1">
          <table:table-cell office:value-type="float" office:value="142.802" calcext:value-type="float">
            <text:p>142.802</text:p>
          </table:table-cell>
          <table:table-cell office:value-type="float" office:value="14.4793" calcext:value-type="float">
            <text:p>14.4793</text:p>
          </table:table-cell>
          <table:table-cell table:formula="of:=[.B145]/[.$B$2]" office:value-type="float" office:value="0.922283654152388" calcext:value-type="float">
            <text:p>0.922283654152388</text:p>
          </table:table-cell>
          <table:table-cell table:formula="of:=-LN([.C145])" office:value-type="float" office:value="0.0809024518158859" calcext:value-type="float">
            <text:p>0.0809024518158859</text:p>
          </table:table-cell>
        </table:table-row>
        <table:table-row table:style-name="ro1">
          <table:table-cell office:value-type="float" office:value="143.801" calcext:value-type="float">
            <text:p>143.801</text:p>
          </table:table-cell>
          <table:table-cell office:value-type="float" office:value="14.4694" calcext:value-type="float">
            <text:p>14.4694</text:p>
          </table:table-cell>
          <table:table-cell table:formula="of:=[.B146]/[.$B$2]" office:value-type="float" office:value="0.921653056804719" calcext:value-type="float">
            <text:p>0.921653056804719</text:p>
          </table:table-cell>
          <table:table-cell table:formula="of:=-LN([.C146])" office:value-type="float" office:value="0.0815864203799973" calcext:value-type="float">
            <text:p>0.0815864203799973</text:p>
          </table:table-cell>
        </table:table-row>
        <table:table-row table:style-name="ro1">
          <table:table-cell office:value-type="float" office:value="144.801" calcext:value-type="float">
            <text:p>144.801</text:p>
          </table:table-cell>
          <table:table-cell office:value-type="float" office:value="14.4627" calcext:value-type="float">
            <text:p>14.4627</text:p>
          </table:table-cell>
          <table:table-cell table:formula="of:=[.B147]/[.$B$2]" office:value-type="float" office:value="0.921226288902761" calcext:value-type="float">
            <text:p>0.921226288902761</text:p>
          </table:table-cell>
          <table:table-cell table:formula="of:=-LN([.C147])" office:value-type="float" office:value="0.082049573771543" calcext:value-type="float">
            <text:p>0.082049573771543</text:p>
          </table:table-cell>
        </table:table-row>
        <table:table-row table:style-name="ro1">
          <table:table-cell office:value-type="float" office:value="145.802" calcext:value-type="float">
            <text:p>145.802</text:p>
          </table:table-cell>
          <table:table-cell office:value-type="float" office:value="14.4533" calcext:value-type="float">
            <text:p>14.4533</text:p>
          </table:table-cell>
          <table:table-cell table:formula="of:=[.B148]/[.$B$2]" office:value-type="float" office:value="0.920627539905984" calcext:value-type="float">
            <text:p>0.920627539905984</text:p>
          </table:table-cell>
          <table:table-cell table:formula="of:=-LN([.C148])" office:value-type="float" office:value="0.0826997328759226" calcext:value-type="float">
            <text:p>0.0826997328759226</text:p>
          </table:table-cell>
        </table:table-row>
        <table:table-row table:style-name="ro1">
          <table:table-cell office:value-type="float" office:value="146.801" calcext:value-type="float">
            <text:p>146.801</text:p>
          </table:table-cell>
          <table:table-cell office:value-type="float" office:value="14.4451" calcext:value-type="float">
            <text:p>14.4451</text:p>
          </table:table-cell>
          <table:table-cell table:formula="of:=[.B149]/[.$B$2]" office:value-type="float" office:value="0.920105226951348" calcext:value-type="float">
            <text:p>0.920105226951348</text:p>
          </table:table-cell>
          <table:table-cell table:formula="of:=-LN([.C149])" office:value-type="float" office:value="0.0832672383585843" calcext:value-type="float">
            <text:p>0.0832672383585843</text:p>
          </table:table-cell>
        </table:table-row>
        <table:table-row table:style-name="ro1">
          <table:table-cell office:value-type="float" office:value="147.801" calcext:value-type="float">
            <text:p>147.801</text:p>
          </table:table-cell>
          <table:table-cell office:value-type="float" office:value="14.4389" calcext:value-type="float">
            <text:p>14.4389</text:p>
          </table:table-cell>
          <table:table-cell table:formula="of:=[.B150]/[.$B$2]" office:value-type="float" office:value="0.919710307400283" calcext:value-type="float">
            <text:p>0.919710307400283</text:p>
          </table:table-cell>
          <table:table-cell table:formula="of:=-LN([.C150])" office:value-type="float" office:value="0.0836965417857566" calcext:value-type="float">
            <text:p>0.0836965417857566</text:p>
          </table:table-cell>
        </table:table-row>
        <table:table-row table:style-name="ro1">
          <table:table-cell office:value-type="float" office:value="148.802" calcext:value-type="float">
            <text:p>148.802</text:p>
          </table:table-cell>
          <table:table-cell office:value-type="float" office:value="14.4308" calcext:value-type="float">
            <text:p>14.4308</text:p>
          </table:table-cell>
          <table:table-cell table:formula="of:=[.B151]/[.$B$2]" office:value-type="float" office:value="0.919194364115826" calcext:value-type="float">
            <text:p>0.919194364115826</text:p>
          </table:table-cell>
          <table:table-cell table:formula="of:=-LN([.C151])" office:value-type="float" office:value="0.0842576837590051" calcext:value-type="float">
            <text:p>0.0842576837590051</text:p>
          </table:table-cell>
        </table:table-row>
        <table:table-row table:style-name="ro1">
          <table:table-cell office:value-type="float" office:value="149.801" calcext:value-type="float">
            <text:p>149.801</text:p>
          </table:table-cell>
          <table:table-cell office:value-type="float" office:value="14.4218" calcext:value-type="float">
            <text:p>14.4218</text:p>
          </table:table-cell>
          <table:table-cell table:formula="of:=[.B152]/[.$B$2]" office:value-type="float" office:value="0.918621093799763" calcext:value-type="float">
            <text:p>0.918621093799763</text:p>
          </table:table-cell>
          <table:table-cell table:formula="of:=-LN([.C152])" office:value-type="float" office:value="0.084881544367193" calcext:value-type="float">
            <text:p>0.084881544367193</text:p>
          </table:table-cell>
        </table:table-row>
        <table:table-row table:style-name="ro1">
          <table:table-cell office:value-type="float" office:value="150.801" calcext:value-type="float">
            <text:p>150.801</text:p>
          </table:table-cell>
          <table:table-cell office:value-type="float" office:value="14.4143" calcext:value-type="float">
            <text:p>14.4143</text:p>
          </table:table-cell>
          <table:table-cell table:formula="of:=[.B153]/[.$B$2]" office:value-type="float" office:value="0.918143368536377" calcext:value-type="float">
            <text:p>0.918143368536377</text:p>
          </table:table-cell>
          <table:table-cell table:formula="of:=-LN([.C153])" office:value-type="float" office:value="0.0854017256794451" calcext:value-type="float">
            <text:p>0.0854017256794451</text:p>
          </table:table-cell>
        </table:table-row>
        <table:table-row table:style-name="ro1">
          <table:table-cell office:value-type="float" office:value="151.801" calcext:value-type="float">
            <text:p>151.801</text:p>
          </table:table-cell>
          <table:table-cell office:value-type="float" office:value="14.4059" calcext:value-type="float">
            <text:p>14.4059</text:p>
          </table:table-cell>
          <table:table-cell table:formula="of:=[.B154]/[.$B$2]" office:value-type="float" office:value="0.917608316241385" calcext:value-type="float">
            <text:p>0.917608316241385</text:p>
          </table:table-cell>
          <table:table-cell table:formula="of:=-LN([.C154])" office:value-type="float" office:value="0.085984650172534" calcext:value-type="float">
            <text:p>0.085984650172534</text:p>
          </table:table-cell>
        </table:table-row>
        <table:table-row table:style-name="ro1">
          <table:table-cell office:value-type="float" office:value="152.802" calcext:value-type="float">
            <text:p>152.802</text:p>
          </table:table-cell>
          <table:table-cell office:value-type="float" office:value="14.3977" calcext:value-type="float">
            <text:p>14.3977</text:p>
          </table:table-cell>
          <table:table-cell table:formula="of:=[.B155]/[.$B$2]" office:value-type="float" office:value="0.91708600328675" calcext:value-type="float">
            <text:p>0.91708600328675</text:p>
          </table:table-cell>
          <table:table-cell table:formula="of:=-LN([.C155])" office:value-type="float" office:value="0.0865540234607013" calcext:value-type="float">
            <text:p>0.0865540234607013</text:p>
          </table:table-cell>
        </table:table-row>
        <table:table-row table:style-name="ro1">
          <table:table-cell office:value-type="float" office:value="153.801" calcext:value-type="float">
            <text:p>153.801</text:p>
          </table:table-cell>
          <table:table-cell office:value-type="float" office:value="14.3891" calcext:value-type="float">
            <text:p>14.3891</text:p>
          </table:table-cell>
          <table:table-cell table:formula="of:=[.B156]/[.$B$2]" office:value-type="float" office:value="0.916538211651401" calcext:value-type="float">
            <text:p>0.916538211651401</text:p>
          </table:table-cell>
          <table:table-cell table:formula="of:=-LN([.C156])" office:value-type="float" office:value="0.0871515195530667" calcext:value-type="float">
            <text:p>0.0871515195530667</text:p>
          </table:table-cell>
        </table:table-row>
        <table:table-row table:style-name="ro1">
          <table:table-cell office:value-type="float" office:value="154.802" calcext:value-type="float">
            <text:p>154.802</text:p>
          </table:table-cell>
          <table:table-cell office:value-type="float" office:value="14.3827" calcext:value-type="float">
            <text:p>14.3827</text:p>
          </table:table-cell>
          <table:table-cell table:formula="of:=[.B157]/[.$B$2]" office:value-type="float" office:value="0.916130552759978" calcext:value-type="float">
            <text:p>0.916130552759978</text:p>
          </table:table-cell>
          <table:table-cell table:formula="of:=-LN([.C157])" office:value-type="float" office:value="0.0875963996165703" calcext:value-type="float">
            <text:p>0.0875963996165703</text:p>
          </table:table-cell>
        </table:table-row>
        <table:table-row table:style-name="ro1">
          <table:table-cell office:value-type="float" office:value="155.801" calcext:value-type="float">
            <text:p>155.801</text:p>
          </table:table-cell>
          <table:table-cell office:value-type="float" office:value="14.3749" calcext:value-type="float">
            <text:p>14.3749</text:p>
          </table:table-cell>
          <table:table-cell table:formula="of:=[.B158]/[.$B$2]" office:value-type="float" office:value="0.915633718486057" calcext:value-type="float">
            <text:p>0.915633718486057</text:p>
          </table:table-cell>
          <table:table-cell table:formula="of:=-LN([.C158])" office:value-type="float" office:value="0.0881388649260032" calcext:value-type="float">
            <text:p>0.0881388649260032</text:p>
          </table:table-cell>
        </table:table-row>
        <table:table-row table:style-name="ro1">
          <table:table-cell office:value-type="float" office:value="156.802" calcext:value-type="float">
            <text:p>156.802</text:p>
          </table:table-cell>
          <table:table-cell office:value-type="float" office:value="14.3667" calcext:value-type="float">
            <text:p>14.3667</text:p>
          </table:table-cell>
          <table:table-cell table:formula="of:=[.B159]/[.$B$2]" office:value-type="float" office:value="0.915111405531422" calcext:value-type="float">
            <text:p>0.915111405531422</text:p>
          </table:table-cell>
          <table:table-cell table:formula="of:=-LN([.C159])" office:value-type="float" office:value="0.0887094664389659" calcext:value-type="float">
            <text:p>0.0887094664389659</text:p>
          </table:table-cell>
        </table:table-row>
        <table:table-row table:style-name="ro1">
          <table:table-cell office:value-type="float" office:value="157.801" calcext:value-type="float">
            <text:p>157.801</text:p>
          </table:table-cell>
          <table:table-cell office:value-type="float" office:value="14.3595" calcext:value-type="float">
            <text:p>14.3595</text:p>
          </table:table-cell>
          <table:table-cell table:formula="of:=[.B160]/[.$B$2]" office:value-type="float" office:value="0.914652789278571" calcext:value-type="float">
            <text:p>0.914652789278571</text:p>
          </table:table-cell>
          <table:table-cell table:formula="of:=-LN([.C160])" office:value-type="float" office:value="0.0892107509911009" calcext:value-type="float">
            <text:p>0.0892107509911009</text:p>
          </table:table-cell>
        </table:table-row>
        <table:table-row table:style-name="ro1">
          <table:table-cell office:value-type="float" office:value="158.802" calcext:value-type="float">
            <text:p>158.802</text:p>
          </table:table-cell>
          <table:table-cell office:value-type="float" office:value="14.3504" calcext:value-type="float">
            <text:p>14.3504</text:p>
          </table:table-cell>
          <table:table-cell table:formula="of:=[.B161]/[.$B$2]" office:value-type="float" office:value="0.91407314929233" calcext:value-type="float">
            <text:p>0.91407314929233</text:p>
          </table:table-cell>
          <table:table-cell table:formula="of:=-LN([.C161])" office:value-type="float" office:value="0.0898446786818799" calcext:value-type="float">
            <text:p>0.0898446786818799</text:p>
          </table:table-cell>
        </table:table-row>
        <table:table-row table:style-name="ro1">
          <table:table-cell office:value-type="float" office:value="159.801" calcext:value-type="float">
            <text:p>159.801</text:p>
          </table:table-cell>
          <table:table-cell office:value-type="float" office:value="14.3431" calcext:value-type="float">
            <text:p>14.3431</text:p>
          </table:table-cell>
          <table:table-cell table:formula="of:=[.B162]/[.$B$2]" office:value-type="float" office:value="0.913608163369301" calcext:value-type="float">
            <text:p>0.913608163369301</text:p>
          </table:table-cell>
          <table:table-cell table:formula="of:=-LN([.C162])" office:value-type="float" office:value="0.0903535047335989" calcext:value-type="float">
            <text:p>0.0903535047335989</text:p>
          </table:table-cell>
        </table:table-row>
        <table:table-row table:style-name="ro1">
          <table:table-cell office:value-type="float" office:value="160.802" calcext:value-type="float">
            <text:p>160.802</text:p>
          </table:table-cell>
          <table:table-cell office:value-type="float" office:value="14.3344" calcext:value-type="float">
            <text:p>14.3344</text:p>
          </table:table-cell>
          <table:table-cell table:formula="of:=[.B163]/[.$B$2]" office:value-type="float" office:value="0.913054002063773" calcext:value-type="float">
            <text:p>0.913054002063773</text:p>
          </table:table-cell>
          <table:table-cell table:formula="of:=-LN([.C163])" office:value-type="float" office:value="0.0909602522023046" calcext:value-type="float">
            <text:p>0.0909602522023046</text:p>
          </table:table-cell>
        </table:table-row>
        <table:table-row table:style-name="ro1">
          <table:table-cell office:value-type="float" office:value="161.801" calcext:value-type="float">
            <text:p>161.801</text:p>
          </table:table-cell>
          <table:table-cell office:value-type="float" office:value="14.3256" calcext:value-type="float">
            <text:p>14.3256</text:p>
          </table:table-cell>
          <table:table-cell table:formula="of:=[.B164]/[.$B$2]" office:value-type="float" office:value="0.912493471088067" calcext:value-type="float">
            <text:p>0.912493471088067</text:p>
          </table:table-cell>
          <table:table-cell table:formula="of:=-LN([.C164])" office:value-type="float" office:value="0.0915743485230688" calcext:value-type="float">
            <text:p>0.0915743485230688</text:p>
          </table:table-cell>
        </table:table-row>
        <table:table-row table:style-name="ro1">
          <table:table-cell office:value-type="float" office:value="162.801" calcext:value-type="float">
            <text:p>162.801</text:p>
          </table:table-cell>
          <table:table-cell office:value-type="float" office:value="14.318" calcext:value-type="float">
            <text:p>14.318</text:p>
          </table:table-cell>
          <table:table-cell table:formula="of:=[.B165]/[.$B$2]" office:value-type="float" office:value="0.912009376154503" calcext:value-type="float">
            <text:p>0.912009376154503</text:p>
          </table:table-cell>
          <table:table-cell table:formula="of:=-LN([.C165])" office:value-type="float" office:value="0.0921050080894883" calcext:value-type="float">
            <text:p>0.0921050080894883</text:p>
          </table:table-cell>
        </table:table-row>
        <table:table-row table:style-name="ro1">
          <table:table-cell office:value-type="float" office:value="163.801" calcext:value-type="float">
            <text:p>163.801</text:p>
          </table:table-cell>
          <table:table-cell office:value-type="float" office:value="14.3098" calcext:value-type="float">
            <text:p>14.3098</text:p>
          </table:table-cell>
          <table:table-cell table:formula="of:=[.B166]/[.$B$2]" office:value-type="float" office:value="0.911487063199867" calcext:value-type="float">
            <text:p>0.911487063199867</text:p>
          </table:table-cell>
          <table:table-cell table:formula="of:=-LN([.C166])" office:value-type="float" office:value="0.092677877833182" calcext:value-type="float">
            <text:p>0.092677877833182</text:p>
          </table:table-cell>
        </table:table-row>
        <table:table-row table:style-name="ro1">
          <table:table-cell office:value-type="float" office:value="164.802" calcext:value-type="float">
            <text:p>164.802</text:p>
          </table:table-cell>
          <table:table-cell office:value-type="float" office:value="14.3012" calcext:value-type="float">
            <text:p>14.3012</text:p>
          </table:table-cell>
          <table:table-cell table:formula="of:=[.B167]/[.$B$2]" office:value-type="float" office:value="0.910939271564518" calcext:value-type="float">
            <text:p>0.910939271564518</text:p>
          </table:table-cell>
          <table:table-cell table:formula="of:=-LN([.C167])" office:value-type="float" office:value="0.0932790452344614" calcext:value-type="float">
            <text:p>0.0932790452344614</text:p>
          </table:table-cell>
        </table:table-row>
        <table:table-row table:style-name="ro1">
          <table:table-cell office:value-type="float" office:value="165.801" calcext:value-type="float">
            <text:p>165.801</text:p>
          </table:table-cell>
          <table:table-cell office:value-type="float" office:value="14.2934" calcext:value-type="float">
            <text:p>14.2934</text:p>
          </table:table-cell>
          <table:table-cell table:formula="of:=[.B168]/[.$B$2]" office:value-type="float" office:value="0.910442437290597" calcext:value-type="float">
            <text:p>0.910442437290597</text:p>
          </table:table-cell>
          <table:table-cell table:formula="of:=-LN([.C168])" office:value-type="float" office:value="0.0938246028008174" calcext:value-type="float">
            <text:p>0.0938246028008174</text:p>
          </table:table-cell>
        </table:table-row>
        <table:table-row table:style-name="ro1">
          <table:table-cell office:value-type="float" office:value="166.802" calcext:value-type="float">
            <text:p>166.802</text:p>
          </table:table-cell>
          <table:table-cell office:value-type="float" office:value="14.285" calcext:value-type="float">
            <text:p>14.285</text:p>
          </table:table-cell>
          <table:table-cell table:formula="of:=[.B169]/[.$B$2]" office:value-type="float" office:value="0.909907384995605" calcext:value-type="float">
            <text:p>0.909907384995605</text:p>
          </table:table-cell>
          <table:table-cell table:formula="of:=-LN([.C169])" office:value-type="float" office:value="0.0944124593807452" calcext:value-type="float">
            <text:p>0.0944124593807452</text:p>
          </table:table-cell>
        </table:table-row>
        <table:table-row table:style-name="ro1">
          <table:table-cell office:value-type="float" office:value="167.801" calcext:value-type="float">
            <text:p>167.801</text:p>
          </table:table-cell>
          <table:table-cell office:value-type="float" office:value="14.2765" calcext:value-type="float">
            <text:p>14.2765</text:p>
          </table:table-cell>
          <table:table-cell table:formula="of:=[.B170]/[.$B$2]" office:value-type="float" office:value="0.909365963030434" calcext:value-type="float">
            <text:p>0.909365963030434</text:p>
          </table:table-cell>
          <table:table-cell table:formula="of:=-LN([.C170])" office:value-type="float" office:value="0.0950076662326921" calcext:value-type="float">
            <text:p>0.0950076662326921</text:p>
          </table:table-cell>
        </table:table-row>
        <table:table-row table:style-name="ro1">
          <table:table-cell office:value-type="float" office:value="168.802" calcext:value-type="float">
            <text:p>168.802</text:p>
          </table:table-cell>
          <table:table-cell office:value-type="float" office:value="14.2677" calcext:value-type="float">
            <text:p>14.2677</text:p>
          </table:table-cell>
          <table:table-cell table:formula="of:=[.B171]/[.$B$2]" office:value-type="float" office:value="0.908805432054728" calcext:value-type="float">
            <text:p>0.908805432054728</text:p>
          </table:table-cell>
          <table:table-cell table:formula="of:=-LN([.C171])" office:value-type="float" office:value="0.095624253860217" calcext:value-type="float">
            <text:p>0.095624253860217</text:p>
          </table:table-cell>
        </table:table-row>
        <table:table-row table:style-name="ro1">
          <table:table-cell office:value-type="float" office:value="169.801" calcext:value-type="float">
            <text:p>169.801</text:p>
          </table:table-cell>
          <table:table-cell office:value-type="float" office:value="14.2595" calcext:value-type="float">
            <text:p>14.2595</text:p>
          </table:table-cell>
          <table:table-cell table:formula="of:=[.B172]/[.$B$2]" office:value-type="float" office:value="0.908283119100093" calcext:value-type="float">
            <text:p>0.908283119100093</text:p>
          </table:table-cell>
          <table:table-cell table:formula="of:=-LN([.C172])" office:value-type="float" office:value="0.0961991438056616" calcext:value-type="float">
            <text:p>0.0961991438056616</text:p>
          </table:table-cell>
        </table:table-row>
        <table:table-row table:style-name="ro1">
          <table:table-cell office:value-type="float" office:value="170.802" calcext:value-type="float">
            <text:p>170.802</text:p>
          </table:table-cell>
          <table:table-cell office:value-type="float" office:value="14.251" calcext:value-type="float">
            <text:p>14.251</text:p>
          </table:table-cell>
          <table:table-cell table:formula="of:=[.B173]/[.$B$2]" office:value-type="float" office:value="0.907741697134922" calcext:value-type="float">
            <text:p>0.907741697134922</text:p>
          </table:table-cell>
          <table:table-cell table:formula="of:=-LN([.C173])" office:value-type="float" office:value="0.0967954153724065" calcext:value-type="float">
            <text:p>0.0967954153724065</text:p>
          </table:table-cell>
        </table:table-row>
        <table:table-row table:style-name="ro1">
          <table:table-cell office:value-type="float" office:value="171.801" calcext:value-type="float">
            <text:p>171.801</text:p>
          </table:table-cell>
          <table:table-cell office:value-type="float" office:value="14.2436" calcext:value-type="float">
            <text:p>14.2436</text:p>
          </table:table-cell>
          <table:table-cell table:formula="of:=[.B174]/[.$B$2]" office:value-type="float" office:value="0.907270341541715" calcext:value-type="float">
            <text:p>0.907270341541715</text:p>
          </table:table-cell>
          <table:table-cell table:formula="of:=-LN([.C174])" office:value-type="float" office:value="0.0973148120416953" calcext:value-type="float">
            <text:p>0.0973148120416953</text:p>
          </table:table-cell>
        </table:table-row>
        <table:table-row table:style-name="ro1">
          <table:table-cell office:value-type="float" office:value="172.801" calcext:value-type="float">
            <text:p>172.801</text:p>
          </table:table-cell>
          <table:table-cell office:value-type="float" office:value="14.2353" calcext:value-type="float">
            <text:p>14.2353</text:p>
          </table:table-cell>
          <table:table-cell table:formula="of:=[.B175]/[.$B$2]" office:value-type="float" office:value="0.906741658916901" calcext:value-type="float">
            <text:p>0.906741658916901</text:p>
          </table:table-cell>
          <table:table-cell table:formula="of:=-LN([.C175])" office:value-type="float" office:value="0.097897699739956" calcext:value-type="float">
            <text:p>0.097897699739956</text:p>
          </table:table-cell>
        </table:table-row>
        <table:table-row table:style-name="ro1">
          <table:table-cell office:value-type="float" office:value="173.801" calcext:value-type="float">
            <text:p>173.801</text:p>
          </table:table-cell>
          <table:table-cell office:value-type="float" office:value="14.228" calcext:value-type="float">
            <text:p>14.228</text:p>
          </table:table-cell>
          <table:table-cell table:formula="of:=[.B176]/[.$B$2]" office:value-type="float" office:value="0.906276672993872" calcext:value-type="float">
            <text:p>0.906276672993872</text:p>
          </table:table-cell>
          <table:table-cell table:formula="of:=-LN([.C176])" office:value-type="float" office:value="0.0984106409772728" calcext:value-type="float">
            <text:p>0.0984106409772728</text:p>
          </table:table-cell>
        </table:table-row>
        <table:table-row table:style-name="ro1">
          <table:table-cell office:value-type="float" office:value="174.802" calcext:value-type="float">
            <text:p>174.802</text:p>
          </table:table-cell>
          <table:table-cell office:value-type="float" office:value="14.2192" calcext:value-type="float">
            <text:p>14.2192</text:p>
          </table:table-cell>
          <table:table-cell table:formula="of:=[.B177]/[.$B$2]" office:value-type="float" office:value="0.905716142018166" calcext:value-type="float">
            <text:p>0.905716142018166</text:p>
          </table:table-cell>
          <table:table-cell table:formula="of:=-LN([.C177])" office:value-type="float" office:value="0.0990293310614078" calcext:value-type="float">
            <text:p>0.0990293310614078</text:p>
          </table:table-cell>
        </table:table-row>
        <table:table-row table:style-name="ro1">
          <table:table-cell office:value-type="float" office:value="175.801" calcext:value-type="float">
            <text:p>175.801</text:p>
          </table:table-cell>
          <table:table-cell office:value-type="float" office:value="14.2119" calcext:value-type="float">
            <text:p>14.2119</text:p>
          </table:table-cell>
          <table:table-cell table:formula="of:=[.B178]/[.$B$2]" office:value-type="float" office:value="0.905251156095137" calcext:value-type="float">
            <text:p>0.905251156095137</text:p>
          </table:table-cell>
          <table:table-cell table:formula="of:=-LN([.C178])" office:value-type="float" office:value="0.0995428532368016" calcext:value-type="float">
            <text:p>0.0995428532368016</text:p>
          </table:table-cell>
        </table:table-row>
        <table:table-row table:style-name="ro1">
          <table:table-cell office:value-type="float" office:value="176.801" calcext:value-type="float">
            <text:p>176.801</text:p>
          </table:table-cell>
          <table:table-cell office:value-type="float" office:value="14.2032" calcext:value-type="float">
            <text:p>14.2032</text:p>
          </table:table-cell>
          <table:table-cell table:formula="of:=[.B179]/[.$B$2]" office:value-type="float" office:value="0.90469699478961" calcext:value-type="float">
            <text:p>0.90469699478961</text:p>
          </table:table-cell>
          <table:table-cell table:formula="of:=-LN([.C179])" office:value-type="float" office:value="0.100155203731564" calcext:value-type="float">
            <text:p>0.100155203731564</text:p>
          </table:table-cell>
        </table:table-row>
        <table:table-row table:style-name="ro1">
          <table:table-cell office:value-type="float" office:value="177.801" calcext:value-type="float">
            <text:p>177.801</text:p>
          </table:table-cell>
          <table:table-cell office:value-type="float" office:value="14.1952" calcext:value-type="float">
            <text:p>14.1952</text:p>
          </table:table-cell>
          <table:table-cell table:formula="of:=[.B180]/[.$B$2]" office:value-type="float" office:value="0.904187421175332" calcext:value-type="float">
            <text:p>0.904187421175332</text:p>
          </table:table-cell>
          <table:table-cell table:formula="of:=-LN([.C180])" office:value-type="float" office:value="0.10071861576968" calcext:value-type="float">
            <text:p>0.10071861576968</text:p>
          </table:table-cell>
        </table:table-row>
        <table:table-row table:style-name="ro1">
          <table:table-cell office:value-type="float" office:value="178.801" calcext:value-type="float">
            <text:p>178.801</text:p>
          </table:table-cell>
          <table:table-cell office:value-type="float" office:value="14.1869" calcext:value-type="float">
            <text:p>14.1869</text:p>
          </table:table-cell>
          <table:table-cell table:formula="of:=[.B181]/[.$B$2]" office:value-type="float" office:value="0.903658738550518" calcext:value-type="float">
            <text:p>0.903658738550518</text:p>
          </table:table-cell>
          <table:table-cell table:formula="of:=-LN([.C181])" office:value-type="float" office:value="0.101303491465038" calcext:value-type="float">
            <text:p>0.101303491465038</text:p>
          </table:table-cell>
        </table:table-row>
        <table:table-row table:style-name="ro1">
          <table:table-cell office:value-type="float" office:value="179.802" calcext:value-type="float">
            <text:p>179.802</text:p>
          </table:table-cell>
          <table:table-cell office:value-type="float" office:value="14.1792" calcext:value-type="float">
            <text:p>14.1792</text:p>
          </table:table-cell>
          <table:table-cell table:formula="of:=[.B182]/[.$B$2]" office:value-type="float" office:value="0.903168273946775" calcext:value-type="float">
            <text:p>0.903168273946775</text:p>
          </table:table-cell>
          <table:table-cell table:formula="of:=-LN([.C182])" office:value-type="float" office:value="0.101846393040448" calcext:value-type="float">
            <text:p>0.101846393040448</text:p>
          </table:table-cell>
        </table:table-row>
        <table:table-row table:style-name="ro1">
          <table:table-cell office:value-type="float" office:value="180.802" calcext:value-type="float">
            <text:p>180.802</text:p>
          </table:table-cell>
          <table:table-cell office:value-type="float" office:value="14.1721" calcext:value-type="float">
            <text:p>14.1721</text:p>
          </table:table-cell>
          <table:table-cell table:formula="of:=[.B183]/[.$B$2]" office:value-type="float" office:value="0.902716027364103" calcext:value-type="float">
            <text:p>0.902716027364103</text:p>
          </table:table-cell>
          <table:table-cell table:formula="of:=-LN([.C183])" office:value-type="float" office:value="0.102347251918061" calcext:value-type="float">
            <text:p>0.102347251918061</text:p>
          </table:table-cell>
        </table:table-row>
        <table:table-row table:style-name="ro1">
          <table:table-cell office:value-type="float" office:value="181.801" calcext:value-type="float">
            <text:p>181.801</text:p>
          </table:table-cell>
          <table:table-cell office:value-type="float" office:value="14.1631" calcext:value-type="float">
            <text:p>14.1631</text:p>
          </table:table-cell>
          <table:table-cell table:formula="of:=[.B184]/[.$B$2]" office:value-type="float" office:value="0.90214275704804" calcext:value-type="float">
            <text:p>0.90214275704804</text:p>
          </table:table-cell>
          <table:table-cell table:formula="of:=-LN([.C184])" office:value-type="float" office:value="0.102982504205156" calcext:value-type="float">
            <text:p>0.102982504205156</text:p>
          </table:table-cell>
        </table:table-row>
        <table:table-row table:style-name="ro1">
          <table:table-cell office:value-type="float" office:value="182.801" calcext:value-type="float">
            <text:p>182.801</text:p>
          </table:table-cell>
          <table:table-cell office:value-type="float" office:value="14.1545" calcext:value-type="float">
            <text:p>14.1545</text:p>
          </table:table-cell>
          <table:table-cell table:formula="of:=[.B185]/[.$B$2]" office:value-type="float" office:value="0.901594965412691" calcext:value-type="float">
            <text:p>0.901594965412691</text:p>
          </table:table-cell>
          <table:table-cell table:formula="of:=-LN([.C185])" office:value-type="float" office:value="0.103589900330845" calcext:value-type="float">
            <text:p>0.103589900330845</text:p>
          </table:table-cell>
        </table:table-row>
        <table:table-row table:style-name="ro1">
          <table:table-cell office:value-type="float" office:value="183.801" calcext:value-type="float">
            <text:p>183.801</text:p>
          </table:table-cell>
          <table:table-cell office:value-type="float" office:value="14.1474" calcext:value-type="float">
            <text:p>14.1474</text:p>
          </table:table-cell>
          <table:table-cell table:formula="of:=[.B186]/[.$B$2]" office:value-type="float" office:value="0.901142718830019" calcext:value-type="float">
            <text:p>0.901142718830019</text:p>
          </table:table-cell>
          <table:table-cell table:formula="of:=-LN([.C186])" office:value-type="float" office:value="0.104091633440562" calcext:value-type="float">
            <text:p>0.104091633440562</text:p>
          </table:table-cell>
        </table:table-row>
        <table:table-row table:style-name="ro1">
          <table:table-cell office:value-type="float" office:value="184.802" calcext:value-type="float">
            <text:p>184.802</text:p>
          </table:table-cell>
          <table:table-cell office:value-type="float" office:value="14.1387" calcext:value-type="float">
            <text:p>14.1387</text:p>
          </table:table-cell>
          <table:table-cell table:formula="of:=[.B187]/[.$B$2]" office:value-type="float" office:value="0.900588557524491" calcext:value-type="float">
            <text:p>0.900588557524491</text:p>
          </table:table-cell>
          <table:table-cell table:formula="of:=-LN([.C187])" office:value-type="float" office:value="0.104706776586795" calcext:value-type="float">
            <text:p>0.104706776586795</text:p>
          </table:table-cell>
        </table:table-row>
        <table:table-row table:style-name="ro1">
          <table:table-cell office:value-type="float" office:value="185.802" calcext:value-type="float">
            <text:p>185.802</text:p>
          </table:table-cell>
          <table:table-cell office:value-type="float" office:value="14.1306" calcext:value-type="float">
            <text:p>14.1306</text:p>
          </table:table-cell>
          <table:table-cell table:formula="of:=[.B188]/[.$B$2]" office:value-type="float" office:value="0.900072614240035" calcext:value-type="float">
            <text:p>0.900072614240035</text:p>
          </table:table-cell>
          <table:table-cell table:formula="of:=-LN([.C188])" office:value-type="float" office:value="0.105279836423556" calcext:value-type="float">
            <text:p>0.105279836423556</text:p>
          </table:table-cell>
        </table:table-row>
        <table:table-row table:style-name="ro1">
          <table:table-cell office:value-type="float" office:value="186.801" calcext:value-type="float">
            <text:p>186.801</text:p>
          </table:table-cell>
          <table:table-cell office:value-type="float" office:value="14.1233" calcext:value-type="float">
            <text:p>14.1233</text:p>
          </table:table-cell>
          <table:table-cell table:formula="of:=[.B189]/[.$B$2]" office:value-type="float" office:value="0.899607628317006" calcext:value-type="float">
            <text:p>0.899607628317006</text:p>
          </table:table-cell>
          <table:table-cell table:formula="of:=-LN([.C189])" office:value-type="float" office:value="0.105796579256399" calcext:value-type="float">
            <text:p>0.105796579256399</text:p>
          </table:table-cell>
        </table:table-row>
        <table:table-row table:style-name="ro1">
          <table:table-cell office:value-type="float" office:value="187.801" calcext:value-type="float">
            <text:p>187.801</text:p>
          </table:table-cell>
          <table:table-cell office:value-type="float" office:value="14.1161" calcext:value-type="float">
            <text:p>14.1161</text:p>
          </table:table-cell>
          <table:table-cell table:formula="of:=[.B190]/[.$B$2]" office:value-type="float" office:value="0.899149012064155" calcext:value-type="float">
            <text:p>0.899149012064155</text:p>
          </table:table-cell>
          <table:table-cell table:formula="of:=-LN([.C190])" office:value-type="float" office:value="0.106306505115732" calcext:value-type="float">
            <text:p>0.106306505115732</text:p>
          </table:table-cell>
        </table:table-row>
        <table:table-row table:style-name="ro1">
          <table:table-cell office:value-type="float" office:value="188.801" calcext:value-type="float">
            <text:p>188.801</text:p>
          </table:table-cell>
          <table:table-cell office:value-type="float" office:value="14.1077" calcext:value-type="float">
            <text:p>14.1077</text:p>
          </table:table-cell>
          <table:table-cell table:formula="of:=[.B191]/[.$B$2]" office:value-type="float" office:value="0.898613959769163" calcext:value-type="float">
            <text:p>0.898613959769163</text:p>
          </table:table-cell>
          <table:table-cell table:formula="of:=-LN([.C191])" office:value-type="float" office:value="0.106901747446532" calcext:value-type="float">
            <text:p>0.106901747446532</text:p>
          </table:table-cell>
        </table:table-row>
        <table:table-row table:style-name="ro1">
          <table:table-cell office:value-type="float" office:value="189.802" calcext:value-type="float">
            <text:p>189.802</text:p>
          </table:table-cell>
          <table:table-cell office:value-type="float" office:value="14.0997" calcext:value-type="float">
            <text:p>14.0997</text:p>
          </table:table-cell>
          <table:table-cell table:formula="of:=[.B192]/[.$B$2]" office:value-type="float" office:value="0.898104386154885" calcext:value-type="float">
            <text:p>0.898104386154885</text:p>
          </table:table-cell>
          <table:table-cell table:formula="of:=-LN([.C192])" office:value-type="float" office:value="0.107468974501454" calcext:value-type="float">
            <text:p>0.107468974501454</text:p>
          </table:table-cell>
        </table:table-row>
        <table:table-row table:style-name="ro1">
          <table:table-cell office:value-type="float" office:value="190.802" calcext:value-type="float">
            <text:p>190.802</text:p>
          </table:table-cell>
          <table:table-cell office:value-type="float" office:value="14.0917" calcext:value-type="float">
            <text:p>14.0917</text:p>
          </table:table-cell>
          <table:table-cell table:formula="of:=[.B193]/[.$B$2]" office:value-type="float" office:value="0.897594812540607" calcext:value-type="float">
            <text:p>0.897594812540607</text:p>
          </table:table-cell>
          <table:table-cell table:formula="of:=-LN([.C193])" office:value-type="float" office:value="0.108036523485523" calcext:value-type="float">
            <text:p>0.108036523485523</text:p>
          </table:table-cell>
        </table:table-row>
        <table:table-row table:style-name="ro1">
          <table:table-cell office:value-type="float" office:value="191.801" calcext:value-type="float">
            <text:p>191.801</text:p>
          </table:table-cell>
          <table:table-cell office:value-type="float" office:value="14.0849" calcext:value-type="float">
            <text:p>14.0849</text:p>
          </table:table-cell>
          <table:table-cell table:formula="of:=[.B194]/[.$B$2]" office:value-type="float" office:value="0.89716167496847" calcext:value-type="float">
            <text:p>0.89716167496847</text:p>
          </table:table-cell>
          <table:table-cell table:formula="of:=-LN([.C194])" office:value-type="float" office:value="0.108519193511858" calcext:value-type="float">
            <text:p>0.108519193511858</text:p>
          </table:table-cell>
        </table:table-row>
        <table:table-row table:style-name="ro1">
          <table:table-cell office:value-type="float" office:value="192.801" calcext:value-type="float">
            <text:p>192.801</text:p>
          </table:table-cell>
          <table:table-cell office:value-type="float" office:value="14.0769" calcext:value-type="float">
            <text:p>14.0769</text:p>
          </table:table-cell>
          <table:table-cell table:formula="of:=[.B195]/[.$B$2]" office:value-type="float" office:value="0.896652101354192" calcext:value-type="float">
            <text:p>0.896652101354192</text:p>
          </table:table-cell>
          <table:table-cell table:formula="of:=-LN([.C195])" office:value-type="float" office:value="0.109087339029203" calcext:value-type="float">
            <text:p>0.109087339029203</text:p>
          </table:table-cell>
        </table:table-row>
        <table:table-row table:style-name="ro1">
          <table:table-cell office:value-type="float" office:value="193.801" calcext:value-type="float">
            <text:p>193.801</text:p>
          </table:table-cell>
          <table:table-cell office:value-type="float" office:value="14.0686" calcext:value-type="float">
            <text:p>14.0686</text:p>
          </table:table-cell>
          <table:table-cell table:formula="of:=[.B196]/[.$B$2]" office:value-type="float" office:value="0.896123418729378" calcext:value-type="float">
            <text:p>0.896123418729378</text:p>
          </table:table-cell>
          <table:table-cell table:formula="of:=-LN([.C196])" office:value-type="float" office:value="0.109677131375447" calcext:value-type="float">
            <text:p>0.109677131375447</text:p>
          </table:table-cell>
        </table:table-row>
        <table:table-row table:style-name="ro1">
          <table:table-cell office:value-type="float" office:value="194.802" calcext:value-type="float">
            <text:p>194.802</text:p>
          </table:table-cell>
          <table:table-cell office:value-type="float" office:value="14.0604" calcext:value-type="float">
            <text:p>14.0604</text:p>
          </table:table-cell>
          <table:table-cell table:formula="of:=[.B197]/[.$B$2]" office:value-type="float" office:value="0.895601105774743" calcext:value-type="float">
            <text:p>0.895601105774743</text:p>
          </table:table-cell>
          <table:table-cell table:formula="of:=-LN([.C197])" office:value-type="float" office:value="0.110260159583508" calcext:value-type="float">
            <text:p>0.110260159583508</text:p>
          </table:table-cell>
        </table:table-row>
        <table:table-row table:style-name="ro1">
          <table:table-cell office:value-type="float" office:value="195.802" calcext:value-type="float">
            <text:p>195.802</text:p>
          </table:table-cell>
          <table:table-cell office:value-type="float" office:value="14.0521" calcext:value-type="float">
            <text:p>14.0521</text:p>
          </table:table-cell>
          <table:table-cell table:formula="of:=[.B198]/[.$B$2]" office:value-type="float" office:value="0.895072423149929" calcext:value-type="float">
            <text:p>0.895072423149929</text:p>
          </table:table-cell>
          <table:table-cell table:formula="of:=-LN([.C198])" office:value-type="float" office:value="0.110850644260514" calcext:value-type="float">
            <text:p>0.110850644260514</text:p>
          </table:table-cell>
        </table:table-row>
        <table:table-row table:style-name="ro1">
          <table:table-cell office:value-type="float" office:value="196.801" calcext:value-type="float">
            <text:p>196.801</text:p>
          </table:table-cell>
          <table:table-cell office:value-type="float" office:value="14.0454" calcext:value-type="float">
            <text:p>14.0454</text:p>
          </table:table-cell>
          <table:table-cell table:formula="of:=[.B199]/[.$B$2]" office:value-type="float" office:value="0.894645655247971" calcext:value-type="float">
            <text:p>0.894645655247971</text:p>
          </table:table-cell>
          <table:table-cell table:formula="of:=-LN([.C199])" office:value-type="float" office:value="0.111327555026738" calcext:value-type="float">
            <text:p>0.111327555026738</text:p>
          </table:table-cell>
        </table:table-row>
        <table:table-row table:style-name="ro1">
          <table:table-cell office:value-type="float" office:value="197.801" calcext:value-type="float">
            <text:p>197.801</text:p>
          </table:table-cell>
          <table:table-cell office:value-type="float" office:value="14.0376" calcext:value-type="float">
            <text:p>14.0376</text:p>
          </table:table-cell>
          <table:table-cell table:formula="of:=[.B200]/[.$B$2]" office:value-type="float" office:value="0.89414882097405" calcext:value-type="float">
            <text:p>0.89414882097405</text:p>
          </table:table-cell>
          <table:table-cell table:formula="of:=-LN([.C200])" office:value-type="float" office:value="0.111883051248693" calcext:value-type="float">
            <text:p>0.111883051248693</text:p>
          </table:table-cell>
        </table:table-row>
        <table:table-row table:style-name="ro1">
          <table:table-cell office:value-type="float" office:value="198.802" calcext:value-type="float">
            <text:p>198.802</text:p>
          </table:table-cell>
          <table:table-cell office:value-type="float" office:value="14.0303" calcext:value-type="float">
            <text:p>14.0303</text:p>
          </table:table-cell>
          <table:table-cell table:formula="of:=[.B201]/[.$B$2]" office:value-type="float" office:value="0.893683835051021" calcext:value-type="float">
            <text:p>0.893683835051021</text:p>
          </table:table-cell>
          <table:table-cell table:formula="of:=-LN([.C201])" office:value-type="float" office:value="0.112403218426472" calcext:value-type="float">
            <text:p>0.112403218426472</text:p>
          </table:table-cell>
        </table:table-row>
        <table:table-row table:style-name="ro1">
          <table:table-cell office:value-type="float" office:value="199.801" calcext:value-type="float">
            <text:p>199.801</text:p>
          </table:table-cell>
          <table:table-cell office:value-type="float" office:value="14.0221" calcext:value-type="float">
            <text:p>14.0221</text:p>
          </table:table-cell>
          <table:table-cell table:formula="of:=[.B202]/[.$B$2]" office:value-type="float" office:value="0.893161522096386" calcext:value-type="float">
            <text:p>0.893161522096386</text:p>
          </table:table-cell>
          <table:table-cell table:formula="of:=-LN([.C202])" office:value-type="float" office:value="0.112987838653872" calcext:value-type="float">
            <text:p>0.112987838653872</text:p>
          </table:table-cell>
        </table:table-row>
        <table:table-row table:style-name="ro1">
          <table:table-cell office:value-type="float" office:value="200.801" calcext:value-type="float">
            <text:p>200.801</text:p>
          </table:table-cell>
          <table:table-cell office:value-type="float" office:value="14.0155" calcext:value-type="float">
            <text:p>14.0155</text:p>
          </table:table-cell>
          <table:table-cell table:formula="of:=[.B203]/[.$B$2]" office:value-type="float" office:value="0.892741123864606" calcext:value-type="float">
            <text:p>0.892741123864606</text:p>
          </table:table-cell>
          <table:table-cell table:formula="of:=-LN([.C203])" office:value-type="float" office:value="0.113458635021743" calcext:value-type="float">
            <text:p>0.113458635021743</text:p>
          </table:table-cell>
        </table:table-row>
        <table:table-row table:style-name="ro1">
          <table:table-cell office:value-type="float" office:value="201.801" calcext:value-type="float">
            <text:p>201.801</text:p>
          </table:table-cell>
          <table:table-cell office:value-type="float" office:value="14.0075" calcext:value-type="float">
            <text:p>14.0075</text:p>
          </table:table-cell>
          <table:table-cell table:formula="of:=[.B204]/[.$B$2]" office:value-type="float" office:value="0.892231550250328" calcext:value-type="float">
            <text:p>0.892231550250328</text:p>
          </table:table-cell>
          <table:table-cell table:formula="of:=-LN([.C204])" office:value-type="float" office:value="0.114029594606179" calcext:value-type="float">
            <text:p>0.114029594606179</text:p>
          </table:table-cell>
        </table:table-row>
        <table:table-row table:style-name="ro1">
          <table:table-cell office:value-type="float" office:value="202.801" calcext:value-type="float">
            <text:p>202.801</text:p>
          </table:table-cell>
          <table:table-cell office:value-type="float" office:value="14.0021" calcext:value-type="float">
            <text:p>14.0021</text:p>
          </table:table-cell>
          <table:table-cell table:formula="of:=[.B205]/[.$B$2]" office:value-type="float" office:value="0.89188758806069" calcext:value-type="float">
            <text:p>0.89188758806069</text:p>
          </table:table-cell>
          <table:table-cell table:formula="of:=-LN([.C205])" office:value-type="float" office:value="0.114415176697098" calcext:value-type="float">
            <text:p>0.114415176697098</text:p>
          </table:table-cell>
        </table:table-row>
        <table:table-row table:style-name="ro1">
          <table:table-cell office:value-type="float" office:value="203.802" calcext:value-type="float">
            <text:p>203.802</text:p>
          </table:table-cell>
          <table:table-cell office:value-type="float" office:value="13.9919" calcext:value-type="float">
            <text:p>13.9919</text:p>
          </table:table-cell>
          <table:table-cell table:formula="of:=[.B206]/[.$B$2]" office:value-type="float" office:value="0.891237881702485" calcext:value-type="float">
            <text:p>0.891237881702485</text:p>
          </table:table-cell>
          <table:table-cell table:formula="of:=-LN([.C206])" office:value-type="float" office:value="0.115143904313829" calcext:value-type="float">
            <text:p>0.115143904313829</text:p>
          </table:table-cell>
        </table:table-row>
        <table:table-row table:style-name="ro1">
          <table:table-cell office:value-type="float" office:value="204.802" calcext:value-type="float">
            <text:p>204.802</text:p>
          </table:table-cell>
          <table:table-cell office:value-type="float" office:value="13.9843" calcext:value-type="float">
            <text:p>13.9843</text:p>
          </table:table-cell>
          <table:table-cell table:formula="of:=[.B207]/[.$B$2]" office:value-type="float" office:value="0.890753786768921" calcext:value-type="float">
            <text:p>0.890753786768921</text:p>
          </table:table-cell>
          <table:table-cell table:formula="of:=-LN([.C207])" office:value-type="float" office:value="0.115687223291171" calcext:value-type="float">
            <text:p>0.115687223291171</text:p>
          </table:table-cell>
        </table:table-row>
        <table:table-row table:style-name="ro1">
          <table:table-cell office:value-type="float" office:value="205.801" calcext:value-type="float">
            <text:p>205.801</text:p>
          </table:table-cell>
          <table:table-cell office:value-type="float" office:value="13.9765" calcext:value-type="float">
            <text:p>13.9765</text:p>
          </table:table-cell>
          <table:table-cell table:formula="of:=[.B208]/[.$B$2]" office:value-type="float" office:value="0.890256952495" calcext:value-type="float">
            <text:p>0.890256952495</text:p>
          </table:table-cell>
          <table:table-cell table:formula="of:=-LN([.C208])" office:value-type="float" office:value="0.116245147256318" calcext:value-type="float">
            <text:p>0.116245147256318</text:p>
          </table:table-cell>
        </table:table-row>
        <table:table-row table:style-name="ro1">
          <table:table-cell office:value-type="float" office:value="206.802" calcext:value-type="float">
            <text:p>206.802</text:p>
          </table:table-cell>
          <table:table-cell office:value-type="float" office:value="13.9685" calcext:value-type="float">
            <text:p>13.9685</text:p>
          </table:table-cell>
          <table:table-cell table:formula="of:=[.B209]/[.$B$2]" office:value-type="float" office:value="0.889747378880722" calcext:value-type="float">
            <text:p>0.889747378880722</text:p>
          </table:table-cell>
          <table:table-cell table:formula="of:=-LN([.C209])" office:value-type="float" office:value="0.116817700501517" calcext:value-type="float">
            <text:p>0.116817700501517</text:p>
          </table:table-cell>
        </table:table-row>
        <table:table-row table:style-name="ro1">
          <table:table-cell office:value-type="float" office:value="207.801" calcext:value-type="float">
            <text:p>207.801</text:p>
          </table:table-cell>
          <table:table-cell office:value-type="float" office:value="13.9623" calcext:value-type="float">
            <text:p>13.9623</text:p>
          </table:table-cell>
          <table:table-cell table:formula="of:=[.B210]/[.$B$2]" office:value-type="float" office:value="0.889352459329656" calcext:value-type="float">
            <text:p>0.889352459329656</text:p>
          </table:table-cell>
          <table:table-cell table:formula="of:=-LN([.C210])" office:value-type="float" office:value="0.117261654853117" calcext:value-type="float">
            <text:p>0.117261654853117</text:p>
          </table:table-cell>
        </table:table-row>
        <table:table-row table:style-name="ro1">
          <table:table-cell office:value-type="float" office:value="208.801" calcext:value-type="float">
            <text:p>208.801</text:p>
          </table:table-cell>
          <table:table-cell office:value-type="float" office:value="13.9537" calcext:value-type="float">
            <text:p>13.9537</text:p>
          </table:table-cell>
          <table:table-cell table:formula="of:=[.B211]/[.$B$2]" office:value-type="float" office:value="0.888804667694307" calcext:value-type="float">
            <text:p>0.888804667694307</text:p>
          </table:table-cell>
          <table:table-cell table:formula="of:=-LN([.C211])" office:value-type="float" office:value="0.117877788989244" calcext:value-type="float">
            <text:p>0.117877788989244</text:p>
          </table:table-cell>
        </table:table-row>
        <table:table-row table:style-name="ro1">
          <table:table-cell office:value-type="float" office:value="209.801" calcext:value-type="float">
            <text:p>209.801</text:p>
          </table:table-cell>
          <table:table-cell office:value-type="float" office:value="13.9461" calcext:value-type="float">
            <text:p>13.9461</text:p>
          </table:table-cell>
          <table:table-cell table:formula="of:=[.B212]/[.$B$2]" office:value-type="float" office:value="0.888320572760742" calcext:value-type="float">
            <text:p>0.888320572760742</text:p>
          </table:table-cell>
          <table:table-cell table:formula="of:=-LN([.C212])" office:value-type="float" office:value="0.118422595775528" calcext:value-type="float">
            <text:p>0.118422595775528</text:p>
          </table:table-cell>
        </table:table-row>
        <table:table-row table:style-name="ro1">
          <table:table-cell office:value-type="float" office:value="210.802" calcext:value-type="float">
            <text:p>210.802</text:p>
          </table:table-cell>
          <table:table-cell office:value-type="float" office:value="13.9379" calcext:value-type="float">
            <text:p>13.9379</text:p>
          </table:table-cell>
          <table:table-cell table:formula="of:=[.B213]/[.$B$2]" office:value-type="float" office:value="0.887798259806107" calcext:value-type="float">
            <text:p>0.887798259806107</text:p>
          </table:table-cell>
          <table:table-cell table:formula="of:=-LN([.C213])" office:value-type="float" office:value="0.119010746703399" calcext:value-type="float">
            <text:p>0.119010746703399</text:p>
          </table:table-cell>
        </table:table-row>
        <table:table-row table:style-name="ro1">
          <table:table-cell office:value-type="float" office:value="211.801" calcext:value-type="float">
            <text:p>211.801</text:p>
          </table:table-cell>
          <table:table-cell office:value-type="float" office:value="13.9301" calcext:value-type="float">
            <text:p>13.9301</text:p>
          </table:table-cell>
          <table:table-cell table:formula="of:=[.B214]/[.$B$2]" office:value-type="float" office:value="0.887301425532186" calcext:value-type="float">
            <text:p>0.887301425532186</text:p>
          </table:table-cell>
          <table:table-cell table:formula="of:=-LN([.C214])" office:value-type="float" office:value="0.119570528546637" calcext:value-type="float">
            <text:p>0.119570528546637</text:p>
          </table:table-cell>
        </table:table-row>
        <table:table-row table:style-name="ro1">
          <table:table-cell office:value-type="float" office:value="212.802" calcext:value-type="float">
            <text:p>212.802</text:p>
          </table:table-cell>
          <table:table-cell office:value-type="float" office:value="13.9227" calcext:value-type="float">
            <text:p>13.9227</text:p>
          </table:table-cell>
          <table:table-cell table:formula="of:=[.B215]/[.$B$2]" office:value-type="float" office:value="0.886830069938979" calcext:value-type="float">
            <text:p>0.886830069938979</text:p>
          </table:table-cell>
          <table:table-cell table:formula="of:=-LN([.C215])" office:value-type="float" office:value="0.120101893448845" calcext:value-type="float">
            <text:p>0.120101893448845</text:p>
          </table:table-cell>
        </table:table-row>
        <table:table-row table:style-name="ro1">
          <table:table-cell office:value-type="float" office:value="213.801" calcext:value-type="float">
            <text:p>213.801</text:p>
          </table:table-cell>
          <table:table-cell office:value-type="float" office:value="13.9149" calcext:value-type="float">
            <text:p>13.9149</text:p>
          </table:table-cell>
          <table:table-cell table:formula="of:=[.B216]/[.$B$2]" office:value-type="float" office:value="0.886333235665057" calcext:value-type="float">
            <text:p>0.886333235665057</text:p>
          </table:table-cell>
          <table:table-cell table:formula="of:=-LN([.C216])" office:value-type="float" office:value="0.12066228660085" calcext:value-type="float">
            <text:p>0.12066228660085</text:p>
          </table:table-cell>
        </table:table-row>
        <table:table-row table:style-name="ro1">
          <table:table-cell office:value-type="float" office:value="214.802" calcext:value-type="float">
            <text:p>214.802</text:p>
          </table:table-cell>
          <table:table-cell office:value-type="float" office:value="13.9074" calcext:value-type="float">
            <text:p>13.9074</text:p>
          </table:table-cell>
          <table:table-cell table:formula="of:=[.B217]/[.$B$2]" office:value-type="float" office:value="0.885855510401671" calcext:value-type="float">
            <text:p>0.885855510401671</text:p>
          </table:table-cell>
          <table:table-cell table:formula="of:=-LN([.C217])" office:value-type="float" office:value="0.121201422486932" calcext:value-type="float">
            <text:p>0.121201422486932</text:p>
          </table:table-cell>
        </table:table-row>
        <table:table-row table:style-name="ro1">
          <table:table-cell office:value-type="float" office:value="215.801" calcext:value-type="float">
            <text:p>215.801</text:p>
          </table:table-cell>
          <table:table-cell office:value-type="float" office:value="13.899" calcext:value-type="float">
            <text:p>13.899</text:p>
          </table:table-cell>
          <table:table-cell table:formula="of:=[.B218]/[.$B$2]" office:value-type="float" office:value="0.885320458106679" calcext:value-type="float">
            <text:p>0.885320458106679</text:p>
          </table:table-cell>
          <table:table-cell table:formula="of:=-LN([.C218])" office:value-type="float" office:value="0.121805599960861" calcext:value-type="float">
            <text:p>0.121805599960861</text:p>
          </table:table-cell>
        </table:table-row>
        <table:table-row table:style-name="ro1">
          <table:table-cell office:value-type="float" office:value="216.801" calcext:value-type="float">
            <text:p>216.801</text:p>
          </table:table-cell>
          <table:table-cell office:value-type="float" office:value="13.8903" calcext:value-type="float">
            <text:p>13.8903</text:p>
          </table:table-cell>
          <table:table-cell table:formula="of:=[.B219]/[.$B$2]" office:value-type="float" office:value="0.884766296801152" calcext:value-type="float">
            <text:p>0.884766296801152</text:p>
          </table:table-cell>
          <table:table-cell table:formula="of:=-LN([.C219])" office:value-type="float" office:value="0.12243174025833" calcext:value-type="float">
            <text:p>0.12243174025833</text:p>
          </table:table-cell>
        </table:table-row>
        <table:table-row table:style-name="ro1">
          <table:table-cell office:value-type="float" office:value="217.801" calcext:value-type="float">
            <text:p>217.801</text:p>
          </table:table-cell>
          <table:table-cell office:value-type="float" office:value="13.8825" calcext:value-type="float">
            <text:p>13.8825</text:p>
          </table:table-cell>
          <table:table-cell table:formula="of:=[.B220]/[.$B$2]" office:value-type="float" office:value="0.88426946252723" calcext:value-type="float">
            <text:p>0.88426946252723</text:p>
          </table:table-cell>
          <table:table-cell table:formula="of:=-LN([.C220])" office:value-type="float" office:value="0.122993440929856" calcext:value-type="float">
            <text:p>0.122993440929856</text:p>
          </table:table-cell>
        </table:table-row>
        <table:table-row table:style-name="ro1">
          <table:table-cell office:value-type="float" office:value="218.802" calcext:value-type="float">
            <text:p>218.802</text:p>
          </table:table-cell>
          <table:table-cell office:value-type="float" office:value="13.8747" calcext:value-type="float">
            <text:p>13.8747</text:p>
          </table:table-cell>
          <table:table-cell table:formula="of:=[.B221]/[.$B$2]" office:value-type="float" office:value="0.883772628253309" calcext:value-type="float">
            <text:p>0.883772628253309</text:p>
          </table:table-cell>
          <table:table-cell table:formula="of:=-LN([.C221])" office:value-type="float" office:value="0.123555457286356" calcext:value-type="float">
            <text:p>0.123555457286356</text:p>
          </table:table-cell>
        </table:table-row>
        <table:table-row table:style-name="ro1">
          <table:table-cell office:value-type="float" office:value="219.802" calcext:value-type="float">
            <text:p>219.802</text:p>
          </table:table-cell>
          <table:table-cell office:value-type="float" office:value="13.8673" calcext:value-type="float">
            <text:p>13.8673</text:p>
          </table:table-cell>
          <table:table-cell table:formula="of:=[.B222]/[.$B$2]" office:value-type="float" office:value="0.883301272660102" calcext:value-type="float">
            <text:p>0.883301272660102</text:p>
          </table:table-cell>
          <table:table-cell table:formula="of:=-LN([.C222])" office:value-type="float" office:value="0.124088944430434" calcext:value-type="float">
            <text:p>0.124088944430434</text:p>
          </table:table-cell>
        </table:table-row>
        <table:table-row table:style-name="ro1">
          <table:table-cell office:value-type="float" office:value="220.801" calcext:value-type="float">
            <text:p>220.801</text:p>
          </table:table-cell>
          <table:table-cell office:value-type="float" office:value="13.859" calcext:value-type="float">
            <text:p>13.859</text:p>
          </table:table-cell>
          <table:table-cell table:formula="of:=[.B223]/[.$B$2]" office:value-type="float" office:value="0.882772590035288" calcext:value-type="float">
            <text:p>0.882772590035288</text:p>
          </table:table-cell>
          <table:table-cell table:formula="of:=-LN([.C223])" office:value-type="float" office:value="0.124687653976816" calcext:value-type="float">
            <text:p>0.124687653976816</text:p>
          </table:table-cell>
        </table:table-row>
        <table:table-row table:style-name="ro1">
          <table:table-cell office:value-type="float" office:value="221.802" calcext:value-type="float">
            <text:p>221.802</text:p>
          </table:table-cell>
          <table:table-cell office:value-type="float" office:value="13.8515" calcext:value-type="float">
            <text:p>13.8515</text:p>
          </table:table-cell>
          <table:table-cell table:formula="of:=[.B224]/[.$B$2]" office:value-type="float" office:value="0.882294864771902" calcext:value-type="float">
            <text:p>0.882294864771902</text:p>
          </table:table-cell>
          <table:table-cell table:formula="of:=-LN([.C224])" office:value-type="float" office:value="0.12522896504541" calcext:value-type="float">
            <text:p>0.12522896504541</text:p>
          </table:table-cell>
        </table:table-row>
        <table:table-row table:style-name="ro1">
          <table:table-cell office:value-type="float" office:value="222.801" calcext:value-type="float">
            <text:p>222.801</text:p>
          </table:table-cell>
          <table:table-cell office:value-type="float" office:value="13.8432" calcext:value-type="float">
            <text:p>13.8432</text:p>
          </table:table-cell>
          <table:table-cell table:formula="of:=[.B225]/[.$B$2]" office:value-type="float" office:value="0.881766182147088" calcext:value-type="float">
            <text:p>0.881766182147088</text:p>
          </table:table-cell>
          <table:table-cell table:formula="of:=-LN([.C225])" office:value-type="float" office:value="0.125828357726934" calcext:value-type="float">
            <text:p>0.125828357726934</text:p>
          </table:table-cell>
        </table:table-row>
        <table:table-row table:style-name="ro1">
          <table:table-cell office:value-type="float" office:value="223.802" calcext:value-type="float">
            <text:p>223.802</text:p>
          </table:table-cell>
          <table:table-cell office:value-type="float" office:value="13.8352" calcext:value-type="float">
            <text:p>13.8352</text:p>
          </table:table-cell>
          <table:table-cell table:formula="of:=[.B226]/[.$B$2]" office:value-type="float" office:value="0.88125660853281" calcext:value-type="float">
            <text:p>0.88125660853281</text:p>
          </table:table-cell>
          <table:table-cell table:formula="of:=-LN([.C226])" office:value-type="float" office:value="0.126406425839453" calcext:value-type="float">
            <text:p>0.126406425839453</text:p>
          </table:table-cell>
        </table:table-row>
        <table:table-row table:style-name="ro1">
          <table:table-cell office:value-type="float" office:value="224.801" calcext:value-type="float">
            <text:p>224.801</text:p>
          </table:table-cell>
          <table:table-cell office:value-type="float" office:value="13.8274" calcext:value-type="float">
            <text:p>13.8274</text:p>
          </table:table-cell>
          <table:table-cell table:formula="of:=[.B227]/[.$B$2]" office:value-type="float" office:value="0.880759774258889" calcext:value-type="float">
            <text:p>0.880759774258889</text:p>
          </table:table-cell>
          <table:table-cell table:formula="of:=-LN([.C227])" office:value-type="float" office:value="0.126970364168223" calcext:value-type="float">
            <text:p>0.126970364168223</text:p>
          </table:table-cell>
        </table:table-row>
        <table:table-row table:style-name="ro1">
          <table:table-cell office:value-type="float" office:value="225.802" calcext:value-type="float">
            <text:p>225.802</text:p>
          </table:table-cell>
          <table:table-cell office:value-type="float" office:value="13.8189" calcext:value-type="float">
            <text:p>13.8189</text:p>
          </table:table-cell>
          <table:table-cell table:formula="of:=[.B228]/[.$B$2]" office:value-type="float" office:value="0.880218352293718" calcext:value-type="float">
            <text:p>0.880218352293718</text:p>
          </table:table-cell>
          <table:table-cell table:formula="of:=-LN([.C228])" office:value-type="float" office:value="0.12758527468195" calcext:value-type="float">
            <text:p>0.12758527468195</text:p>
          </table:table-cell>
        </table:table-row>
        <table:table-row table:style-name="ro1">
          <table:table-cell office:value-type="float" office:value="226.801" calcext:value-type="float">
            <text:p>226.801</text:p>
          </table:table-cell>
          <table:table-cell office:value-type="float" office:value="13.811" calcext:value-type="float">
            <text:p>13.811</text:p>
          </table:table-cell>
          <table:table-cell table:formula="of:=[.B229]/[.$B$2]" office:value-type="float" office:value="0.879715148349618" calcext:value-type="float">
            <text:p>0.879715148349618</text:p>
          </table:table-cell>
          <table:table-cell table:formula="of:=-LN([.C229])" office:value-type="float" office:value="0.12815711896769" calcext:value-type="float">
            <text:p>0.12815711896769</text:p>
          </table:table-cell>
        </table:table-row>
        <table:table-row table:style-name="ro1">
          <table:table-cell office:value-type="float" office:value="227.801" calcext:value-type="float">
            <text:p>227.801</text:p>
          </table:table-cell>
          <table:table-cell office:value-type="float" office:value="13.8021" calcext:value-type="float">
            <text:p>13.8021</text:p>
          </table:table-cell>
          <table:table-cell table:formula="of:=[.B230]/[.$B$2]" office:value-type="float" office:value="0.879148247703734" calcext:value-type="float">
            <text:p>0.879148247703734</text:p>
          </table:table-cell>
          <table:table-cell table:formula="of:=-LN([.C230])" office:value-type="float" office:value="0.128801740564555" calcext:value-type="float">
            <text:p>0.128801740564555</text:p>
          </table:table-cell>
        </table:table-row>
        <table:table-row table:style-name="ro1">
          <table:table-cell office:value-type="float" office:value="228.801" calcext:value-type="float">
            <text:p>228.801</text:p>
          </table:table-cell>
          <table:table-cell office:value-type="float" office:value="13.7953" calcext:value-type="float">
            <text:p>13.7953</text:p>
          </table:table-cell>
          <table:table-cell table:formula="of:=[.B231]/[.$B$2]" office:value-type="float" office:value="0.878715110131597" calcext:value-type="float">
            <text:p>0.878715110131597</text:p>
          </table:table-cell>
          <table:table-cell table:formula="of:=-LN([.C231])" office:value-type="float" office:value="0.129294540620909" calcext:value-type="float">
            <text:p>0.129294540620909</text:p>
          </table:table-cell>
        </table:table-row>
        <table:table-row table:style-name="ro1">
          <table:table-cell office:value-type="float" office:value="229.801" calcext:value-type="float">
            <text:p>229.801</text:p>
          </table:table-cell>
          <table:table-cell office:value-type="float" office:value="13.7875" calcext:value-type="float">
            <text:p>13.7875</text:p>
          </table:table-cell>
          <table:table-cell table:formula="of:=[.B232]/[.$B$2]" office:value-type="float" office:value="0.878218275857676" calcext:value-type="float">
            <text:p>0.878218275857676</text:p>
          </table:table-cell>
          <table:table-cell table:formula="of:=-LN([.C232])" office:value-type="float" office:value="0.129860110483861" calcext:value-type="float">
            <text:p>0.129860110483861</text:p>
          </table:table-cell>
        </table:table-row>
        <table:table-row table:style-name="ro1">
          <table:table-cell office:value-type="float" office:value="230.802" calcext:value-type="float">
            <text:p>230.802</text:p>
          </table:table-cell>
          <table:table-cell office:value-type="float" office:value="13.7808" calcext:value-type="float">
            <text:p>13.7808</text:p>
          </table:table-cell>
          <table:table-cell table:formula="of:=[.B233]/[.$B$2]" office:value-type="float" office:value="0.877791507955718" calcext:value-type="float">
            <text:p>0.877791507955718</text:p>
          </table:table-cell>
          <table:table-cell table:formula="of:=-LN([.C233])" office:value-type="float" office:value="0.130346176010709" calcext:value-type="float">
            <text:p>0.130346176010709</text:p>
          </table:table-cell>
        </table:table-row>
        <table:table-row table:style-name="ro1">
          <table:table-cell office:value-type="float" office:value="231.802" calcext:value-type="float">
            <text:p>231.802</text:p>
          </table:table-cell>
          <table:table-cell office:value-type="float" office:value="13.7739" calcext:value-type="float">
            <text:p>13.7739</text:p>
          </table:table-cell>
          <table:table-cell table:formula="of:=[.B234]/[.$B$2]" office:value-type="float" office:value="0.877352000713403" calcext:value-type="float">
            <text:p>0.877352000713403</text:p>
          </table:table-cell>
          <table:table-cell table:formula="of:=-LN([.C234])" office:value-type="float" office:value="0.130846998022506" calcext:value-type="float">
            <text:p>0.130846998022506</text:p>
          </table:table-cell>
        </table:table-row>
        <table:table-row table:style-name="ro1">
          <table:table-cell office:value-type="float" office:value="232.802" calcext:value-type="float">
            <text:p>232.802</text:p>
          </table:table-cell>
          <table:table-cell office:value-type="float" office:value="13.7647" calcext:value-type="float">
            <text:p>13.7647</text:p>
          </table:table-cell>
          <table:table-cell table:formula="of:=[.B235]/[.$B$2]" office:value-type="float" office:value="0.876765991056983" calcext:value-type="float">
            <text:p>0.876765991056983</text:p>
          </table:table-cell>
          <table:table-cell table:formula="of:=-LN([.C235])" office:value-type="float" office:value="0.131515151112515" calcext:value-type="float">
            <text:p>0.131515151112515</text:p>
          </table:table-cell>
        </table:table-row>
        <table:table-row table:style-name="ro1">
          <table:table-cell office:value-type="float" office:value="233.801" calcext:value-type="float">
            <text:p>233.801</text:p>
          </table:table-cell>
          <table:table-cell office:value-type="float" office:value="13.7576" calcext:value-type="float">
            <text:p>13.7576</text:p>
          </table:table-cell>
          <table:table-cell table:formula="of:=[.B236]/[.$B$2]" office:value-type="float" office:value="0.876313744474311" calcext:value-type="float">
            <text:p>0.876313744474311</text:p>
          </table:table-cell>
          <table:table-cell table:formula="of:=-LN([.C236])" office:value-type="float" office:value="0.132031096375629" calcext:value-type="float">
            <text:p>0.132031096375629</text:p>
          </table:table-cell>
        </table:table-row>
        <table:table-row table:style-name="ro1">
          <table:table-cell office:value-type="float" office:value="234.801" calcext:value-type="float">
            <text:p>234.801</text:p>
          </table:table-cell>
          <table:table-cell office:value-type="float" office:value="13.7495" calcext:value-type="float">
            <text:p>13.7495</text:p>
          </table:table-cell>
          <table:table-cell table:formula="of:=[.B237]/[.$B$2]" office:value-type="float" office:value="0.875797801189854" calcext:value-type="float">
            <text:p>0.875797801189854</text:p>
          </table:table-cell>
          <table:table-cell table:formula="of:=-LN([.C237])" office:value-type="float" office:value="0.132620035248438" calcext:value-type="float">
            <text:p>0.132620035248438</text:p>
          </table:table-cell>
        </table:table-row>
        <table:table-row table:style-name="ro1">
          <table:table-cell office:value-type="float" office:value="235.801" calcext:value-type="float">
            <text:p>235.801</text:p>
          </table:table-cell>
          <table:table-cell office:value-type="float" office:value="13.7416" calcext:value-type="float">
            <text:p>13.7416</text:p>
          </table:table-cell>
          <table:table-cell table:formula="of:=[.B238]/[.$B$2]" office:value-type="float" office:value="0.875294597245755" calcext:value-type="float">
            <text:p>0.875294597245755</text:p>
          </table:table-cell>
          <table:table-cell table:formula="of:=-LN([.C238])" office:value-type="float" office:value="0.133194766722803" calcext:value-type="float">
            <text:p>0.133194766722803</text:p>
          </table:table-cell>
        </table:table-row>
        <table:table-row table:style-name="ro1">
          <table:table-cell office:value-type="float" office:value="236.802" calcext:value-type="float">
            <text:p>236.802</text:p>
          </table:table-cell>
          <table:table-cell office:value-type="float" office:value="13.7339" calcext:value-type="float">
            <text:p>13.7339</text:p>
          </table:table-cell>
          <table:table-cell table:formula="of:=[.B239]/[.$B$2]" office:value-type="float" office:value="0.874804132642012" calcext:value-type="float">
            <text:p>0.874804132642012</text:p>
          </table:table-cell>
          <table:table-cell table:formula="of:=-LN([.C239])" office:value-type="float" office:value="0.133755266091447" calcext:value-type="float">
            <text:p>0.133755266091447</text:p>
          </table:table-cell>
        </table:table-row>
        <table:table-row table:style-name="ro1">
          <table:table-cell office:value-type="float" office:value="237.802" calcext:value-type="float">
            <text:p>237.802</text:p>
          </table:table-cell>
          <table:table-cell office:value-type="float" office:value="13.7249" calcext:value-type="float">
            <text:p>13.7249</text:p>
          </table:table-cell>
          <table:table-cell table:formula="of:=[.B240]/[.$B$2]" office:value-type="float" office:value="0.874230862325949" calcext:value-type="float">
            <text:p>0.874230862325949</text:p>
          </table:table-cell>
          <table:table-cell table:formula="of:=-LN([.C240])" office:value-type="float" office:value="0.134410793668929" calcext:value-type="float">
            <text:p>0.134410793668929</text:p>
          </table:table-cell>
        </table:table-row>
        <table:table-row table:style-name="ro1">
          <table:table-cell office:value-type="float" office:value="238.801" calcext:value-type="float">
            <text:p>238.801</text:p>
          </table:table-cell>
          <table:table-cell office:value-type="float" office:value="13.7174" calcext:value-type="float">
            <text:p>13.7174</text:p>
          </table:table-cell>
          <table:table-cell table:formula="of:=[.B241]/[.$B$2]" office:value-type="float" office:value="0.873753137062563" calcext:value-type="float">
            <text:p>0.873753137062563</text:p>
          </table:table-cell>
          <table:table-cell table:formula="of:=-LN([.C241])" office:value-type="float" office:value="0.134957395097143" calcext:value-type="float">
            <text:p>0.134957395097143</text:p>
          </table:table-cell>
        </table:table-row>
        <table:table-row table:style-name="ro1">
          <table:table-cell office:value-type="float" office:value="239.801" calcext:value-type="float">
            <text:p>239.801</text:p>
          </table:table-cell>
          <table:table-cell office:value-type="float" office:value="13.71" calcext:value-type="float">
            <text:p>13.71</text:p>
          </table:table-cell>
          <table:table-cell table:formula="of:=[.B242]/[.$B$2]" office:value-type="float" office:value="0.873281781469356" calcext:value-type="float">
            <text:p>0.873281781469356</text:p>
          </table:table-cell>
          <table:table-cell table:formula="of:=-LN([.C242])" office:value-type="float" office:value="0.135497001489258" calcext:value-type="float">
            <text:p>0.135497001489258</text:p>
          </table:table-cell>
        </table:table-row>
        <table:table-row table:style-name="ro1">
          <table:table-cell office:value-type="float" office:value="240.802" calcext:value-type="float">
            <text:p>240.802</text:p>
          </table:table-cell>
          <table:table-cell office:value-type="float" office:value="13.7027" calcext:value-type="float">
            <text:p>13.7027</text:p>
          </table:table-cell>
          <table:table-cell table:formula="of:=[.B243]/[.$B$2]" office:value-type="float" office:value="0.872816795546327" calcext:value-type="float">
            <text:p>0.872816795546327</text:p>
          </table:table-cell>
          <table:table-cell table:formula="of:=-LN([.C243])" office:value-type="float" office:value="0.136029601355201" calcext:value-type="float">
            <text:p>0.136029601355201</text:p>
          </table:table-cell>
        </table:table-row>
        <table:table-row table:style-name="ro1">
          <table:table-cell office:value-type="float" office:value="241.802" calcext:value-type="float">
            <text:p>241.802</text:p>
          </table:table-cell>
          <table:table-cell office:value-type="float" office:value="13.6936" calcext:value-type="float">
            <text:p>13.6936</text:p>
          </table:table-cell>
          <table:table-cell table:formula="of:=[.B244]/[.$B$2]" office:value-type="float" office:value="0.872237155560085" calcext:value-type="float">
            <text:p>0.872237155560085</text:p>
          </table:table-cell>
          <table:table-cell table:formula="of:=-LN([.C244])" office:value-type="float" office:value="0.136693924664164" calcext:value-type="float">
            <text:p>0.136693924664164</text:p>
          </table:table-cell>
        </table:table-row>
        <table:table-row table:style-name="ro1">
          <table:table-cell office:value-type="float" office:value="242.802" calcext:value-type="float">
            <text:p>242.802</text:p>
          </table:table-cell>
          <table:table-cell office:value-type="float" office:value="13.6875" calcext:value-type="float">
            <text:p>13.6875</text:p>
          </table:table-cell>
          <table:table-cell table:formula="of:=[.B245]/[.$B$2]" office:value-type="float" office:value="0.871848605679198" calcext:value-type="float">
            <text:p>0.871848605679198</text:p>
          </table:table-cell>
          <table:table-cell table:formula="of:=-LN([.C245])" office:value-type="float" office:value="0.137139487486762" calcext:value-type="float">
            <text:p>0.137139487486762</text:p>
          </table:table-cell>
        </table:table-row>
        <table:table-row table:style-name="ro1">
          <table:table-cell office:value-type="float" office:value="243.801" calcext:value-type="float">
            <text:p>243.801</text:p>
          </table:table-cell>
          <table:table-cell office:value-type="float" office:value="13.6803" calcext:value-type="float">
            <text:p>13.6803</text:p>
          </table:table-cell>
          <table:table-cell table:formula="of:=[.B246]/[.$B$2]" office:value-type="float" office:value="0.871389989426348" calcext:value-type="float">
            <text:p>0.871389989426348</text:p>
          </table:table-cell>
          <table:table-cell table:formula="of:=-LN([.C246])" office:value-type="float" office:value="0.137665653284971" calcext:value-type="float">
            <text:p>0.137665653284971</text:p>
          </table:table-cell>
        </table:table-row>
        <table:table-row table:style-name="ro1">
          <table:table-cell office:value-type="float" office:value="244.801" calcext:value-type="float">
            <text:p>244.801</text:p>
          </table:table-cell>
          <table:table-cell office:value-type="float" office:value="13.6728" calcext:value-type="float">
            <text:p>13.6728</text:p>
          </table:table-cell>
          <table:table-cell table:formula="of:=[.B247]/[.$B$2]" office:value-type="float" office:value="0.870912264162962" calcext:value-type="float">
            <text:p>0.870912264162962</text:p>
          </table:table-cell>
          <table:table-cell table:formula="of:=-LN([.C247])" office:value-type="float" office:value="0.138214037211323" calcext:value-type="float">
            <text:p>0.138214037211323</text:p>
          </table:table-cell>
        </table:table-row>
        <table:table-row table:style-name="ro1">
          <table:table-cell office:value-type="float" office:value="245.801" calcext:value-type="float">
            <text:p>245.801</text:p>
          </table:table-cell>
          <table:table-cell office:value-type="float" office:value="13.6657" calcext:value-type="float">
            <text:p>13.6657</text:p>
          </table:table-cell>
          <table:table-cell table:formula="of:=[.B248]/[.$B$2]" office:value-type="float" office:value="0.87046001758029" calcext:value-type="float">
            <text:p>0.87046001758029</text:p>
          </table:table-cell>
          <table:table-cell table:formula="of:=-LN([.C248])" office:value-type="float" office:value="0.138733451236206" calcext:value-type="float">
            <text:p>0.138733451236206</text:p>
          </table:table-cell>
        </table:table-row>
        <table:table-row table:style-name="ro1">
          <table:table-cell office:value-type="float" office:value="246.801" calcext:value-type="float">
            <text:p>246.801</text:p>
          </table:table-cell>
          <table:table-cell office:value-type="float" office:value="13.6594" calcext:value-type="float">
            <text:p>13.6594</text:p>
          </table:table-cell>
          <table:table-cell table:formula="of:=[.B249]/[.$B$2]" office:value-type="float" office:value="0.870058728359046" calcext:value-type="float">
            <text:p>0.870058728359046</text:p>
          </table:table-cell>
          <table:table-cell table:formula="of:=-LN([.C249])" office:value-type="float" office:value="0.139194565750819" calcext:value-type="float">
            <text:p>0.139194565750819</text:p>
          </table:table-cell>
        </table:table-row>
        <table:table-row table:style-name="ro1">
          <table:table-cell office:value-type="float" office:value="247.801" calcext:value-type="float">
            <text:p>247.801</text:p>
          </table:table-cell>
          <table:table-cell office:value-type="float" office:value="13.6514" calcext:value-type="float">
            <text:p>13.6514</text:p>
          </table:table-cell>
          <table:table-cell table:formula="of:=[.B250]/[.$B$2]" office:value-type="float" office:value="0.869549154744767" calcext:value-type="float">
            <text:p>0.869549154744767</text:p>
          </table:table-cell>
          <table:table-cell table:formula="of:=-LN([.C250])" office:value-type="float" office:value="0.139780414589287" calcext:value-type="float">
            <text:p>0.139780414589287</text:p>
          </table:table-cell>
        </table:table-row>
        <table:table-row table:style-name="ro1">
          <table:table-cell office:value-type="float" office:value="248.802" calcext:value-type="float">
            <text:p>248.802</text:p>
          </table:table-cell>
          <table:table-cell office:value-type="float" office:value="13.6449" calcext:value-type="float">
            <text:p>13.6449</text:p>
          </table:table-cell>
          <table:table-cell table:formula="of:=[.B251]/[.$B$2]" office:value-type="float" office:value="0.869135126183166" calcext:value-type="float">
            <text:p>0.869135126183166</text:p>
          </table:table-cell>
          <table:table-cell table:formula="of:=-LN([.C251])" office:value-type="float" office:value="0.140256669621863" calcext:value-type="float">
            <text:p>0.140256669621863</text:p>
          </table:table-cell>
        </table:table-row>
        <table:table-row table:style-name="ro1">
          <table:table-cell office:value-type="float" office:value="249.801" calcext:value-type="float">
            <text:p>249.801</text:p>
          </table:table-cell>
          <table:table-cell office:value-type="float" office:value="13.6382" calcext:value-type="float">
            <text:p>13.6382</text:p>
          </table:table-cell>
          <table:table-cell table:formula="of:=[.B252]/[.$B$2]" office:value-type="float" office:value="0.868708358281208" calcext:value-type="float">
            <text:p>0.868708358281208</text:p>
          </table:table-cell>
          <table:table-cell table:formula="of:=-LN([.C252])" office:value-type="float" office:value="0.140747816165671" calcext:value-type="float">
            <text:p>0.140747816165671</text:p>
          </table:table-cell>
        </table:table-row>
        <table:table-row table:style-name="ro1">
          <table:table-cell office:value-type="float" office:value="250.801" calcext:value-type="float">
            <text:p>250.801</text:p>
          </table:table-cell>
          <table:table-cell office:value-type="float" office:value="13.6301" calcext:value-type="float">
            <text:p>13.6301</text:p>
          </table:table-cell>
          <table:table-cell table:formula="of:=[.B253]/[.$B$2]" office:value-type="float" office:value="0.868192414996752" calcext:value-type="float">
            <text:p>0.868192414996752</text:p>
          </table:table-cell>
          <table:table-cell table:formula="of:=-LN([.C253])" office:value-type="float" office:value="0.141341912624801" calcext:value-type="float">
            <text:p>0.141341912624801</text:p>
          </table:table-cell>
        </table:table-row>
        <table:table-row table:style-name="ro1">
          <table:table-cell office:value-type="float" office:value="251.802" calcext:value-type="float">
            <text:p>251.802</text:p>
          </table:table-cell>
          <table:table-cell office:value-type="float" office:value="13.6233" calcext:value-type="float">
            <text:p>13.6233</text:p>
          </table:table-cell>
          <table:table-cell table:formula="of:=[.B254]/[.$B$2]" office:value-type="float" office:value="0.867759277424615" calcext:value-type="float">
            <text:p>0.867759277424615</text:p>
          </table:table-cell>
          <table:table-cell table:formula="of:=-LN([.C254])" office:value-type="float" office:value="0.14184093294088" calcext:value-type="float">
            <text:p>0.14184093294088</text:p>
          </table:table-cell>
        </table:table-row>
        <table:table-row table:style-name="ro1">
          <table:table-cell office:value-type="float" office:value="252.801" calcext:value-type="float">
            <text:p>252.801</text:p>
          </table:table-cell>
          <table:table-cell office:value-type="float" office:value="13.6168" calcext:value-type="float">
            <text:p>13.6168</text:p>
          </table:table-cell>
          <table:table-cell table:formula="of:=[.B255]/[.$B$2]" office:value-type="float" office:value="0.867345248863014" calcext:value-type="float">
            <text:p>0.867345248863014</text:p>
          </table:table-cell>
          <table:table-cell table:formula="of:=-LN([.C255])" office:value-type="float" office:value="0.142318170551855" calcext:value-type="float">
            <text:p>0.142318170551855</text:p>
          </table:table-cell>
        </table:table-row>
        <table:table-row table:style-name="ro1">
          <table:table-cell office:value-type="float" office:value="253.802" calcext:value-type="float">
            <text:p>253.802</text:p>
          </table:table-cell>
          <table:table-cell office:value-type="float" office:value="13.6085" calcext:value-type="float">
            <text:p>13.6085</text:p>
          </table:table-cell>
          <table:table-cell table:formula="of:=[.B256]/[.$B$2]" office:value-type="float" office:value="0.8668165662382" calcext:value-type="float">
            <text:p>0.8668165662382</text:p>
          </table:table-cell>
          <table:table-cell table:formula="of:=-LN([.C256])" office:value-type="float" office:value="0.142927897552633" calcext:value-type="float">
            <text:p>0.142927897552633</text:p>
          </table:table-cell>
        </table:table-row>
        <table:table-row table:style-name="ro1">
          <table:table-cell office:value-type="float" office:value="254.801" calcext:value-type="float">
            <text:p>254.801</text:p>
          </table:table-cell>
          <table:table-cell office:value-type="float" office:value="13.6017" calcext:value-type="float">
            <text:p>13.6017</text:p>
          </table:table-cell>
          <table:table-cell table:formula="of:=[.B257]/[.$B$2]" office:value-type="float" office:value="0.866383428666064" calcext:value-type="float">
            <text:p>0.866383428666064</text:p>
          </table:table-cell>
          <table:table-cell table:formula="of:=-LN([.C257])" office:value-type="float" office:value="0.143427710133324" calcext:value-type="float">
            <text:p>0.143427710133324</text:p>
          </table:table-cell>
        </table:table-row>
        <table:table-row table:style-name="ro1">
          <table:table-cell office:value-type="float" office:value="255.801" calcext:value-type="float">
            <text:p>255.801</text:p>
          </table:table-cell>
          <table:table-cell office:value-type="float" office:value="13.5942" calcext:value-type="float">
            <text:p>13.5942</text:p>
          </table:table-cell>
          <table:table-cell table:formula="of:=[.B258]/[.$B$2]" office:value-type="float" office:value="0.865905703402678" calcext:value-type="float">
            <text:p>0.865905703402678</text:p>
          </table:table-cell>
          <table:table-cell table:formula="of:=-LN([.C258])" office:value-type="float" office:value="0.143979263874155" calcext:value-type="float">
            <text:p>0.143979263874155</text:p>
          </table:table-cell>
        </table:table-row>
        <table:table-row table:style-name="ro1">
          <table:table-cell office:value-type="float" office:value="256.801" calcext:value-type="float">
            <text:p>256.801</text:p>
          </table:table-cell>
          <table:table-cell office:value-type="float" office:value="13.5875" calcext:value-type="float">
            <text:p>13.5875</text:p>
          </table:table-cell>
          <table:table-cell table:formula="of:=[.B259]/[.$B$2]" office:value-type="float" office:value="0.86547893550072" calcext:value-type="float">
            <text:p>0.86547893550072</text:p>
          </table:table-cell>
          <table:table-cell table:formula="of:=-LN([.C259])" office:value-type="float" office:value="0.144472242616154" calcext:value-type="float">
            <text:p>0.144472242616154</text:p>
          </table:table-cell>
        </table:table-row>
        <table:table-row table:style-name="ro1">
          <table:table-cell office:value-type="float" office:value="257.802" calcext:value-type="float">
            <text:p>257.802</text:p>
          </table:table-cell>
          <table:table-cell office:value-type="float" office:value="13.58" calcext:value-type="float">
            <text:p>13.58</text:p>
          </table:table-cell>
          <table:table-cell table:formula="of:=[.B260]/[.$B$2]" office:value-type="float" office:value="0.865001210237334" calcext:value-type="float">
            <text:p>0.865001210237334</text:p>
          </table:table-cell>
          <table:table-cell table:formula="of:=-LN([.C260])" office:value-type="float" office:value="0.145024372932931" calcext:value-type="float">
            <text:p>0.145024372932931</text:p>
          </table:table-cell>
        </table:table-row>
        <table:table-row table:style-name="ro1">
          <table:table-cell office:value-type="float" office:value="258.801" calcext:value-type="float">
            <text:p>258.801</text:p>
          </table:table-cell>
          <table:table-cell office:value-type="float" office:value="13.5728" calcext:value-type="float">
            <text:p>13.5728</text:p>
          </table:table-cell>
          <table:table-cell table:formula="of:=[.B261]/[.$B$2]" office:value-type="float" office:value="0.864542593984484" calcext:value-type="float">
            <text:p>0.864542593984484</text:p>
          </table:table-cell>
          <table:table-cell table:formula="of:=-LN([.C261])" office:value-type="float" office:value="0.145554704992148" calcext:value-type="float">
            <text:p>0.145554704992148</text:p>
          </table:table-cell>
        </table:table-row>
        <table:table-row table:style-name="ro1">
          <table:table-cell office:value-type="float" office:value="259.802" calcext:value-type="float">
            <text:p>259.802</text:p>
          </table:table-cell>
          <table:table-cell office:value-type="float" office:value="13.5657" calcext:value-type="float">
            <text:p>13.5657</text:p>
          </table:table-cell>
          <table:table-cell table:formula="of:=[.B262]/[.$B$2]" office:value-type="float" office:value="0.864090347401812" calcext:value-type="float">
            <text:p>0.864090347401812</text:p>
          </table:table-cell>
          <table:table-cell table:formula="of:=-LN([.C262])" office:value-type="float" office:value="0.146077946892916" calcext:value-type="float">
            <text:p>0.146077946892916</text:p>
          </table:table-cell>
        </table:table-row>
        <table:table-row table:style-name="ro1">
          <table:table-cell office:value-type="float" office:value="260.801" calcext:value-type="float">
            <text:p>260.801</text:p>
          </table:table-cell>
          <table:table-cell office:value-type="float" office:value="13.5584" calcext:value-type="float">
            <text:p>13.5584</text:p>
          </table:table-cell>
          <table:table-cell table:formula="of:=[.B263]/[.$B$2]" office:value-type="float" office:value="0.863625361478783" calcext:value-type="float">
            <text:p>0.863625361478783</text:p>
          </table:table-cell>
          <table:table-cell table:formula="of:=-LN([.C263])" office:value-type="float" office:value="0.146616213613378" calcext:value-type="float">
            <text:p>0.146616213613378</text:p>
          </table:table-cell>
        </table:table-row>
        <table:table-row table:style-name="ro1">
          <table:table-cell office:value-type="float" office:value="261.801" calcext:value-type="float">
            <text:p>261.801</text:p>
          </table:table-cell>
          <table:table-cell office:value-type="float" office:value="13.5518" calcext:value-type="float">
            <text:p>13.5518</text:p>
          </table:table-cell>
          <table:table-cell table:formula="of:=[.B264]/[.$B$2]" office:value-type="float" office:value="0.863204963247003" calcext:value-type="float">
            <text:p>0.863204963247003</text:p>
          </table:table-cell>
          <table:table-cell table:formula="of:=-LN([.C264])" office:value-type="float" office:value="0.147103115231986" calcext:value-type="float">
            <text:p>0.147103115231986</text:p>
          </table:table-cell>
        </table:table-row>
        <table:table-row table:style-name="ro1">
          <table:table-cell office:value-type="float" office:value="262.802" calcext:value-type="float">
            <text:p>262.802</text:p>
          </table:table-cell>
          <table:table-cell office:value-type="float" office:value="13.5435" calcext:value-type="float">
            <text:p>13.5435</text:p>
          </table:table-cell>
          <table:table-cell table:formula="of:=[.B265]/[.$B$2]" office:value-type="float" office:value="0.862676280622189" calcext:value-type="float">
            <text:p>0.862676280622189</text:p>
          </table:table-cell>
          <table:table-cell table:formula="of:=-LN([.C265])" office:value-type="float" office:value="0.147715767629975" calcext:value-type="float">
            <text:p>0.147715767629975</text:p>
          </table:table-cell>
        </table:table-row>
        <table:table-row table:style-name="ro1">
          <table:table-cell office:value-type="float" office:value="263.801" calcext:value-type="float">
            <text:p>263.801</text:p>
          </table:table-cell>
          <table:table-cell office:value-type="float" office:value="13.5373" calcext:value-type="float">
            <text:p>13.5373</text:p>
          </table:table-cell>
          <table:table-cell table:formula="of:=[.B266]/[.$B$2]" office:value-type="float" office:value="0.862281361071124" calcext:value-type="float">
            <text:p>0.862281361071124</text:p>
          </table:table-cell>
          <table:table-cell table:formula="of:=-LN([.C266])" office:value-type="float" office:value="0.148173656622052" calcext:value-type="float">
            <text:p>0.148173656622052</text:p>
          </table:table-cell>
        </table:table-row>
        <table:table-row table:style-name="ro1">
          <table:table-cell office:value-type="float" office:value="264.802" calcext:value-type="float">
            <text:p>264.802</text:p>
          </table:table-cell>
          <table:table-cell office:value-type="float" office:value="13.5298" calcext:value-type="float">
            <text:p>13.5298</text:p>
          </table:table-cell>
          <table:table-cell table:formula="of:=[.B267]/[.$B$2]" office:value-type="float" office:value="0.861803635807738" calcext:value-type="float">
            <text:p>0.861803635807738</text:p>
          </table:table-cell>
          <table:table-cell table:formula="of:=-LN([.C267])" office:value-type="float" office:value="0.148727834956041" calcext:value-type="float">
            <text:p>0.148727834956041</text:p>
          </table:table-cell>
        </table:table-row>
        <table:table-row table:style-name="ro1">
          <table:table-cell office:value-type="float" office:value="265.801" calcext:value-type="float">
            <text:p>265.801</text:p>
          </table:table-cell>
          <table:table-cell office:value-type="float" office:value="13.5219" calcext:value-type="float">
            <text:p>13.5219</text:p>
          </table:table-cell>
          <table:table-cell table:formula="of:=[.B268]/[.$B$2]" office:value-type="float" office:value="0.861300431863638" calcext:value-type="float">
            <text:p>0.861300431863638</text:p>
          </table:table-cell>
          <table:table-cell table:formula="of:=-LN([.C268])" office:value-type="float" office:value="0.149311901778058" calcext:value-type="float">
            <text:p>0.149311901778058</text:p>
          </table:table-cell>
        </table:table-row>
        <table:table-row table:style-name="ro1">
          <table:table-cell office:value-type="float" office:value="266.802" calcext:value-type="float">
            <text:p>266.802</text:p>
          </table:table-cell>
          <table:table-cell office:value-type="float" office:value="13.5144" calcext:value-type="float">
            <text:p>13.5144</text:p>
          </table:table-cell>
          <table:table-cell table:formula="of:=[.B269]/[.$B$2]" office:value-type="float" office:value="0.860822706600252" calcext:value-type="float">
            <text:p>0.860822706600252</text:p>
          </table:table-cell>
          <table:table-cell table:formula="of:=-LN([.C269])" office:value-type="float" office:value="0.1498667114371" calcext:value-type="float">
            <text:p>0.1498667114371</text:p>
          </table:table-cell>
        </table:table-row>
        <table:table-row table:style-name="ro1">
          <table:table-cell office:value-type="float" office:value="267.801" calcext:value-type="float">
            <text:p>267.801</text:p>
          </table:table-cell>
          <table:table-cell office:value-type="float" office:value="13.508" calcext:value-type="float">
            <text:p>13.508</text:p>
          </table:table-cell>
          <table:table-cell table:formula="of:=[.B270]/[.$B$2]" office:value-type="float" office:value="0.86041504770883" calcext:value-type="float">
            <text:p>0.86041504770883</text:p>
          </table:table-cell>
          <table:table-cell table:formula="of:=-LN([.C270])" office:value-type="float" office:value="0.15034039254016" calcext:value-type="float">
            <text:p>0.15034039254016</text:p>
          </table:table-cell>
        </table:table-row>
        <table:table-row table:style-name="ro1">
          <table:table-cell office:value-type="float" office:value="268.801" calcext:value-type="float">
            <text:p>268.801</text:p>
          </table:table-cell>
          <table:table-cell office:value-type="float" office:value="13.5004" calcext:value-type="float">
            <text:p>13.5004</text:p>
          </table:table-cell>
          <table:table-cell table:formula="of:=[.B271]/[.$B$2]" office:value-type="float" office:value="0.859930952775265" calcext:value-type="float">
            <text:p>0.859930952775265</text:p>
          </table:table-cell>
          <table:table-cell table:formula="of:=-LN([.C271])" office:value-type="float" office:value="0.150903180428417" calcext:value-type="float">
            <text:p>0.150903180428417</text:p>
          </table:table-cell>
        </table:table-row>
        <table:table-row table:style-name="ro1">
          <table:table-cell office:value-type="float" office:value="269.802" calcext:value-type="float">
            <text:p>269.802</text:p>
          </table:table-cell>
          <table:table-cell office:value-type="float" office:value="13.4927" calcext:value-type="float">
            <text:p>13.4927</text:p>
          </table:table-cell>
          <table:table-cell table:formula="of:=[.B272]/[.$B$2]" office:value-type="float" office:value="0.859440488171522" calcext:value-type="float">
            <text:p>0.859440488171522</text:p>
          </table:table-cell>
          <table:table-cell table:formula="of:=-LN([.C272])" office:value-type="float" office:value="0.151473696612839" calcext:value-type="float">
            <text:p>0.151473696612839</text:p>
          </table:table-cell>
        </table:table-row>
        <table:table-row table:style-name="ro1">
          <table:table-cell office:value-type="float" office:value="270.802" calcext:value-type="float">
            <text:p>270.802</text:p>
          </table:table-cell>
          <table:table-cell office:value-type="float" office:value="13.4848" calcext:value-type="float">
            <text:p>13.4848</text:p>
          </table:table-cell>
          <table:table-cell table:formula="of:=[.B273]/[.$B$2]" office:value-type="float" office:value="0.858937284227423" calcext:value-type="float">
            <text:p>0.858937284227423</text:p>
          </table:table-cell>
          <table:table-cell table:formula="of:=-LN([.C273])" office:value-type="float" office:value="0.152059369875803" calcext:value-type="float">
            <text:p>0.152059369875803</text:p>
          </table:table-cell>
        </table:table-row>
        <table:table-row table:style-name="ro1">
          <table:table-cell office:value-type="float" office:value="271.801" calcext:value-type="float">
            <text:p>271.801</text:p>
          </table:table-cell>
          <table:table-cell office:value-type="float" office:value="13.477" calcext:value-type="float">
            <text:p>13.477</text:p>
          </table:table-cell>
          <table:table-cell table:formula="of:=[.B274]/[.$B$2]" office:value-type="float" office:value="0.858440449953501" calcext:value-type="float">
            <text:p>0.858440449953501</text:p>
          </table:table-cell>
          <table:table-cell table:formula="of:=-LN([.C274])" office:value-type="float" office:value="0.152637966276459" calcext:value-type="float">
            <text:p>0.152637966276459</text:p>
          </table:table-cell>
        </table:table-row>
        <table:table-row table:style-name="ro1">
          <table:table-cell office:value-type="float" office:value="272.802" calcext:value-type="float">
            <text:p>272.802</text:p>
          </table:table-cell>
          <table:table-cell office:value-type="float" office:value="13.4702" calcext:value-type="float">
            <text:p>13.4702</text:p>
          </table:table-cell>
          <table:table-cell table:formula="of:=[.B275]/[.$B$2]" office:value-type="float" office:value="0.858007312381365" calcext:value-type="float">
            <text:p>0.858007312381365</text:p>
          </table:table-cell>
          <table:table-cell table:formula="of:=-LN([.C275])" office:value-type="float" office:value="0.153142656941489" calcext:value-type="float">
            <text:p>0.153142656941489</text:p>
          </table:table-cell>
        </table:table-row>
        <table:table-row table:style-name="ro1">
          <table:table-cell office:value-type="float" office:value="273.801" calcext:value-type="float">
            <text:p>273.801</text:p>
          </table:table-cell>
          <table:table-cell office:value-type="float" office:value="13.4617" calcext:value-type="float">
            <text:p>13.4617</text:p>
          </table:table-cell>
          <table:table-cell table:formula="of:=[.B276]/[.$B$2]" office:value-type="float" office:value="0.857465890416194" calcext:value-type="float">
            <text:p>0.857465890416194</text:p>
          </table:table-cell>
          <table:table-cell table:formula="of:=-LN([.C276])" office:value-type="float" office:value="0.153773878673504" calcext:value-type="float">
            <text:p>0.153773878673504</text:p>
          </table:table-cell>
        </table:table-row>
        <table:table-row table:style-name="ro1">
          <table:table-cell office:value-type="float" office:value="274.802" calcext:value-type="float">
            <text:p>274.802</text:p>
          </table:table-cell>
          <table:table-cell office:value-type="float" office:value="13.4549" calcext:value-type="float">
            <text:p>13.4549</text:p>
          </table:table-cell>
          <table:table-cell table:formula="of:=[.B277]/[.$B$2]" office:value-type="float" office:value="0.857032752844058" calcext:value-type="float">
            <text:p>0.857032752844058</text:p>
          </table:table-cell>
          <table:table-cell table:formula="of:=-LN([.C277])" office:value-type="float" office:value="0.154279143093576" calcext:value-type="float">
            <text:p>0.154279143093576</text:p>
          </table:table-cell>
        </table:table-row>
        <table:table-row table:style-name="ro1">
          <table:table-cell office:value-type="float" office:value="275.801" calcext:value-type="float">
            <text:p>275.801</text:p>
          </table:table-cell>
          <table:table-cell office:value-type="float" office:value="13.4472" calcext:value-type="float">
            <text:p>13.4472</text:p>
          </table:table-cell>
          <table:table-cell table:formula="of:=[.B278]/[.$B$2]" office:value-type="float" office:value="0.856542288240315" calcext:value-type="float">
            <text:p>0.856542288240315</text:p>
          </table:table-cell>
          <table:table-cell table:formula="of:=-LN([.C278])" office:value-type="float" office:value="0.154851589126434" calcext:value-type="float">
            <text:p>0.154851589126434</text:p>
          </table:table-cell>
        </table:table-row>
        <table:table-row table:style-name="ro1">
          <table:table-cell office:value-type="float" office:value="276.802" calcext:value-type="float">
            <text:p>276.802</text:p>
          </table:table-cell>
          <table:table-cell office:value-type="float" office:value="13.4391" calcext:value-type="float">
            <text:p>13.4391</text:p>
          </table:table-cell>
          <table:table-cell table:formula="of:=[.B279]/[.$B$2]" office:value-type="float" office:value="0.856026344955858" calcext:value-type="float">
            <text:p>0.856026344955858</text:p>
          </table:table-cell>
          <table:table-cell table:formula="of:=-LN([.C279])" office:value-type="float" office:value="0.1554541264964" calcext:value-type="float">
            <text:p>0.1554541264964</text:p>
          </table:table-cell>
        </table:table-row>
        <table:table-row table:style-name="ro1">
          <table:table-cell office:value-type="float" office:value="277.801" calcext:value-type="float">
            <text:p>277.801</text:p>
          </table:table-cell>
          <table:table-cell office:value-type="float" office:value="13.4318" calcext:value-type="float">
            <text:p>13.4318</text:p>
          </table:table-cell>
          <table:table-cell table:formula="of:=[.B280]/[.$B$2]" office:value-type="float" office:value="0.855561359032829" calcext:value-type="float">
            <text:p>0.855561359032829</text:p>
          </table:table-cell>
          <table:table-cell table:formula="of:=-LN([.C280])" office:value-type="float" office:value="0.155997465214462" calcext:value-type="float">
            <text:p>0.155997465214462</text:p>
          </table:table-cell>
        </table:table-row>
        <table:table-row table:style-name="ro1">
          <table:table-cell office:value-type="float" office:value="278.802" calcext:value-type="float">
            <text:p>278.802</text:p>
          </table:table-cell>
          <table:table-cell office:value-type="float" office:value="13.4246" calcext:value-type="float">
            <text:p>13.4246</text:p>
          </table:table-cell>
          <table:table-cell table:formula="of:=[.B281]/[.$B$2]" office:value-type="float" office:value="0.855102742779979" calcext:value-type="float">
            <text:p>0.855102742779979</text:p>
          </table:table-cell>
          <table:table-cell table:formula="of:=-LN([.C281])" office:value-type="float" office:value="0.156533650270725" calcext:value-type="float">
            <text:p>0.156533650270725</text:p>
          </table:table-cell>
        </table:table-row>
        <table:table-row table:style-name="ro1">
          <table:table-cell office:value-type="float" office:value="279.801" calcext:value-type="float">
            <text:p>279.801</text:p>
          </table:table-cell>
          <table:table-cell office:value-type="float" office:value="13.4175" calcext:value-type="float">
            <text:p>13.4175</text:p>
          </table:table-cell>
          <table:table-cell table:formula="of:=[.B282]/[.$B$2]" office:value-type="float" office:value="0.854650496197307" calcext:value-type="float">
            <text:p>0.854650496197307</text:p>
          </table:table-cell>
          <table:table-cell table:formula="of:=-LN([.C282])" office:value-type="float" office:value="0.157062669994635" calcext:value-type="float">
            <text:p>0.157062669994635</text:p>
          </table:table-cell>
        </table:table-row>
        <table:table-row table:style-name="ro1">
          <table:table-cell office:value-type="float" office:value="280.802" calcext:value-type="float">
            <text:p>280.802</text:p>
          </table:table-cell>
          <table:table-cell office:value-type="float" office:value="13.4104" calcext:value-type="float">
            <text:p>13.4104</text:p>
          </table:table-cell>
          <table:table-cell table:formula="of:=[.B283]/[.$B$2]" office:value-type="float" office:value="0.854198249614635" calcext:value-type="float">
            <text:p>0.854198249614635</text:p>
          </table:table-cell>
          <table:table-cell table:formula="of:=-LN([.C283])" office:value-type="float" office:value="0.157591969728551" calcext:value-type="float">
            <text:p>0.157591969728551</text:p>
          </table:table-cell>
        </table:table-row>
        <table:table-row table:style-name="ro1">
          <table:table-cell office:value-type="float" office:value="281.801" calcext:value-type="float">
            <text:p>281.801</text:p>
          </table:table-cell>
          <table:table-cell office:value-type="float" office:value="13.4024" calcext:value-type="float">
            <text:p>13.4024</text:p>
          </table:table-cell>
          <table:table-cell table:formula="of:=[.B284]/[.$B$2]" office:value-type="float" office:value="0.853688676000357" calcext:value-type="float">
            <text:p>0.853688676000357</text:p>
          </table:table-cell>
          <table:table-cell table:formula="of:=-LN([.C284])" office:value-type="float" office:value="0.158188699666296" calcext:value-type="float">
            <text:p>0.158188699666296</text:p>
          </table:table-cell>
        </table:table-row>
        <table:table-row table:style-name="ro1">
          <table:table-cell office:value-type="float" office:value="282.802" calcext:value-type="float">
            <text:p>282.802</text:p>
          </table:table-cell>
          <table:table-cell office:value-type="float" office:value="13.3944" calcext:value-type="float">
            <text:p>13.3944</text:p>
          </table:table-cell>
          <table:table-cell table:formula="of:=[.B285]/[.$B$2]" office:value-type="float" office:value="0.853179102386078" calcext:value-type="float">
            <text:p>0.853179102386078</text:p>
          </table:table-cell>
          <table:table-cell table:formula="of:=-LN([.C285])" office:value-type="float" office:value="0.158785785903285" calcext:value-type="float">
            <text:p>0.158785785903285</text:p>
          </table:table-cell>
        </table:table-row>
        <table:table-row table:style-name="ro1">
          <table:table-cell office:value-type="float" office:value="283.801" calcext:value-type="float">
            <text:p>283.801</text:p>
          </table:table-cell>
          <table:table-cell office:value-type="float" office:value="13.3877" calcext:value-type="float">
            <text:p>13.3877</text:p>
          </table:table-cell>
          <table:table-cell table:formula="of:=[.B286]/[.$B$2]" office:value-type="float" office:value="0.852752334484121" calcext:value-type="float">
            <text:p>0.852752334484121</text:p>
          </table:table-cell>
          <table:table-cell table:formula="of:=-LN([.C286])" office:value-type="float" office:value="0.159286120092148" calcext:value-type="float">
            <text:p>0.159286120092148</text:p>
          </table:table-cell>
        </table:table-row>
        <table:table-row table:style-name="ro1">
          <table:table-cell office:value-type="float" office:value="284.802" calcext:value-type="float">
            <text:p>284.802</text:p>
          </table:table-cell>
          <table:table-cell office:value-type="float" office:value="13.3797" calcext:value-type="float">
            <text:p>13.3797</text:p>
          </table:table-cell>
          <table:table-cell table:formula="of:=[.B287]/[.$B$2]" office:value-type="float" office:value="0.852242760869842" calcext:value-type="float">
            <text:p>0.852242760869842</text:p>
          </table:table-cell>
          <table:table-cell table:formula="of:=-LN([.C287])" office:value-type="float" office:value="0.159883862139429" calcext:value-type="float">
            <text:p>0.159883862139429</text:p>
          </table:table-cell>
        </table:table-row>
        <table:table-row table:style-name="ro1">
          <table:table-cell office:value-type="float" office:value="285.801" calcext:value-type="float">
            <text:p>285.801</text:p>
          </table:table-cell>
          <table:table-cell office:value-type="float" office:value="13.3728" calcext:value-type="float">
            <text:p>13.3728</text:p>
          </table:table-cell>
          <table:table-cell table:formula="of:=[.B288]/[.$B$2]" office:value-type="float" office:value="0.851803253627527" calcext:value-type="float">
            <text:p>0.851803253627527</text:p>
          </table:table-cell>
          <table:table-cell table:formula="of:=-LN([.C288])" office:value-type="float" office:value="0.160399701792022" calcext:value-type="float">
            <text:p>0.160399701792022</text:p>
          </table:table-cell>
        </table:table-row>
        <table:table-row table:style-name="ro1">
          <table:table-cell office:value-type="float" office:value="286.802" calcext:value-type="float">
            <text:p>286.802</text:p>
          </table:table-cell>
          <table:table-cell office:value-type="float" office:value="13.365" calcext:value-type="float">
            <text:p>13.365</text:p>
          </table:table-cell>
          <table:table-cell table:formula="of:=[.B289]/[.$B$2]" office:value-type="float" office:value="0.851306419353606" calcext:value-type="float">
            <text:p>0.851306419353606</text:p>
          </table:table-cell>
          <table:table-cell table:formula="of:=-LN([.C289])" office:value-type="float" office:value="0.160983145472599" calcext:value-type="float">
            <text:p>0.160983145472599</text:p>
          </table:table-cell>
        </table:table-row>
        <table:table-row table:style-name="ro1">
          <table:table-cell office:value-type="float" office:value="287.801" calcext:value-type="float">
            <text:p>287.801</text:p>
          </table:table-cell>
          <table:table-cell office:value-type="float" office:value="13.3571" calcext:value-type="float">
            <text:p>13.3571</text:p>
          </table:table-cell>
          <table:table-cell table:formula="of:=[.B290]/[.$B$2]" office:value-type="float" office:value="0.850803215409506" calcext:value-type="float">
            <text:p>0.850803215409506</text:p>
          </table:table-cell>
          <table:table-cell table:formula="of:=-LN([.C290])" office:value-type="float" office:value="0.161574416385451" calcext:value-type="float">
            <text:p>0.161574416385451</text:p>
          </table:table-cell>
        </table:table-row>
        <table:table-row table:style-name="ro1">
          <table:table-cell office:value-type="float" office:value="288.802" calcext:value-type="float">
            <text:p>288.802</text:p>
          </table:table-cell>
          <table:table-cell office:value-type="float" office:value="13.3496" calcext:value-type="float">
            <text:p>13.3496</text:p>
          </table:table-cell>
          <table:table-cell table:formula="of:=[.B291]/[.$B$2]" office:value-type="float" office:value="0.85032549014612" calcext:value-type="float">
            <text:p>0.85032549014612</text:p>
          </table:table-cell>
          <table:table-cell table:formula="of:=-LN([.C291])" office:value-type="float" office:value="0.162136073212925" calcext:value-type="float">
            <text:p>0.162136073212925</text:p>
          </table:table-cell>
        </table:table-row>
        <table:table-row table:style-name="ro1">
          <table:table-cell office:value-type="float" office:value="289.802" calcext:value-type="float">
            <text:p>289.802</text:p>
          </table:table-cell>
          <table:table-cell office:value-type="float" office:value="13.342" calcext:value-type="float">
            <text:p>13.342</text:p>
          </table:table-cell>
          <table:table-cell table:formula="of:=[.B292]/[.$B$2]" office:value-type="float" office:value="0.849841395212556" calcext:value-type="float">
            <text:p>0.849841395212556</text:p>
          </table:table-cell>
          <table:table-cell table:formula="of:=-LN([.C292])" office:value-type="float" office:value="0.162705540776158" calcext:value-type="float">
            <text:p>0.162705540776158</text:p>
          </table:table-cell>
        </table:table-row>
        <table:table-row table:style-name="ro1">
          <table:table-cell office:value-type="float" office:value="290.801" calcext:value-type="float">
            <text:p>290.801</text:p>
          </table:table-cell>
          <table:table-cell office:value-type="float" office:value="13.3345" calcext:value-type="float">
            <text:p>13.3345</text:p>
          </table:table-cell>
          <table:table-cell table:formula="of:=[.B293]/[.$B$2]" office:value-type="float" office:value="0.84936366994917" calcext:value-type="float">
            <text:p>0.84936366994917</text:p>
          </table:table-cell>
          <table:table-cell table:formula="of:=-LN([.C293])" office:value-type="float" office:value="0.163267833445557" calcext:value-type="float">
            <text:p>0.163267833445557</text:p>
          </table:table-cell>
        </table:table-row>
        <table:table-row table:style-name="ro1">
          <table:table-cell office:value-type="float" office:value="291.802" calcext:value-type="float">
            <text:p>291.802</text:p>
          </table:table-cell>
          <table:table-cell office:value-type="float" office:value="13.3278" calcext:value-type="float">
            <text:p>13.3278</text:p>
          </table:table-cell>
          <table:table-cell table:formula="of:=[.B294]/[.$B$2]" office:value-type="float" office:value="0.848936902047212" calcext:value-type="float">
            <text:p>0.848936902047212</text:p>
          </table:table-cell>
          <table:table-cell table:formula="of:=-LN([.C294])" office:value-type="float" office:value="0.163770415753987" calcext:value-type="float">
            <text:p>0.163770415753987</text:p>
          </table:table-cell>
        </table:table-row>
        <table:table-row table:style-name="ro1">
          <table:table-cell office:value-type="float" office:value="292.801" calcext:value-type="float">
            <text:p>292.801</text:p>
          </table:table-cell>
          <table:table-cell office:value-type="float" office:value="13.3198" calcext:value-type="float">
            <text:p>13.3198</text:p>
          </table:table-cell>
          <table:table-cell table:formula="of:=[.B295]/[.$B$2]" office:value-type="float" office:value="0.848427328432934" calcext:value-type="float">
            <text:p>0.848427328432934</text:p>
          </table:table-cell>
          <table:table-cell table:formula="of:=-LN([.C295])" office:value-type="float" office:value="0.16437084507898" calcext:value-type="float">
            <text:p>0.16437084507898</text:p>
          </table:table-cell>
        </table:table-row>
        <table:table-row table:style-name="ro1">
          <table:table-cell office:value-type="float" office:value="293.802" calcext:value-type="float">
            <text:p>293.802</text:p>
          </table:table-cell>
          <table:table-cell office:value-type="float" office:value="13.3125" calcext:value-type="float">
            <text:p>13.3125</text:p>
          </table:table-cell>
          <table:table-cell table:formula="of:=[.B296]/[.$B$2]" office:value-type="float" office:value="0.847962342509905" calcext:value-type="float">
            <text:p>0.847962342509905</text:p>
          </table:table-cell>
          <table:table-cell table:formula="of:=-LN([.C296])" office:value-type="float" office:value="0.164919051593838" calcext:value-type="float">
            <text:p>0.164919051593838</text:p>
          </table:table-cell>
        </table:table-row>
        <table:table-row table:style-name="ro1">
          <table:table-cell office:value-type="float" office:value="294.802" calcext:value-type="float">
            <text:p>294.802</text:p>
          </table:table-cell>
          <table:table-cell office:value-type="float" office:value="13.3046" calcext:value-type="float">
            <text:p>13.3046</text:p>
          </table:table-cell>
          <table:table-cell table:formula="of:=[.B297]/[.$B$2]" office:value-type="float" office:value="0.847459138565805" calcext:value-type="float">
            <text:p>0.847459138565805</text:p>
          </table:table-cell>
          <table:table-cell table:formula="of:=-LN([.C297])" office:value-type="float" office:value="0.165512654971514" calcext:value-type="float">
            <text:p>0.165512654971514</text:p>
          </table:table-cell>
        </table:table-row>
        <table:table-row table:style-name="ro1">
          <table:table-cell office:value-type="float" office:value="295.801" calcext:value-type="float">
            <text:p>295.801</text:p>
          </table:table-cell>
          <table:table-cell office:value-type="float" office:value="13.2969" calcext:value-type="float">
            <text:p>13.2969</text:p>
          </table:table-cell>
          <table:table-cell table:formula="of:=[.B298]/[.$B$2]" office:value-type="float" office:value="0.846968673962062" calcext:value-type="float">
            <text:p>0.846968673962062</text:p>
          </table:table-cell>
          <table:table-cell table:formula="of:=-LN([.C298])" office:value-type="float" office:value="0.166091569710536" calcext:value-type="float">
            <text:p>0.166091569710536</text:p>
          </table:table-cell>
        </table:table-row>
        <table:table-row table:style-name="ro1">
          <table:table-cell office:value-type="float" office:value="296.802" calcext:value-type="float">
            <text:p>296.802</text:p>
          </table:table-cell>
          <table:table-cell office:value-type="float" office:value="13.2901" calcext:value-type="float">
            <text:p>13.2901</text:p>
          </table:table-cell>
          <table:table-cell table:formula="of:=[.B299]/[.$B$2]" office:value-type="float" office:value="0.846535536389926" calcext:value-type="float">
            <text:p>0.846535536389926</text:p>
          </table:table-cell>
          <table:table-cell table:formula="of:=-LN([.C299])" office:value-type="float" office:value="0.166603097912159" calcext:value-type="float">
            <text:p>0.166603097912159</text:p>
          </table:table-cell>
        </table:table-row>
        <table:table-row table:style-name="ro1">
          <table:table-cell office:value-type="float" office:value="297.801" calcext:value-type="float">
            <text:p>297.801</text:p>
          </table:table-cell>
          <table:table-cell office:value-type="float" office:value="13.2825" calcext:value-type="float">
            <text:p>13.2825</text:p>
          </table:table-cell>
          <table:table-cell table:formula="of:=[.B300]/[.$B$2]" office:value-type="float" office:value="0.846051441456361" calcext:value-type="float">
            <text:p>0.846051441456361</text:p>
          </table:table-cell>
          <table:table-cell table:formula="of:=-LN([.C300])" office:value-type="float" office:value="0.16717511572052" calcext:value-type="float">
            <text:p>0.16717511572052</text:p>
          </table:table-cell>
        </table:table-row>
        <table:table-row table:style-name="ro1">
          <table:table-cell office:value-type="float" office:value="298.802" calcext:value-type="float">
            <text:p>298.802</text:p>
          </table:table-cell>
          <table:table-cell office:value-type="float" office:value="13.2752" calcext:value-type="float">
            <text:p>13.2752</text:p>
          </table:table-cell>
          <table:table-cell table:formula="of:=[.B301]/[.$B$2]" office:value-type="float" office:value="0.845586455533332" calcext:value-type="float">
            <text:p>0.845586455533332</text:p>
          </table:table-cell>
          <table:table-cell table:formula="of:=-LN([.C301])" office:value-type="float" office:value="0.167724862135598" calcext:value-type="float">
            <text:p>0.167724862135598</text:p>
          </table:table-cell>
        </table:table-row>
        <table:table-row table:style-name="ro1">
          <table:table-cell office:value-type="float" office:value="299.801" calcext:value-type="float">
            <text:p>299.801</text:p>
          </table:table-cell>
          <table:table-cell office:value-type="float" office:value="13.2669" calcext:value-type="float">
            <text:p>13.2669</text:p>
          </table:table-cell>
          <table:table-cell table:formula="of:=[.B302]/[.$B$2]" office:value-type="float" office:value="0.845057772908519" calcext:value-type="float">
            <text:p>0.845057772908519</text:p>
          </table:table-cell>
          <table:table-cell table:formula="of:=-LN([.C302])" office:value-type="float" office:value="0.168350283656167" calcext:value-type="float">
            <text:p>0.168350283656167</text:p>
          </table:table-cell>
        </table:table-row>
        <table:table-row table:style-name="ro1">
          <table:table-cell office:value-type="float" office:value="300.802" calcext:value-type="float">
            <text:p>300.802</text:p>
          </table:table-cell>
          <table:table-cell office:value-type="float" office:value="13.2599" calcext:value-type="float">
            <text:p>13.2599</text:p>
          </table:table-cell>
          <table:table-cell table:formula="of:=[.B303]/[.$B$2]" office:value-type="float" office:value="0.844611895996025" calcext:value-type="float">
            <text:p>0.844611895996025</text:p>
          </table:table-cell>
          <table:table-cell table:formula="of:=-LN([.C303])" office:value-type="float" office:value="0.168878051812332" calcext:value-type="float">
            <text:p>0.168878051812332</text:p>
          </table:table-cell>
        </table:table-row>
        <table:table-row table:style-name="ro1">
          <table:table-cell office:value-type="float" office:value="301.802" calcext:value-type="float">
            <text:p>301.802</text:p>
          </table:table-cell>
          <table:table-cell office:value-type="float" office:value="13.2527" calcext:value-type="float">
            <text:p>13.2527</text:p>
          </table:table-cell>
          <table:table-cell table:formula="of:=[.B304]/[.$B$2]" office:value-type="float" office:value="0.844153279743175" calcext:value-type="float">
            <text:p>0.844153279743175</text:p>
          </table:table-cell>
          <table:table-cell table:formula="of:=-LN([.C304])" office:value-type="float" office:value="0.169421189805362" calcext:value-type="float">
            <text:p>0.169421189805362</text:p>
          </table:table-cell>
        </table:table-row>
        <table:table-row table:style-name="ro1">
          <table:table-cell office:value-type="float" office:value="302.801" calcext:value-type="float">
            <text:p>302.801</text:p>
          </table:table-cell>
          <table:table-cell office:value-type="float" office:value="13.2457" calcext:value-type="float">
            <text:p>13.2457</text:p>
          </table:table-cell>
          <table:table-cell table:formula="of:=[.B305]/[.$B$2]" office:value-type="float" office:value="0.843707402830681" calcext:value-type="float">
            <text:p>0.843707402830681</text:p>
          </table:table-cell>
          <table:table-cell table:formula="of:=-LN([.C305])" office:value-type="float" office:value="0.169949523603842" calcext:value-type="float">
            <text:p>0.169949523603842</text:p>
          </table:table-cell>
        </table:table-row>
        <table:table-row table:style-name="ro1">
          <table:table-cell office:value-type="float" office:value="303.801" calcext:value-type="float">
            <text:p>303.801</text:p>
          </table:table-cell>
          <table:table-cell office:value-type="float" office:value="13.2379" calcext:value-type="float">
            <text:p>13.2379</text:p>
          </table:table-cell>
          <table:table-cell table:formula="of:=[.B306]/[.$B$2]" office:value-type="float" office:value="0.84321056855676" calcext:value-type="float">
            <text:p>0.84321056855676</text:p>
          </table:table-cell>
          <table:table-cell table:formula="of:=-LN([.C306])" office:value-type="float" office:value="0.170538567406462" calcext:value-type="float">
            <text:p>0.170538567406462</text:p>
          </table:table-cell>
        </table:table-row>
        <table:table-row table:style-name="ro1">
          <table:table-cell office:value-type="float" office:value="304.802" calcext:value-type="float">
            <text:p>304.802</text:p>
          </table:table-cell>
          <table:table-cell office:value-type="float" office:value="13.2314" calcext:value-type="float">
            <text:p>13.2314</text:p>
          </table:table-cell>
          <table:table-cell table:formula="of:=[.B307]/[.$B$2]" office:value-type="float" office:value="0.842796539995159" calcext:value-type="float">
            <text:p>0.842796539995159</text:p>
          </table:table-cell>
          <table:table-cell table:formula="of:=-LN([.C307])" office:value-type="float" office:value="0.17102970242935" calcext:value-type="float">
            <text:p>0.17102970242935</text:p>
          </table:table-cell>
        </table:table-row>
        <table:table-row table:style-name="ro1">
          <table:table-cell office:value-type="float" office:value="305.802" calcext:value-type="float">
            <text:p>305.802</text:p>
          </table:table-cell>
          <table:table-cell office:value-type="float" office:value="13.2235" calcext:value-type="float">
            <text:p>13.2235</text:p>
          </table:table-cell>
          <table:table-cell table:formula="of:=[.B308]/[.$B$2]" office:value-type="float" office:value="0.842293336051059" calcext:value-type="float">
            <text:p>0.842293336051059</text:p>
          </table:table-cell>
          <table:table-cell table:formula="of:=-LN([.C308])" office:value-type="float" office:value="0.171626945301923" calcext:value-type="float">
            <text:p>0.171626945301923</text:p>
          </table:table-cell>
        </table:table-row>
        <table:table-row table:style-name="ro1">
          <table:table-cell office:value-type="float" office:value="306.801" calcext:value-type="float">
            <text:p>306.801</text:p>
          </table:table-cell>
          <table:table-cell office:value-type="float" office:value="13.2176" calcext:value-type="float">
            <text:p>13.2176</text:p>
          </table:table-cell>
          <table:table-cell table:formula="of:=[.B309]/[.$B$2]" office:value-type="float" office:value="0.841917525510529" calcext:value-type="float">
            <text:p>0.841917525510529</text:p>
          </table:table-cell>
          <table:table-cell table:formula="of:=-LN([.C309])" office:value-type="float" office:value="0.172073220237378" calcext:value-type="float">
            <text:p>0.172073220237378</text:p>
          </table:table-cell>
        </table:table-row>
        <table:table-row table:style-name="ro1">
          <table:table-cell office:value-type="float" office:value="307.801" calcext:value-type="float">
            <text:p>307.801</text:p>
          </table:table-cell>
          <table:table-cell office:value-type="float" office:value="13.2096" calcext:value-type="float">
            <text:p>13.2096</text:p>
          </table:table-cell>
          <table:table-cell table:formula="of:=[.B310]/[.$B$2]" office:value-type="float" office:value="0.841407951896251" calcext:value-type="float">
            <text:p>0.841407951896251</text:p>
          </table:table-cell>
          <table:table-cell table:formula="of:=-LN([.C310])" office:value-type="float" office:value="0.172678657078539" calcext:value-type="float">
            <text:p>0.172678657078539</text:p>
          </table:table-cell>
        </table:table-row>
        <table:table-row table:style-name="ro1">
          <table:table-cell office:value-type="float" office:value="308.802" calcext:value-type="float">
            <text:p>308.802</text:p>
          </table:table-cell>
          <table:table-cell office:value-type="float" office:value="13.2023" calcext:value-type="float">
            <text:p>13.2023</text:p>
          </table:table-cell>
          <table:table-cell table:formula="of:=[.B311]/[.$B$2]" office:value-type="float" office:value="0.840942965973222" calcext:value-type="float">
            <text:p>0.840942965973222</text:p>
          </table:table-cell>
          <table:table-cell table:formula="of:=-LN([.C311])" office:value-type="float" office:value="0.173231438225362" calcext:value-type="float">
            <text:p>0.173231438225362</text:p>
          </table:table-cell>
        </table:table-row>
        <table:table-row table:style-name="ro1">
          <table:table-cell office:value-type="float" office:value="309.802" calcext:value-type="float">
            <text:p>309.802</text:p>
          </table:table-cell>
          <table:table-cell office:value-type="float" office:value="13.195" calcext:value-type="float">
            <text:p>13.195</text:p>
          </table:table-cell>
          <table:table-cell table:formula="of:=[.B312]/[.$B$2]" office:value-type="float" office:value="0.840477980050193" calcext:value-type="float">
            <text:p>0.840477980050193</text:p>
          </table:table-cell>
          <table:table-cell table:formula="of:=-LN([.C312])" office:value-type="float" office:value="0.173784525108194" calcext:value-type="float">
            <text:p>0.173784525108194</text:p>
          </table:table-cell>
        </table:table-row>
        <table:table-row table:style-name="ro1">
          <table:table-cell office:value-type="float" office:value="310.802" calcext:value-type="float">
            <text:p>310.802</text:p>
          </table:table-cell>
          <table:table-cell office:value-type="float" office:value="13.1889" calcext:value-type="float">
            <text:p>13.1889</text:p>
          </table:table-cell>
          <table:table-cell table:formula="of:=[.B313]/[.$B$2]" office:value-type="float" office:value="0.840089430169306" calcext:value-type="float">
            <text:p>0.840089430169306</text:p>
          </table:table-cell>
          <table:table-cell table:formula="of:=-LN([.C313])" office:value-type="float" office:value="0.17424692832445" calcext:value-type="float">
            <text:p>0.17424692832445</text:p>
          </table:table-cell>
        </table:table-row>
        <table:table-row table:style-name="ro1">
          <table:table-cell office:value-type="float" office:value="311.801" calcext:value-type="float">
            <text:p>311.801</text:p>
          </table:table-cell>
          <table:table-cell office:value-type="float" office:value="13.1814" calcext:value-type="float">
            <text:p>13.1814</text:p>
          </table:table-cell>
          <table:table-cell table:formula="of:=[.B314]/[.$B$2]" office:value-type="float" office:value="0.83961170490592" calcext:value-type="float">
            <text:p>0.83961170490592</text:p>
          </table:table-cell>
          <table:table-cell table:formula="of:=-LN([.C314])" office:value-type="float" office:value="0.17481575008243" calcext:value-type="float">
            <text:p>0.17481575008243</text:p>
          </table:table-cell>
        </table:table-row>
        <table:table-row table:style-name="ro1">
          <table:table-cell office:value-type="float" office:value="312.801" calcext:value-type="float">
            <text:p>312.801</text:p>
          </table:table-cell>
          <table:table-cell office:value-type="float" office:value="13.174" calcext:value-type="float">
            <text:p>13.174</text:p>
          </table:table-cell>
          <table:table-cell table:formula="of:=[.B315]/[.$B$2]" office:value-type="float" office:value="0.839140349312713" calcext:value-type="float">
            <text:p>0.839140349312713</text:p>
          </table:table-cell>
          <table:table-cell table:formula="of:=-LN([.C315])" office:value-type="float" office:value="0.17537730484498" calcext:value-type="float">
            <text:p>0.17537730484498</text:p>
          </table:table-cell>
        </table:table-row>
        <table:table-row table:style-name="ro1">
          <table:table-cell office:value-type="float" office:value="313.802" calcext:value-type="float">
            <text:p>313.802</text:p>
          </table:table-cell>
          <table:table-cell office:value-type="float" office:value="13.1659" calcext:value-type="float">
            <text:p>13.1659</text:p>
          </table:table-cell>
          <table:table-cell table:formula="of:=[.B316]/[.$B$2]" office:value-type="float" office:value="0.838624406028256" calcext:value-type="float">
            <text:p>0.838624406028256</text:p>
          </table:table-cell>
          <table:table-cell table:formula="of:=-LN([.C316])" office:value-type="float" office:value="0.175992341367923" calcext:value-type="float">
            <text:p>0.175992341367923</text:p>
          </table:table-cell>
        </table:table-row>
        <table:table-row table:style-name="ro1">
          <table:table-cell office:value-type="float" office:value="314.801" calcext:value-type="float">
            <text:p>314.801</text:p>
          </table:table-cell>
          <table:table-cell office:value-type="float" office:value="13.1602" calcext:value-type="float">
            <text:p>13.1602</text:p>
          </table:table-cell>
          <table:table-cell table:formula="of:=[.B317]/[.$B$2]" office:value-type="float" office:value="0.838261334828083" calcext:value-type="float">
            <text:p>0.838261334828083</text:p>
          </table:table-cell>
          <table:table-cell table:formula="of:=-LN([.C317])" office:value-type="float" office:value="0.176425371713403" calcext:value-type="float">
            <text:p>0.176425371713403</text:p>
          </table:table-cell>
        </table:table-row>
        <table:table-row table:style-name="ro1">
          <table:table-cell office:value-type="float" office:value="315.801" calcext:value-type="float">
            <text:p>315.801</text:p>
          </table:table-cell>
          <table:table-cell office:value-type="float" office:value="13.1532" calcext:value-type="float">
            <text:p>13.1532</text:p>
          </table:table-cell>
          <table:table-cell table:formula="of:=[.B318]/[.$B$2]" office:value-type="float" office:value="0.837815457915589" calcext:value-type="float">
            <text:p>0.837815457915589</text:p>
          </table:table-cell>
          <table:table-cell table:formula="of:=-LN([.C318])" office:value-type="float" office:value="0.176957420035941" calcext:value-type="float">
            <text:p>0.176957420035941</text:p>
          </table:table-cell>
        </table:table-row>
        <table:table-row table:style-name="ro1">
          <table:table-cell office:value-type="float" office:value="316.801" calcext:value-type="float">
            <text:p>316.801</text:p>
          </table:table-cell>
          <table:table-cell office:value-type="float" office:value="13.1449" calcext:value-type="float">
            <text:p>13.1449</text:p>
          </table:table-cell>
          <table:table-cell table:formula="of:=[.B319]/[.$B$2]" office:value-type="float" office:value="0.837286775290775" calcext:value-type="float">
            <text:p>0.837286775290775</text:p>
          </table:table-cell>
          <table:table-cell table:formula="of:=-LN([.C319])" office:value-type="float" office:value="0.17758864436588" calcext:value-type="float">
            <text:p>0.17758864436588</text:p>
          </table:table-cell>
        </table:table-row>
        <table:table-row table:style-name="ro1">
          <table:table-cell office:value-type="float" office:value="317.802" calcext:value-type="float">
            <text:p>317.802</text:p>
          </table:table-cell>
          <table:table-cell office:value-type="float" office:value="13.1381" calcext:value-type="float">
            <text:p>13.1381</text:p>
          </table:table-cell>
          <table:table-cell table:formula="of:=[.B320]/[.$B$2]" office:value-type="float" office:value="0.836853637718639" calcext:value-type="float">
            <text:p>0.836853637718639</text:p>
          </table:table-cell>
          <table:table-cell table:formula="of:=-LN([.C320])" office:value-type="float" office:value="0.178106089113567" calcext:value-type="float">
            <text:p>0.178106089113567</text:p>
          </table:table-cell>
        </table:table-row>
        <table:table-row table:style-name="ro1">
          <table:table-cell office:value-type="float" office:value="318.802" calcext:value-type="float">
            <text:p>318.802</text:p>
          </table:table-cell>
          <table:table-cell office:value-type="float" office:value="13.1314" calcext:value-type="float">
            <text:p>13.1314</text:p>
          </table:table-cell>
          <table:table-cell table:formula="of:=[.B321]/[.$B$2]" office:value-type="float" office:value="0.836426869816681" calcext:value-type="float">
            <text:p>0.836426869816681</text:p>
          </table:table-cell>
          <table:table-cell table:formula="of:=-LN([.C321])" office:value-type="float" office:value="0.17861618638571" calcext:value-type="float">
            <text:p>0.17861618638571</text:p>
          </table:table-cell>
        </table:table-row>
        <table:table-row table:style-name="ro1">
          <table:table-cell office:value-type="float" office:value="319.802" calcext:value-type="float">
            <text:p>319.802</text:p>
          </table:table-cell>
          <table:table-cell office:value-type="float" office:value="13.1237" calcext:value-type="float">
            <text:p>13.1237</text:p>
          </table:table-cell>
          <table:table-cell table:formula="of:=[.B322]/[.$B$2]" office:value-type="float" office:value="0.835936405212938" calcext:value-type="float">
            <text:p>0.835936405212938</text:p>
          </table:table-cell>
          <table:table-cell table:formula="of:=-LN([.C322])" office:value-type="float" office:value="0.179202739110381" calcext:value-type="float">
            <text:p>0.179202739110381</text:p>
          </table:table-cell>
        </table:table-row>
        <table:table-row table:style-name="ro1">
          <table:table-cell office:value-type="float" office:value="320.801" calcext:value-type="float">
            <text:p>320.801</text:p>
          </table:table-cell>
          <table:table-cell office:value-type="float" office:value="13.1166" calcext:value-type="float">
            <text:p>13.1166</text:p>
          </table:table-cell>
          <table:table-cell table:formula="of:=[.B323]/[.$B$2]" office:value-type="float" office:value="0.835484158630266" calcext:value-type="float">
            <text:p>0.835484158630266</text:p>
          </table:table-cell>
          <table:table-cell table:formula="of:=-LN([.C323])" office:value-type="float" office:value="0.179743891473217" calcext:value-type="float">
            <text:p>0.179743891473217</text:p>
          </table:table-cell>
        </table:table-row>
        <table:table-row table:style-name="ro1">
          <table:table-cell office:value-type="float" office:value="321.801" calcext:value-type="float">
            <text:p>321.801</text:p>
          </table:table-cell>
          <table:table-cell office:value-type="float" office:value="13.1103" calcext:value-type="float">
            <text:p>13.1103</text:p>
          </table:table-cell>
          <table:table-cell table:formula="of:=[.B324]/[.$B$2]" office:value-type="float" office:value="0.835082869409022" calcext:value-type="float">
            <text:p>0.835082869409022</text:p>
          </table:table-cell>
          <table:table-cell table:formula="of:=-LN([.C324])" office:value-type="float" office:value="0.180224314254497" calcext:value-type="float">
            <text:p>0.180224314254497</text:p>
          </table:table-cell>
        </table:table-row>
        <table:table-row table:style-name="ro1">
          <table:table-cell office:value-type="float" office:value="322.801" calcext:value-type="float">
            <text:p>322.801</text:p>
          </table:table-cell>
          <table:table-cell office:value-type="float" office:value="13.103" calcext:value-type="float">
            <text:p>13.103</text:p>
          </table:table-cell>
          <table:table-cell table:formula="of:=[.B325]/[.$B$2]" office:value-type="float" office:value="0.834617883485993" calcext:value-type="float">
            <text:p>0.834617883485993</text:p>
          </table:table-cell>
          <table:table-cell table:formula="of:=-LN([.C325])" office:value-type="float" office:value="0.180781283441033" calcext:value-type="float">
            <text:p>0.180781283441033</text:p>
          </table:table-cell>
        </table:table-row>
        <table:table-row table:style-name="ro1">
          <table:table-cell office:value-type="float" office:value="323.802" calcext:value-type="float">
            <text:p>323.802</text:p>
          </table:table-cell>
          <table:table-cell office:value-type="float" office:value="13.0959" calcext:value-type="float">
            <text:p>13.0959</text:p>
          </table:table-cell>
          <table:table-cell table:formula="of:=[.B326]/[.$B$2]" office:value-type="float" office:value="0.834165636903321" calcext:value-type="float">
            <text:p>0.834165636903321</text:p>
          </table:table-cell>
          <table:table-cell table:formula="of:=-LN([.C326])" office:value-type="float" office:value="0.181323290943166" calcext:value-type="float">
            <text:p>0.181323290943166</text:p>
          </table:table-cell>
        </table:table-row>
        <table:table-row table:style-name="ro1">
          <table:table-cell office:value-type="float" office:value="324.801" calcext:value-type="float">
            <text:p>324.801</text:p>
          </table:table-cell>
          <table:table-cell office:value-type="float" office:value="13.0891" calcext:value-type="float">
            <text:p>13.0891</text:p>
          </table:table-cell>
          <table:table-cell table:formula="of:=[.B327]/[.$B$2]" office:value-type="float" office:value="0.833732499331185" calcext:value-type="float">
            <text:p>0.833732499331185</text:p>
          </table:table-cell>
          <table:table-cell table:formula="of:=-LN([.C327])" office:value-type="float" office:value="0.181842672280028" calcext:value-type="float">
            <text:p>0.181842672280028</text:p>
          </table:table-cell>
        </table:table-row>
        <table:table-row table:style-name="ro1">
          <table:table-cell office:value-type="float" office:value="325.801" calcext:value-type="float">
            <text:p>325.801</text:p>
          </table:table-cell>
          <table:table-cell office:value-type="float" office:value="13.0826" calcext:value-type="float">
            <text:p>13.0826</text:p>
          </table:table-cell>
          <table:table-cell table:formula="of:=[.B328]/[.$B$2]" office:value-type="float" office:value="0.833318470769583" calcext:value-type="float">
            <text:p>0.833318470769583</text:p>
          </table:table-cell>
          <table:table-cell table:formula="of:=-LN([.C328])" office:value-type="float" office:value="0.182339392029501" calcext:value-type="float">
            <text:p>0.182339392029501</text:p>
          </table:table-cell>
        </table:table-row>
        <table:table-row table:style-name="ro1">
          <table:table-cell office:value-type="float" office:value="326.802" calcext:value-type="float">
            <text:p>326.802</text:p>
          </table:table-cell>
          <table:table-cell office:value-type="float" office:value="13.0748" calcext:value-type="float">
            <text:p>13.0748</text:p>
          </table:table-cell>
          <table:table-cell table:formula="of:=[.B329]/[.$B$2]" office:value-type="float" office:value="0.832821636495662" calcext:value-type="float">
            <text:p>0.832821636495662</text:p>
          </table:table-cell>
          <table:table-cell table:formula="of:=-LN([.C329])" office:value-type="float" office:value="0.182935781596598" calcext:value-type="float">
            <text:p>0.182935781596598</text:p>
          </table:table-cell>
        </table:table-row>
        <table:table-row table:style-name="ro1">
          <table:table-cell office:value-type="float" office:value="327.801" calcext:value-type="float">
            <text:p>327.801</text:p>
          </table:table-cell>
          <table:table-cell office:value-type="float" office:value="13.0689" calcext:value-type="float">
            <text:p>13.0689</text:p>
          </table:table-cell>
          <table:table-cell table:formula="of:=[.B330]/[.$B$2]" office:value-type="float" office:value="0.832445825955132" calcext:value-type="float">
            <text:p>0.832445825955132</text:p>
          </table:table-cell>
          <table:table-cell table:formula="of:=-LN([.C330])" office:value-type="float" office:value="0.183387133172708" calcext:value-type="float">
            <text:p>0.183387133172708</text:p>
          </table:table-cell>
        </table:table-row>
        <table:table-row table:style-name="ro1">
          <table:table-cell office:value-type="float" office:value="328.801" calcext:value-type="float">
            <text:p>328.801</text:p>
          </table:table-cell>
          <table:table-cell office:value-type="float" office:value="13.0622" calcext:value-type="float">
            <text:p>13.0622</text:p>
          </table:table-cell>
          <table:table-cell table:formula="of:=[.B331]/[.$B$2]" office:value-type="float" office:value="0.832019058053174" calcext:value-type="float">
            <text:p>0.832019058053174</text:p>
          </table:table-cell>
          <table:table-cell table:formula="of:=-LN([.C331])" office:value-type="float" office:value="0.183899932109363" calcext:value-type="float">
            <text:p>0.183899932109363</text:p>
          </table:table-cell>
        </table:table-row>
        <table:table-row table:style-name="ro1">
          <table:table-cell office:value-type="float" office:value="329.802" calcext:value-type="float">
            <text:p>329.802</text:p>
          </table:table-cell>
          <table:table-cell office:value-type="float" office:value="13.0545" calcext:value-type="float">
            <text:p>13.0545</text:p>
          </table:table-cell>
          <table:table-cell table:formula="of:=[.B332]/[.$B$2]" office:value-type="float" office:value="0.831528593449431" calcext:value-type="float">
            <text:p>0.831528593449431</text:p>
          </table:table-cell>
          <table:table-cell table:formula="of:=-LN([.C332])" office:value-type="float" office:value="0.18448959314794" calcext:value-type="float">
            <text:p>0.18448959314794</text:p>
          </table:table-cell>
        </table:table-row>
        <table:table-row table:style-name="ro1">
          <table:table-cell office:value-type="float" office:value="330.802" calcext:value-type="float">
            <text:p>330.802</text:p>
          </table:table-cell>
          <table:table-cell office:value-type="float" office:value="13.0481" calcext:value-type="float">
            <text:p>13.0481</text:p>
          </table:table-cell>
          <table:table-cell table:formula="of:=[.B333]/[.$B$2]" office:value-type="float" office:value="0.831120934558009" calcext:value-type="float">
            <text:p>0.831120934558009</text:p>
          </table:table-cell>
          <table:table-cell table:formula="of:=-LN([.C333])" office:value-type="float" office:value="0.184979965764327" calcext:value-type="float">
            <text:p>0.184979965764327</text:p>
          </table:table-cell>
        </table:table-row>
        <table:table-row table:style-name="ro1">
          <table:table-cell office:value-type="float" office:value="331.801" calcext:value-type="float">
            <text:p>331.801</text:p>
          </table:table-cell>
          <table:table-cell office:value-type="float" office:value="13.0423" calcext:value-type="float">
            <text:p>13.0423</text:p>
          </table:table-cell>
          <table:table-cell table:formula="of:=[.B334]/[.$B$2]" office:value-type="float" office:value="0.830751493687657" calcext:value-type="float">
            <text:p>0.830751493687657</text:p>
          </table:table-cell>
          <table:table-cell table:formula="of:=-LN([.C334])" office:value-type="float" office:value="0.185424573750065" calcext:value-type="float">
            <text:p>0.185424573750065</text:p>
          </table:table-cell>
        </table:table-row>
        <table:table-row table:style-name="ro1">
          <table:table-cell office:value-type="float" office:value="332.801" calcext:value-type="float">
            <text:p>332.801</text:p>
          </table:table-cell>
          <table:table-cell office:value-type="float" office:value="13.0341" calcext:value-type="float">
            <text:p>13.0341</text:p>
          </table:table-cell>
          <table:table-cell table:formula="of:=[.B335]/[.$B$2]" office:value-type="float" office:value="0.830229180733022" calcext:value-type="float">
            <text:p>0.830229180733022</text:p>
          </table:table-cell>
          <table:table-cell table:formula="of:=-LN([.C335])" office:value-type="float" office:value="0.186053494940895" calcext:value-type="float">
            <text:p>0.186053494940895</text:p>
          </table:table-cell>
        </table:table-row>
        <table:table-row table:style-name="ro1">
          <table:table-cell office:value-type="float" office:value="333.801" calcext:value-type="float">
            <text:p>333.801</text:p>
          </table:table-cell>
          <table:table-cell office:value-type="float" office:value="13.0284" calcext:value-type="float">
            <text:p>13.0284</text:p>
          </table:table-cell>
          <table:table-cell table:formula="of:=[.B336]/[.$B$2]" office:value-type="float" office:value="0.829866109532848" calcext:value-type="float">
            <text:p>0.829866109532848</text:p>
          </table:table-cell>
          <table:table-cell table:formula="of:=-LN([.C336])" office:value-type="float" office:value="0.186490905019812" calcext:value-type="float">
            <text:p>0.186490905019812</text:p>
          </table:table-cell>
        </table:table-row>
        <table:table-row table:style-name="ro1">
          <table:table-cell office:value-type="float" office:value="334.802" calcext:value-type="float">
            <text:p>334.802</text:p>
          </table:table-cell>
          <table:table-cell office:value-type="float" office:value="13.0201" calcext:value-type="float">
            <text:p>13.0201</text:p>
          </table:table-cell>
          <table:table-cell table:formula="of:=[.B337]/[.$B$2]" office:value-type="float" office:value="0.829337426908035" calcext:value-type="float">
            <text:p>0.829337426908035</text:p>
          </table:table-cell>
          <table:table-cell table:formula="of:=-LN([.C337])" office:value-type="float" office:value="0.187128177821002" calcext:value-type="float">
            <text:p>0.187128177821002</text:p>
          </table:table-cell>
        </table:table-row>
        <table:table-row table:style-name="ro1">
          <table:table-cell office:value-type="float" office:value="335.802" calcext:value-type="float">
            <text:p>335.802</text:p>
          </table:table-cell>
          <table:table-cell office:value-type="float" office:value="13.0134" calcext:value-type="float">
            <text:p>13.0134</text:p>
          </table:table-cell>
          <table:table-cell table:formula="of:=[.B338]/[.$B$2]" office:value-type="float" office:value="0.828910659006077" calcext:value-type="float">
            <text:p>0.828910659006077</text:p>
          </table:table-cell>
          <table:table-cell table:formula="of:=-LN([.C338])" office:value-type="float" office:value="0.187642899249002" calcext:value-type="float">
            <text:p>0.187642899249002</text:p>
          </table:table-cell>
        </table:table-row>
        <table:table-row table:style-name="ro1">
          <table:table-cell office:value-type="float" office:value="336.802" calcext:value-type="float">
            <text:p>336.802</text:p>
          </table:table-cell>
          <table:table-cell office:value-type="float" office:value="13.0061" calcext:value-type="float">
            <text:p>13.0061</text:p>
          </table:table-cell>
          <table:table-cell table:formula="of:=[.B339]/[.$B$2]" office:value-type="float" office:value="0.828445673083048" calcext:value-type="float">
            <text:p>0.828445673083048</text:p>
          </table:table-cell>
          <table:table-cell table:formula="of:=-LN([.C339])" office:value-type="float" office:value="0.188204016887046" calcext:value-type="float">
            <text:p>0.188204016887046</text:p>
          </table:table-cell>
        </table:table-row>
        <table:table-row table:style-name="ro1">
          <table:table-cell office:value-type="float" office:value="337.801" calcext:value-type="float">
            <text:p>337.801</text:p>
          </table:table-cell>
          <table:table-cell office:value-type="float" office:value="13.0004" calcext:value-type="float">
            <text:p>13.0004</text:p>
          </table:table-cell>
          <table:table-cell table:formula="of:=[.B340]/[.$B$2]" office:value-type="float" office:value="0.828082601882875" calcext:value-type="float">
            <text:p>0.828082601882875</text:p>
          </table:table-cell>
          <table:table-cell table:formula="of:=-LN([.C340])" office:value-type="float" office:value="0.188642368844539" calcext:value-type="float">
            <text:p>0.188642368844539</text:p>
          </table:table-cell>
        </table:table-row>
        <table:table-row table:style-name="ro1">
          <table:table-cell office:value-type="float" office:value="338.801" calcext:value-type="float">
            <text:p>338.801</text:p>
          </table:table-cell>
          <table:table-cell office:value-type="float" office:value="12.9932" calcext:value-type="float">
            <text:p>12.9932</text:p>
          </table:table-cell>
          <table:table-cell table:formula="of:=[.B341]/[.$B$2]" office:value-type="float" office:value="0.827623985630024" calcext:value-type="float">
            <text:p>0.827623985630024</text:p>
          </table:table-cell>
          <table:table-cell table:formula="of:=-LN([.C341])" office:value-type="float" office:value="0.18919635137748" calcext:value-type="float">
            <text:p>0.18919635137748</text:p>
          </table:table-cell>
        </table:table-row>
        <table:table-row table:style-name="ro1">
          <table:table-cell office:value-type="float" office:value="339.802" calcext:value-type="float">
            <text:p>339.802</text:p>
          </table:table-cell>
          <table:table-cell office:value-type="float" office:value="12.9871" calcext:value-type="float">
            <text:p>12.9871</text:p>
          </table:table-cell>
          <table:table-cell table:formula="of:=[.B342]/[.$B$2]" office:value-type="float" office:value="0.827235435749137" calcext:value-type="float">
            <text:p>0.827235435749137</text:p>
          </table:table-cell>
          <table:table-cell table:formula="of:=-LN([.C342])" office:value-type="float" office:value="0.189665937957473" calcext:value-type="float">
            <text:p>0.189665937957473</text:p>
          </table:table-cell>
        </table:table-row>
        <table:table-row table:style-name="ro1">
          <table:table-cell office:value-type="float" office:value="340.801" calcext:value-type="float">
            <text:p>340.801</text:p>
          </table:table-cell>
          <table:table-cell office:value-type="float" office:value="12.9789" calcext:value-type="float">
            <text:p>12.9789</text:p>
          </table:table-cell>
          <table:table-cell table:formula="of:=[.B343]/[.$B$2]" office:value-type="float" office:value="0.826713122794502" calcext:value-type="float">
            <text:p>0.826713122794502</text:p>
          </table:table-cell>
          <table:table-cell table:formula="of:=-LN([.C343])" office:value-type="float" office:value="0.190297533141375" calcext:value-type="float">
            <text:p>0.190297533141375</text:p>
          </table:table-cell>
        </table:table-row>
        <table:table-row table:style-name="ro1">
          <table:table-cell office:value-type="float" office:value="341.801" calcext:value-type="float">
            <text:p>341.801</text:p>
          </table:table-cell>
          <table:table-cell office:value-type="float" office:value="12.9715" calcext:value-type="float">
            <text:p>12.9715</text:p>
          </table:table-cell>
          <table:table-cell table:formula="of:=[.B344]/[.$B$2]" office:value-type="float" office:value="0.826241767201294" calcext:value-type="float">
            <text:p>0.826241767201294</text:p>
          </table:table-cell>
          <table:table-cell table:formula="of:=-LN([.C344])" office:value-type="float" office:value="0.190867851918779" calcext:value-type="float">
            <text:p>0.190867851918779</text:p>
          </table:table-cell>
        </table:table-row>
        <table:table-row table:style-name="ro1">
          <table:table-cell office:value-type="float" office:value="342.801" calcext:value-type="float">
            <text:p>342.801</text:p>
          </table:table-cell>
          <table:table-cell office:value-type="float" office:value="12.9651" calcext:value-type="float">
            <text:p>12.9651</text:p>
          </table:table-cell>
          <table:table-cell table:formula="of:=[.B345]/[.$B$2]" office:value-type="float" office:value="0.825834108309872" calcext:value-type="float">
            <text:p>0.825834108309872</text:p>
          </table:table-cell>
          <table:table-cell table:formula="of:=-LN([.C345])" office:value-type="float" office:value="0.19136136302894" calcext:value-type="float">
            <text:p>0.19136136302894</text:p>
          </table:table-cell>
        </table:table-row>
        <table:table-row table:style-name="ro1">
          <table:table-cell office:value-type="float" office:value="343.802" calcext:value-type="float">
            <text:p>343.802</text:p>
          </table:table-cell>
          <table:table-cell office:value-type="float" office:value="12.9575" calcext:value-type="float">
            <text:p>12.9575</text:p>
          </table:table-cell>
          <table:table-cell table:formula="of:=[.B346]/[.$B$2]" office:value-type="float" office:value="0.825350013376307" calcext:value-type="float">
            <text:p>0.825350013376307</text:p>
          </table:table-cell>
          <table:table-cell table:formula="of:=-LN([.C346])" office:value-type="float" office:value="0.191947723981757" calcext:value-type="float">
            <text:p>0.191947723981757</text:p>
          </table:table-cell>
        </table:table-row>
        <table:table-row table:style-name="ro1">
          <table:table-cell office:value-type="float" office:value="344.802" calcext:value-type="float">
            <text:p>344.802</text:p>
          </table:table-cell>
          <table:table-cell office:value-type="float" office:value="12.9499" calcext:value-type="float">
            <text:p>12.9499</text:p>
          </table:table-cell>
          <table:table-cell table:formula="of:=[.B347]/[.$B$2]" office:value-type="float" office:value="0.824865918442743" calcext:value-type="float">
            <text:p>0.824865918442743</text:p>
          </table:table-cell>
          <table:table-cell table:formula="of:=-LN([.C347])" office:value-type="float" office:value="0.192534428955472" calcext:value-type="float">
            <text:p>0.192534428955472</text:p>
          </table:table-cell>
        </table:table-row>
        <table:table-row table:style-name="ro1">
          <table:table-cell office:value-type="float" office:value="345.802" calcext:value-type="float">
            <text:p>345.802</text:p>
          </table:table-cell>
          <table:table-cell office:value-type="float" office:value="12.9434" calcext:value-type="float">
            <text:p>12.9434</text:p>
          </table:table-cell>
          <table:table-cell table:formula="of:=[.B348]/[.$B$2]" office:value-type="float" office:value="0.824451889881142" calcext:value-type="float">
            <text:p>0.824451889881142</text:p>
          </table:table-cell>
          <table:table-cell table:formula="of:=-LN([.C348])" office:value-type="float" office:value="0.193036489344571" calcext:value-type="float">
            <text:p>0.193036489344571</text:p>
          </table:table-cell>
        </table:table-row>
        <table:table-row table:style-name="ro1">
          <table:table-cell office:value-type="float" office:value="346.802" calcext:value-type="float">
            <text:p>346.802</text:p>
          </table:table-cell>
          <table:table-cell office:value-type="float" office:value="12.9364" calcext:value-type="float">
            <text:p>12.9364</text:p>
          </table:table-cell>
          <table:table-cell table:formula="of:=[.B349]/[.$B$2]" office:value-type="float" office:value="0.824006012968649" calcext:value-type="float">
            <text:p>0.824006012968649</text:p>
          </table:table-cell>
          <table:table-cell table:formula="of:=-LN([.C349])" office:value-type="float" office:value="0.193577451807241" calcext:value-type="float">
            <text:p>0.193577451807241</text:p>
          </table:table-cell>
        </table:table-row>
        <table:table-row table:style-name="ro1">
          <table:table-cell office:value-type="float" office:value="347.802" calcext:value-type="float">
            <text:p>347.802</text:p>
          </table:table-cell>
          <table:table-cell office:value-type="float" office:value="12.9288" calcext:value-type="float">
            <text:p>12.9288</text:p>
          </table:table-cell>
          <table:table-cell table:formula="of:=[.B350]/[.$B$2]" office:value-type="float" office:value="0.823521918035084" calcext:value-type="float">
            <text:p>0.823521918035084</text:p>
          </table:table-cell>
          <table:table-cell table:formula="of:=-LN([.C350])" office:value-type="float" office:value="0.194165114011185" calcext:value-type="float">
            <text:p>0.194165114011185</text:p>
          </table:table-cell>
        </table:table-row>
        <table:table-row table:style-name="ro1">
          <table:table-cell office:value-type="float" office:value="348.801" calcext:value-type="float">
            <text:p>348.801</text:p>
          </table:table-cell>
          <table:table-cell office:value-type="float" office:value="12.9212" calcext:value-type="float">
            <text:p>12.9212</text:p>
          </table:table-cell>
          <table:table-cell table:formula="of:=[.B351]/[.$B$2]" office:value-type="float" office:value="0.82303782310152" calcext:value-type="float">
            <text:p>0.82303782310152</text:p>
          </table:table-cell>
          <table:table-cell table:formula="of:=-LN([.C351])" office:value-type="float" office:value="0.194753121765071" calcext:value-type="float">
            <text:p>0.194753121765071</text:p>
          </table:table-cell>
        </table:table-row>
        <table:table-row table:style-name="ro1">
          <table:table-cell office:value-type="float" office:value="349.801" calcext:value-type="float">
            <text:p>349.801</text:p>
          </table:table-cell>
          <table:table-cell office:value-type="float" office:value="12.9143" calcext:value-type="float">
            <text:p>12.9143</text:p>
          </table:table-cell>
          <table:table-cell table:formula="of:=[.B352]/[.$B$2]" office:value-type="float" office:value="0.822598315859205" calcext:value-type="float">
            <text:p>0.822598315859205</text:p>
          </table:table-cell>
          <table:table-cell table:formula="of:=-LN([.C352])" office:value-type="float" office:value="0.195287270526585" calcext:value-type="float">
            <text:p>0.195287270526585</text:p>
          </table:table-cell>
        </table:table-row>
        <table:table-row table:style-name="ro1">
          <table:table-cell office:value-type="float" office:value="350.801" calcext:value-type="float">
            <text:p>350.801</text:p>
          </table:table-cell>
          <table:table-cell office:value-type="float" office:value="12.9074" calcext:value-type="float">
            <text:p>12.9074</text:p>
          </table:table-cell>
          <table:table-cell table:formula="of:=[.B353]/[.$B$2]" office:value-type="float" office:value="0.82215880861689" calcext:value-type="float">
            <text:p>0.82215880861689</text:p>
          </table:table-cell>
          <table:table-cell table:formula="of:=-LN([.C353])" office:value-type="float" office:value="0.195821704755488" calcext:value-type="float">
            <text:p>0.195821704755488</text:p>
          </table:table-cell>
        </table:table-row>
        <table:table-row table:style-name="ro1">
          <table:table-cell office:value-type="float" office:value="351.802" calcext:value-type="float">
            <text:p>351.802</text:p>
          </table:table-cell>
          <table:table-cell office:value-type="float" office:value="12.9012" calcext:value-type="float">
            <text:p>12.9012</text:p>
          </table:table-cell>
          <table:table-cell table:formula="of:=[.B354]/[.$B$2]" office:value-type="float" office:value="0.821763889065824" calcext:value-type="float">
            <text:p>0.821763889065824</text:p>
          </table:table-cell>
          <table:table-cell table:formula="of:=-LN([.C354])" office:value-type="float" office:value="0.196302164766436" calcext:value-type="float">
            <text:p>0.196302164766436</text:p>
          </table:table-cell>
        </table:table-row>
        <table:table-row table:style-name="ro1">
          <table:table-cell office:value-type="float" office:value="352.802" calcext:value-type="float">
            <text:p>352.802</text:p>
          </table:table-cell>
          <table:table-cell office:value-type="float" office:value="12.8926" calcext:value-type="float">
            <text:p>12.8926</text:p>
          </table:table-cell>
          <table:table-cell table:formula="of:=[.B355]/[.$B$2]" office:value-type="float" office:value="0.821216097430475" calcext:value-type="float">
            <text:p>0.821216097430475</text:p>
          </table:table-cell>
          <table:table-cell table:formula="of:=-LN([.C355])" office:value-type="float" office:value="0.196968991703039" calcext:value-type="float">
            <text:p>0.196968991703039</text:p>
          </table:table-cell>
        </table:table-row>
        <table:table-row table:style-name="ro1">
          <table:table-cell office:value-type="float" office:value="353.802" calcext:value-type="float">
            <text:p>353.802</text:p>
          </table:table-cell>
          <table:table-cell office:value-type="float" office:value="12.8861" calcext:value-type="float">
            <text:p>12.8861</text:p>
          </table:table-cell>
          <table:table-cell table:formula="of:=[.B356]/[.$B$2]" office:value-type="float" office:value="0.820802068868874" calcext:value-type="float">
            <text:p>0.820802068868874</text:p>
          </table:table-cell>
          <table:table-cell table:formula="of:=-LN([.C356])" office:value-type="float" office:value="0.197473284017062" calcext:value-type="float">
            <text:p>0.197473284017062</text:p>
          </table:table-cell>
        </table:table-row>
        <table:table-row table:style-name="ro1">
          <table:table-cell office:value-type="float" office:value="354.801" calcext:value-type="float">
            <text:p>354.801</text:p>
          </table:table-cell>
          <table:table-cell office:value-type="float" office:value="12.8797" calcext:value-type="float">
            <text:p>12.8797</text:p>
          </table:table-cell>
          <table:table-cell table:formula="of:=[.B357]/[.$B$2]" office:value-type="float" office:value="0.820394409977451" calcext:value-type="float">
            <text:p>0.820394409977451</text:p>
          </table:table-cell>
          <table:table-cell table:formula="of:=-LN([.C357])" office:value-type="float" office:value="0.197970066584001" calcext:value-type="float">
            <text:p>0.197970066584001</text:p>
          </table:table-cell>
        </table:table-row>
        <table:table-row table:style-name="ro1">
          <table:table-cell office:value-type="float" office:value="355.801" calcext:value-type="float">
            <text:p>355.801</text:p>
          </table:table-cell>
          <table:table-cell office:value-type="float" office:value="12.8728" calcext:value-type="float">
            <text:p>12.8728</text:p>
          </table:table-cell>
          <table:table-cell table:formula="of:=[.B358]/[.$B$2]" office:value-type="float" office:value="0.819954902735136" calcext:value-type="float">
            <text:p>0.819954902735136</text:p>
          </table:table-cell>
          <table:table-cell table:formula="of:=-LN([.C358])" office:value-type="float" office:value="0.198505936900678" calcext:value-type="float">
            <text:p>0.198505936900678</text:p>
          </table:table-cell>
        </table:table-row>
        <table:table-row table:style-name="ro1">
          <table:table-cell office:value-type="float" office:value="356.801" calcext:value-type="float">
            <text:p>356.801</text:p>
          </table:table-cell>
          <table:table-cell office:value-type="float" office:value="12.8658" calcext:value-type="float">
            <text:p>12.8658</text:p>
          </table:table-cell>
          <table:table-cell table:formula="of:=[.B359]/[.$B$2]" office:value-type="float" office:value="0.819509025822643" calcext:value-type="float">
            <text:p>0.819509025822643</text:p>
          </table:table-cell>
          <table:table-cell table:formula="of:=-LN([.C359])" office:value-type="float" office:value="0.199049867042379" calcext:value-type="float">
            <text:p>0.199049867042379</text:p>
          </table:table-cell>
        </table:table-row>
        <table:table-row table:style-name="ro1">
          <table:table-cell office:value-type="float" office:value="357.801" calcext:value-type="float">
            <text:p>357.801</text:p>
          </table:table-cell>
          <table:table-cell office:value-type="float" office:value="12.8593" calcext:value-type="float">
            <text:p>12.8593</text:p>
          </table:table-cell>
          <table:table-cell table:formula="of:=[.B360]/[.$B$2]" office:value-type="float" office:value="0.819094997261042" calcext:value-type="float">
            <text:p>0.819094997261042</text:p>
          </table:table-cell>
          <table:table-cell table:formula="of:=-LN([.C360])" office:value-type="float" office:value="0.199555210083869" calcext:value-type="float">
            <text:p>0.199555210083869</text:p>
          </table:table-cell>
        </table:table-row>
        <table:table-row table:style-name="ro1">
          <table:table-cell office:value-type="float" office:value="358.801" calcext:value-type="float">
            <text:p>358.801</text:p>
          </table:table-cell>
          <table:table-cell office:value-type="float" office:value="12.8519" calcext:value-type="float">
            <text:p>12.8519</text:p>
          </table:table-cell>
          <table:table-cell table:formula="of:=[.B361]/[.$B$2]" office:value-type="float" office:value="0.818623641667834" calcext:value-type="float">
            <text:p>0.818623641667834</text:p>
          </table:table-cell>
          <table:table-cell table:formula="of:=-LN([.C361])" office:value-type="float" office:value="0.200130834730275" calcext:value-type="float">
            <text:p>0.200130834730275</text:p>
          </table:table-cell>
        </table:table-row>
        <table:table-row table:style-name="ro1">
          <table:table-cell office:value-type="float" office:value="359.801" calcext:value-type="float">
            <text:p>359.801</text:p>
          </table:table-cell>
          <table:table-cell office:value-type="float" office:value="12.8448" calcext:value-type="float">
            <text:p>12.8448</text:p>
          </table:table-cell>
          <table:table-cell table:formula="of:=[.B362]/[.$B$2]" office:value-type="float" office:value="0.818171395085163" calcext:value-type="float">
            <text:p>0.818171395085163</text:p>
          </table:table-cell>
          <table:table-cell table:formula="of:=-LN([.C362])" office:value-type="float" office:value="0.200683434883654" calcext:value-type="float">
            <text:p>0.200683434883654</text:p>
          </table:table-cell>
        </table:table-row>
        <table:table-row table:style-name="ro1">
          <table:table-cell office:value-type="float" office:value="360.802" calcext:value-type="float">
            <text:p>360.802</text:p>
          </table:table-cell>
          <table:table-cell office:value-type="float" office:value="12.8374" calcext:value-type="float">
            <text:p>12.8374</text:p>
          </table:table-cell>
          <table:table-cell table:formula="of:=[.B363]/[.$B$2]" office:value-type="float" office:value="0.817700039491955" calcext:value-type="float">
            <text:p>0.817700039491955</text:p>
          </table:table-cell>
          <table:table-cell table:formula="of:=-LN([.C363])" office:value-type="float" office:value="0.20125970951782" calcext:value-type="float">
            <text:p>0.20125970951782</text:p>
          </table:table-cell>
        </table:table-row>
        <table:table-row table:style-name="ro1">
          <table:table-cell office:value-type="float" office:value="361.802" calcext:value-type="float">
            <text:p>361.802</text:p>
          </table:table-cell>
          <table:table-cell office:value-type="float" office:value="12.8299" calcext:value-type="float">
            <text:p>12.8299</text:p>
          </table:table-cell>
          <table:table-cell table:formula="of:=[.B364]/[.$B$2]" office:value-type="float" office:value="0.817222314228569" calcext:value-type="float">
            <text:p>0.817222314228569</text:p>
          </table:table-cell>
          <table:table-cell table:formula="of:=-LN([.C364])" office:value-type="float" office:value="0.20184411069858" calcext:value-type="float">
            <text:p>0.20184411069858</text:p>
          </table:table-cell>
        </table:table-row>
        <table:table-row table:style-name="ro1">
          <table:table-cell office:value-type="float" office:value="362.802" calcext:value-type="float">
            <text:p>362.802</text:p>
          </table:table-cell>
          <table:table-cell office:value-type="float" office:value="12.824" calcext:value-type="float">
            <text:p>12.824</text:p>
          </table:table-cell>
          <table:table-cell table:formula="of:=[.B365]/[.$B$2]" office:value-type="float" office:value="0.816846503688039" calcext:value-type="float">
            <text:p>0.816846503688039</text:p>
          </table:table-cell>
          <table:table-cell table:formula="of:=-LN([.C365])" office:value-type="float" office:value="0.20230407975623" calcext:value-type="float">
            <text:p>0.20230407975623</text:p>
          </table:table-cell>
        </table:table-row>
        <table:table-row table:style-name="ro1">
          <table:table-cell office:value-type="float" office:value="363.802" calcext:value-type="float">
            <text:p>363.802</text:p>
          </table:table-cell>
          <table:table-cell office:value-type="float" office:value="12.8164" calcext:value-type="float">
            <text:p>12.8164</text:p>
          </table:table-cell>
          <table:table-cell table:formula="of:=[.B366]/[.$B$2]" office:value-type="float" office:value="0.816362408754475" calcext:value-type="float">
            <text:p>0.816362408754475</text:p>
          </table:table-cell>
          <table:table-cell table:formula="of:=-LN([.C366])" office:value-type="float" office:value="0.202896894238264" calcext:value-type="float">
            <text:p>0.202896894238264</text:p>
          </table:table-cell>
        </table:table-row>
        <table:table-row table:style-name="ro1">
          <table:table-cell office:value-type="float" office:value="364.802" calcext:value-type="float">
            <text:p>364.802</text:p>
          </table:table-cell>
          <table:table-cell office:value-type="float" office:value="12.8099" calcext:value-type="float">
            <text:p>12.8099</text:p>
          </table:table-cell>
          <table:table-cell table:formula="of:=[.B367]/[.$B$2]" office:value-type="float" office:value="0.815948380192874" calcext:value-type="float">
            <text:p>0.815948380192874</text:p>
          </table:table-cell>
          <table:table-cell table:formula="of:=-LN([.C367])" office:value-type="float" office:value="0.203404185586558" calcext:value-type="float">
            <text:p>0.203404185586558</text:p>
          </table:table-cell>
        </table:table-row>
        <table:table-row table:style-name="ro1">
          <table:table-cell office:value-type="float" office:value="365.801" calcext:value-type="float">
            <text:p>365.801</text:p>
          </table:table-cell>
          <table:table-cell office:value-type="float" office:value="12.8026" calcext:value-type="float">
            <text:p>12.8026</text:p>
          </table:table-cell>
          <table:table-cell table:formula="of:=[.B368]/[.$B$2]" office:value-type="float" office:value="0.815483394269845" calcext:value-type="float">
            <text:p>0.815483394269845</text:p>
          </table:table-cell>
          <table:table-cell table:formula="of:=-LN([.C368])" office:value-type="float" office:value="0.203974219765" calcext:value-type="float">
            <text:p>0.203974219765</text:p>
          </table:table-cell>
        </table:table-row>
        <table:table-row table:style-name="ro1">
          <table:table-cell office:value-type="float" office:value="366.801" calcext:value-type="float">
            <text:p>366.801</text:p>
          </table:table-cell>
          <table:table-cell office:value-type="float" office:value="12.7965" calcext:value-type="float">
            <text:p>12.7965</text:p>
          </table:table-cell>
          <table:table-cell table:formula="of:=[.B369]/[.$B$2]" office:value-type="float" office:value="0.815094844388958" calcext:value-type="float">
            <text:p>0.815094844388958</text:p>
          </table:table-cell>
          <table:table-cell table:formula="of:=-LN([.C369])" office:value-type="float" office:value="0.204450799028759" calcext:value-type="float">
            <text:p>0.204450799028759</text:p>
          </table:table-cell>
        </table:table-row>
        <table:table-row table:style-name="ro1">
          <table:table-cell office:value-type="float" office:value="367.801" calcext:value-type="float">
            <text:p>367.801</text:p>
          </table:table-cell>
          <table:table-cell office:value-type="float" office:value="12.7885" calcext:value-type="float">
            <text:p>12.7885</text:p>
          </table:table-cell>
          <table:table-cell table:formula="of:=[.B370]/[.$B$2]" office:value-type="float" office:value="0.814585270774679" calcext:value-type="float">
            <text:p>0.814585270774679</text:p>
          </table:table-cell>
          <table:table-cell table:formula="of:=-LN([.C370])" office:value-type="float" office:value="0.20507616547478" calcext:value-type="float">
            <text:p>0.20507616547478</text:p>
          </table:table-cell>
        </table:table-row>
        <table:table-row table:style-name="ro1">
          <table:table-cell office:value-type="float" office:value="368.801" calcext:value-type="float">
            <text:p>368.801</text:p>
          </table:table-cell>
          <table:table-cell office:value-type="float" office:value="12.7814" calcext:value-type="float">
            <text:p>12.7814</text:p>
          </table:table-cell>
          <table:table-cell table:formula="of:=[.B371]/[.$B$2]" office:value-type="float" office:value="0.814133024192007" calcext:value-type="float">
            <text:p>0.814133024192007</text:p>
          </table:table-cell>
          <table:table-cell table:formula="of:=-LN([.C371])" office:value-type="float" office:value="0.205631505947952" calcext:value-type="float">
            <text:p>0.205631505947952</text:p>
          </table:table-cell>
        </table:table-row>
        <table:table-row table:style-name="ro1">
          <table:table-cell office:value-type="float" office:value="369.801" calcext:value-type="float">
            <text:p>369.801</text:p>
          </table:table-cell>
          <table:table-cell office:value-type="float" office:value="12.7735" calcext:value-type="float">
            <text:p>12.7735</text:p>
          </table:table-cell>
          <table:table-cell table:formula="of:=[.B372]/[.$B$2]" office:value-type="float" office:value="0.813629820247908" calcext:value-type="float">
            <text:p>0.813629820247908</text:p>
          </table:table-cell>
          <table:table-cell table:formula="of:=-LN([.C372])" office:value-type="float" office:value="0.206249782697355" calcext:value-type="float">
            <text:p>0.206249782697355</text:p>
          </table:table-cell>
        </table:table-row>
        <table:table-row table:style-name="ro1">
          <table:table-cell office:value-type="float" office:value="370.802" calcext:value-type="float">
            <text:p>370.802</text:p>
          </table:table-cell>
          <table:table-cell office:value-type="float" office:value="12.7664" calcext:value-type="float">
            <text:p>12.7664</text:p>
          </table:table-cell>
          <table:table-cell table:formula="of:=[.B373]/[.$B$2]" office:value-type="float" office:value="0.813177573665236" calcext:value-type="float">
            <text:p>0.813177573665236</text:p>
          </table:table-cell>
          <table:table-cell table:formula="of:=-LN([.C373])" office:value-type="float" office:value="0.206805775491602" calcext:value-type="float">
            <text:p>0.206805775491602</text:p>
          </table:table-cell>
        </table:table-row>
        <table:table-row table:style-name="ro1">
          <table:table-cell office:value-type="float" office:value="371.802" calcext:value-type="float">
            <text:p>371.802</text:p>
          </table:table-cell>
          <table:table-cell office:value-type="float" office:value="12.7598" calcext:value-type="float">
            <text:p>12.7598</text:p>
          </table:table-cell>
          <table:table-cell table:formula="of:=[.B374]/[.$B$2]" office:value-type="float" office:value="0.812757175433456" calcext:value-type="float">
            <text:p>0.812757175433456</text:p>
          </table:table-cell>
          <table:table-cell table:formula="of:=-LN([.C374])" office:value-type="float" office:value="0.207322891250867" calcext:value-type="float">
            <text:p>0.207322891250867</text:p>
          </table:table-cell>
        </table:table-row>
        <table:table-row table:style-name="ro1">
          <table:table-cell office:value-type="float" office:value="372.802" calcext:value-type="float">
            <text:p>372.802</text:p>
          </table:table-cell>
          <table:table-cell office:value-type="float" office:value="12.7539" calcext:value-type="float">
            <text:p>12.7539</text:p>
          </table:table-cell>
          <table:table-cell table:formula="of:=[.B375]/[.$B$2]" office:value-type="float" office:value="0.812381364892926" calcext:value-type="float">
            <text:p>0.812381364892926</text:p>
          </table:table-cell>
          <table:table-cell table:formula="of:=-LN([.C375])" office:value-type="float" office:value="0.207785387878574" calcext:value-type="float">
            <text:p>0.207785387878574</text:p>
          </table:table-cell>
        </table:table-row>
        <table:table-row table:style-name="ro1">
          <table:table-cell office:value-type="float" office:value="373.802" calcext:value-type="float">
            <text:p>373.802</text:p>
          </table:table-cell>
          <table:table-cell office:value-type="float" office:value="12.7456" calcext:value-type="float">
            <text:p>12.7456</text:p>
          </table:table-cell>
          <table:table-cell table:formula="of:=[.B376]/[.$B$2]" office:value-type="float" office:value="0.811852682268112" calcext:value-type="float">
            <text:p>0.811852682268112</text:p>
          </table:table-cell>
          <table:table-cell table:formula="of:=-LN([.C376])" office:value-type="float" office:value="0.208436381058293" calcext:value-type="float">
            <text:p>0.208436381058293</text:p>
          </table:table-cell>
        </table:table-row>
        <table:table-row table:style-name="ro1">
          <table:table-cell office:value-type="float" office:value="374.802" calcext:value-type="float">
            <text:p>374.802</text:p>
          </table:table-cell>
          <table:table-cell office:value-type="float" office:value="12.7389" calcext:value-type="float">
            <text:p>12.7389</text:p>
          </table:table-cell>
          <table:table-cell table:formula="of:=[.B377]/[.$B$2]" office:value-type="float" office:value="0.811425914366154" calcext:value-type="float">
            <text:p>0.811425914366154</text:p>
          </table:table-cell>
          <table:table-cell table:formula="of:=-LN([.C377])" office:value-type="float" office:value="0.208962190876368" calcext:value-type="float">
            <text:p>0.208962190876368</text:p>
          </table:table-cell>
        </table:table-row>
        <table:table-row table:style-name="ro1">
          <table:table-cell office:value-type="float" office:value="375.802" calcext:value-type="float">
            <text:p>375.802</text:p>
          </table:table-cell>
          <table:table-cell office:value-type="float" office:value="12.7321" calcext:value-type="float">
            <text:p>12.7321</text:p>
          </table:table-cell>
          <table:table-cell table:formula="of:=[.B378]/[.$B$2]" office:value-type="float" office:value="0.810992776794018" calcext:value-type="float">
            <text:p>0.810992776794018</text:p>
          </table:table-cell>
          <table:table-cell table:formula="of:=-LN([.C378])" office:value-type="float" office:value="0.209496131448906" calcext:value-type="float">
            <text:p>0.209496131448906</text:p>
          </table:table-cell>
        </table:table-row>
        <table:table-row table:style-name="ro1">
          <table:table-cell office:value-type="float" office:value="376.802" calcext:value-type="float">
            <text:p>376.802</text:p>
          </table:table-cell>
          <table:table-cell office:value-type="float" office:value="12.7249" calcext:value-type="float">
            <text:p>12.7249</text:p>
          </table:table-cell>
          <table:table-cell table:formula="of:=[.B379]/[.$B$2]" office:value-type="float" office:value="0.810534160541167" calcext:value-type="float">
            <text:p>0.810534160541167</text:p>
          </table:table-cell>
          <table:table-cell table:formula="of:=-LN([.C379])" office:value-type="float" office:value="0.210061791203943" calcext:value-type="float">
            <text:p>0.210061791203943</text:p>
          </table:table-cell>
        </table:table-row>
        <table:table-row table:style-name="ro1">
          <table:table-cell office:value-type="float" office:value="377.801" calcext:value-type="float">
            <text:p>377.801</text:p>
          </table:table-cell>
          <table:table-cell office:value-type="float" office:value="12.7179" calcext:value-type="float">
            <text:p>12.7179</text:p>
          </table:table-cell>
          <table:table-cell table:formula="of:=[.B380]/[.$B$2]" office:value-type="float" office:value="0.810088283628674" calcext:value-type="float">
            <text:p>0.810088283628674</text:p>
          </table:table-cell>
          <table:table-cell table:formula="of:=-LN([.C380])" office:value-type="float" office:value="0.210612045120699" calcext:value-type="float">
            <text:p>0.210612045120699</text:p>
          </table:table-cell>
        </table:table-row>
        <table:table-row table:style-name="ro1">
          <table:table-cell office:value-type="float" office:value="378.802" calcext:value-type="float">
            <text:p>378.802</text:p>
          </table:table-cell>
          <table:table-cell office:value-type="float" office:value="12.7115" calcext:value-type="float">
            <text:p>12.7115</text:p>
          </table:table-cell>
          <table:table-cell table:formula="of:=[.B381]/[.$B$2]" office:value-type="float" office:value="0.809680624737251" calcext:value-type="float">
            <text:p>0.809680624737251</text:p>
          </table:table-cell>
          <table:table-cell table:formula="of:=-LN([.C381])" office:value-type="float" office:value="0.211115399516408" calcext:value-type="float">
            <text:p>0.211115399516408</text:p>
          </table:table-cell>
        </table:table-row>
        <table:table-row table:style-name="ro1">
          <table:table-cell office:value-type="float" office:value="379.801" calcext:value-type="float">
            <text:p>379.801</text:p>
          </table:table-cell>
          <table:table-cell office:value-type="float" office:value="12.7058" calcext:value-type="float">
            <text:p>12.7058</text:p>
          </table:table-cell>
          <table:table-cell table:formula="of:=[.B382]/[.$B$2]" office:value-type="float" office:value="0.809317553537078" calcext:value-type="float">
            <text:p>0.809317553537078</text:p>
          </table:table-cell>
          <table:table-cell table:formula="of:=-LN([.C382])" office:value-type="float" office:value="0.211563912938019" calcext:value-type="float">
            <text:p>0.211563912938019</text:p>
          </table:table-cell>
        </table:table-row>
        <table:table-row table:style-name="ro1">
          <table:table-cell office:value-type="float" office:value="380.802" calcext:value-type="float">
            <text:p>380.802</text:p>
          </table:table-cell>
          <table:table-cell office:value-type="float" office:value="12.6985" calcext:value-type="float">
            <text:p>12.6985</text:p>
          </table:table-cell>
          <table:table-cell table:formula="of:=[.B383]/[.$B$2]" office:value-type="float" office:value="0.808852567614049" calcext:value-type="float">
            <text:p>0.808852567614049</text:p>
          </table:table-cell>
          <table:table-cell table:formula="of:=-LN([.C383])" office:value-type="float" office:value="0.21213861881072" calcext:value-type="float">
            <text:p>0.21213861881072</text:p>
          </table:table-cell>
        </table:table-row>
        <table:table-row table:style-name="ro1">
          <table:table-cell office:value-type="float" office:value="381.801" calcext:value-type="float">
            <text:p>381.801</text:p>
          </table:table-cell>
          <table:table-cell office:value-type="float" office:value="12.6925" calcext:value-type="float">
            <text:p>12.6925</text:p>
          </table:table-cell>
          <table:table-cell table:formula="of:=[.B384]/[.$B$2]" office:value-type="float" office:value="0.80847038740334" calcext:value-type="float">
            <text:p>0.80847038740334</text:p>
          </table:table-cell>
          <table:table-cell table:formula="of:=-LN([.C384])" office:value-type="float" office:value="0.212611227224069" calcext:value-type="float">
            <text:p>0.212611227224069</text:p>
          </table:table-cell>
        </table:table-row>
        <table:table-row table:style-name="ro1">
          <table:table-cell office:value-type="float" office:value="382.802" calcext:value-type="float">
            <text:p>382.802</text:p>
          </table:table-cell>
          <table:table-cell office:value-type="float" office:value="12.6852" calcext:value-type="float">
            <text:p>12.6852</text:p>
          </table:table-cell>
          <table:table-cell table:formula="of:=[.B385]/[.$B$2]" office:value-type="float" office:value="0.808005401480311" calcext:value-type="float">
            <text:p>0.808005401480311</text:p>
          </table:table-cell>
          <table:table-cell table:formula="of:=-LN([.C385])" office:value-type="float" office:value="0.213186535483001" calcext:value-type="float">
            <text:p>0.213186535483001</text:p>
          </table:table-cell>
        </table:table-row>
        <table:table-row table:style-name="ro1">
          <table:table-cell office:value-type="float" office:value="383.801" calcext:value-type="float">
            <text:p>383.801</text:p>
          </table:table-cell>
          <table:table-cell office:value-type="float" office:value="12.6785" calcext:value-type="float">
            <text:p>12.6785</text:p>
          </table:table-cell>
          <table:table-cell table:formula="of:=[.B386]/[.$B$2]" office:value-type="float" office:value="0.807578633578353" calcext:value-type="float">
            <text:p>0.807578633578353</text:p>
          </table:table-cell>
          <table:table-cell table:formula="of:=-LN([.C386])" office:value-type="float" office:value="0.213714849581957" calcext:value-type="float">
            <text:p>0.213714849581957</text:p>
          </table:table-cell>
        </table:table-row>
        <table:table-row table:style-name="ro1">
          <table:table-cell office:value-type="float" office:value="384.802" calcext:value-type="float">
            <text:p>384.802</text:p>
          </table:table-cell>
          <table:table-cell office:value-type="float" office:value="12.6725" calcext:value-type="float">
            <text:p>12.6725</text:p>
          </table:table-cell>
          <table:table-cell table:formula="of:=[.B387]/[.$B$2]" office:value-type="float" office:value="0.807196453367645" calcext:value-type="float">
            <text:p>0.807196453367645</text:p>
          </table:table-cell>
          <table:table-cell table:formula="of:=-LN([.C387])" office:value-type="float" office:value="0.214188203699114" calcext:value-type="float">
            <text:p>0.214188203699114</text:p>
          </table:table-cell>
        </table:table-row>
        <table:table-row table:style-name="ro1">
          <table:table-cell office:value-type="float" office:value="385.801" calcext:value-type="float">
            <text:p>385.801</text:p>
          </table:table-cell>
          <table:table-cell office:value-type="float" office:value="12.6658" calcext:value-type="float">
            <text:p>12.6658</text:p>
          </table:table-cell>
          <table:table-cell table:formula="of:=[.B388]/[.$B$2]" office:value-type="float" office:value="0.806769685465687" calcext:value-type="float">
            <text:p>0.806769685465687</text:p>
          </table:table-cell>
          <table:table-cell table:formula="of:=-LN([.C388])" office:value-type="float" office:value="0.214717047398664" calcext:value-type="float">
            <text:p>0.214717047398664</text:p>
          </table:table-cell>
        </table:table-row>
        <table:table-row table:style-name="ro1">
          <table:table-cell office:value-type="float" office:value="386.801" calcext:value-type="float">
            <text:p>386.801</text:p>
          </table:table-cell>
          <table:table-cell office:value-type="float" office:value="12.6587" calcext:value-type="float">
            <text:p>12.6587</text:p>
          </table:table-cell>
          <table:table-cell table:formula="of:=[.B389]/[.$B$2]" office:value-type="float" office:value="0.806317438883015" calcext:value-type="float">
            <text:p>0.806317438883015</text:p>
          </table:table-cell>
          <table:table-cell table:formula="of:=-LN([.C389])" office:value-type="float" office:value="0.215277769243994" calcext:value-type="float">
            <text:p>0.215277769243994</text:p>
          </table:table-cell>
        </table:table-row>
        <table:table-row table:style-name="ro1">
          <table:table-cell office:value-type="float" office:value="387.802" calcext:value-type="float">
            <text:p>387.802</text:p>
          </table:table-cell>
          <table:table-cell office:value-type="float" office:value="12.6527" calcext:value-type="float">
            <text:p>12.6527</text:p>
          </table:table-cell>
          <table:table-cell table:formula="of:=[.B390]/[.$B$2]" office:value-type="float" office:value="0.805935258672306" calcext:value-type="float">
            <text:p>0.805935258672306</text:p>
          </table:table-cell>
          <table:table-cell table:formula="of:=-LN([.C390])" office:value-type="float" office:value="0.215751863929581" calcext:value-type="float">
            <text:p>0.215751863929581</text:p>
          </table:table-cell>
        </table:table-row>
        <table:table-row table:style-name="ro1">
          <table:table-cell office:value-type="float" office:value="388.802" calcext:value-type="float">
            <text:p>388.802</text:p>
          </table:table-cell>
          <table:table-cell office:value-type="float" office:value="12.645" calcext:value-type="float">
            <text:p>12.645</text:p>
          </table:table-cell>
          <table:table-cell table:formula="of:=[.B391]/[.$B$2]" office:value-type="float" office:value="0.805444794068563" calcext:value-type="float">
            <text:p>0.805444794068563</text:p>
          </table:table-cell>
          <table:table-cell table:formula="of:=-LN([.C391])" office:value-type="float" office:value="0.216360614941553" calcext:value-type="float">
            <text:p>0.216360614941553</text:p>
          </table:table-cell>
        </table:table-row>
        <table:table-row table:style-name="ro1">
          <table:table-cell office:value-type="float" office:value="389.801" calcext:value-type="float">
            <text:p>389.801</text:p>
          </table:table-cell>
          <table:table-cell office:value-type="float" office:value="12.6391" calcext:value-type="float">
            <text:p>12.6391</text:p>
          </table:table-cell>
          <table:table-cell table:formula="of:=[.B392]/[.$B$2]" office:value-type="float" office:value="0.805068983528033" calcext:value-type="float">
            <text:p>0.805068983528033</text:p>
          </table:table-cell>
          <table:table-cell table:formula="of:=-LN([.C392])" office:value-type="float" office:value="0.216827311411436" calcext:value-type="float">
            <text:p>0.216827311411436</text:p>
          </table:table-cell>
        </table:table-row>
        <table:table-row table:style-name="ro1">
          <table:table-cell office:value-type="float" office:value="390.801" calcext:value-type="float">
            <text:p>390.801</text:p>
          </table:table-cell>
          <table:table-cell office:value-type="float" office:value="12.6314" calcext:value-type="float">
            <text:p>12.6314</text:p>
          </table:table-cell>
          <table:table-cell table:formula="of:=[.B393]/[.$B$2]" office:value-type="float" office:value="0.80457851892429" calcext:value-type="float">
            <text:p>0.80457851892429</text:p>
          </table:table-cell>
          <table:table-cell table:formula="of:=-LN([.C393])" office:value-type="float" office:value="0.217436717654946" calcext:value-type="float">
            <text:p>0.217436717654946</text:p>
          </table:table-cell>
        </table:table-row>
        <table:table-row table:style-name="ro1">
          <table:table-cell office:value-type="float" office:value="391.802" calcext:value-type="float">
            <text:p>391.802</text:p>
          </table:table-cell>
          <table:table-cell office:value-type="float" office:value="12.6252" calcext:value-type="float">
            <text:p>12.6252</text:p>
          </table:table-cell>
          <table:table-cell table:formula="of:=[.B394]/[.$B$2]" office:value-type="float" office:value="0.804183599373224" calcext:value-type="float">
            <text:p>0.804183599373224</text:p>
          </table:table-cell>
          <table:table-cell table:formula="of:=-LN([.C394])" office:value-type="float" office:value="0.217927678443376" calcext:value-type="float">
            <text:p>0.217927678443376</text:p>
          </table:table-cell>
        </table:table-row>
        <table:table-row table:style-name="ro1">
          <table:table-cell office:value-type="float" office:value="392.801" calcext:value-type="float">
            <text:p>392.801</text:p>
          </table:table-cell>
          <table:table-cell office:value-type="float" office:value="12.619" calcext:value-type="float">
            <text:p>12.619</text:p>
          </table:table-cell>
          <table:table-cell table:formula="of:=[.B395]/[.$B$2]" office:value-type="float" office:value="0.803788679822159" calcext:value-type="float">
            <text:p>0.803788679822159</text:p>
          </table:table-cell>
          <table:table-cell table:formula="of:=-LN([.C395])" office:value-type="float" office:value="0.218418880392708" calcext:value-type="float">
            <text:p>0.218418880392708</text:p>
          </table:table-cell>
        </table:table-row>
        <table:table-row table:style-name="ro1">
          <table:table-cell office:value-type="float" office:value="393.802" calcext:value-type="float">
            <text:p>393.802</text:p>
          </table:table-cell>
          <table:table-cell office:value-type="float" office:value="12.6119" calcext:value-type="float">
            <text:p>12.6119</text:p>
          </table:table-cell>
          <table:table-cell table:formula="of:=[.B396]/[.$B$2]" office:value-type="float" office:value="0.803336433239487" calcext:value-type="float">
            <text:p>0.803336433239487</text:p>
          </table:table-cell>
          <table:table-cell table:formula="of:=-LN([.C396])" office:value-type="float" office:value="0.218981682368651" calcext:value-type="float">
            <text:p>0.218981682368651</text:p>
          </table:table-cell>
        </table:table-row>
        <table:table-row table:style-name="ro1">
          <table:table-cell office:value-type="float" office:value="394.802" calcext:value-type="float">
            <text:p>394.802</text:p>
          </table:table-cell>
          <table:table-cell office:value-type="float" office:value="12.6051" calcext:value-type="float">
            <text:p>12.6051</text:p>
          </table:table-cell>
          <table:table-cell table:formula="of:=[.B397]/[.$B$2]" office:value-type="float" office:value="0.80290329566735" calcext:value-type="float">
            <text:p>0.80290329566735</text:p>
          </table:table-cell>
          <table:table-cell table:formula="of:=-LN([.C397])" office:value-type="float" office:value="0.219521001095289" calcext:value-type="float">
            <text:p>0.219521001095289</text:p>
          </table:table-cell>
        </table:table-row>
        <table:table-row table:style-name="ro1">
          <table:table-cell office:value-type="float" office:value="395.801" calcext:value-type="float">
            <text:p>395.801</text:p>
          </table:table-cell>
          <table:table-cell office:value-type="float" office:value="12.599" calcext:value-type="float">
            <text:p>12.599</text:p>
          </table:table-cell>
          <table:table-cell table:formula="of:=[.B398]/[.$B$2]" office:value-type="float" office:value="0.802514745786463" calcext:value-type="float">
            <text:p>0.802514745786463</text:p>
          </table:table-cell>
          <table:table-cell table:formula="of:=-LN([.C398])" office:value-type="float" office:value="0.220005049334989" calcext:value-type="float">
            <text:p>0.220005049334989</text:p>
          </table:table-cell>
        </table:table-row>
        <table:table-row table:style-name="ro1">
          <table:table-cell office:value-type="float" office:value="396.802" calcext:value-type="float">
            <text:p>396.802</text:p>
          </table:table-cell>
          <table:table-cell office:value-type="float" office:value="12.5922" calcext:value-type="float">
            <text:p>12.5922</text:p>
          </table:table-cell>
          <table:table-cell table:formula="of:=[.B399]/[.$B$2]" office:value-type="float" office:value="0.802081608214327" calcext:value-type="float">
            <text:p>0.802081608214327</text:p>
          </table:table-cell>
          <table:table-cell table:formula="of:=-LN([.C399])" office:value-type="float" office:value="0.220544920414188" calcext:value-type="float">
            <text:p>0.220544920414188</text:p>
          </table:table-cell>
        </table:table-row>
        <table:table-row table:style-name="ro1">
          <table:table-cell office:value-type="float" office:value="397.801" calcext:value-type="float">
            <text:p>397.801</text:p>
          </table:table-cell>
          <table:table-cell office:value-type="float" office:value="12.5856" calcext:value-type="float">
            <text:p>12.5856</text:p>
          </table:table-cell>
          <table:table-cell table:formula="of:=[.B400]/[.$B$2]" office:value-type="float" office:value="0.801661209982547" calcext:value-type="float">
            <text:p>0.801661209982547</text:p>
          </table:table-cell>
          <table:table-cell table:formula="of:=-LN([.C400])" office:value-type="float" office:value="0.221069191808128" calcext:value-type="float">
            <text:p>0.221069191808128</text:p>
          </table:table-cell>
        </table:table-row>
        <table:table-row table:style-name="ro1">
          <table:table-cell office:value-type="float" office:value="398.802" calcext:value-type="float">
            <text:p>398.802</text:p>
          </table:table-cell>
          <table:table-cell office:value-type="float" office:value="12.5787" calcext:value-type="float">
            <text:p>12.5787</text:p>
          </table:table-cell>
          <table:table-cell table:formula="of:=[.B401]/[.$B$2]" office:value-type="float" office:value="0.801221702740232" calcext:value-type="float">
            <text:p>0.801221702740232</text:p>
          </table:table-cell>
          <table:table-cell table:formula="of:=-LN([.C401])" office:value-type="float" office:value="0.221617587763742" calcext:value-type="float">
            <text:p>0.221617587763742</text:p>
          </table:table-cell>
        </table:table-row>
        <table:table-row table:style-name="ro1">
          <table:table-cell office:value-type="float" office:value="399.801" calcext:value-type="float">
            <text:p>399.801</text:p>
          </table:table-cell>
          <table:table-cell office:value-type="float" office:value="12.5719" calcext:value-type="float">
            <text:p>12.5719</text:p>
          </table:table-cell>
          <table:table-cell table:formula="of:=[.B402]/[.$B$2]" office:value-type="float" office:value="0.800788565168096" calcext:value-type="float">
            <text:p>0.800788565168096</text:p>
          </table:table-cell>
          <table:table-cell table:formula="of:=-LN([.C402])" office:value-type="float" office:value="0.222158330343696" calcext:value-type="float">
            <text:p>0.222158330343696</text:p>
          </table:table-cell>
        </table:table-row>
        <table:table-row table:style-name="ro1">
          <table:table-cell office:value-type="float" office:value="400.802" calcext:value-type="float">
            <text:p>400.802</text:p>
          </table:table-cell>
          <table:table-cell office:value-type="float" office:value="12.5658" calcext:value-type="float">
            <text:p>12.5658</text:p>
          </table:table-cell>
          <table:table-cell table:formula="of:=[.B403]/[.$B$2]" office:value-type="float" office:value="0.800400015287208" calcext:value-type="float">
            <text:p>0.800400015287208</text:p>
          </table:table-cell>
          <table:table-cell table:formula="of:=-LN([.C403])" office:value-type="float" office:value="0.222643657173098" calcext:value-type="float">
            <text:p>0.222643657173098</text:p>
          </table:table-cell>
        </table:table-row>
        <table:table-row table:style-name="ro1">
          <table:table-cell office:value-type="float" office:value="401.802" calcext:value-type="float">
            <text:p>401.802</text:p>
          </table:table-cell>
          <table:table-cell office:value-type="float" office:value="12.5591" calcext:value-type="float">
            <text:p>12.5591</text:p>
          </table:table-cell>
          <table:table-cell table:formula="of:=[.B404]/[.$B$2]" office:value-type="float" office:value="0.79997324738525" calcext:value-type="float">
            <text:p>0.79997324738525</text:p>
          </table:table-cell>
          <table:table-cell table:formula="of:=-LN([.C404])" office:value-type="float" office:value="0.223176992641802" calcext:value-type="float">
            <text:p>0.223176992641802</text:p>
          </table:table-cell>
        </table:table-row>
        <table:table-row table:style-name="ro1">
          <table:table-cell office:value-type="float" office:value="402.801" calcext:value-type="float">
            <text:p>402.801</text:p>
          </table:table-cell>
          <table:table-cell office:value-type="float" office:value="12.5516" calcext:value-type="float">
            <text:p>12.5516</text:p>
          </table:table-cell>
          <table:table-cell table:formula="of:=[.B405]/[.$B$2]" office:value-type="float" office:value="0.799495522121865" calcext:value-type="float">
            <text:p>0.799495522121865</text:p>
          </table:table-cell>
          <table:table-cell table:formula="of:=-LN([.C405])" office:value-type="float" office:value="0.223774347572012" calcext:value-type="float">
            <text:p>0.223774347572012</text:p>
          </table:table-cell>
        </table:table-row>
        <table:table-row table:style-name="ro1">
          <table:table-cell office:value-type="float" office:value="403.801" calcext:value-type="float">
            <text:p>403.801</text:p>
          </table:table-cell>
          <table:table-cell office:value-type="float" office:value="12.5455" calcext:value-type="float">
            <text:p>12.5455</text:p>
          </table:table-cell>
          <table:table-cell table:formula="of:=[.B406]/[.$B$2]" office:value-type="float" office:value="0.799106972240977" calcext:value-type="float">
            <text:p>0.799106972240977</text:p>
          </table:table-cell>
          <table:table-cell table:formula="of:=-LN([.C406])" office:value-type="float" office:value="0.224260459522805" calcext:value-type="float">
            <text:p>0.224260459522805</text:p>
          </table:table-cell>
        </table:table-row>
        <table:table-row table:style-name="ro1">
          <table:table-cell office:value-type="float" office:value="404.802" calcext:value-type="float">
            <text:p>404.802</text:p>
          </table:table-cell>
          <table:table-cell office:value-type="float" office:value="12.54" calcext:value-type="float">
            <text:p>12.54</text:p>
          </table:table-cell>
          <table:table-cell table:formula="of:=[.B407]/[.$B$2]" office:value-type="float" office:value="0.798756640381161" calcext:value-type="float">
            <text:p>0.798756640381161</text:p>
          </table:table-cell>
          <table:table-cell table:formula="of:=-LN([.C407])" office:value-type="float" office:value="0.224698959858707" calcext:value-type="float">
            <text:p>0.224698959858707</text:p>
          </table:table-cell>
        </table:table-row>
        <table:table-row table:style-name="ro1">
          <table:table-cell office:value-type="float" office:value="405.801" calcext:value-type="float">
            <text:p>405.801</text:p>
          </table:table-cell>
          <table:table-cell office:value-type="float" office:value="12.5324" calcext:value-type="float">
            <text:p>12.5324</text:p>
          </table:table-cell>
          <table:table-cell table:formula="of:=[.B408]/[.$B$2]" office:value-type="float" office:value="0.798272545447597" calcext:value-type="float">
            <text:p>0.798272545447597</text:p>
          </table:table-cell>
          <table:table-cell table:formula="of:=-LN([.C408])" office:value-type="float" office:value="0.225305204193734" calcext:value-type="float">
            <text:p>0.225305204193734</text:p>
          </table:table-cell>
        </table:table-row>
        <table:table-row table:style-name="ro1">
          <table:table-cell office:value-type="float" office:value="406.802" calcext:value-type="float">
            <text:p>406.802</text:p>
          </table:table-cell>
          <table:table-cell office:value-type="float" office:value="12.5269" calcext:value-type="float">
            <text:p>12.5269</text:p>
          </table:table-cell>
          <table:table-cell table:formula="of:=[.B409]/[.$B$2]" office:value-type="float" office:value="0.79792221358778" calcext:value-type="float">
            <text:p>0.79792221358778</text:p>
          </table:table-cell>
          <table:table-cell table:formula="of:=-LN([.C409])" office:value-type="float" office:value="0.225744162990533" calcext:value-type="float">
            <text:p>0.225744162990533</text:p>
          </table:table-cell>
        </table:table-row>
        <table:table-row table:style-name="ro1">
          <table:table-cell office:value-type="float" office:value="407.801" calcext:value-type="float">
            <text:p>407.801</text:p>
          </table:table-cell>
          <table:table-cell office:value-type="float" office:value="12.5198" calcext:value-type="float">
            <text:p>12.5198</text:p>
          </table:table-cell>
          <table:table-cell table:formula="of:=[.B410]/[.$B$2]" office:value-type="float" office:value="0.797469967005108" calcext:value-type="float">
            <text:p>0.797469967005108</text:p>
          </table:table-cell>
          <table:table-cell table:formula="of:=-LN([.C410])" office:value-type="float" office:value="0.226311103960016" calcext:value-type="float">
            <text:p>0.226311103960016</text:p>
          </table:table-cell>
        </table:table-row>
        <table:table-row table:style-name="ro1">
          <table:table-cell office:value-type="float" office:value="408.801" calcext:value-type="float">
            <text:p>408.801</text:p>
          </table:table-cell>
          <table:table-cell office:value-type="float" office:value="12.5131" calcext:value-type="float">
            <text:p>12.5131</text:p>
          </table:table-cell>
          <table:table-cell table:formula="of:=[.B411]/[.$B$2]" office:value-type="float" office:value="0.79704319910315" calcext:value-type="float">
            <text:p>0.79704319910315</text:p>
          </table:table-cell>
          <table:table-cell table:formula="of:=-LN([.C411])" office:value-type="float" office:value="0.226846399523853" calcext:value-type="float">
            <text:p>0.226846399523853</text:p>
          </table:table-cell>
        </table:table-row>
        <table:table-row table:style-name="ro1">
          <table:table-cell office:value-type="float" office:value="409.802" calcext:value-type="float">
            <text:p>409.802</text:p>
          </table:table-cell>
          <table:table-cell office:value-type="float" office:value="12.5069" calcext:value-type="float">
            <text:p>12.5069</text:p>
          </table:table-cell>
          <table:table-cell table:formula="of:=[.B412]/[.$B$2]" office:value-type="float" office:value="0.796648279552085" calcext:value-type="float">
            <text:p>0.796648279552085</text:p>
          </table:table-cell>
          <table:table-cell table:formula="of:=-LN([.C412])" office:value-type="float" office:value="0.227342003051184" calcext:value-type="float">
            <text:p>0.227342003051184</text:p>
          </table:table-cell>
        </table:table-row>
        <table:table-row table:style-name="ro1">
          <table:table-cell office:value-type="float" office:value="410.802" calcext:value-type="float">
            <text:p>410.802</text:p>
          </table:table-cell>
          <table:table-cell office:value-type="float" office:value="12.5013" calcext:value-type="float">
            <text:p>12.5013</text:p>
          </table:table-cell>
          <table:table-cell table:formula="of:=[.B413]/[.$B$2]" office:value-type="float" office:value="0.79629157802209" calcext:value-type="float">
            <text:p>0.79629157802209</text:p>
          </table:table-cell>
          <table:table-cell table:formula="of:=-LN([.C413])" office:value-type="float" office:value="0.227789856162851" calcext:value-type="float">
            <text:p>0.227789856162851</text:p>
          </table:table-cell>
        </table:table-row>
        <table:table-row table:style-name="ro1">
          <table:table-cell office:value-type="float" office:value="411.802" calcext:value-type="float">
            <text:p>411.802</text:p>
          </table:table-cell>
          <table:table-cell office:value-type="float" office:value="12.4942" calcext:value-type="float">
            <text:p>12.4942</text:p>
          </table:table-cell>
          <table:table-cell table:formula="of:=[.B414]/[.$B$2]" office:value-type="float" office:value="0.795839331439418" calcext:value-type="float">
            <text:p>0.795839331439418</text:p>
          </table:table-cell>
          <table:table-cell table:formula="of:=-LN([.C414])" office:value-type="float" office:value="0.228357958436537" calcext:value-type="float">
            <text:p>0.228357958436537</text:p>
          </table:table-cell>
        </table:table-row>
        <table:table-row table:style-name="ro1">
          <table:table-cell office:value-type="float" office:value="412.802" calcext:value-type="float">
            <text:p>412.802</text:p>
          </table:table-cell>
          <table:table-cell office:value-type="float" office:value="12.4879" calcext:value-type="float">
            <text:p>12.4879</text:p>
          </table:table-cell>
          <table:table-cell table:formula="of:=[.B415]/[.$B$2]" office:value-type="float" office:value="0.795438042218174" calcext:value-type="float">
            <text:p>0.795438042218174</text:p>
          </table:table-cell>
          <table:table-cell table:formula="of:=-LN([.C415])" office:value-type="float" office:value="0.228862319569792" calcext:value-type="float">
            <text:p>0.228862319569792</text:p>
          </table:table-cell>
        </table:table-row>
        <table:table-row table:style-name="ro1">
          <table:table-cell office:value-type="float" office:value="413.802" calcext:value-type="float">
            <text:p>413.802</text:p>
          </table:table-cell>
          <table:table-cell office:value-type="float" office:value="12.4819" calcext:value-type="float">
            <text:p>12.4819</text:p>
          </table:table-cell>
          <table:table-cell table:formula="of:=[.B416]/[.$B$2]" office:value-type="float" office:value="0.795055862007465" calcext:value-type="float">
            <text:p>0.795055862007465</text:p>
          </table:table-cell>
          <table:table-cell table:formula="of:=-LN([.C416])" office:value-type="float" office:value="0.229342900120336" calcext:value-type="float">
            <text:p>0.229342900120336</text:p>
          </table:table-cell>
        </table:table-row>
        <table:table-row table:style-name="ro1">
          <table:table-cell office:value-type="float" office:value="414.801" calcext:value-type="float">
            <text:p>414.801</text:p>
          </table:table-cell>
          <table:table-cell office:value-type="float" office:value="12.4754" calcext:value-type="float">
            <text:p>12.4754</text:p>
          </table:table-cell>
          <table:table-cell table:formula="of:=[.B417]/[.$B$2]" office:value-type="float" office:value="0.794641833445864" calcext:value-type="float">
            <text:p>0.794641833445864</text:p>
          </table:table-cell>
          <table:table-cell table:formula="of:=-LN([.C417])" office:value-type="float" office:value="0.229863789811686" calcext:value-type="float">
            <text:p>0.229863789811686</text:p>
          </table:table-cell>
        </table:table-row>
        <table:table-row table:style-name="ro1">
          <table:table-cell office:value-type="float" office:value="415.801" calcext:value-type="float">
            <text:p>415.801</text:p>
          </table:table-cell>
          <table:table-cell office:value-type="float" office:value="12.4689" calcext:value-type="float">
            <text:p>12.4689</text:p>
          </table:table-cell>
          <table:table-cell table:formula="of:=[.B418]/[.$B$2]" office:value-type="float" office:value="0.794227804884263" calcext:value-type="float">
            <text:p>0.794227804884263</text:p>
          </table:table-cell>
          <table:table-cell table:formula="of:=-LN([.C418])" office:value-type="float" office:value="0.230384950970517" calcext:value-type="float">
            <text:p>0.230384950970517</text:p>
          </table:table-cell>
        </table:table-row>
        <table:table-row table:style-name="ro1">
          <table:table-cell office:value-type="float" office:value="416.802" calcext:value-type="float">
            <text:p>416.802</text:p>
          </table:table-cell>
          <table:table-cell office:value-type="float" office:value="12.4625" calcext:value-type="float">
            <text:p>12.4625</text:p>
          </table:table-cell>
          <table:table-cell table:formula="of:=[.B419]/[.$B$2]" office:value-type="float" office:value="0.793820145992841" calcext:value-type="float">
            <text:p>0.793820145992841</text:p>
          </table:table-cell>
          <table:table-cell table:formula="of:=-LN([.C419])" office:value-type="float" office:value="0.230898359775525" calcext:value-type="float">
            <text:p>0.230898359775525</text:p>
          </table:table-cell>
        </table:table-row>
        <table:table-row table:style-name="ro1">
          <table:table-cell office:value-type="float" office:value="417.801" calcext:value-type="float">
            <text:p>417.801</text:p>
          </table:table-cell>
          <table:table-cell office:value-type="float" office:value="12.4566" calcext:value-type="float">
            <text:p>12.4566</text:p>
          </table:table-cell>
          <table:table-cell table:formula="of:=[.B420]/[.$B$2]" office:value-type="float" office:value="0.79344433545231" calcext:value-type="float">
            <text:p>0.79344433545231</text:p>
          </table:table-cell>
          <table:table-cell table:formula="of:=-LN([.C420])" office:value-type="float" office:value="0.23137189213506" calcext:value-type="float">
            <text:p>0.23137189213506</text:p>
          </table:table-cell>
        </table:table-row>
        <table:table-row table:style-name="ro1">
          <table:table-cell office:value-type="float" office:value="418.801" calcext:value-type="float">
            <text:p>418.801</text:p>
          </table:table-cell>
          <table:table-cell office:value-type="float" office:value="12.4503" calcext:value-type="float">
            <text:p>12.4503</text:p>
          </table:table-cell>
          <table:table-cell table:formula="of:=[.B421]/[.$B$2]" office:value-type="float" office:value="0.793043046231066" calcext:value-type="float">
            <text:p>0.793043046231066</text:p>
          </table:table-cell>
          <table:table-cell table:formula="of:=-LN([.C421])" office:value-type="float" office:value="0.231877776057536" calcext:value-type="float">
            <text:p>0.231877776057536</text:p>
          </table:table-cell>
        </table:table-row>
        <table:table-row table:style-name="ro1">
          <table:table-cell office:value-type="float" office:value="419.801" calcext:value-type="float">
            <text:p>419.801</text:p>
          </table:table-cell>
          <table:table-cell office:value-type="float" office:value="12.4433" calcext:value-type="float">
            <text:p>12.4433</text:p>
          </table:table-cell>
          <table:table-cell table:formula="of:=[.B422]/[.$B$2]" office:value-type="float" office:value="0.792597169318573" calcext:value-type="float">
            <text:p>0.792597169318573</text:p>
          </table:table-cell>
          <table:table-cell table:formula="of:=-LN([.C422])" office:value-type="float" office:value="0.232440169619295" calcext:value-type="float">
            <text:p>0.232440169619295</text:p>
          </table:table-cell>
        </table:table-row>
        <table:table-row table:style-name="ro1">
          <table:table-cell office:value-type="float" office:value="420.802" calcext:value-type="float">
            <text:p>420.802</text:p>
          </table:table-cell>
          <table:table-cell office:value-type="float" office:value="12.438" calcext:value-type="float">
            <text:p>12.438</text:p>
          </table:table-cell>
          <table:table-cell table:formula="of:=[.B423]/[.$B$2]" office:value-type="float" office:value="0.792259576799113" calcext:value-type="float">
            <text:p>0.792259576799113</text:p>
          </table:table-cell>
          <table:table-cell table:formula="of:=-LN([.C423])" office:value-type="float" office:value="0.232866192381784" calcext:value-type="float">
            <text:p>0.232866192381784</text:p>
          </table:table-cell>
        </table:table-row>
        <table:table-row table:style-name="ro1">
          <table:table-cell office:value-type="float" office:value="421.802" calcext:value-type="float">
            <text:p>421.802</text:p>
          </table:table-cell>
          <table:table-cell office:value-type="float" office:value="12.4306" calcext:value-type="float">
            <text:p>12.4306</text:p>
          </table:table-cell>
          <table:table-cell table:formula="of:=[.B424]/[.$B$2]" office:value-type="float" office:value="0.791788221205906" calcext:value-type="float">
            <text:p>0.791788221205906</text:p>
          </table:table-cell>
          <table:table-cell table:formula="of:=-LN([.C424])" office:value-type="float" office:value="0.233461320392079" calcext:value-type="float">
            <text:p>0.233461320392079</text:p>
          </table:table-cell>
        </table:table-row>
        <table:table-row table:style-name="ro1">
          <table:table-cell office:value-type="float" office:value="422.801" calcext:value-type="float">
            <text:p>422.801</text:p>
          </table:table-cell>
          <table:table-cell office:value-type="float" office:value="12.4237" calcext:value-type="float">
            <text:p>12.4237</text:p>
          </table:table-cell>
          <table:table-cell table:formula="of:=[.B425]/[.$B$2]" office:value-type="float" office:value="0.791348713963591" calcext:value-type="float">
            <text:p>0.791348713963591</text:p>
          </table:table-cell>
          <table:table-cell table:formula="of:=-LN([.C425])" office:value-type="float" office:value="0.234016556321255" calcext:value-type="float">
            <text:p>0.234016556321255</text:p>
          </table:table-cell>
        </table:table-row>
        <table:table-row table:style-name="ro1">
          <table:table-cell office:value-type="float" office:value="423.801" calcext:value-type="float">
            <text:p>423.801</text:p>
          </table:table-cell>
          <table:table-cell office:value-type="float" office:value="12.4167" calcext:value-type="float">
            <text:p>12.4167</text:p>
          </table:table-cell>
          <table:table-cell table:formula="of:=[.B426]/[.$B$2]" office:value-type="float" office:value="0.790902837051098" calcext:value-type="float">
            <text:p>0.790902837051098</text:p>
          </table:table-cell>
          <table:table-cell table:formula="of:=-LN([.C426])" office:value-type="float" office:value="0.234580154345868" calcext:value-type="float">
            <text:p>0.234580154345868</text:p>
          </table:table-cell>
        </table:table-row>
        <table:table-row table:style-name="ro1">
          <table:table-cell office:value-type="float" office:value="424.802" calcext:value-type="float">
            <text:p>424.802</text:p>
          </table:table-cell>
          <table:table-cell office:value-type="float" office:value="12.412" calcext:value-type="float">
            <text:p>12.412</text:p>
          </table:table-cell>
          <table:table-cell table:formula="of:=[.B427]/[.$B$2]" office:value-type="float" office:value="0.790603462552709" calcext:value-type="float">
            <text:p>0.790603462552709</text:p>
          </table:table-cell>
          <table:table-cell table:formula="of:=-LN([.C427])" office:value-type="float" office:value="0.234958748477348" calcext:value-type="float">
            <text:p>0.234958748477348</text:p>
          </table:table-cell>
        </table:table-row>
        <table:table-row table:style-name="ro1">
          <table:table-cell office:value-type="float" office:value="425.802" calcext:value-type="float">
            <text:p>425.802</text:p>
          </table:table-cell>
          <table:table-cell office:value-type="float" office:value="12.405" calcext:value-type="float">
            <text:p>12.405</text:p>
          </table:table-cell>
          <table:table-cell table:formula="of:=[.B428]/[.$B$2]" office:value-type="float" office:value="0.790157585640215" calcext:value-type="float">
            <text:p>0.790157585640215</text:p>
          </table:table-cell>
          <table:table-cell table:formula="of:=-LN([.C428])" office:value-type="float" office:value="0.235522877919717" calcext:value-type="float">
            <text:p>0.235522877919717</text:p>
          </table:table-cell>
        </table:table-row>
        <table:table-row table:style-name="ro1">
          <table:table-cell office:value-type="float" office:value="426.801" calcext:value-type="float">
            <text:p>426.801</text:p>
          </table:table-cell>
          <table:table-cell office:value-type="float" office:value="12.3972" calcext:value-type="float">
            <text:p>12.3972</text:p>
          </table:table-cell>
          <table:table-cell table:formula="of:=[.B429]/[.$B$2]" office:value-type="float" office:value="0.789660751366294" calcext:value-type="float">
            <text:p>0.789660751366294</text:p>
          </table:table-cell>
          <table:table-cell table:formula="of:=-LN([.C429])" office:value-type="float" office:value="0.236151854402219" calcext:value-type="float">
            <text:p>0.236151854402219</text:p>
          </table:table-cell>
        </table:table-row>
        <table:table-row table:style-name="ro1">
          <table:table-cell office:value-type="float" office:value="427.801" calcext:value-type="float">
            <text:p>427.801</text:p>
          </table:table-cell>
          <table:table-cell office:value-type="float" office:value="12.39" calcext:value-type="float">
            <text:p>12.39</text:p>
          </table:table-cell>
          <table:table-cell table:formula="of:=[.B430]/[.$B$2]" office:value-type="float" office:value="0.789202135113444" calcext:value-type="float">
            <text:p>0.789202135113444</text:p>
          </table:table-cell>
          <table:table-cell table:formula="of:=-LN([.C430])" office:value-type="float" office:value="0.23673279942243" calcext:value-type="float">
            <text:p>0.23673279942243</text:p>
          </table:table-cell>
        </table:table-row>
        <table:table-row table:style-name="ro1">
          <table:table-cell office:value-type="float" office:value="428.802" calcext:value-type="float">
            <text:p>428.802</text:p>
          </table:table-cell>
          <table:table-cell office:value-type="float" office:value="12.3834" calcext:value-type="float">
            <text:p>12.3834</text:p>
          </table:table-cell>
          <table:table-cell table:formula="of:=[.B431]/[.$B$2]" office:value-type="float" office:value="0.788781736881664" calcext:value-type="float">
            <text:p>0.788781736881664</text:p>
          </table:table-cell>
          <table:table-cell table:formula="of:=-LN([.C431])" office:value-type="float" office:value="0.237265629002234" calcext:value-type="float">
            <text:p>0.237265629002234</text:p>
          </table:table-cell>
        </table:table-row>
        <table:table-row table:style-name="ro1">
          <table:table-cell office:value-type="float" office:value="429.802" calcext:value-type="float">
            <text:p>429.802</text:p>
          </table:table-cell>
          <table:table-cell office:value-type="float" office:value="12.3771" calcext:value-type="float">
            <text:p>12.3771</text:p>
          </table:table-cell>
          <table:table-cell table:formula="of:=[.B432]/[.$B$2]" office:value-type="float" office:value="0.78838044766042" calcext:value-type="float">
            <text:p>0.78838044766042</text:p>
          </table:table-cell>
          <table:table-cell table:formula="of:=-LN([.C432])" office:value-type="float" office:value="0.237774504035933" calcext:value-type="float">
            <text:p>0.237774504035933</text:p>
          </table:table-cell>
        </table:table-row>
        <table:table-row table:style-name="ro1">
          <table:table-cell office:value-type="float" office:value="430.802" calcext:value-type="float">
            <text:p>430.802</text:p>
          </table:table-cell>
          <table:table-cell office:value-type="float" office:value="12.3709" calcext:value-type="float">
            <text:p>12.3709</text:p>
          </table:table-cell>
          <table:table-cell table:formula="of:=[.B433]/[.$B$2]" office:value-type="float" office:value="0.787985528109355" calcext:value-type="float">
            <text:p>0.787985528109355</text:p>
          </table:table-cell>
          <table:table-cell table:formula="of:=-LN([.C433])" office:value-type="float" office:value="0.238275554636362" calcext:value-type="float">
            <text:p>0.238275554636362</text:p>
          </table:table-cell>
        </table:table-row>
        <table:table-row table:style-name="ro1">
          <table:table-cell office:value-type="float" office:value="431.801" calcext:value-type="float">
            <text:p>431.801</text:p>
          </table:table-cell>
          <table:table-cell office:value-type="float" office:value="12.3647" calcext:value-type="float">
            <text:p>12.3647</text:p>
          </table:table-cell>
          <table:table-cell table:formula="of:=[.B434]/[.$B$2]" office:value-type="float" office:value="0.787590608558289" calcext:value-type="float">
            <text:p>0.787590608558289</text:p>
          </table:table-cell>
          <table:table-cell table:formula="of:=-LN([.C434])" office:value-type="float" office:value="0.238776856414353" calcext:value-type="float">
            <text:p>0.238776856414353</text:p>
          </table:table-cell>
        </table:table-row>
        <table:table-row table:style-name="ro1">
          <table:table-cell office:value-type="float" office:value="432.801" calcext:value-type="float">
            <text:p>432.801</text:p>
          </table:table-cell>
          <table:table-cell office:value-type="float" office:value="12.3572" calcext:value-type="float">
            <text:p>12.3572</text:p>
          </table:table-cell>
          <table:table-cell table:formula="of:=[.B435]/[.$B$2]" office:value-type="float" office:value="0.787112883294903" calcext:value-type="float">
            <text:p>0.787112883294903</text:p>
          </table:table-cell>
          <table:table-cell table:formula="of:=-LN([.C435])" office:value-type="float" office:value="0.239383605914196" calcext:value-type="float">
            <text:p>0.239383605914196</text:p>
          </table:table-cell>
        </table:table-row>
        <table:table-row table:style-name="ro1">
          <table:table-cell office:value-type="float" office:value="433.802" calcext:value-type="float">
            <text:p>433.802</text:p>
          </table:table-cell>
          <table:table-cell office:value-type="float" office:value="12.3515" calcext:value-type="float">
            <text:p>12.3515</text:p>
          </table:table-cell>
          <table:table-cell table:formula="of:=[.B436]/[.$B$2]" office:value-type="float" office:value="0.78674981209473" calcext:value-type="float">
            <text:p>0.78674981209473</text:p>
          </table:table-cell>
          <table:table-cell table:formula="of:=-LN([.C436])" office:value-type="float" office:value="0.239844981874981" calcext:value-type="float">
            <text:p>0.239844981874981</text:p>
          </table:table-cell>
        </table:table-row>
        <table:table-row table:style-name="ro1">
          <table:table-cell office:value-type="float" office:value="434.802" calcext:value-type="float">
            <text:p>434.802</text:p>
          </table:table-cell>
          <table:table-cell office:value-type="float" office:value="12.3442" calcext:value-type="float">
            <text:p>12.3442</text:p>
          </table:table-cell>
          <table:table-cell table:formula="of:=[.B437]/[.$B$2]" office:value-type="float" office:value="0.786284826171701" calcext:value-type="float">
            <text:p>0.786284826171701</text:p>
          </table:table-cell>
          <table:table-cell table:formula="of:=-LN([.C437])" office:value-type="float" office:value="0.240436177930376" calcext:value-type="float">
            <text:p>0.240436177930376</text:p>
          </table:table-cell>
        </table:table-row>
        <table:table-row table:style-name="ro1">
          <table:table-cell office:value-type="float" office:value="435.802" calcext:value-type="float">
            <text:p>435.802</text:p>
          </table:table-cell>
          <table:table-cell office:value-type="float" office:value="12.3374" calcext:value-type="float">
            <text:p>12.3374</text:p>
          </table:table-cell>
          <table:table-cell table:formula="of:=[.B438]/[.$B$2]" office:value-type="float" office:value="0.785851688599564" calcext:value-type="float">
            <text:p>0.785851688599564</text:p>
          </table:table-cell>
          <table:table-cell table:formula="of:=-LN([.C438])" office:value-type="float" office:value="0.240987195706538" calcext:value-type="float">
            <text:p>0.240987195706538</text:p>
          </table:table-cell>
        </table:table-row>
        <table:table-row table:style-name="ro1">
          <table:table-cell office:value-type="float" office:value="436.802" calcext:value-type="float">
            <text:p>436.802</text:p>
          </table:table-cell>
          <table:table-cell office:value-type="float" office:value="12.3309" calcext:value-type="float">
            <text:p>12.3309</text:p>
          </table:table-cell>
          <table:table-cell table:formula="of:=[.B439]/[.$B$2]" office:value-type="float" office:value="0.785437660037963" calcext:value-type="float">
            <text:p>0.785437660037963</text:p>
          </table:table-cell>
          <table:table-cell table:formula="of:=-LN([.C439])" office:value-type="float" office:value="0.241514187850336" calcext:value-type="float">
            <text:p>0.241514187850336</text:p>
          </table:table-cell>
        </table:table-row>
        <table:table-row table:style-name="ro1">
          <table:table-cell office:value-type="float" office:value="437.801" calcext:value-type="float">
            <text:p>437.801</text:p>
          </table:table-cell>
          <table:table-cell office:value-type="float" office:value="12.3244" calcext:value-type="float">
            <text:p>12.3244</text:p>
          </table:table-cell>
          <table:table-cell table:formula="of:=[.B440]/[.$B$2]" office:value-type="float" office:value="0.785023631476362" calcext:value-type="float">
            <text:p>0.785023631476362</text:p>
          </table:table-cell>
          <table:table-cell table:formula="of:=-LN([.C440])" office:value-type="float" office:value="0.242041457861295" calcext:value-type="float">
            <text:p>0.242041457861295</text:p>
          </table:table-cell>
        </table:table-row>
        <table:table-row table:style-name="ro1">
          <table:table-cell office:value-type="float" office:value="438.801" calcext:value-type="float">
            <text:p>438.801</text:p>
          </table:table-cell>
          <table:table-cell office:value-type="float" office:value="12.3169" calcext:value-type="float">
            <text:p>12.3169</text:p>
          </table:table-cell>
          <table:table-cell table:formula="of:=[.B441]/[.$B$2]" office:value-type="float" office:value="0.784545906212976" calcext:value-type="float">
            <text:p>0.784545906212976</text:p>
          </table:table-cell>
          <table:table-cell table:formula="of:=-LN([.C441])" office:value-type="float" office:value="0.242650191997204" calcext:value-type="float">
            <text:p>0.242650191997204</text:p>
          </table:table-cell>
        </table:table-row>
        <table:table-row table:style-name="ro1">
          <table:table-cell office:value-type="float" office:value="439.801" calcext:value-type="float">
            <text:p>439.801</text:p>
          </table:table-cell>
          <table:table-cell office:value-type="float" office:value="12.3114" calcext:value-type="float">
            <text:p>12.3114</text:p>
          </table:table-cell>
          <table:table-cell table:formula="of:=[.B442]/[.$B$2]" office:value-type="float" office:value="0.78419557435316" calcext:value-type="float">
            <text:p>0.78419557435316</text:p>
          </table:table-cell>
          <table:table-cell table:formula="of:=-LN([.C442])" office:value-type="float" office:value="0.243096832657862" calcext:value-type="float">
            <text:p>0.243096832657862</text:p>
          </table:table-cell>
        </table:table-row>
        <table:table-row table:style-name="ro1">
          <table:table-cell office:value-type="float" office:value="440.801" calcext:value-type="float">
            <text:p>440.801</text:p>
          </table:table-cell>
          <table:table-cell office:value-type="float" office:value="12.3042" calcext:value-type="float">
            <text:p>12.3042</text:p>
          </table:table-cell>
          <table:table-cell table:formula="of:=[.B443]/[.$B$2]" office:value-type="float" office:value="0.78373695810031" calcext:value-type="float">
            <text:p>0.78373695810031</text:p>
          </table:table-cell>
          <table:table-cell table:formula="of:=-LN([.C443])" office:value-type="float" office:value="0.24368182755584" calcext:value-type="float">
            <text:p>0.24368182755584</text:p>
          </table:table-cell>
        </table:table-row>
        <table:table-row table:style-name="ro1">
          <table:table-cell office:value-type="float" office:value="441.802" calcext:value-type="float">
            <text:p>441.802</text:p>
          </table:table-cell>
          <table:table-cell office:value-type="float" office:value="12.2982" calcext:value-type="float">
            <text:p>12.2982</text:p>
          </table:table-cell>
          <table:table-cell table:formula="of:=[.B444]/[.$B$2]" office:value-type="float" office:value="0.783354777889601" calcext:value-type="float">
            <text:p>0.783354777889601</text:p>
          </table:table-cell>
          <table:table-cell table:formula="of:=-LN([.C444])" office:value-type="float" office:value="0.244169584857481" calcext:value-type="float">
            <text:p>0.244169584857481</text:p>
          </table:table-cell>
        </table:table-row>
        <table:table-row table:style-name="ro1">
          <table:table-cell office:value-type="float" office:value="442.802" calcext:value-type="float">
            <text:p>442.802</text:p>
          </table:table-cell>
          <table:table-cell office:value-type="float" office:value="12.2917" calcext:value-type="float">
            <text:p>12.2917</text:p>
          </table:table-cell>
          <table:table-cell table:formula="of:=[.B445]/[.$B$2]" office:value-type="float" office:value="0.782940749328" calcext:value-type="float">
            <text:p>0.782940749328</text:p>
          </table:table-cell>
          <table:table-cell table:formula="of:=-LN([.C445])" office:value-type="float" office:value="0.244698257210878" calcext:value-type="float">
            <text:p>0.244698257210878</text:p>
          </table:table-cell>
        </table:table-row>
        <table:table-row table:style-name="ro1">
          <table:table-cell office:value-type="float" office:value="443.801" calcext:value-type="float">
            <text:p>443.801</text:p>
          </table:table-cell>
          <table:table-cell office:value-type="float" office:value="12.2849" calcext:value-type="float">
            <text:p>12.2849</text:p>
          </table:table-cell>
          <table:table-cell table:formula="of:=[.B446]/[.$B$2]" office:value-type="float" office:value="0.782507611755863" calcext:value-type="float">
            <text:p>0.782507611755863</text:p>
          </table:table-cell>
          <table:table-cell table:formula="of:=-LN([.C446])" office:value-type="float" office:value="0.245251629131609" calcext:value-type="float">
            <text:p>0.245251629131609</text:p>
          </table:table-cell>
        </table:table-row>
        <table:table-row table:style-name="ro1">
          <table:table-cell office:value-type="float" office:value="444.801" calcext:value-type="float">
            <text:p>444.801</text:p>
          </table:table-cell>
          <table:table-cell office:value-type="float" office:value="12.2785" calcext:value-type="float">
            <text:p>12.2785</text:p>
          </table:table-cell>
          <table:table-cell table:formula="of:=[.B447]/[.$B$2]" office:value-type="float" office:value="0.782099952864441" calcext:value-type="float">
            <text:p>0.782099952864441</text:p>
          </table:table-cell>
          <table:table-cell table:formula="of:=-LN([.C447])" office:value-type="float" office:value="0.245772729642518" calcext:value-type="float">
            <text:p>0.245772729642518</text:p>
          </table:table-cell>
        </table:table-row>
        <table:table-row table:style-name="ro1">
          <table:table-cell office:value-type="float" office:value="445.802" calcext:value-type="float">
            <text:p>445.802</text:p>
          </table:table-cell>
          <table:table-cell office:value-type="float" office:value="12.2731" calcext:value-type="float">
            <text:p>12.2731</text:p>
          </table:table-cell>
          <table:table-cell table:formula="of:=[.B448]/[.$B$2]" office:value-type="float" office:value="0.781755990674803" calcext:value-type="float">
            <text:p>0.781755990674803</text:p>
          </table:table-cell>
          <table:table-cell table:formula="of:=-LN([.C448])" office:value-type="float" office:value="0.246212619514223" calcext:value-type="float">
            <text:p>0.246212619514223</text:p>
          </table:table-cell>
        </table:table-row>
        <table:table-row table:style-name="ro1">
          <table:table-cell office:value-type="float" office:value="446.802" calcext:value-type="float">
            <text:p>446.802</text:p>
          </table:table-cell>
          <table:table-cell office:value-type="float" office:value="12.2671" calcext:value-type="float">
            <text:p>12.2671</text:p>
          </table:table-cell>
          <table:table-cell table:formula="of:=[.B449]/[.$B$2]" office:value-type="float" office:value="0.781373810464094" calcext:value-type="float">
            <text:p>0.781373810464094</text:p>
          </table:table-cell>
          <table:table-cell table:formula="of:=-LN([.C449])" office:value-type="float" office:value="0.246701613093701" calcext:value-type="float">
            <text:p>0.246701613093701</text:p>
          </table:table-cell>
        </table:table-row>
        <table:table-row table:style-name="ro1">
          <table:table-cell office:value-type="float" office:value="447.801" calcext:value-type="float">
            <text:p>447.801</text:p>
          </table:table-cell>
          <table:table-cell office:value-type="float" office:value="12.2595" calcext:value-type="float">
            <text:p>12.2595</text:p>
          </table:table-cell>
          <table:table-cell table:formula="of:=[.B450]/[.$B$2]" office:value-type="float" office:value="0.78088971553053" calcext:value-type="float">
            <text:p>0.78088971553053</text:p>
          </table:table-cell>
          <table:table-cell table:formula="of:=-LN([.C450])" office:value-type="float" office:value="0.247321348421325" calcext:value-type="float">
            <text:p>0.247321348421325</text:p>
          </table:table-cell>
        </table:table-row>
        <table:table-row table:style-name="ro1">
          <table:table-cell office:value-type="float" office:value="448.802" calcext:value-type="float">
            <text:p>448.802</text:p>
          </table:table-cell>
          <table:table-cell office:value-type="float" office:value="12.2542" calcext:value-type="float">
            <text:p>12.2542</text:p>
          </table:table-cell>
          <table:table-cell table:formula="of:=[.B451]/[.$B$2]" office:value-type="float" office:value="0.780552123011071" calcext:value-type="float">
            <text:p>0.780552123011071</text:p>
          </table:table-cell>
          <table:table-cell table:formula="of:=-LN([.C451])" office:value-type="float" office:value="0.247753759691968" calcext:value-type="float">
            <text:p>0.247753759691968</text:p>
          </table:table-cell>
        </table:table-row>
        <table:table-row table:style-name="ro1">
          <table:table-cell office:value-type="float" office:value="449.802" calcext:value-type="float">
            <text:p>449.802</text:p>
          </table:table-cell>
          <table:table-cell office:value-type="float" office:value="12.2471" calcext:value-type="float">
            <text:p>12.2471</text:p>
          </table:table-cell>
          <table:table-cell table:formula="of:=[.B452]/[.$B$2]" office:value-type="float" office:value="0.780099876428399" calcext:value-type="float">
            <text:p>0.780099876428399</text:p>
          </table:table-cell>
          <table:table-cell table:formula="of:=-LN([.C452])" office:value-type="float" office:value="0.248333320792704" calcext:value-type="float">
            <text:p>0.248333320792704</text:p>
          </table:table-cell>
        </table:table-row>
        <table:table-row table:style-name="ro1">
          <table:table-cell office:value-type="float" office:value="450.801" calcext:value-type="float">
            <text:p>450.801</text:p>
          </table:table-cell>
          <table:table-cell office:value-type="float" office:value="12.2405" calcext:value-type="float">
            <text:p>12.2405</text:p>
          </table:table-cell>
          <table:table-cell table:formula="of:=[.B453]/[.$B$2]" office:value-type="float" office:value="0.779679478196619" calcext:value-type="float">
            <text:p>0.779679478196619</text:p>
          </table:table-cell>
          <table:table-cell table:formula="of:=-LN([.C453])" office:value-type="float" office:value="0.248872369140424" calcext:value-type="float">
            <text:p>0.248872369140424</text:p>
          </table:table-cell>
        </table:table-row>
        <table:table-row table:style-name="ro1">
          <table:table-cell office:value-type="float" office:value="451.802" calcext:value-type="float">
            <text:p>451.802</text:p>
          </table:table-cell>
          <table:table-cell office:value-type="float" office:value="12.2354" calcext:value-type="float">
            <text:p>12.2354</text:p>
          </table:table-cell>
          <table:table-cell table:formula="of:=[.B454]/[.$B$2]" office:value-type="float" office:value="0.779354625017517" calcext:value-type="float">
            <text:p>0.779354625017517</text:p>
          </table:table-cell>
          <table:table-cell table:formula="of:=-LN([.C454])" office:value-type="float" office:value="0.24928910560967" calcext:value-type="float">
            <text:p>0.24928910560967</text:p>
          </table:table-cell>
        </table:table-row>
        <table:table-row table:style-name="ro1">
          <table:table-cell office:value-type="float" office:value="452.802" calcext:value-type="float">
            <text:p>452.802</text:p>
          </table:table-cell>
          <table:table-cell office:value-type="float" office:value="12.2286" calcext:value-type="float">
            <text:p>12.2286</text:p>
          </table:table-cell>
          <table:table-cell table:formula="of:=[.B455]/[.$B$2]" office:value-type="float" office:value="0.77892148744538" calcext:value-type="float">
            <text:p>0.77892148744538</text:p>
          </table:table-cell>
          <table:table-cell table:formula="of:=-LN([.C455])" office:value-type="float" office:value="0.24984502452523" calcext:value-type="float">
            <text:p>0.24984502452523</text:p>
          </table:table-cell>
        </table:table-row>
        <table:table-row table:style-name="ro1">
          <table:table-cell office:value-type="float" office:value="453.802" calcext:value-type="float">
            <text:p>453.802</text:p>
          </table:table-cell>
          <table:table-cell office:value-type="float" office:value="12.2225" calcext:value-type="float">
            <text:p>12.2225</text:p>
          </table:table-cell>
          <table:table-cell table:formula="of:=[.B456]/[.$B$2]" office:value-type="float" office:value="0.778532937564493" calcext:value-type="float">
            <text:p>0.778532937564493</text:p>
          </table:table-cell>
          <table:table-cell table:formula="of:=-LN([.C456])" office:value-type="float" office:value="0.250343979592818" calcext:value-type="float">
            <text:p>0.250343979592818</text:p>
          </table:table-cell>
        </table:table-row>
        <table:table-row table:style-name="ro1">
          <table:table-cell office:value-type="float" office:value="454.802" calcext:value-type="float">
            <text:p>454.802</text:p>
          </table:table-cell>
          <table:table-cell office:value-type="float" office:value="12.2153" calcext:value-type="float">
            <text:p>12.2153</text:p>
          </table:table-cell>
          <table:table-cell table:formula="of:=[.B457]/[.$B$2]" office:value-type="float" office:value="0.778074321311642" calcext:value-type="float">
            <text:p>0.778074321311642</text:p>
          </table:table-cell>
          <table:table-cell table:formula="of:=-LN([.C457])" office:value-type="float" office:value="0.250933230688115" calcext:value-type="float">
            <text:p>0.250933230688115</text:p>
          </table:table-cell>
        </table:table-row>
        <table:table-row table:style-name="ro1">
          <table:table-cell office:value-type="float" office:value="455.801" calcext:value-type="float">
            <text:p>455.801</text:p>
          </table:table-cell>
          <table:table-cell office:value-type="float" office:value="12.2089" calcext:value-type="float">
            <text:p>12.2089</text:p>
          </table:table-cell>
          <table:table-cell table:formula="of:=[.B458]/[.$B$2]" office:value-type="float" office:value="0.77766666242022" calcext:value-type="float">
            <text:p>0.77766666242022</text:p>
          </table:table-cell>
          <table:table-cell table:formula="of:=-LN([.C458])" office:value-type="float" office:value="0.251457301089314" calcext:value-type="float">
            <text:p>0.251457301089314</text:p>
          </table:table-cell>
        </table:table-row>
        <table:table-row table:style-name="ro1">
          <table:table-cell office:value-type="float" office:value="456.801" calcext:value-type="float">
            <text:p>456.801</text:p>
          </table:table-cell>
          <table:table-cell office:value-type="float" office:value="12.2028" calcext:value-type="float">
            <text:p>12.2028</text:p>
          </table:table-cell>
          <table:table-cell table:formula="of:=[.B459]/[.$B$2]" office:value-type="float" office:value="0.777278112539333" calcext:value-type="float">
            <text:p>0.777278112539333</text:p>
          </table:table-cell>
          <table:table-cell table:formula="of:=-LN([.C459])" office:value-type="float" office:value="0.251957061460527" calcext:value-type="float">
            <text:p>0.251957061460527</text:p>
          </table:table-cell>
        </table:table-row>
        <table:table-row table:style-name="ro1">
          <table:table-cell office:value-type="float" office:value="457.802" calcext:value-type="float">
            <text:p>457.802</text:p>
          </table:table-cell>
          <table:table-cell office:value-type="float" office:value="12.1975" calcext:value-type="float">
            <text:p>12.1975</text:p>
          </table:table-cell>
          <table:table-cell table:formula="of:=[.B460]/[.$B$2]" office:value-type="float" office:value="0.776940520019873" calcext:value-type="float">
            <text:p>0.776940520019873</text:p>
          </table:table-cell>
          <table:table-cell table:formula="of:=-LN([.C460])" office:value-type="float" office:value="0.252391482355626" calcext:value-type="float">
            <text:p>0.252391482355626</text:p>
          </table:table-cell>
        </table:table-row>
        <table:table-row table:style-name="ro1">
          <table:table-cell office:value-type="float" office:value="458.802" calcext:value-type="float">
            <text:p>458.802</text:p>
          </table:table-cell>
          <table:table-cell office:value-type="float" office:value="12.1916" calcext:value-type="float">
            <text:p>12.1916</text:p>
          </table:table-cell>
          <table:table-cell table:formula="of:=[.B461]/[.$B$2]" office:value-type="float" office:value="0.776564709479343" calcext:value-type="float">
            <text:p>0.776564709479343</text:p>
          </table:table-cell>
          <table:table-cell table:formula="of:=-LN([.C461])" office:value-type="float" office:value="0.252875305056349" calcext:value-type="float">
            <text:p>0.252875305056349</text:p>
          </table:table-cell>
        </table:table-row>
        <table:table-row table:style-name="ro1">
          <table:table-cell office:value-type="float" office:value="459.802" calcext:value-type="float">
            <text:p>459.802</text:p>
          </table:table-cell>
          <table:table-cell office:value-type="float" office:value="12.1845" calcext:value-type="float">
            <text:p>12.1845</text:p>
          </table:table-cell>
          <table:table-cell table:formula="of:=[.B462]/[.$B$2]" office:value-type="float" office:value="0.776112462896671" calcext:value-type="float">
            <text:p>0.776112462896671</text:p>
          </table:table-cell>
          <table:table-cell table:formula="of:=-LN([.C462])" office:value-type="float" office:value="0.2534578428865" calcext:value-type="float">
            <text:p>0.2534578428865</text:p>
          </table:table-cell>
        </table:table-row>
        <table:table-row table:style-name="ro1">
          <table:table-cell office:value-type="float" office:value="460.801" calcext:value-type="float">
            <text:p>460.801</text:p>
          </table:table-cell>
          <table:table-cell office:value-type="float" office:value="12.1788" calcext:value-type="float">
            <text:p>12.1788</text:p>
          </table:table-cell>
          <table:table-cell table:formula="of:=[.B463]/[.$B$2]" office:value-type="float" office:value="0.775749391696498" calcext:value-type="float">
            <text:p>0.775749391696498</text:p>
          </table:table-cell>
          <table:table-cell table:formula="of:=-LN([.C463])" office:value-type="float" office:value="0.253925759802846" calcext:value-type="float">
            <text:p>0.253925759802846</text:p>
          </table:table-cell>
        </table:table-row>
        <table:table-row table:style-name="ro1">
          <table:table-cell office:value-type="float" office:value="461.801" calcext:value-type="float">
            <text:p>461.801</text:p>
          </table:table-cell>
          <table:table-cell office:value-type="float" office:value="12.172" calcext:value-type="float">
            <text:p>12.172</text:p>
          </table:table-cell>
          <table:table-cell table:formula="of:=[.B464]/[.$B$2]" office:value-type="float" office:value="0.775316254124361" calcext:value-type="float">
            <text:p>0.775316254124361</text:p>
          </table:table-cell>
          <table:table-cell table:formula="of:=-LN([.C464])" office:value-type="float" office:value="0.254484263028757" calcext:value-type="float">
            <text:p>0.254484263028757</text:p>
          </table:table-cell>
        </table:table-row>
        <table:table-row table:style-name="ro1">
          <table:table-cell office:value-type="float" office:value="462.801" calcext:value-type="float">
            <text:p>462.801</text:p>
          </table:table-cell>
          <table:table-cell office:value-type="float" office:value="12.166" calcext:value-type="float">
            <text:p>12.166</text:p>
          </table:table-cell>
          <table:table-cell table:formula="of:=[.B465]/[.$B$2]" office:value-type="float" office:value="0.774934073913653" calcext:value-type="float">
            <text:p>0.774934073913653</text:p>
          </table:table-cell>
          <table:table-cell table:formula="of:=-LN([.C465])" office:value-type="float" office:value="0.254977319164968" calcext:value-type="float">
            <text:p>0.254977319164968</text:p>
          </table:table-cell>
        </table:table-row>
        <table:table-row table:style-name="ro1">
          <table:table-cell office:value-type="float" office:value="463.802" calcext:value-type="float">
            <text:p>463.802</text:p>
          </table:table-cell>
          <table:table-cell office:value-type="float" office:value="12.1599" calcext:value-type="float">
            <text:p>12.1599</text:p>
          </table:table-cell>
          <table:table-cell table:formula="of:=[.B466]/[.$B$2]" office:value-type="float" office:value="0.774545524032766" calcext:value-type="float">
            <text:p>0.774545524032766</text:p>
          </table:table-cell>
          <table:table-cell table:formula="of:=-LN([.C466])" office:value-type="float" office:value="0.255478842243486" calcext:value-type="float">
            <text:p>0.255478842243486</text:p>
          </table:table-cell>
        </table:table-row>
        <table:table-row table:style-name="ro1">
          <table:table-cell office:value-type="float" office:value="464.802" calcext:value-type="float">
            <text:p>464.802</text:p>
          </table:table-cell>
          <table:table-cell office:value-type="float" office:value="12.1537" calcext:value-type="float">
            <text:p>12.1537</text:p>
          </table:table-cell>
          <table:table-cell table:formula="of:=[.B467]/[.$B$2]" office:value-type="float" office:value="0.7741506044817" calcext:value-type="float">
            <text:p>0.7741506044817</text:p>
          </table:table-cell>
          <table:table-cell table:formula="of:=-LN([.C467])" office:value-type="float" office:value="0.255988844886812" calcext:value-type="float">
            <text:p>0.255988844886812</text:p>
          </table:table-cell>
        </table:table-row>
        <table:table-row table:style-name="ro1">
          <table:table-cell office:value-type="float" office:value="465.801" calcext:value-type="float">
            <text:p>465.801</text:p>
          </table:table-cell>
          <table:table-cell office:value-type="float" office:value="12.1476" calcext:value-type="float">
            <text:p>12.1476</text:p>
          </table:table-cell>
          <table:table-cell table:formula="of:=[.B468]/[.$B$2]" office:value-type="float" office:value="0.773762054600813" calcext:value-type="float">
            <text:p>0.773762054600813</text:p>
          </table:table-cell>
          <table:table-cell table:formula="of:=-LN([.C468])" office:value-type="float" office:value="0.256490875652912" calcext:value-type="float">
            <text:p>0.256490875652912</text:p>
          </table:table-cell>
        </table:table-row>
        <table:table-row table:style-name="ro1">
          <table:table-cell office:value-type="float" office:value="466.801" calcext:value-type="float">
            <text:p>466.801</text:p>
          </table:table-cell>
          <table:table-cell office:value-type="float" office:value="12.141" calcext:value-type="float">
            <text:p>12.141</text:p>
          </table:table-cell>
          <table:table-cell table:formula="of:=[.B469]/[.$B$2]" office:value-type="float" office:value="0.773341656369033" calcext:value-type="float">
            <text:p>0.773341656369033</text:p>
          </table:table-cell>
          <table:table-cell table:formula="of:=-LN([.C469])" office:value-type="float" office:value="0.257034340501643" calcext:value-type="float">
            <text:p>0.257034340501643</text:p>
          </table:table-cell>
        </table:table-row>
        <table:table-row table:style-name="ro1">
          <table:table-cell office:value-type="float" office:value="467.801" calcext:value-type="float">
            <text:p>467.801</text:p>
          </table:table-cell>
          <table:table-cell office:value-type="float" office:value="12.1351" calcext:value-type="float">
            <text:p>12.1351</text:p>
          </table:table-cell>
          <table:table-cell table:formula="of:=[.B470]/[.$B$2]" office:value-type="float" office:value="0.772965845828503" calcext:value-type="float">
            <text:p>0.772965845828503</text:p>
          </table:table-cell>
          <table:table-cell table:formula="of:=-LN([.C470])" office:value-type="float" office:value="0.257520415292583" calcext:value-type="float">
            <text:p>0.257520415292583</text:p>
          </table:table-cell>
        </table:table-row>
        <table:table-row table:style-name="ro1">
          <table:table-cell office:value-type="float" office:value="468.802" calcext:value-type="float">
            <text:p>468.802</text:p>
          </table:table-cell>
          <table:table-cell office:value-type="float" office:value="12.1294" calcext:value-type="float">
            <text:p>12.1294</text:p>
          </table:table-cell>
          <table:table-cell table:formula="of:=[.B471]/[.$B$2]" office:value-type="float" office:value="0.77260277462833" calcext:value-type="float">
            <text:p>0.77260277462833</text:p>
          </table:table-cell>
          <table:table-cell table:formula="of:=-LN([.C471])" office:value-type="float" office:value="0.257990237469413" calcext:value-type="float">
            <text:p>0.257990237469413</text:p>
          </table:table-cell>
        </table:table-row>
        <table:table-row table:style-name="ro1">
          <table:table-cell office:value-type="float" office:value="469.802" calcext:value-type="float">
            <text:p>469.802</text:p>
          </table:table-cell>
          <table:table-cell office:value-type="float" office:value="12.1231" calcext:value-type="float">
            <text:p>12.1231</text:p>
          </table:table-cell>
          <table:table-cell table:formula="of:=[.B472]/[.$B$2]" office:value-type="float" office:value="0.772201485407086" calcext:value-type="float">
            <text:p>0.772201485407086</text:p>
          </table:table-cell>
          <table:table-cell table:formula="of:=-LN([.C472])" office:value-type="float" office:value="0.258509771549752" calcext:value-type="float">
            <text:p>0.258509771549752</text:p>
          </table:table-cell>
        </table:table-row>
        <table:table-row table:style-name="ro1">
          <table:table-cell office:value-type="float" office:value="470.802" calcext:value-type="float">
            <text:p>470.802</text:p>
          </table:table-cell>
          <table:table-cell office:value-type="float" office:value="12.1168" calcext:value-type="float">
            <text:p>12.1168</text:p>
          </table:table-cell>
          <table:table-cell table:formula="of:=[.B473]/[.$B$2]" office:value-type="float" office:value="0.771800196185841" calcext:value-type="float">
            <text:p>0.771800196185841</text:p>
          </table:table-cell>
          <table:table-cell table:formula="of:=-LN([.C473])" office:value-type="float" office:value="0.25902957568606" calcext:value-type="float">
            <text:p>0.25902957568606</text:p>
          </table:table-cell>
        </table:table-row>
        <table:table-row table:style-name="ro1">
          <table:table-cell office:value-type="float" office:value="471.802" calcext:value-type="float">
            <text:p>471.802</text:p>
          </table:table-cell>
          <table:table-cell office:value-type="float" office:value="12.1108" calcext:value-type="float">
            <text:p>12.1108</text:p>
          </table:table-cell>
          <table:table-cell table:formula="of:=[.B474]/[.$B$2]" office:value-type="float" office:value="0.771418015975133" calcext:value-type="float">
            <text:p>0.771418015975133</text:p>
          </table:table-cell>
          <table:table-cell table:formula="of:=-LN([.C474])" office:value-type="float" office:value="0.259524878573896" calcext:value-type="float">
            <text:p>0.259524878573896</text:p>
          </table:table-cell>
        </table:table-row>
        <table:table-row table:style-name="ro1">
          <table:table-cell office:value-type="float" office:value="472.802" calcext:value-type="float">
            <text:p>472.802</text:p>
          </table:table-cell>
          <table:table-cell office:value-type="float" office:value="12.1042" calcext:value-type="float">
            <text:p>12.1042</text:p>
          </table:table-cell>
          <table:table-cell table:formula="of:=[.B475]/[.$B$2]" office:value-type="float" office:value="0.770997617743353" calcext:value-type="float">
            <text:p>0.770997617743353</text:p>
          </table:table-cell>
          <table:table-cell table:formula="of:=-LN([.C475])" office:value-type="float" office:value="0.26006999525062" calcext:value-type="float">
            <text:p>0.26006999525062</text:p>
          </table:table-cell>
        </table:table-row>
        <table:table-row table:style-name="ro1">
          <table:table-cell office:value-type="float" office:value="473.802" calcext:value-type="float">
            <text:p>473.802</text:p>
          </table:table-cell>
          <table:table-cell office:value-type="float" office:value="12.098" calcext:value-type="float">
            <text:p>12.098</text:p>
          </table:table-cell>
          <table:table-cell table:formula="of:=[.B476]/[.$B$2]" office:value-type="float" office:value="0.770602698192288" calcext:value-type="float">
            <text:p>0.770602698192288</text:p>
          </table:table-cell>
          <table:table-cell table:formula="of:=-LN([.C476])" office:value-type="float" office:value="0.260582345378759" calcext:value-type="float">
            <text:p>0.260582345378759</text:p>
          </table:table-cell>
        </table:table-row>
        <table:table-row table:style-name="ro1">
          <table:table-cell office:value-type="float" office:value="474.802" calcext:value-type="float">
            <text:p>474.802</text:p>
          </table:table-cell>
          <table:table-cell office:value-type="float" office:value="12.0923" calcext:value-type="float">
            <text:p>12.0923</text:p>
          </table:table-cell>
          <table:table-cell table:formula="of:=[.B477]/[.$B$2]" office:value-type="float" office:value="0.770239626992114" calcext:value-type="float">
            <text:p>0.770239626992114</text:p>
          </table:table-cell>
          <table:table-cell table:formula="of:=-LN([.C477])" office:value-type="float" office:value="0.26105360866243" calcext:value-type="float">
            <text:p>0.26105360866243</text:p>
          </table:table-cell>
        </table:table-row>
        <table:table-row table:style-name="ro1">
          <table:table-cell office:value-type="float" office:value="475.802" calcext:value-type="float">
            <text:p>475.802</text:p>
          </table:table-cell>
          <table:table-cell office:value-type="float" office:value="12.0858" calcext:value-type="float">
            <text:p>12.0858</text:p>
          </table:table-cell>
          <table:table-cell table:formula="of:=[.B478]/[.$B$2]" office:value-type="float" office:value="0.769825598430513" calcext:value-type="float">
            <text:p>0.769825598430513</text:p>
          </table:table-cell>
          <table:table-cell table:formula="of:=-LN([.C478])" office:value-type="float" office:value="0.261591285333185" calcext:value-type="float">
            <text:p>0.261591285333185</text:p>
          </table:table-cell>
        </table:table-row>
        <table:table-row table:style-name="ro1">
          <table:table-cell office:value-type="float" office:value="476.801" calcext:value-type="float">
            <text:p>476.801</text:p>
          </table:table-cell>
          <table:table-cell office:value-type="float" office:value="12.079" calcext:value-type="float">
            <text:p>12.079</text:p>
          </table:table-cell>
          <table:table-cell table:formula="of:=[.B479]/[.$B$2]" office:value-type="float" office:value="0.769392460858377" calcext:value-type="float">
            <text:p>0.769392460858377</text:p>
          </table:table-cell>
          <table:table-cell table:formula="of:=-LN([.C479])" office:value-type="float" office:value="0.26215408744034" calcext:value-type="float">
            <text:p>0.26215408744034</text:p>
          </table:table-cell>
        </table:table-row>
        <table:table-row table:style-name="ro1">
          <table:table-cell office:value-type="float" office:value="477.801" calcext:value-type="float">
            <text:p>477.801</text:p>
          </table:table-cell>
          <table:table-cell office:value-type="float" office:value="12.0735" calcext:value-type="float">
            <text:p>12.0735</text:p>
          </table:table-cell>
          <table:table-cell table:formula="of:=[.B480]/[.$B$2]" office:value-type="float" office:value="0.76904212899856" calcext:value-type="float">
            <text:p>0.76904212899856</text:p>
          </table:table-cell>
          <table:table-cell table:formula="of:=-LN([.C480])" office:value-type="float" office:value="0.26260952684372" calcext:value-type="float">
            <text:p>0.26260952684372</text:p>
          </table:table-cell>
        </table:table-row>
        <table:table-row table:style-name="ro1">
          <table:table-cell office:value-type="float" office:value="478.801" calcext:value-type="float">
            <text:p>478.801</text:p>
          </table:table-cell>
          <table:table-cell office:value-type="float" office:value="12.0669" calcext:value-type="float">
            <text:p>12.0669</text:p>
          </table:table-cell>
          <table:table-cell table:formula="of:=[.B481]/[.$B$2]" office:value-type="float" office:value="0.768621730766781" calcext:value-type="float">
            <text:p>0.768621730766781</text:p>
          </table:table-cell>
          <table:table-cell table:formula="of:=-LN([.C481])" office:value-type="float" office:value="0.263156328070249" calcext:value-type="float">
            <text:p>0.263156328070249</text:p>
          </table:table-cell>
        </table:table-row>
        <table:table-row table:style-name="ro1">
          <table:table-cell office:value-type="float" office:value="479.802" calcext:value-type="float">
            <text:p>479.802</text:p>
          </table:table-cell>
          <table:table-cell office:value-type="float" office:value="12.0607" calcext:value-type="float">
            <text:p>12.0607</text:p>
          </table:table-cell>
          <table:table-cell table:formula="of:=[.B482]/[.$B$2]" office:value-type="float" office:value="0.768226811215715" calcext:value-type="float">
            <text:p>0.768226811215715</text:p>
          </table:table-cell>
          <table:table-cell table:formula="of:=-LN([.C482])" office:value-type="float" office:value="0.263670262331134" calcext:value-type="float">
            <text:p>0.263670262331134</text:p>
          </table:table-cell>
        </table:table-row>
        <table:table-row table:style-name="ro1">
          <table:table-cell office:value-type="float" office:value="480.802" calcext:value-type="float">
            <text:p>480.802</text:p>
          </table:table-cell>
          <table:table-cell office:value-type="float" office:value="12.0546" calcext:value-type="float">
            <text:p>12.0546</text:p>
          </table:table-cell>
          <table:table-cell table:formula="of:=[.B483]/[.$B$2]" office:value-type="float" office:value="0.767838261334828" calcext:value-type="float">
            <text:p>0.767838261334828</text:p>
          </table:table-cell>
          <table:table-cell table:formula="of:=-LN([.C483])" office:value-type="float" office:value="0.264176165233449" calcext:value-type="float">
            <text:p>0.264176165233449</text:p>
          </table:table-cell>
        </table:table-row>
        <table:table-row table:style-name="ro1">
          <table:table-cell office:value-type="float" office:value="481.801" calcext:value-type="float">
            <text:p>481.801</text:p>
          </table:table-cell>
          <table:table-cell office:value-type="float" office:value="12.048" calcext:value-type="float">
            <text:p>12.048</text:p>
          </table:table-cell>
          <table:table-cell table:formula="of:=[.B484]/[.$B$2]" office:value-type="float" office:value="0.767417863103049" calcext:value-type="float">
            <text:p>0.767417863103049</text:p>
          </table:table-cell>
          <table:table-cell table:formula="of:=-LN([.C484])" office:value-type="float" office:value="0.264723824005944" calcext:value-type="float">
            <text:p>0.264723824005944</text:p>
          </table:table-cell>
        </table:table-row>
        <table:table-row table:style-name="ro1">
          <table:table-cell office:value-type="float" office:value="482.801" calcext:value-type="float">
            <text:p>482.801</text:p>
          </table:table-cell>
          <table:table-cell office:value-type="float" office:value="12.0419" calcext:value-type="float">
            <text:p>12.0419</text:p>
          </table:table-cell>
          <table:table-cell table:formula="of:=[.B485]/[.$B$2]" office:value-type="float" office:value="0.767029313222161" calcext:value-type="float">
            <text:p>0.767029313222161</text:p>
          </table:table-cell>
          <table:table-cell table:formula="of:=-LN([.C485])" office:value-type="float" office:value="0.2652302603241" calcext:value-type="float">
            <text:p>0.2652302603241</text:p>
          </table:table-cell>
        </table:table-row>
        <table:table-row table:style-name="ro1">
          <table:table-cell office:value-type="float" office:value="483.802" calcext:value-type="float">
            <text:p>483.802</text:p>
          </table:table-cell>
          <table:table-cell office:value-type="float" office:value="12.0363" calcext:value-type="float">
            <text:p>12.0363</text:p>
          </table:table-cell>
          <table:table-cell table:formula="of:=[.B486]/[.$B$2]" office:value-type="float" office:value="0.766672611692167" calcext:value-type="float">
            <text:p>0.766672611692167</text:p>
          </table:table-cell>
          <table:table-cell table:formula="of:=-LN([.C486])" office:value-type="float" office:value="0.265695411381984" calcext:value-type="float">
            <text:p>0.265695411381984</text:p>
          </table:table-cell>
        </table:table-row>
        <table:table-row table:style-name="ro1">
          <table:table-cell office:value-type="float" office:value="484.802" calcext:value-type="float">
            <text:p>484.802</text:p>
          </table:table-cell>
          <table:table-cell office:value-type="float" office:value="12.0287" calcext:value-type="float">
            <text:p>12.0287</text:p>
          </table:table-cell>
          <table:table-cell table:formula="of:=[.B487]/[.$B$2]" office:value-type="float" office:value="0.766188516758602" calcext:value-type="float">
            <text:p>0.766188516758602</text:p>
          </table:table-cell>
          <table:table-cell table:formula="of:=-LN([.C487])" office:value-type="float" office:value="0.266327034091534" calcext:value-type="float">
            <text:p>0.266327034091534</text:p>
          </table:table-cell>
        </table:table-row>
        <table:table-row table:style-name="ro1">
          <table:table-cell office:value-type="float" office:value="485.802" calcext:value-type="float">
            <text:p>485.802</text:p>
          </table:table-cell>
          <table:table-cell office:value-type="float" office:value="12.0222" calcext:value-type="float">
            <text:p>12.0222</text:p>
          </table:table-cell>
          <table:table-cell table:formula="of:=[.B488]/[.$B$2]" office:value-type="float" office:value="0.765774488197001" calcext:value-type="float">
            <text:p>0.765774488197001</text:p>
          </table:table-cell>
          <table:table-cell table:formula="of:=-LN([.C488])" office:value-type="float" office:value="0.266867554417864" calcext:value-type="float">
            <text:p>0.266867554417864</text:p>
          </table:table-cell>
        </table:table-row>
        <table:table-row table:style-name="ro1">
          <table:table-cell office:value-type="float" office:value="486.802" calcext:value-type="float">
            <text:p>486.802</text:p>
          </table:table-cell>
          <table:table-cell office:value-type="float" office:value="12.0163" calcext:value-type="float">
            <text:p>12.0163</text:p>
          </table:table-cell>
          <table:table-cell table:formula="of:=[.B489]/[.$B$2]" office:value-type="float" office:value="0.765398677656471" calcext:value-type="float">
            <text:p>0.765398677656471</text:p>
          </table:table-cell>
          <table:table-cell table:formula="of:=-LN([.C489])" office:value-type="float" office:value="0.267358433642314" calcext:value-type="float">
            <text:p>0.267358433642314</text:p>
          </table:table-cell>
        </table:table-row>
        <table:table-row table:style-name="ro1">
          <table:table-cell office:value-type="float" office:value="487.802" calcext:value-type="float">
            <text:p>487.802</text:p>
          </table:table-cell>
          <table:table-cell office:value-type="float" office:value="12.01" calcext:value-type="float">
            <text:p>12.01</text:p>
          </table:table-cell>
          <table:table-cell table:formula="of:=[.B490]/[.$B$2]" office:value-type="float" office:value="0.764997388435227" calcext:value-type="float">
            <text:p>0.764997388435227</text:p>
          </table:table-cell>
          <table:table-cell table:formula="of:=-LN([.C490])" office:value-type="float" office:value="0.267882858971589" calcext:value-type="float">
            <text:p>0.267882858971589</text:p>
          </table:table-cell>
        </table:table-row>
        <table:table-row table:style-name="ro1">
          <table:table-cell office:value-type="float" office:value="488.802" calcext:value-type="float">
            <text:p>488.802</text:p>
          </table:table-cell>
          <table:table-cell office:value-type="float" office:value="12.0042" calcext:value-type="float">
            <text:p>12.0042</text:p>
          </table:table-cell>
          <table:table-cell table:formula="of:=[.B491]/[.$B$2]" office:value-type="float" office:value="0.764627947564875" calcext:value-type="float">
            <text:p>0.764627947564875</text:p>
          </table:table-cell>
          <table:table-cell table:formula="of:=-LN([.C491])" office:value-type="float" office:value="0.268365906511193" calcext:value-type="float">
            <text:p>0.268365906511193</text:p>
          </table:table-cell>
        </table:table-row>
        <table:table-row table:style-name="ro1">
          <table:table-cell office:value-type="float" office:value="489.802" calcext:value-type="float">
            <text:p>489.802</text:p>
          </table:table-cell>
          <table:table-cell office:value-type="float" office:value="11.9973" calcext:value-type="float">
            <text:p>11.9973</text:p>
          </table:table-cell>
          <table:table-cell table:formula="of:=[.B492]/[.$B$2]" office:value-type="float" office:value="0.76418844032256" calcext:value-type="float">
            <text:p>0.76418844032256</text:p>
          </table:table-cell>
          <table:table-cell table:formula="of:=-LN([.C492])" office:value-type="float" office:value="0.268940870591779" calcext:value-type="float">
            <text:p>0.268940870591779</text:p>
          </table:table-cell>
        </table:table-row>
        <table:table-row table:style-name="ro1">
          <table:table-cell office:value-type="float" office:value="490.802" calcext:value-type="float">
            <text:p>490.802</text:p>
          </table:table-cell>
          <table:table-cell office:value-type="float" office:value="11.9914" calcext:value-type="float">
            <text:p>11.9914</text:p>
          </table:table-cell>
          <table:table-cell table:formula="of:=[.B493]/[.$B$2]" office:value-type="float" office:value="0.76381262978203" calcext:value-type="float">
            <text:p>0.76381262978203</text:p>
          </table:table-cell>
          <table:table-cell table:formula="of:=-LN([.C493])" office:value-type="float" office:value="0.269432768870465" calcext:value-type="float">
            <text:p>0.269432768870465</text:p>
          </table:table-cell>
        </table:table-row>
        <table:table-row table:style-name="ro1">
          <table:table-cell office:value-type="float" office:value="491.802" calcext:value-type="float">
            <text:p>491.802</text:p>
          </table:table-cell>
          <table:table-cell office:value-type="float" office:value="11.9854" calcext:value-type="float">
            <text:p>11.9854</text:p>
          </table:table-cell>
          <table:table-cell table:formula="of:=[.B494]/[.$B$2]" office:value-type="float" office:value="0.763430449571321" calcext:value-type="float">
            <text:p>0.763430449571321</text:p>
          </table:table-cell>
          <table:table-cell table:formula="of:=-LN([.C494])" office:value-type="float" office:value="0.26993325268192" calcext:value-type="float">
            <text:p>0.26993325268192</text:p>
          </table:table-cell>
        </table:table-row>
        <table:table-row table:style-name="ro1">
          <table:table-cell office:value-type="float" office:value="492.802" calcext:value-type="float">
            <text:p>492.802</text:p>
          </table:table-cell>
          <table:table-cell office:value-type="float" office:value="11.9796" calcext:value-type="float">
            <text:p>11.9796</text:p>
          </table:table-cell>
          <table:table-cell table:formula="of:=[.B495]/[.$B$2]" office:value-type="float" office:value="0.763061008700969" calcext:value-type="float">
            <text:p>0.763061008700969</text:p>
          </table:table-cell>
          <table:table-cell table:formula="of:=-LN([.C495])" office:value-type="float" office:value="0.270417291915239" calcext:value-type="float">
            <text:p>0.270417291915239</text:p>
          </table:table-cell>
        </table:table-row>
        <table:table-row table:style-name="ro1">
          <table:table-cell office:value-type="float" office:value="493.802" calcext:value-type="float">
            <text:p>493.802</text:p>
          </table:table-cell>
          <table:table-cell office:value-type="float" office:value="11.9726" calcext:value-type="float">
            <text:p>11.9726</text:p>
          </table:table-cell>
          <table:table-cell table:formula="of:=[.B496]/[.$B$2]" office:value-type="float" office:value="0.762615131788476" calcext:value-type="float">
            <text:p>0.762615131788476</text:p>
          </table:table-cell>
          <table:table-cell table:formula="of:=-LN([.C496])" office:value-type="float" office:value="0.271001789389315" calcext:value-type="float">
            <text:p>0.271001789389315</text:p>
          </table:table-cell>
        </table:table-row>
        <table:table-row table:style-name="ro1">
          <table:table-cell office:value-type="float" office:value="494.802" calcext:value-type="float">
            <text:p>494.802</text:p>
          </table:table-cell>
          <table:table-cell office:value-type="float" office:value="11.9664" calcext:value-type="float">
            <text:p>11.9664</text:p>
          </table:table-cell>
          <table:table-cell table:formula="of:=[.B497]/[.$B$2]" office:value-type="float" office:value="0.76222021223741" calcext:value-type="float">
            <text:p>0.76222021223741</text:p>
          </table:table-cell>
          <table:table-cell table:formula="of:=-LN([.C497])" office:value-type="float" office:value="0.271519772608215" calcext:value-type="float">
            <text:p>0.271519772608215</text:p>
          </table:table-cell>
        </table:table-row>
        <table:table-row table:style-name="ro1">
          <table:table-cell office:value-type="float" office:value="495.802" calcext:value-type="float">
            <text:p>495.802</text:p>
          </table:table-cell>
          <table:table-cell office:value-type="float" office:value="11.9602" calcext:value-type="float">
            <text:p>11.9602</text:p>
          </table:table-cell>
          <table:table-cell table:formula="of:=[.B498]/[.$B$2]" office:value-type="float" office:value="0.761825292686345" calcext:value-type="float">
            <text:p>0.761825292686345</text:p>
          </table:table-cell>
          <table:table-cell table:formula="of:=-LN([.C498])" office:value-type="float" office:value="0.272038024272787" calcext:value-type="float">
            <text:p>0.272038024272787</text:p>
          </table:table-cell>
        </table:table-row>
        <table:table-row table:style-name="ro1">
          <table:table-cell office:value-type="float" office:value="496.801" calcext:value-type="float">
            <text:p>496.801</text:p>
          </table:table-cell>
          <table:table-cell office:value-type="float" office:value="11.9545" calcext:value-type="float">
            <text:p>11.9545</text:p>
          </table:table-cell>
          <table:table-cell table:formula="of:=[.B499]/[.$B$2]" office:value-type="float" office:value="0.761462221486171" calcext:value-type="float">
            <text:p>0.761462221486171</text:p>
          </table:table-cell>
          <table:table-cell table:formula="of:=-LN([.C499])" office:value-type="float" office:value="0.27251471853263" calcext:value-type="float">
            <text:p>0.27251471853263</text:p>
          </table:table-cell>
        </table:table-row>
        <table:table-row table:style-name="ro1">
          <table:table-cell office:value-type="float" office:value="497.801" calcext:value-type="float">
            <text:p>497.801</text:p>
          </table:table-cell>
          <table:table-cell office:value-type="float" office:value="11.9484" calcext:value-type="float">
            <text:p>11.9484</text:p>
          </table:table-cell>
          <table:table-cell table:formula="of:=[.B500]/[.$B$2]" office:value-type="float" office:value="0.761073671605284" calcext:value-type="float">
            <text:p>0.761073671605284</text:p>
          </table:table-cell>
          <table:table-cell table:formula="of:=-LN([.C500])" office:value-type="float" office:value="0.27302511686358" calcext:value-type="float">
            <text:p>0.27302511686358</text:p>
          </table:table-cell>
        </table:table-row>
        <table:table-row table:style-name="ro1">
          <table:table-cell office:value-type="float" office:value="498.802" calcext:value-type="float">
            <text:p>498.802</text:p>
          </table:table-cell>
          <table:table-cell office:value-type="float" office:value="11.9424" calcext:value-type="float">
            <text:p>11.9424</text:p>
          </table:table-cell>
          <table:table-cell table:formula="of:=[.B501]/[.$B$2]" office:value-type="float" office:value="0.760691491394576" calcext:value-type="float">
            <text:p>0.760691491394576</text:p>
          </table:table-cell>
          <table:table-cell table:formula="of:=-LN([.C501])" office:value-type="float" office:value="0.273527402272703" calcext:value-type="float">
            <text:p>0.273527402272703</text:p>
          </table:table-cell>
        </table:table-row>
        <table:table-row table:style-name="ro1">
          <table:table-cell office:value-type="float" office:value="499.802" calcext:value-type="float">
            <text:p>499.802</text:p>
          </table:table-cell>
          <table:table-cell office:value-type="float" office:value="11.936" calcext:value-type="float">
            <text:p>11.936</text:p>
          </table:table-cell>
          <table:table-cell table:formula="of:=[.B502]/[.$B$2]" office:value-type="float" office:value="0.760283832503153" calcext:value-type="float">
            <text:p>0.760283832503153</text:p>
          </table:table-cell>
          <table:table-cell table:formula="of:=-LN([.C502])" office:value-type="float" office:value="0.274063451602077" calcext:value-type="float">
            <text:p>0.274063451602077</text:p>
          </table:table-cell>
        </table:table-row>
        <table:table-row table:style-name="ro1">
          <table:table-cell office:value-type="float" office:value="500.801" calcext:value-type="float">
            <text:p>500.801</text:p>
          </table:table-cell>
          <table:table-cell office:value-type="float" office:value="11.9304" calcext:value-type="float">
            <text:p>11.9304</text:p>
          </table:table-cell>
          <table:table-cell table:formula="of:=[.B503]/[.$B$2]" office:value-type="float" office:value="0.759927130973158" calcext:value-type="float">
            <text:p>0.759927130973158</text:p>
          </table:table-cell>
          <table:table-cell table:formula="of:=-LN([.C503])" office:value-type="float" office:value="0.274532730597046" calcext:value-type="float">
            <text:p>0.274532730597046</text:p>
          </table:table-cell>
        </table:table-row>
        <table:table-row table:style-name="ro1">
          <table:table-cell office:value-type="float" office:value="501.801" calcext:value-type="float">
            <text:p>501.801</text:p>
          </table:table-cell>
          <table:table-cell office:value-type="float" office:value="11.9244" calcext:value-type="float">
            <text:p>11.9244</text:p>
          </table:table-cell>
          <table:table-cell table:formula="of:=[.B504]/[.$B$2]" office:value-type="float" office:value="0.75954495076245" calcext:value-type="float">
            <text:p>0.75954495076245</text:p>
          </table:table-cell>
          <table:table-cell table:formula="of:=-LN([.C504])" office:value-type="float" office:value="0.275035774020301" calcext:value-type="float">
            <text:p>0.275035774020301</text:p>
          </table:table-cell>
        </table:table-row>
        <table:table-row table:style-name="ro1">
          <table:table-cell office:value-type="float" office:value="502.802" calcext:value-type="float">
            <text:p>502.802</text:p>
          </table:table-cell>
          <table:table-cell office:value-type="float" office:value="11.9172" calcext:value-type="float">
            <text:p>11.9172</text:p>
          </table:table-cell>
          <table:table-cell table:formula="of:=[.B505]/[.$B$2]" office:value-type="float" office:value="0.759086334509599" calcext:value-type="float">
            <text:p>0.759086334509599</text:p>
          </table:table-cell>
          <table:table-cell table:formula="of:=-LN([.C505])" office:value-type="float" office:value="0.275639760348305" calcext:value-type="float">
            <text:p>0.275639760348305</text:p>
          </table:table-cell>
        </table:table-row>
        <table:table-row table:style-name="ro1">
          <table:table-cell office:value-type="float" office:value="503.802" calcext:value-type="float">
            <text:p>503.802</text:p>
          </table:table-cell>
          <table:table-cell office:value-type="float" office:value="11.9109" calcext:value-type="float">
            <text:p>11.9109</text:p>
          </table:table-cell>
          <table:table-cell table:formula="of:=[.B506]/[.$B$2]" office:value-type="float" office:value="0.758685045288355" calcext:value-type="float">
            <text:p>0.758685045288355</text:p>
          </table:table-cell>
          <table:table-cell table:formula="of:=-LN([.C506])" office:value-type="float" office:value="0.276168547800666" calcext:value-type="float">
            <text:p>0.276168547800666</text:p>
          </table:table-cell>
        </table:table-row>
        <table:table-row table:style-name="ro1">
          <table:table-cell office:value-type="float" office:value="504.801" calcext:value-type="float">
            <text:p>504.801</text:p>
          </table:table-cell>
          <table:table-cell office:value-type="float" office:value="11.905" calcext:value-type="float">
            <text:p>11.905</text:p>
          </table:table-cell>
          <table:table-cell table:formula="of:=[.B507]/[.$B$2]" office:value-type="float" office:value="0.758309234747825" calcext:value-type="float">
            <text:p>0.758309234747825</text:p>
          </table:table-cell>
          <table:table-cell table:formula="of:=-LN([.C507])" office:value-type="float" office:value="0.276664015124656" calcext:value-type="float">
            <text:p>0.276664015124656</text:p>
          </table:table-cell>
        </table:table-row>
        <table:table-row table:style-name="ro1">
          <table:table-cell office:value-type="float" office:value="505.802" calcext:value-type="float">
            <text:p>505.802</text:p>
          </table:table-cell>
          <table:table-cell office:value-type="float" office:value="11.8985" calcext:value-type="float">
            <text:p>11.8985</text:p>
          </table:table-cell>
          <table:table-cell table:formula="of:=[.B508]/[.$B$2]" office:value-type="float" office:value="0.757895206186224" calcext:value-type="float">
            <text:p>0.757895206186224</text:p>
          </table:table-cell>
          <table:table-cell table:formula="of:=-LN([.C508])" office:value-type="float" office:value="0.277210153311188" calcext:value-type="float">
            <text:p>0.277210153311188</text:p>
          </table:table-cell>
        </table:table-row>
        <table:table-row table:style-name="ro1">
          <table:table-cell office:value-type="float" office:value="506.801" calcext:value-type="float">
            <text:p>506.801</text:p>
          </table:table-cell>
          <table:table-cell office:value-type="float" office:value="11.8935" calcext:value-type="float">
            <text:p>11.8935</text:p>
          </table:table-cell>
          <table:table-cell table:formula="of:=[.B509]/[.$B$2]" office:value-type="float" office:value="0.7575767226773" calcext:value-type="float">
            <text:p>0.7575767226773</text:p>
          </table:table-cell>
          <table:table-cell table:formula="of:=-LN([.C509])" office:value-type="float" office:value="0.277630462665055" calcext:value-type="float">
            <text:p>0.277630462665055</text:p>
          </table:table-cell>
        </table:table-row>
        <table:table-row table:style-name="ro1">
          <table:table-cell office:value-type="float" office:value="507.802" calcext:value-type="float">
            <text:p>507.802</text:p>
          </table:table-cell>
          <table:table-cell office:value-type="float" office:value="11.8862" calcext:value-type="float">
            <text:p>11.8862</text:p>
          </table:table-cell>
          <table:table-cell table:formula="of:=[.B510]/[.$B$2]" office:value-type="float" office:value="0.757111736754271" calcext:value-type="float">
            <text:p>0.757111736754271</text:p>
          </table:table-cell>
          <table:table-cell table:formula="of:=-LN([.C510])" office:value-type="float" office:value="0.278244431741984" calcext:value-type="float">
            <text:p>0.278244431741984</text:p>
          </table:table-cell>
        </table:table-row>
        <table:table-row table:style-name="ro1">
          <table:table-cell office:value-type="float" office:value="508.802" calcext:value-type="float">
            <text:p>508.802</text:p>
          </table:table-cell>
          <table:table-cell office:value-type="float" office:value="11.8805" calcext:value-type="float">
            <text:p>11.8805</text:p>
          </table:table-cell>
          <table:table-cell table:formula="of:=[.B511]/[.$B$2]" office:value-type="float" office:value="0.756748665554098" calcext:value-type="float">
            <text:p>0.756748665554098</text:p>
          </table:table-cell>
          <table:table-cell table:formula="of:=-LN([.C511])" office:value-type="float" office:value="0.278724094472551" calcext:value-type="float">
            <text:p>0.278724094472551</text:p>
          </table:table-cell>
        </table:table-row>
        <table:table-row table:style-name="ro1">
          <table:table-cell office:value-type="float" office:value="509.801" calcext:value-type="float">
            <text:p>509.801</text:p>
          </table:table-cell>
          <table:table-cell office:value-type="float" office:value="11.8751" calcext:value-type="float">
            <text:p>11.8751</text:p>
          </table:table-cell>
          <table:table-cell table:formula="of:=[.B512]/[.$B$2]" office:value-type="float" office:value="0.75640470336446" calcext:value-type="float">
            <text:p>0.75640470336446</text:p>
          </table:table-cell>
          <table:table-cell table:formula="of:=-LN([.C512])" office:value-type="float" office:value="0.279178724125602" calcext:value-type="float">
            <text:p>0.279178724125602</text:p>
          </table:table-cell>
        </table:table-row>
        <table:table-row table:style-name="ro1">
          <table:table-cell office:value-type="float" office:value="510.801" calcext:value-type="float">
            <text:p>510.801</text:p>
          </table:table-cell>
          <table:table-cell office:value-type="float" office:value="11.8682" calcext:value-type="float">
            <text:p>11.8682</text:p>
          </table:table-cell>
          <table:table-cell table:formula="of:=[.B513]/[.$B$2]" office:value-type="float" office:value="0.755965196122145" calcext:value-type="float">
            <text:p>0.755965196122145</text:p>
          </table:table-cell>
          <table:table-cell table:formula="of:=-LN([.C513])" office:value-type="float" office:value="0.279759940737803" calcext:value-type="float">
            <text:p>0.279759940737803</text:p>
          </table:table-cell>
        </table:table-row>
        <table:table-row table:style-name="ro1">
          <table:table-cell office:value-type="float" office:value="511.802" calcext:value-type="float">
            <text:p>511.802</text:p>
          </table:table-cell>
          <table:table-cell office:value-type="float" office:value="11.8625" calcext:value-type="float">
            <text:p>11.8625</text:p>
          </table:table-cell>
          <table:table-cell table:formula="of:=[.B514]/[.$B$2]" office:value-type="float" office:value="0.755602124921972" calcext:value-type="float">
            <text:p>0.755602124921972</text:p>
          </table:table-cell>
          <table:table-cell table:formula="of:=-LN([.C514])" office:value-type="float" office:value="0.280240331127435" calcext:value-type="float">
            <text:p>0.280240331127435</text:p>
          </table:table-cell>
        </table:table-row>
        <table:table-row table:style-name="ro1">
          <table:table-cell office:value-type="float" office:value="512.801" calcext:value-type="float">
            <text:p>512.801</text:p>
          </table:table-cell>
          <table:table-cell office:value-type="float" office:value="11.8556" calcext:value-type="float">
            <text:p>11.8556</text:p>
          </table:table-cell>
          <table:table-cell table:formula="of:=[.B515]/[.$B$2]" office:value-type="float" office:value="0.755162617679657" calcext:value-type="float">
            <text:p>0.755162617679657</text:p>
          </table:table-cell>
          <table:table-cell table:formula="of:=-LN([.C515])" office:value-type="float" office:value="0.280822165270529" calcext:value-type="float">
            <text:p>0.280822165270529</text:p>
          </table:table-cell>
        </table:table-row>
        <table:table-row table:style-name="ro1">
          <table:table-cell office:value-type="float" office:value="513.801" calcext:value-type="float">
            <text:p>513.801</text:p>
          </table:table-cell>
          <table:table-cell office:value-type="float" office:value="11.8502" calcext:value-type="float">
            <text:p>11.8502</text:p>
          </table:table-cell>
          <table:table-cell table:formula="of:=[.B516]/[.$B$2]" office:value-type="float" office:value="0.754818655490019" calcext:value-type="float">
            <text:p>0.754818655490019</text:p>
          </table:table-cell>
          <table:table-cell table:formula="of:=-LN([.C516])" office:value-type="float" office:value="0.281277749987636" calcext:value-type="float">
            <text:p>0.281277749987636</text:p>
          </table:table-cell>
        </table:table-row>
        <table:table-row table:style-name="ro1">
          <table:table-cell office:value-type="float" office:value="514.802" calcext:value-type="float">
            <text:p>514.802</text:p>
          </table:table-cell>
          <table:table-cell office:value-type="float" office:value="11.8438" calcext:value-type="float">
            <text:p>11.8438</text:p>
          </table:table-cell>
          <table:table-cell table:formula="of:=[.B517]/[.$B$2]" office:value-type="float" office:value="0.754410996598596" calcext:value-type="float">
            <text:p>0.754410996598596</text:p>
          </table:table-cell>
          <table:table-cell table:formula="of:=-LN([.C517])" office:value-type="float" office:value="0.281817971153809" calcext:value-type="float">
            <text:p>0.281817971153809</text:p>
          </table:table-cell>
        </table:table-row>
        <table:table-row table:style-name="ro1">
          <table:table-cell office:value-type="float" office:value="515.801" calcext:value-type="float">
            <text:p>515.801</text:p>
          </table:table-cell>
          <table:table-cell office:value-type="float" office:value="11.8381" calcext:value-type="float">
            <text:p>11.8381</text:p>
          </table:table-cell>
          <table:table-cell table:formula="of:=[.B518]/[.$B$2]" office:value-type="float" office:value="0.754047925398423" calcext:value-type="float">
            <text:p>0.754047925398423</text:p>
          </table:table-cell>
          <table:table-cell table:formula="of:=-LN([.C518])" office:value-type="float" office:value="0.28229935145776" calcext:value-type="float">
            <text:p>0.28229935145776</text:p>
          </table:table-cell>
        </table:table-row>
        <table:table-row table:style-name="ro1">
          <table:table-cell office:value-type="float" office:value="516.802" calcext:value-type="float">
            <text:p>516.802</text:p>
          </table:table-cell>
          <table:table-cell office:value-type="float" office:value="11.8315" calcext:value-type="float">
            <text:p>11.8315</text:p>
          </table:table-cell>
          <table:table-cell table:formula="of:=[.B519]/[.$B$2]" office:value-type="float" office:value="0.753627527166643" calcext:value-type="float">
            <text:p>0.753627527166643</text:p>
          </table:table-cell>
          <table:table-cell table:formula="of:=-LN([.C519])" office:value-type="float" office:value="0.282857028830513" calcext:value-type="float">
            <text:p>0.282857028830513</text:p>
          </table:table-cell>
        </table:table-row>
        <table:table-row table:style-name="ro1">
          <table:table-cell office:value-type="float" office:value="517.801" calcext:value-type="float">
            <text:p>517.801</text:p>
          </table:table-cell>
          <table:table-cell office:value-type="float" office:value="11.8254" calcext:value-type="float">
            <text:p>11.8254</text:p>
          </table:table-cell>
          <table:table-cell table:formula="of:=[.B520]/[.$B$2]" office:value-type="float" office:value="0.753238977285756" calcext:value-type="float">
            <text:p>0.753238977285756</text:p>
          </table:table-cell>
          <table:table-cell table:formula="of:=-LN([.C520])" office:value-type="float" office:value="0.283372734619115" calcext:value-type="float">
            <text:p>0.283372734619115</text:p>
          </table:table-cell>
        </table:table-row>
        <table:table-row table:style-name="ro1">
          <table:table-cell office:value-type="float" office:value="518.801" calcext:value-type="float">
            <text:p>518.801</text:p>
          </table:table-cell>
          <table:table-cell office:value-type="float" office:value="11.8194" calcext:value-type="float">
            <text:p>11.8194</text:p>
          </table:table-cell>
          <table:table-cell table:formula="of:=[.B521]/[.$B$2]" office:value-type="float" office:value="0.752856797075047" calcext:value-type="float">
            <text:p>0.752856797075047</text:p>
          </table:table-cell>
          <table:table-cell table:formula="of:=-LN([.C521])" office:value-type="float" office:value="0.283880245795254" calcext:value-type="float">
            <text:p>0.283880245795254</text:p>
          </table:table-cell>
        </table:table-row>
        <table:table-row table:style-name="ro1">
          <table:table-cell office:value-type="float" office:value="519.802" calcext:value-type="float">
            <text:p>519.802</text:p>
          </table:table-cell>
          <table:table-cell office:value-type="float" office:value="11.8135" calcext:value-type="float">
            <text:p>11.8135</text:p>
          </table:table-cell>
          <table:table-cell table:formula="of:=[.B522]/[.$B$2]" office:value-type="float" office:value="0.752480986534517" calcext:value-type="float">
            <text:p>0.752480986534517</text:p>
          </table:table-cell>
          <table:table-cell table:formula="of:=-LN([.C522])" office:value-type="float" office:value="0.284379549742088" calcext:value-type="float">
            <text:p>0.284379549742088</text:p>
          </table:table-cell>
        </table:table-row>
        <table:table-row table:style-name="ro1">
          <table:table-cell office:value-type="float" office:value="520.802" calcext:value-type="float">
            <text:p>520.802</text:p>
          </table:table-cell>
          <table:table-cell office:value-type="float" office:value="11.8067" calcext:value-type="float">
            <text:p>11.8067</text:p>
          </table:table-cell>
          <table:table-cell table:formula="of:=[.B523]/[.$B$2]" office:value-type="float" office:value="0.752047848962381" calcext:value-type="float">
            <text:p>0.752047848962381</text:p>
          </table:table-cell>
          <table:table-cell table:formula="of:=-LN([.C523])" office:value-type="float" office:value="0.284955328117196" calcext:value-type="float">
            <text:p>0.284955328117196</text:p>
          </table:table-cell>
        </table:table-row>
        <table:table-row table:style-name="ro1">
          <table:table-cell office:value-type="float" office:value="521.802" calcext:value-type="float">
            <text:p>521.802</text:p>
          </table:table-cell>
          <table:table-cell office:value-type="float" office:value="11.8005" calcext:value-type="float">
            <text:p>11.8005</text:p>
          </table:table-cell>
          <table:table-cell table:formula="of:=[.B524]/[.$B$2]" office:value-type="float" office:value="0.751652929411315" calcext:value-type="float">
            <text:p>0.751652929411315</text:p>
          </table:table-cell>
          <table:table-cell table:formula="of:=-LN([.C524])" office:value-type="float" office:value="0.285480591608212" calcext:value-type="float">
            <text:p>0.285480591608212</text:p>
          </table:table-cell>
        </table:table-row>
        <table:table-row table:style-name="ro1">
          <table:table-cell office:value-type="float" office:value="522.801" calcext:value-type="float">
            <text:p>522.801</text:p>
          </table:table-cell>
          <table:table-cell office:value-type="float" office:value="11.7945" calcext:value-type="float">
            <text:p>11.7945</text:p>
          </table:table-cell>
          <table:table-cell table:formula="of:=[.B525]/[.$B$2]" office:value-type="float" office:value="0.751270749200606" calcext:value-type="float">
            <text:p>0.751270749200606</text:p>
          </table:table-cell>
          <table:table-cell table:formula="of:=-LN([.C525])" office:value-type="float" office:value="0.285989173945938" calcext:value-type="float">
            <text:p>0.285989173945938</text:p>
          </table:table-cell>
        </table:table-row>
        <table:table-row table:style-name="ro1">
          <table:table-cell office:value-type="float" office:value="523.801" calcext:value-type="float">
            <text:p>523.801</text:p>
          </table:table-cell>
          <table:table-cell office:value-type="float" office:value="11.7878" calcext:value-type="float">
            <text:p>11.7878</text:p>
          </table:table-cell>
          <table:table-cell table:formula="of:=[.B526]/[.$B$2]" office:value-type="float" office:value="0.750843981298648" calcext:value-type="float">
            <text:p>0.750843981298648</text:p>
          </table:table-cell>
          <table:table-cell table:formula="of:=-LN([.C526])" office:value-type="float" office:value="0.286557396738479" calcext:value-type="float">
            <text:p>0.286557396738479</text:p>
          </table:table-cell>
        </table:table-row>
        <table:table-row table:style-name="ro1">
          <table:table-cell office:value-type="float" office:value="524.801" calcext:value-type="float">
            <text:p>524.801</text:p>
          </table:table-cell>
          <table:table-cell office:value-type="float" office:value="11.7818" calcext:value-type="float">
            <text:p>11.7818</text:p>
          </table:table-cell>
          <table:table-cell table:formula="of:=[.B527]/[.$B$2]" office:value-type="float" office:value="0.75046180108794" calcext:value-type="float">
            <text:p>0.75046180108794</text:p>
          </table:table-cell>
          <table:table-cell table:formula="of:=-LN([.C527])" office:value-type="float" office:value="0.287066527154745" calcext:value-type="float">
            <text:p>0.287066527154745</text:p>
          </table:table-cell>
        </table:table-row>
        <table:table-row table:style-name="ro1">
          <table:table-cell office:value-type="float" office:value="525.802" calcext:value-type="float">
            <text:p>525.802</text:p>
          </table:table-cell>
          <table:table-cell office:value-type="float" office:value="11.7754" calcext:value-type="float">
            <text:p>11.7754</text:p>
          </table:table-cell>
          <table:table-cell table:formula="of:=[.B528]/[.$B$2]" office:value-type="float" office:value="0.750054142196517" calcext:value-type="float">
            <text:p>0.750054142196517</text:p>
          </table:table-cell>
          <table:table-cell table:formula="of:=-LN([.C528])" office:value-type="float" office:value="0.287609885461968" calcext:value-type="float">
            <text:p>0.287609885461968</text:p>
          </table:table-cell>
        </table:table-row>
        <table:table-row table:style-name="ro1">
          <table:table-cell office:value-type="float" office:value="526.802" calcext:value-type="float">
            <text:p>526.802</text:p>
          </table:table-cell>
          <table:table-cell office:value-type="float" office:value="11.7684" calcext:value-type="float">
            <text:p>11.7684</text:p>
          </table:table-cell>
          <table:table-cell table:formula="of:=[.B529]/[.$B$2]" office:value-type="float" office:value="0.749608265284024" calcext:value-type="float">
            <text:p>0.749608265284024</text:p>
          </table:table-cell>
          <table:table-cell table:formula="of:=-LN([.C529])" office:value-type="float" office:value="0.288204521859344" calcext:value-type="float">
            <text:p>0.288204521859344</text:p>
          </table:table-cell>
        </table:table-row>
        <table:table-row table:style-name="ro1">
          <table:table-cell office:value-type="float" office:value="527.802" calcext:value-type="float">
            <text:p>527.802</text:p>
          </table:table-cell>
          <table:table-cell office:value-type="float" office:value="11.7616" calcext:value-type="float">
            <text:p>11.7616</text:p>
          </table:table-cell>
          <table:table-cell table:formula="of:=[.B530]/[.$B$2]" office:value-type="float" office:value="0.749175127711887" calcext:value-type="float">
            <text:p>0.749175127711887</text:p>
          </table:table-cell>
          <table:table-cell table:formula="of:=-LN([.C530])" office:value-type="float" office:value="0.288782507425796" calcext:value-type="float">
            <text:p>0.288782507425796</text:p>
          </table:table-cell>
        </table:table-row>
        <table:table-row table:style-name="ro1">
          <table:table-cell office:value-type="float" office:value="528.801" calcext:value-type="float">
            <text:p>528.801</text:p>
          </table:table-cell>
          <table:table-cell office:value-type="float" office:value="11.7558" calcext:value-type="float">
            <text:p>11.7558</text:p>
          </table:table-cell>
          <table:table-cell table:formula="of:=[.B531]/[.$B$2]" office:value-type="float" office:value="0.748805686841535" calcext:value-type="float">
            <text:p>0.748805686841535</text:p>
          </table:table-cell>
          <table:table-cell table:formula="of:=-LN([.C531])" office:value-type="float" office:value="0.289275759240842" calcext:value-type="float">
            <text:p>0.289275759240842</text:p>
          </table:table-cell>
        </table:table-row>
        <table:table-row table:style-name="ro1">
          <table:table-cell office:value-type="float" office:value="529.801" calcext:value-type="float">
            <text:p>529.801</text:p>
          </table:table-cell>
          <table:table-cell office:value-type="float" office:value="11.7495" calcext:value-type="float">
            <text:p>11.7495</text:p>
          </table:table-cell>
          <table:table-cell table:formula="of:=[.B532]/[.$B$2]" office:value-type="float" office:value="0.748404397620291" calcext:value-type="float">
            <text:p>0.748404397620291</text:p>
          </table:table-cell>
          <table:table-cell table:formula="of:=-LN([.C532])" office:value-type="float" office:value="0.289811808570216" calcext:value-type="float">
            <text:p>0.289811808570216</text:p>
          </table:table-cell>
        </table:table-row>
        <table:table-row table:style-name="ro1">
          <table:table-cell office:value-type="float" office:value="530.802" calcext:value-type="float">
            <text:p>530.802</text:p>
          </table:table-cell>
          <table:table-cell office:value-type="float" office:value="11.7438" calcext:value-type="float">
            <text:p>11.7438</text:p>
          </table:table-cell>
          <table:table-cell table:formula="of:=[.B533]/[.$B$2]" office:value-type="float" office:value="0.748041326420118" calcext:value-type="float">
            <text:p>0.748041326420118</text:p>
          </table:table-cell>
          <table:table-cell table:formula="of:=-LN([.C533])" office:value-type="float" office:value="0.290297053309085" calcext:value-type="float">
            <text:p>0.290297053309085</text:p>
          </table:table-cell>
        </table:table-row>
        <table:table-row table:style-name="ro1">
          <table:table-cell office:value-type="float" office:value="531.801" calcext:value-type="float">
            <text:p>531.801</text:p>
          </table:table-cell>
          <table:table-cell office:value-type="float" office:value="11.7371" calcext:value-type="float">
            <text:p>11.7371</text:p>
          </table:table-cell>
          <table:table-cell table:formula="of:=[.B534]/[.$B$2]" office:value-type="float" office:value="0.74761455851816" calcext:value-type="float">
            <text:p>0.74761455851816</text:p>
          </table:table-cell>
          <table:table-cell table:formula="of:=-LN([.C534])" office:value-type="float" office:value="0.290867729917038" calcext:value-type="float">
            <text:p>0.290867729917038</text:p>
          </table:table-cell>
        </table:table-row>
        <table:table-row table:style-name="ro1">
          <table:table-cell office:value-type="float" office:value="532.802" calcext:value-type="float">
            <text:p>532.802</text:p>
          </table:table-cell>
          <table:table-cell office:value-type="float" office:value="11.7314" calcext:value-type="float">
            <text:p>11.7314</text:p>
          </table:table-cell>
          <table:table-cell table:formula="of:=[.B535]/[.$B$2]" office:value-type="float" office:value="0.747251487317987" calcext:value-type="float">
            <text:p>0.747251487317987</text:p>
          </table:table-cell>
          <table:table-cell table:formula="of:=-LN([.C535])" office:value-type="float" office:value="0.29135348743133" calcext:value-type="float">
            <text:p>0.29135348743133</text:p>
          </table:table-cell>
        </table:table-row>
        <table:table-row table:style-name="ro1">
          <table:table-cell office:value-type="float" office:value="533.802" calcext:value-type="float">
            <text:p>533.802</text:p>
          </table:table-cell>
          <table:table-cell office:value-type="float" office:value="11.7251" calcext:value-type="float">
            <text:p>11.7251</text:p>
          </table:table-cell>
          <table:table-cell table:formula="of:=[.B536]/[.$B$2]" office:value-type="float" office:value="0.746850198096743" calcext:value-type="float">
            <text:p>0.746850198096743</text:p>
          </table:table-cell>
          <table:table-cell table:formula="of:=-LN([.C536])" office:value-type="float" office:value="0.29189065198286" calcext:value-type="float">
            <text:p>0.29189065198286</text:p>
          </table:table-cell>
        </table:table-row>
        <table:table-row table:style-name="ro1">
          <table:table-cell office:value-type="float" office:value="534.801" calcext:value-type="float">
            <text:p>534.801</text:p>
          </table:table-cell>
          <table:table-cell office:value-type="float" office:value="11.7187" calcext:value-type="float">
            <text:p>11.7187</text:p>
          </table:table-cell>
          <table:table-cell table:formula="of:=[.B537]/[.$B$2]" office:value-type="float" office:value="0.74644253920532" calcext:value-type="float">
            <text:p>0.74644253920532</text:p>
          </table:table-cell>
          <table:table-cell table:formula="of:=-LN([.C537])" office:value-type="float" office:value="0.292436638568566" calcext:value-type="float">
            <text:p>0.292436638568566</text:p>
          </table:table-cell>
        </table:table-row>
        <table:table-row table:style-name="ro1">
          <table:table-cell office:value-type="float" office:value="535.801" calcext:value-type="float">
            <text:p>535.801</text:p>
          </table:table-cell>
          <table:table-cell office:value-type="float" office:value="11.7127" calcext:value-type="float">
            <text:p>11.7127</text:p>
          </table:table-cell>
          <table:table-cell table:formula="of:=[.B538]/[.$B$2]" office:value-type="float" office:value="0.746060358994611" calcext:value-type="float">
            <text:p>0.746060358994611</text:p>
          </table:table-cell>
          <table:table-cell table:formula="of:=-LN([.C538])" office:value-type="float" office:value="0.292948771870984" calcext:value-type="float">
            <text:p>0.292948771870984</text:p>
          </table:table-cell>
        </table:table-row>
        <table:table-row table:style-name="ro1">
          <table:table-cell office:value-type="float" office:value="536.802" calcext:value-type="float">
            <text:p>536.802</text:p>
          </table:table-cell>
          <table:table-cell office:value-type="float" office:value="11.707" calcext:value-type="float">
            <text:p>11.707</text:p>
          </table:table-cell>
          <table:table-cell table:formula="of:=[.B539]/[.$B$2]" office:value-type="float" office:value="0.745697287794438" calcext:value-type="float">
            <text:p>0.745697287794438</text:p>
          </table:table-cell>
          <table:table-cell table:formula="of:=-LN([.C539])" office:value-type="float" office:value="0.293435541565946" calcext:value-type="float">
            <text:p>0.293435541565946</text:p>
          </table:table-cell>
        </table:table-row>
        <table:table-row table:style-name="ro1">
          <table:table-cell office:value-type="float" office:value="537.802" calcext:value-type="float">
            <text:p>537.802</text:p>
          </table:table-cell>
          <table:table-cell office:value-type="float" office:value="11.7008" calcext:value-type="float">
            <text:p>11.7008</text:p>
          </table:table-cell>
          <table:table-cell table:formula="of:=[.B540]/[.$B$2]" office:value-type="float" office:value="0.745302368243372" calcext:value-type="float">
            <text:p>0.745302368243372</text:p>
          </table:table-cell>
          <table:table-cell table:formula="of:=-LN([.C540])" office:value-type="float" office:value="0.293965279528932" calcext:value-type="float">
            <text:p>0.293965279528932</text:p>
          </table:table-cell>
        </table:table-row>
        <table:table-row table:style-name="ro1">
          <table:table-cell office:value-type="float" office:value="538.801" calcext:value-type="float">
            <text:p>538.801</text:p>
          </table:table-cell>
          <table:table-cell office:value-type="float" office:value="11.6945" calcext:value-type="float">
            <text:p>11.6945</text:p>
          </table:table-cell>
          <table:table-cell table:formula="of:=[.B541]/[.$B$2]" office:value-type="float" office:value="0.744901079022128" calcext:value-type="float">
            <text:p>0.744901079022128</text:p>
          </table:table-cell>
          <table:table-cell table:formula="of:=-LN([.C541])" office:value-type="float" office:value="0.29450384925467" calcext:value-type="float">
            <text:p>0.29450384925467</text:p>
          </table:table-cell>
        </table:table-row>
        <table:table-row table:style-name="ro1">
          <table:table-cell office:value-type="float" office:value="539.802" calcext:value-type="float">
            <text:p>539.802</text:p>
          </table:table-cell>
          <table:table-cell office:value-type="float" office:value="11.6886" calcext:value-type="float">
            <text:p>11.6886</text:p>
          </table:table-cell>
          <table:table-cell table:formula="of:=[.B542]/[.$B$2]" office:value-type="float" office:value="0.744525268481598" calcext:value-type="float">
            <text:p>0.744525268481598</text:p>
          </table:table-cell>
          <table:table-cell table:formula="of:=-LN([.C542])" office:value-type="float" office:value="0.295008487230405" calcext:value-type="float">
            <text:p>0.295008487230405</text:p>
          </table:table-cell>
        </table:table-row>
        <table:table-row table:style-name="ro1">
          <table:table-cell office:value-type="float" office:value="540.802" calcext:value-type="float">
            <text:p>540.802</text:p>
          </table:table-cell>
          <table:table-cell office:value-type="float" office:value="11.6822" calcext:value-type="float">
            <text:p>11.6822</text:p>
          </table:table-cell>
          <table:table-cell table:formula="of:=[.B543]/[.$B$2]" office:value-type="float" office:value="0.744117609590175" calcext:value-type="float">
            <text:p>0.744117609590175</text:p>
          </table:table-cell>
          <table:table-cell table:formula="of:=-LN([.C543])" office:value-type="float" office:value="0.295556179235812" calcext:value-type="float">
            <text:p>0.295556179235812</text:p>
          </table:table-cell>
        </table:table-row>
        <table:table-row table:style-name="ro1">
          <table:table-cell office:value-type="float" office:value="541.801" calcext:value-type="float">
            <text:p>541.801</text:p>
          </table:table-cell>
          <table:table-cell office:value-type="float" office:value="11.6761" calcext:value-type="float">
            <text:p>11.6761</text:p>
          </table:table-cell>
          <table:table-cell table:formula="of:=[.B544]/[.$B$2]" office:value-type="float" office:value="0.743729059709288" calcext:value-type="float">
            <text:p>0.743729059709288</text:p>
          </table:table-cell>
          <table:table-cell table:formula="of:=-LN([.C544])" office:value-type="float" office:value="0.296078477531379" calcext:value-type="float">
            <text:p>0.296078477531379</text:p>
          </table:table-cell>
        </table:table-row>
        <table:table-row table:style-name="ro1">
          <table:table-cell office:value-type="float" office:value="542.801" calcext:value-type="float">
            <text:p>542.801</text:p>
          </table:table-cell>
          <table:table-cell office:value-type="float" office:value="11.6696" calcext:value-type="float">
            <text:p>11.6696</text:p>
          </table:table-cell>
          <table:table-cell table:formula="of:=[.B545]/[.$B$2]" office:value-type="float" office:value="0.743315031147687" calcext:value-type="float">
            <text:p>0.743315031147687</text:p>
          </table:table-cell>
          <table:table-cell table:formula="of:=-LN([.C545])" office:value-type="float" office:value="0.296635325273615" calcext:value-type="float">
            <text:p>0.296635325273615</text:p>
          </table:table-cell>
        </table:table-row>
        <table:table-row table:style-name="ro1">
          <table:table-cell office:value-type="float" office:value="543.802" calcext:value-type="float">
            <text:p>543.802</text:p>
          </table:table-cell>
          <table:table-cell office:value-type="float" office:value="11.6638" calcext:value-type="float">
            <text:p>11.6638</text:p>
          </table:table-cell>
          <table:table-cell table:formula="of:=[.B546]/[.$B$2]" office:value-type="float" office:value="0.742945590277335" calcext:value-type="float">
            <text:p>0.742945590277335</text:p>
          </table:table-cell>
          <table:table-cell table:formula="of:=-LN([.C546])" office:value-type="float" office:value="0.297132466720593" calcext:value-type="float">
            <text:p>0.297132466720593</text:p>
          </table:table-cell>
        </table:table-row>
        <table:table-row table:style-name="ro1">
          <table:table-cell office:value-type="float" office:value="544.801" calcext:value-type="float">
            <text:p>544.801</text:p>
          </table:table-cell>
          <table:table-cell office:value-type="float" office:value="11.6575" calcext:value-type="float">
            <text:p>11.6575</text:p>
          </table:table-cell>
          <table:table-cell table:formula="of:=[.B547]/[.$B$2]" office:value-type="float" office:value="0.742544301056091" calcext:value-type="float">
            <text:p>0.742544301056091</text:p>
          </table:table-cell>
          <table:table-cell table:formula="of:=-LN([.C547])" office:value-type="float" office:value="0.297672745363143" calcext:value-type="float">
            <text:p>0.297672745363143</text:p>
          </table:table-cell>
        </table:table-row>
        <table:table-row table:style-name="ro1">
          <table:table-cell office:value-type="float" office:value="545.801" calcext:value-type="float">
            <text:p>545.801</text:p>
          </table:table-cell>
          <table:table-cell office:value-type="float" office:value="11.6514" calcext:value-type="float">
            <text:p>11.6514</text:p>
          </table:table-cell>
          <table:table-cell table:formula="of:=[.B548]/[.$B$2]" office:value-type="float" office:value="0.742155751175204" calcext:value-type="float">
            <text:p>0.742155751175204</text:p>
          </table:table-cell>
          <table:table-cell table:formula="of:=-LN([.C548])" office:value-type="float" office:value="0.298196150597989" calcext:value-type="float">
            <text:p>0.298196150597989</text:p>
          </table:table-cell>
        </table:table-row>
        <table:table-row table:style-name="ro1">
          <table:table-cell office:value-type="float" office:value="546.802" calcext:value-type="float">
            <text:p>546.802</text:p>
          </table:table-cell>
          <table:table-cell office:value-type="float" office:value="11.6464" calcext:value-type="float">
            <text:p>11.6464</text:p>
          </table:table-cell>
          <table:table-cell table:formula="of:=[.B549]/[.$B$2]" office:value-type="float" office:value="0.74183726766628" calcext:value-type="float">
            <text:p>0.74183726766628</text:p>
          </table:table-cell>
          <table:table-cell table:formula="of:=-LN([.C549])" office:value-type="float" office:value="0.298625375681625" calcext:value-type="float">
            <text:p>0.298625375681625</text:p>
          </table:table-cell>
        </table:table-row>
        <table:table-row table:style-name="ro1">
          <table:table-cell office:value-type="float" office:value="547.802" calcext:value-type="float">
            <text:p>547.802</text:p>
          </table:table-cell>
          <table:table-cell office:value-type="float" office:value="11.6403" calcext:value-type="float">
            <text:p>11.6403</text:p>
          </table:table-cell>
          <table:table-cell table:formula="of:=[.B550]/[.$B$2]" office:value-type="float" office:value="0.741448717785393" calcext:value-type="float">
            <text:p>0.741448717785393</text:p>
          </table:table-cell>
          <table:table-cell table:formula="of:=-LN([.C550])" office:value-type="float" office:value="0.299149279896437" calcext:value-type="float">
            <text:p>0.299149279896437</text:p>
          </table:table-cell>
        </table:table-row>
        <table:table-row table:style-name="ro1">
          <table:table-cell office:value-type="float" office:value="548.801" calcext:value-type="float">
            <text:p>548.801</text:p>
          </table:table-cell>
          <table:table-cell office:value-type="float" office:value="11.6337" calcext:value-type="float">
            <text:p>11.6337</text:p>
          </table:table-cell>
          <table:table-cell table:formula="of:=[.B551]/[.$B$2]" office:value-type="float" office:value="0.741028319553614" calcext:value-type="float">
            <text:p>0.741028319553614</text:p>
          </table:table-cell>
          <table:table-cell table:formula="of:=-LN([.C551])" office:value-type="float" office:value="0.299716436395269" calcext:value-type="float">
            <text:p>0.299716436395269</text:p>
          </table:table-cell>
        </table:table-row>
        <table:table-row table:style-name="ro1">
          <table:table-cell office:value-type="float" office:value="549.802" calcext:value-type="float">
            <text:p>549.802</text:p>
          </table:table-cell>
          <table:table-cell office:value-type="float" office:value="11.6279" calcext:value-type="float">
            <text:p>11.6279</text:p>
          </table:table-cell>
          <table:table-cell table:formula="of:=[.B552]/[.$B$2]" office:value-type="float" office:value="0.740658878683262" calcext:value-type="float">
            <text:p>0.740658878683262</text:p>
          </table:table-cell>
          <table:table-cell table:formula="of:=-LN([.C552])" office:value-type="float" office:value="0.300215112335032" calcext:value-type="float">
            <text:p>0.300215112335032</text:p>
          </table:table-cell>
        </table:table-row>
        <table:table-row table:style-name="ro1">
          <table:table-cell office:value-type="float" office:value="550.801" calcext:value-type="float">
            <text:p>550.801</text:p>
          </table:table-cell>
          <table:table-cell office:value-type="float" office:value="11.6215" calcext:value-type="float">
            <text:p>11.6215</text:p>
          </table:table-cell>
          <table:table-cell table:formula="of:=[.B553]/[.$B$2]" office:value-type="float" office:value="0.740251219791839" calcext:value-type="float">
            <text:p>0.740251219791839</text:p>
          </table:table-cell>
          <table:table-cell table:formula="of:=-LN([.C553])" office:value-type="float" office:value="0.300765664191137" calcext:value-type="float">
            <text:p>0.300765664191137</text:p>
          </table:table-cell>
        </table:table-row>
        <table:table-row table:style-name="ro1">
          <table:table-cell office:value-type="float" office:value="551.801" calcext:value-type="float">
            <text:p>551.801</text:p>
          </table:table-cell>
          <table:table-cell office:value-type="float" office:value="11.6154" calcext:value-type="float">
            <text:p>11.6154</text:p>
          </table:table-cell>
          <table:table-cell table:formula="of:=[.B554]/[.$B$2]" office:value-type="float" office:value="0.739862669910952" calcext:value-type="float">
            <text:p>0.739862669910952</text:p>
          </table:table-cell>
          <table:table-cell table:formula="of:=-LN([.C554])" office:value-type="float" office:value="0.30129069120766" calcext:value-type="float">
            <text:p>0.30129069120766</text:p>
          </table:table-cell>
        </table:table-row>
        <table:table-row table:style-name="ro1">
          <table:table-cell office:value-type="float" office:value="552.802" calcext:value-type="float">
            <text:p>552.802</text:p>
          </table:table-cell>
          <table:table-cell office:value-type="float" office:value="11.6095" calcext:value-type="float">
            <text:p>11.6095</text:p>
          </table:table-cell>
          <table:table-cell table:formula="of:=[.B555]/[.$B$2]" office:value-type="float" office:value="0.739486859370422" calcext:value-type="float">
            <text:p>0.739486859370422</text:p>
          </table:table-cell>
          <table:table-cell table:formula="of:=-LN([.C555])" office:value-type="float" office:value="0.301798766603198" calcext:value-type="float">
            <text:p>0.301798766603198</text:p>
          </table:table-cell>
        </table:table-row>
        <table:table-row table:style-name="ro1">
          <table:table-cell office:value-type="float" office:value="553.802" calcext:value-type="float">
            <text:p>553.802</text:p>
          </table:table-cell>
          <table:table-cell office:value-type="float" office:value="11.6046" calcext:value-type="float">
            <text:p>11.6046</text:p>
          </table:table-cell>
          <table:table-cell table:formula="of:=[.B556]/[.$B$2]" office:value-type="float" office:value="0.739174745531676" calcext:value-type="float">
            <text:p>0.739174745531676</text:p>
          </table:table-cell>
          <table:table-cell table:formula="of:=-LN([.C556])" office:value-type="float" office:value="0.302220923832879" calcext:value-type="float">
            <text:p>0.302220923832879</text:p>
          </table:table-cell>
        </table:table-row>
        <table:table-row table:style-name="ro1">
          <table:table-cell office:value-type="float" office:value="554.801" calcext:value-type="float">
            <text:p>554.801</text:p>
          </table:table-cell>
          <table:table-cell office:value-type="float" office:value="11.5972" calcext:value-type="float">
            <text:p>11.5972</text:p>
          </table:table-cell>
          <table:table-cell table:formula="of:=[.B557]/[.$B$2]" office:value-type="float" office:value="0.738703389938469" calcext:value-type="float">
            <text:p>0.738703389938469</text:p>
          </table:table-cell>
          <table:table-cell table:formula="of:=-LN([.C557])" office:value-type="float" office:value="0.302858805398182" calcext:value-type="float">
            <text:p>0.302858805398182</text:p>
          </table:table-cell>
        </table:table-row>
        <table:table-row table:style-name="ro1">
          <table:table-cell office:value-type="float" office:value="555.801" calcext:value-type="float">
            <text:p>555.801</text:p>
          </table:table-cell>
          <table:table-cell office:value-type="float" office:value="11.5912" calcext:value-type="float">
            <text:p>11.5912</text:p>
          </table:table-cell>
          <table:table-cell table:formula="of:=[.B558]/[.$B$2]" office:value-type="float" office:value="0.73832120972776" calcext:value-type="float">
            <text:p>0.73832120972776</text:p>
          </table:table-cell>
          <table:table-cell table:formula="of:=-LN([.C558])" office:value-type="float" office:value="0.303376305539106" calcext:value-type="float">
            <text:p>0.303376305539106</text:p>
          </table:table-cell>
        </table:table-row>
        <table:table-row table:style-name="ro1">
          <table:table-cell office:value-type="float" office:value="556.801" calcext:value-type="float">
            <text:p>556.801</text:p>
          </table:table-cell>
          <table:table-cell office:value-type="float" office:value="11.5861" calcext:value-type="float">
            <text:p>11.5861</text:p>
          </table:table-cell>
          <table:table-cell table:formula="of:=[.B559]/[.$B$2]" office:value-type="float" office:value="0.737996356548658" calcext:value-type="float">
            <text:p>0.737996356548658</text:p>
          </table:table-cell>
          <table:table-cell table:formula="of:=-LN([.C559])" office:value-type="float" office:value="0.303816391319789" calcext:value-type="float">
            <text:p>0.303816391319789</text:p>
          </table:table-cell>
        </table:table-row>
        <table:table-row table:style-name="ro1">
          <table:table-cell office:value-type="float" office:value="557.802" calcext:value-type="float">
            <text:p>557.802</text:p>
          </table:table-cell>
          <table:table-cell office:value-type="float" office:value="11.5803" calcext:value-type="float">
            <text:p>11.5803</text:p>
          </table:table-cell>
          <table:table-cell table:formula="of:=[.B560]/[.$B$2]" office:value-type="float" office:value="0.737626915678306" calcext:value-type="float">
            <text:p>0.737626915678306</text:p>
          </table:table-cell>
          <table:table-cell table:formula="of:=-LN([.C560])" office:value-type="float" office:value="0.304317116518455" calcext:value-type="float">
            <text:p>0.304317116518455</text:p>
          </table:table-cell>
        </table:table-row>
        <table:table-row table:style-name="ro1">
          <table:table-cell office:value-type="float" office:value="558.801" calcext:value-type="float">
            <text:p>558.801</text:p>
          </table:table-cell>
          <table:table-cell office:value-type="float" office:value="11.5739" calcext:value-type="float">
            <text:p>11.5739</text:p>
          </table:table-cell>
          <table:table-cell table:formula="of:=[.B561]/[.$B$2]" office:value-type="float" office:value="0.737219256786884" calcext:value-type="float">
            <text:p>0.737219256786884</text:p>
          </table:table-cell>
          <table:table-cell table:formula="of:=-LN([.C561])" office:value-type="float" office:value="0.304869932004456" calcext:value-type="float">
            <text:p>0.304869932004456</text:p>
          </table:table-cell>
        </table:table-row>
        <table:table-row table:style-name="ro1">
          <table:table-cell office:value-type="float" office:value="559.801" calcext:value-type="float">
            <text:p>559.801</text:p>
          </table:table-cell>
          <table:table-cell office:value-type="float" office:value="11.5684" calcext:value-type="float">
            <text:p>11.5684</text:p>
          </table:table-cell>
          <table:table-cell table:formula="of:=[.B562]/[.$B$2]" office:value-type="float" office:value="0.736868924927067" calcext:value-type="float">
            <text:p>0.736868924927067</text:p>
          </table:table-cell>
          <table:table-cell table:formula="of:=-LN([.C562])" office:value-type="float" office:value="0.305345252098272" calcext:value-type="float">
            <text:p>0.305345252098272</text:p>
          </table:table-cell>
        </table:table-row>
        <table:table-row table:style-name="ro1">
          <table:table-cell office:value-type="float" office:value="560.802" calcext:value-type="float">
            <text:p>560.802</text:p>
          </table:table-cell>
          <table:table-cell office:value-type="float" office:value="11.5628" calcext:value-type="float">
            <text:p>11.5628</text:p>
          </table:table-cell>
          <table:table-cell table:formula="of:=[.B563]/[.$B$2]" office:value-type="float" office:value="0.736512223397073" calcext:value-type="float">
            <text:p>0.736512223397073</text:p>
          </table:table-cell>
          <table:table-cell table:formula="of:=-LN([.C563])" office:value-type="float" office:value="0.305829446615582" calcext:value-type="float">
            <text:p>0.305829446615582</text:p>
          </table:table-cell>
        </table:table-row>
        <table:table-row table:style-name="ro1">
          <table:table-cell office:value-type="float" office:value="561.802" calcext:value-type="float">
            <text:p>561.802</text:p>
          </table:table-cell>
          <table:table-cell office:value-type="float" office:value="11.5563" calcext:value-type="float">
            <text:p>11.5563</text:p>
          </table:table-cell>
          <table:table-cell table:formula="of:=[.B564]/[.$B$2]" office:value-type="float" office:value="0.736098194835472" calcext:value-type="float">
            <text:p>0.736098194835472</text:p>
          </table:table-cell>
          <table:table-cell table:formula="of:=-LN([.C564])" office:value-type="float" office:value="0.306391752256482" calcext:value-type="float">
            <text:p>0.306391752256482</text:p>
          </table:table-cell>
        </table:table-row>
        <table:table-row table:style-name="ro1">
          <table:table-cell office:value-type="float" office:value="562.801" calcext:value-type="float">
            <text:p>562.801</text:p>
          </table:table-cell>
          <table:table-cell office:value-type="float" office:value="11.5509" calcext:value-type="float">
            <text:p>11.5509</text:p>
          </table:table-cell>
          <table:table-cell table:formula="of:=[.B565]/[.$B$2]" office:value-type="float" office:value="0.735754232645834" calcext:value-type="float">
            <text:p>0.735754232645834</text:p>
          </table:table-cell>
          <table:table-cell table:formula="of:=-LN([.C565])" office:value-type="float" office:value="0.306859139053524" calcext:value-type="float">
            <text:p>0.306859139053524</text:p>
          </table:table-cell>
        </table:table-row>
        <table:table-row table:style-name="ro1">
          <table:table-cell office:value-type="float" office:value="563.802" calcext:value-type="float">
            <text:p>563.802</text:p>
          </table:table-cell>
          <table:table-cell office:value-type="float" office:value="11.5465" calcext:value-type="float">
            <text:p>11.5465</text:p>
          </table:table-cell>
          <table:table-cell table:formula="of:=[.B566]/[.$B$2]" office:value-type="float" office:value="0.735473967157981" calcext:value-type="float">
            <text:p>0.735473967157981</text:p>
          </table:table-cell>
          <table:table-cell table:formula="of:=-LN([.C566])" office:value-type="float" office:value="0.307240134321669" calcext:value-type="float">
            <text:p>0.307240134321669</text:p>
          </table:table-cell>
        </table:table-row>
        <table:table-row table:style-name="ro1">
          <table:table-cell office:value-type="float" office:value="564.802" calcext:value-type="float">
            <text:p>564.802</text:p>
          </table:table-cell>
          <table:table-cell office:value-type="float" office:value="11.5386" calcext:value-type="float">
            <text:p>11.5386</text:p>
          </table:table-cell>
          <table:table-cell table:formula="of:=[.B567]/[.$B$2]" office:value-type="float" office:value="0.734970763213881" calcext:value-type="float">
            <text:p>0.734970763213881</text:p>
          </table:table-cell>
          <table:table-cell table:formula="of:=-LN([.C567])" office:value-type="float" office:value="0.307924558500762" calcext:value-type="float">
            <text:p>0.307924558500762</text:p>
          </table:table-cell>
        </table:table-row>
        <table:table-row table:style-name="ro1">
          <table:table-cell office:value-type="float" office:value="565.802" calcext:value-type="float">
            <text:p>565.802</text:p>
          </table:table-cell>
          <table:table-cell office:value-type="float" office:value="11.5339" calcext:value-type="float">
            <text:p>11.5339</text:p>
          </table:table-cell>
          <table:table-cell table:formula="of:=[.B568]/[.$B$2]" office:value-type="float" office:value="0.734671388715492" calcext:value-type="float">
            <text:p>0.734671388715492</text:p>
          </table:table-cell>
          <table:table-cell table:formula="of:=-LN([.C568])" office:value-type="float" office:value="0.30833196992692" calcext:value-type="float">
            <text:p>0.30833196992692</text:p>
          </table:table-cell>
        </table:table-row>
        <table:table-row table:style-name="ro1">
          <table:table-cell office:value-type="float" office:value="566.801" calcext:value-type="float">
            <text:p>566.801</text:p>
          </table:table-cell>
          <table:table-cell office:value-type="float" office:value="11.5271" calcext:value-type="float">
            <text:p>11.5271</text:p>
          </table:table-cell>
          <table:table-cell table:formula="of:=[.B569]/[.$B$2]" office:value-type="float" office:value="0.734238251143356" calcext:value-type="float">
            <text:p>0.734238251143356</text:p>
          </table:table-cell>
          <table:table-cell table:formula="of:=-LN([.C569])" office:value-type="float" office:value="0.30892171019812" calcext:value-type="float">
            <text:p>0.30892171019812</text:p>
          </table:table-cell>
        </table:table-row>
        <table:table-row table:style-name="ro1">
          <table:table-cell office:value-type="float" office:value="567.801" calcext:value-type="float">
            <text:p>567.801</text:p>
          </table:table-cell>
          <table:table-cell office:value-type="float" office:value="11.5222" calcext:value-type="float">
            <text:p>11.5222</text:p>
          </table:table-cell>
          <table:table-cell table:formula="of:=[.B570]/[.$B$2]" office:value-type="float" office:value="0.73392613730461" calcext:value-type="float">
            <text:p>0.73392613730461</text:p>
          </table:table-cell>
          <table:table-cell table:formula="of:=-LN([.C570])" office:value-type="float" office:value="0.309346885806388" calcext:value-type="float">
            <text:p>0.309346885806388</text:p>
          </table:table-cell>
        </table:table-row>
        <table:table-row table:style-name="ro1">
          <table:table-cell office:value-type="float" office:value="568.802" calcext:value-type="float">
            <text:p>568.802</text:p>
          </table:table-cell>
          <table:table-cell office:value-type="float" office:value="11.5167" calcext:value-type="float">
            <text:p>11.5167</text:p>
          </table:table-cell>
          <table:table-cell table:formula="of:=[.B571]/[.$B$2]" office:value-type="float" office:value="0.733575805444794" calcext:value-type="float">
            <text:p>0.733575805444794</text:p>
          </table:table-cell>
          <table:table-cell table:formula="of:=-LN([.C571])" office:value-type="float" office:value="0.309824339166095" calcext:value-type="float">
            <text:p>0.309824339166095</text:p>
          </table:table-cell>
        </table:table-row>
        <table:table-row table:style-name="ro1">
          <table:table-cell office:value-type="float" office:value="569.801" calcext:value-type="float">
            <text:p>569.801</text:p>
          </table:table-cell>
          <table:table-cell office:value-type="float" office:value="11.5105" calcext:value-type="float">
            <text:p>11.5105</text:p>
          </table:table-cell>
          <table:table-cell table:formula="of:=[.B572]/[.$B$2]" office:value-type="float" office:value="0.733180885893728" calcext:value-type="float">
            <text:p>0.733180885893728</text:p>
          </table:table-cell>
          <table:table-cell table:formula="of:=-LN([.C572])" office:value-type="float" office:value="0.310362832786667" calcext:value-type="float">
            <text:p>0.310362832786667</text:p>
          </table:table-cell>
        </table:table-row>
        <table:table-row table:style-name="ro1">
          <table:table-cell office:value-type="float" office:value="570.801" calcext:value-type="float">
            <text:p>570.801</text:p>
          </table:table-cell>
          <table:table-cell office:value-type="float" office:value="11.505" calcext:value-type="float">
            <text:p>11.505</text:p>
          </table:table-cell>
          <table:table-cell table:formula="of:=[.B573]/[.$B$2]" office:value-type="float" office:value="0.732830554033912" calcext:value-type="float">
            <text:p>0.732830554033912</text:p>
          </table:table-cell>
          <table:table-cell table:formula="of:=-LN([.C573])" office:value-type="float" office:value="0.310840771576152" calcext:value-type="float">
            <text:p>0.310840771576152</text:p>
          </table:table-cell>
        </table:table-row>
        <table:table-row table:style-name="ro1">
          <table:table-cell office:value-type="float" office:value="571.802" calcext:value-type="float">
            <text:p>571.802</text:p>
          </table:table-cell>
          <table:table-cell office:value-type="float" office:value="11.4987" calcext:value-type="float">
            <text:p>11.4987</text:p>
          </table:table-cell>
          <table:table-cell table:formula="of:=[.B574]/[.$B$2]" office:value-type="float" office:value="0.732429264812668" calcext:value-type="float">
            <text:p>0.732429264812668</text:p>
          </table:table-cell>
          <table:table-cell table:formula="of:=-LN([.C574])" office:value-type="float" office:value="0.311388509562434" calcext:value-type="float">
            <text:p>0.311388509562434</text:p>
          </table:table-cell>
        </table:table-row>
        <table:table-row table:style-name="ro1">
          <table:table-cell office:value-type="float" office:value="572.802" calcext:value-type="float">
            <text:p>572.802</text:p>
          </table:table-cell>
          <table:table-cell office:value-type="float" office:value="11.4937" calcext:value-type="float">
            <text:p>11.4937</text:p>
          </table:table-cell>
          <table:table-cell table:formula="of:=[.B575]/[.$B$2]" office:value-type="float" office:value="0.732110781303744" calcext:value-type="float">
            <text:p>0.732110781303744</text:p>
          </table:table-cell>
          <table:table-cell table:formula="of:=-LN([.C575])" office:value-type="float" office:value="0.31182343589277" calcext:value-type="float">
            <text:p>0.31182343589277</text:p>
          </table:table-cell>
        </table:table-row>
        <table:table-row table:style-name="ro1">
          <table:table-cell office:value-type="float" office:value="573.802" calcext:value-type="float">
            <text:p>573.802</text:p>
          </table:table-cell>
          <table:table-cell office:value-type="float" office:value="11.4872" calcext:value-type="float">
            <text:p>11.4872</text:p>
          </table:table-cell>
          <table:table-cell table:formula="of:=[.B576]/[.$B$2]" office:value-type="float" office:value="0.731696752742143" calcext:value-type="float">
            <text:p>0.731696752742143</text:p>
          </table:table-cell>
          <table:table-cell table:formula="of:=-LN([.C576])" office:value-type="float" office:value="0.312389123065451" calcext:value-type="float">
            <text:p>0.312389123065451</text:p>
          </table:table-cell>
        </table:table-row>
        <table:table-row table:style-name="ro1">
          <table:table-cell office:value-type="float" office:value="574.801" calcext:value-type="float">
            <text:p>574.801</text:p>
          </table:table-cell>
          <table:table-cell office:value-type="float" office:value="11.4814" calcext:value-type="float">
            <text:p>11.4814</text:p>
          </table:table-cell>
          <table:table-cell table:formula="of:=[.B577]/[.$B$2]" office:value-type="float" office:value="0.731327311871791" calcext:value-type="float">
            <text:p>0.731327311871791</text:p>
          </table:table-cell>
          <table:table-cell table:formula="of:=-LN([.C577])" office:value-type="float" office:value="0.312894160387994" calcext:value-type="float">
            <text:p>0.312894160387994</text:p>
          </table:table-cell>
        </table:table-row>
        <table:table-row table:style-name="ro1">
          <table:table-cell office:value-type="float" office:value="575.801" calcext:value-type="float">
            <text:p>575.801</text:p>
          </table:table-cell>
          <table:table-cell office:value-type="float" office:value="11.4761" calcext:value-type="float">
            <text:p>11.4761</text:p>
          </table:table-cell>
          <table:table-cell table:formula="of:=[.B578]/[.$B$2]" office:value-type="float" office:value="0.730989719352332" calcext:value-type="float">
            <text:p>0.730989719352332</text:p>
          </table:table-cell>
          <table:table-cell table:formula="of:=-LN([.C578])" office:value-type="float" office:value="0.313355883144754" calcext:value-type="float">
            <text:p>0.313355883144754</text:p>
          </table:table-cell>
        </table:table-row>
        <table:table-row table:style-name="ro1">
          <table:table-cell office:value-type="float" office:value="576.801" calcext:value-type="float">
            <text:p>576.801</text:p>
          </table:table-cell>
          <table:table-cell office:value-type="float" office:value="11.4691" calcext:value-type="float">
            <text:p>11.4691</text:p>
          </table:table-cell>
          <table:table-cell table:formula="of:=[.B579]/[.$B$2]" office:value-type="float" office:value="0.730543842439838" calcext:value-type="float">
            <text:p>0.730543842439838</text:p>
          </table:table-cell>
          <table:table-cell table:formula="of:=-LN([.C579])" office:value-type="float" office:value="0.313966032563122" calcext:value-type="float">
            <text:p>0.313966032563122</text:p>
          </table:table-cell>
        </table:table-row>
        <table:table-row table:style-name="ro1">
          <table:table-cell office:value-type="float" office:value="577.802" calcext:value-type="float">
            <text:p>577.802</text:p>
          </table:table-cell>
          <table:table-cell office:value-type="float" office:value="11.4639" calcext:value-type="float">
            <text:p>11.4639</text:p>
          </table:table-cell>
          <table:table-cell table:formula="of:=[.B580]/[.$B$2]" office:value-type="float" office:value="0.730212619590558" calcext:value-type="float">
            <text:p>0.730212619590558</text:p>
          </table:table-cell>
          <table:table-cell table:formula="of:=-LN([.C580])" office:value-type="float" office:value="0.314419527534484" calcext:value-type="float">
            <text:p>0.314419527534484</text:p>
          </table:table-cell>
        </table:table-row>
        <table:table-row table:style-name="ro1">
          <table:table-cell office:value-type="float" office:value="578.802" calcext:value-type="float">
            <text:p>578.802</text:p>
          </table:table-cell>
          <table:table-cell office:value-type="float" office:value="11.4575" calcext:value-type="float">
            <text:p>11.4575</text:p>
          </table:table-cell>
          <table:table-cell table:formula="of:=[.B581]/[.$B$2]" office:value-type="float" office:value="0.729804960699135" calcext:value-type="float">
            <text:p>0.729804960699135</text:p>
          </table:table-cell>
          <table:table-cell table:formula="of:=-LN([.C581])" office:value-type="float" office:value="0.31497795766234" calcext:value-type="float">
            <text:p>0.31497795766234</text:p>
          </table:table-cell>
        </table:table-row>
        <table:table-row table:style-name="ro1">
          <table:table-cell office:value-type="float" office:value="579.801" calcext:value-type="float">
            <text:p>579.801</text:p>
          </table:table-cell>
          <table:table-cell office:value-type="float" office:value="11.4533" calcext:value-type="float">
            <text:p>11.4533</text:p>
          </table:table-cell>
          <table:table-cell table:formula="of:=[.B582]/[.$B$2]" office:value-type="float" office:value="0.729537434551639" calcext:value-type="float">
            <text:p>0.729537434551639</text:p>
          </table:table-cell>
          <table:table-cell table:formula="of:=-LN([.C582])" office:value-type="float" office:value="0.315344596980656" calcext:value-type="float">
            <text:p>0.315344596980656</text:p>
          </table:table-cell>
        </table:table-row>
        <table:table-row table:style-name="ro1">
          <table:table-cell office:value-type="float" office:value="580.801" calcext:value-type="float">
            <text:p>580.801</text:p>
          </table:table-cell>
          <table:table-cell office:value-type="float" office:value="11.4469" calcext:value-type="float">
            <text:p>11.4469</text:p>
          </table:table-cell>
          <table:table-cell table:formula="of:=[.B583]/[.$B$2]" office:value-type="float" office:value="0.729129775660216" calcext:value-type="float">
            <text:p>0.729129775660216</text:p>
          </table:table-cell>
          <table:table-cell table:formula="of:=-LN([.C583])" office:value-type="float" office:value="0.31590354407864" calcext:value-type="float">
            <text:p>0.31590354407864</text:p>
          </table:table-cell>
        </table:table-row>
        <table:table-row table:style-name="ro1">
          <table:table-cell office:value-type="float" office:value="581.802" calcext:value-type="float">
            <text:p>581.802</text:p>
          </table:table-cell>
          <table:table-cell office:value-type="float" office:value="11.4404" calcext:value-type="float">
            <text:p>11.4404</text:p>
          </table:table-cell>
          <table:table-cell table:formula="of:=[.B584]/[.$B$2]" office:value-type="float" office:value="0.728715747098615" calcext:value-type="float">
            <text:p>0.728715747098615</text:p>
          </table:table-cell>
          <table:table-cell table:formula="of:=-LN([.C584])" office:value-type="float" office:value="0.316471544688127" calcext:value-type="float">
            <text:p>0.316471544688127</text:p>
          </table:table-cell>
        </table:table-row>
        <table:table-row table:style-name="ro1">
          <table:table-cell office:value-type="float" office:value="582.801" calcext:value-type="float">
            <text:p>582.801</text:p>
          </table:table-cell>
          <table:table-cell office:value-type="float" office:value="11.4344" calcext:value-type="float">
            <text:p>11.4344</text:p>
          </table:table-cell>
          <table:table-cell table:formula="of:=[.B585]/[.$B$2]" office:value-type="float" office:value="0.728333566887907" calcext:value-type="float">
            <text:p>0.728333566887907</text:p>
          </table:table-cell>
          <table:table-cell table:formula="of:=-LN([.C585])" office:value-type="float" office:value="0.316996139450713" calcext:value-type="float">
            <text:p>0.316996139450713</text:p>
          </table:table-cell>
        </table:table-row>
        <table:table-row table:style-name="ro1">
          <table:table-cell office:value-type="float" office:value="583.801" calcext:value-type="float">
            <text:p>583.801</text:p>
          </table:table-cell>
          <table:table-cell office:value-type="float" office:value="11.4285" calcext:value-type="float">
            <text:p>11.4285</text:p>
          </table:table-cell>
          <table:table-cell table:formula="of:=[.B586]/[.$B$2]" office:value-type="float" office:value="0.727957756347376" calcext:value-type="float">
            <text:p>0.727957756347376</text:p>
          </table:table-cell>
          <table:table-cell table:formula="of:=-LN([.C586])" office:value-type="float" office:value="0.317512259464445" calcext:value-type="float">
            <text:p>0.317512259464445</text:p>
          </table:table-cell>
        </table:table-row>
        <table:table-row table:style-name="ro1">
          <table:table-cell office:value-type="float" office:value="584.802" calcext:value-type="float">
            <text:p>584.802</text:p>
          </table:table-cell>
          <table:table-cell office:value-type="float" office:value="11.4229" calcext:value-type="float">
            <text:p>11.4229</text:p>
          </table:table-cell>
          <table:table-cell table:formula="of:=[.B587]/[.$B$2]" office:value-type="float" office:value="0.727601054817382" calcext:value-type="float">
            <text:p>0.727601054817382</text:p>
          </table:table-cell>
          <table:table-cell table:formula="of:=-LN([.C587])" office:value-type="float" office:value="0.318002382617696" calcext:value-type="float">
            <text:p>0.318002382617696</text:p>
          </table:table-cell>
        </table:table-row>
        <table:table-row table:style-name="ro1">
          <table:table-cell office:value-type="float" office:value="585.802" calcext:value-type="float">
            <text:p>585.802</text:p>
          </table:table-cell>
          <table:table-cell office:value-type="float" office:value="11.4166" calcext:value-type="float">
            <text:p>11.4166</text:p>
          </table:table-cell>
          <table:table-cell table:formula="of:=[.B588]/[.$B$2]" office:value-type="float" office:value="0.727199765596137" calcext:value-type="float">
            <text:p>0.727199765596137</text:p>
          </table:table-cell>
          <table:table-cell table:formula="of:=-LN([.C588])" office:value-type="float" office:value="0.318554058456465" calcext:value-type="float">
            <text:p>0.318554058456465</text:p>
          </table:table-cell>
        </table:table-row>
        <table:table-row table:style-name="ro1">
          <table:table-cell office:value-type="float" office:value="586.801" calcext:value-type="float">
            <text:p>586.801</text:p>
          </table:table-cell>
          <table:table-cell office:value-type="float" office:value="11.4102" calcext:value-type="float">
            <text:p>11.4102</text:p>
          </table:table-cell>
          <table:table-cell table:formula="of:=[.B589]/[.$B$2]" office:value-type="float" office:value="0.726792106704715" calcext:value-type="float">
            <text:p>0.726792106704715</text:p>
          </table:table-cell>
          <table:table-cell table:formula="of:=-LN([.C589])" office:value-type="float" office:value="0.319114802859333" calcext:value-type="float">
            <text:p>0.319114802859333</text:p>
          </table:table-cell>
        </table:table-row>
        <table:table-row table:style-name="ro1">
          <table:table-cell office:value-type="float" office:value="587.801" calcext:value-type="float">
            <text:p>587.801</text:p>
          </table:table-cell>
          <table:table-cell office:value-type="float" office:value="11.4038" calcext:value-type="float">
            <text:p>11.4038</text:p>
          </table:table-cell>
          <table:table-cell table:formula="of:=[.B590]/[.$B$2]" office:value-type="float" office:value="0.726384447813292" calcext:value-type="float">
            <text:p>0.726384447813292</text:p>
          </table:table-cell>
          <table:table-cell table:formula="of:=-LN([.C590])" office:value-type="float" office:value="0.319675861872911" calcext:value-type="float">
            <text:p>0.319675861872911</text:p>
          </table:table-cell>
        </table:table-row>
        <table:table-row table:style-name="ro1">
          <table:table-cell office:value-type="float" office:value="588.802" calcext:value-type="float">
            <text:p>588.802</text:p>
          </table:table-cell>
          <table:table-cell office:value-type="float" office:value="11.3963" calcext:value-type="float">
            <text:p>11.3963</text:p>
          </table:table-cell>
          <table:table-cell table:formula="of:=[.B591]/[.$B$2]" office:value-type="float" office:value="0.725906722549906" calcext:value-type="float">
            <text:p>0.725906722549906</text:p>
          </table:table-cell>
          <table:table-cell table:formula="of:=-LN([.C591])" office:value-type="float" office:value="0.320333753747992" calcext:value-type="float">
            <text:p>0.320333753747992</text:p>
          </table:table-cell>
        </table:table-row>
        <table:table-row table:style-name="ro1">
          <table:table-cell office:value-type="float" office:value="589.802" calcext:value-type="float">
            <text:p>589.802</text:p>
          </table:table-cell>
          <table:table-cell office:value-type="float" office:value="11.3916" calcext:value-type="float">
            <text:p>11.3916</text:p>
          </table:table-cell>
          <table:table-cell table:formula="of:=[.B592]/[.$B$2]" office:value-type="float" office:value="0.725607348051518" calcext:value-type="float">
            <text:p>0.725607348051518</text:p>
          </table:table-cell>
          <table:table-cell table:formula="of:=-LN([.C592])" office:value-type="float" office:value="0.320746253369866" calcext:value-type="float">
            <text:p>0.320746253369866</text:p>
          </table:table-cell>
        </table:table-row>
        <table:table-row table:style-name="ro1">
          <table:table-cell office:value-type="float" office:value="590.802" calcext:value-type="float">
            <text:p>590.802</text:p>
          </table:table-cell>
          <table:table-cell office:value-type="float" office:value="11.3847" calcext:value-type="float">
            <text:p>11.3847</text:p>
          </table:table-cell>
          <table:table-cell table:formula="of:=[.B593]/[.$B$2]" office:value-type="float" office:value="0.725167840809203" calcext:value-type="float">
            <text:p>0.725167840809203</text:p>
          </table:table-cell>
          <table:table-cell table:formula="of:=-LN([.C593])" office:value-type="float" office:value="0.321352146356091" calcext:value-type="float">
            <text:p>0.321352146356091</text:p>
          </table:table-cell>
        </table:table-row>
        <table:table-row table:style-name="ro1">
          <table:table-cell office:value-type="float" office:value="591.801" calcext:value-type="float">
            <text:p>591.801</text:p>
          </table:table-cell>
          <table:table-cell office:value-type="float" office:value="11.3794" calcext:value-type="float">
            <text:p>11.3794</text:p>
          </table:table-cell>
          <table:table-cell table:formula="of:=[.B594]/[.$B$2]" office:value-type="float" office:value="0.724830248289744" calcext:value-type="float">
            <text:p>0.724830248289744</text:p>
          </table:table-cell>
          <table:table-cell table:formula="of:=-LN([.C594])" office:value-type="float" office:value="0.321817791832588" calcext:value-type="float">
            <text:p>0.321817791832588</text:p>
          </table:table-cell>
        </table:table-row>
        <table:table-row table:style-name="ro1">
          <table:table-cell office:value-type="float" office:value="592.801" calcext:value-type="float">
            <text:p>592.801</text:p>
          </table:table-cell>
          <table:table-cell office:value-type="float" office:value="11.3734" calcext:value-type="float">
            <text:p>11.3734</text:p>
          </table:table-cell>
          <table:table-cell table:formula="of:=[.B595]/[.$B$2]" office:value-type="float" office:value="0.724448068079035" calcext:value-type="float">
            <text:p>0.724448068079035</text:p>
          </table:table-cell>
          <table:table-cell table:formula="of:=-LN([.C595])" office:value-type="float" office:value="0.32234519946058" calcext:value-type="float">
            <text:p>0.32234519946058</text:p>
          </table:table-cell>
        </table:table-row>
        <table:table-row table:style-name="ro1">
          <table:table-cell office:value-type="float" office:value="593.801" calcext:value-type="float">
            <text:p>593.801</text:p>
          </table:table-cell>
          <table:table-cell office:value-type="float" office:value="11.3673" calcext:value-type="float">
            <text:p>11.3673</text:p>
          </table:table-cell>
          <table:table-cell table:formula="of:=[.B596]/[.$B$2]" office:value-type="float" office:value="0.724059518198148" calcext:value-type="float">
            <text:p>0.724059518198148</text:p>
          </table:table-cell>
          <table:table-cell table:formula="of:=-LN([.C596])" office:value-type="float" office:value="0.322881682519263" calcext:value-type="float">
            <text:p>0.322881682519263</text:p>
          </table:table-cell>
        </table:table-row>
        <table:table-row table:style-name="ro1">
          <table:table-cell office:value-type="float" office:value="594.802" calcext:value-type="float">
            <text:p>594.802</text:p>
          </table:table-cell>
          <table:table-cell office:value-type="float" office:value="11.361" calcext:value-type="float">
            <text:p>11.361</text:p>
          </table:table-cell>
          <table:table-cell table:formula="of:=[.B597]/[.$B$2]" office:value-type="float" office:value="0.723658228976904" calcext:value-type="float">
            <text:p>0.723658228976904</text:p>
          </table:table-cell>
          <table:table-cell table:formula="of:=-LN([.C597])" office:value-type="float" office:value="0.323436057475714" calcext:value-type="float">
            <text:p>0.323436057475714</text:p>
          </table:table-cell>
        </table:table-row>
        <table:table-row table:style-name="ro1">
          <table:table-cell office:value-type="float" office:value="595.802" calcext:value-type="float">
            <text:p>595.802</text:p>
          </table:table-cell>
          <table:table-cell office:value-type="float" office:value="11.3543" calcext:value-type="float">
            <text:p>11.3543</text:p>
          </table:table-cell>
          <table:table-cell table:formula="of:=[.B598]/[.$B$2]" office:value-type="float" office:value="0.723231461074946" calcext:value-type="float">
            <text:p>0.723231461074946</text:p>
          </table:table-cell>
          <table:table-cell table:formula="of:=-LN([.C598])" office:value-type="float" office:value="0.324025968257812" calcext:value-type="float">
            <text:p>0.324025968257812</text:p>
          </table:table-cell>
        </table:table-row>
        <table:table-row table:style-name="ro1">
          <table:table-cell office:value-type="float" office:value="596.802" calcext:value-type="float">
            <text:p>596.802</text:p>
          </table:table-cell>
          <table:table-cell office:value-type="float" office:value="11.3484" calcext:value-type="float">
            <text:p>11.3484</text:p>
          </table:table-cell>
          <table:table-cell table:formula="of:=[.B599]/[.$B$2]" office:value-type="float" office:value="0.722855650534415" calcext:value-type="float">
            <text:p>0.722855650534415</text:p>
          </table:table-cell>
          <table:table-cell table:formula="of:=-LN([.C599])" office:value-type="float" office:value="0.324545730236152" calcext:value-type="float">
            <text:p>0.324545730236152</text:p>
          </table:table-cell>
        </table:table-row>
        <table:table-row table:style-name="ro1">
          <table:table-cell office:value-type="float" office:value="597.802" calcext:value-type="float">
            <text:p>597.802</text:p>
          </table:table-cell>
          <table:table-cell office:value-type="float" office:value="11.3429" calcext:value-type="float">
            <text:p>11.3429</text:p>
          </table:table-cell>
          <table:table-cell table:formula="of:=[.B600]/[.$B$2]" office:value-type="float" office:value="0.722505318674599" calcext:value-type="float">
            <text:p>0.722505318674599</text:p>
          </table:table-cell>
          <table:table-cell table:formula="of:=-LN([.C600])" office:value-type="float" office:value="0.325030497535311" calcext:value-type="float">
            <text:p>0.325030497535311</text:p>
          </table:table-cell>
        </table:table-row>
        <table:table-row table:style-name="ro1">
          <table:table-cell office:value-type="float" office:value="598.801" calcext:value-type="float">
            <text:p>598.801</text:p>
          </table:table-cell>
          <table:table-cell office:value-type="float" office:value="11.3375" calcext:value-type="float">
            <text:p>11.3375</text:p>
          </table:table-cell>
          <table:table-cell table:formula="of:=[.B601]/[.$B$2]" office:value-type="float" office:value="0.722161356484961" calcext:value-type="float">
            <text:p>0.722161356484961</text:p>
          </table:table-cell>
          <table:table-cell table:formula="of:=-LN([.C601])" office:value-type="float" office:value="0.325506679622227" calcext:value-type="float">
            <text:p>0.325506679622227</text:p>
          </table:table-cell>
        </table:table-row>
        <table:table-row table:style-name="ro1">
          <table:table-cell office:value-type="float" office:value="599.801" calcext:value-type="float">
            <text:p>599.801</text:p>
          </table:table-cell>
          <table:table-cell office:value-type="float" office:value="11.3313" calcext:value-type="float">
            <text:p>11.3313</text:p>
          </table:table-cell>
          <table:table-cell table:formula="of:=[.B602]/[.$B$2]" office:value-type="float" office:value="0.721766436933896" calcext:value-type="float">
            <text:p>0.721766436933896</text:p>
          </table:table-cell>
          <table:table-cell table:formula="of:=-LN([.C602])" office:value-type="float" office:value="0.326053686976352" calcext:value-type="float">
            <text:p>0.326053686976352</text:p>
          </table:table-cell>
        </table:table-row>
        <table:table-row table:style-name="ro1">
          <table:table-cell office:value-type="float" office:value="600.801" calcext:value-type="float">
            <text:p>600.801</text:p>
          </table:table-cell>
          <table:table-cell office:value-type="float" office:value="11.3247" calcext:value-type="float">
            <text:p>11.3247</text:p>
          </table:table-cell>
          <table:table-cell table:formula="of:=[.B603]/[.$B$2]" office:value-type="float" office:value="0.721346038702116" calcext:value-type="float">
            <text:p>0.721346038702116</text:p>
          </table:table-cell>
          <table:table-cell table:formula="of:=-LN([.C603])" office:value-type="float" office:value="0.326636314111477" calcext:value-type="float">
            <text:p>0.326636314111477</text:p>
          </table:table-cell>
        </table:table-row>
        <table:table-row table:style-name="ro1">
          <table:table-cell office:value-type="float" office:value="601.801" calcext:value-type="float">
            <text:p>601.801</text:p>
          </table:table-cell>
          <table:table-cell office:value-type="float" office:value="11.319" calcext:value-type="float">
            <text:p>11.319</text:p>
          </table:table-cell>
          <table:table-cell table:formula="of:=[.B604]/[.$B$2]" office:value-type="float" office:value="0.720982967501943" calcext:value-type="float">
            <text:p>0.720982967501943</text:p>
          </table:table-cell>
          <table:table-cell table:formula="of:=-LN([.C604])" office:value-type="float" office:value="0.327139765413198" calcext:value-type="float">
            <text:p>0.327139765413198</text:p>
          </table:table-cell>
        </table:table-row>
        <table:table-row table:style-name="ro1">
          <table:table-cell office:value-type="float" office:value="602.801" calcext:value-type="float">
            <text:p>602.801</text:p>
          </table:table-cell>
          <table:table-cell office:value-type="float" office:value="11.3127" calcext:value-type="float">
            <text:p>11.3127</text:p>
          </table:table-cell>
          <table:table-cell table:formula="of:=[.B605]/[.$B$2]" office:value-type="float" office:value="0.720581678280699" calcext:value-type="float">
            <text:p>0.720581678280699</text:p>
          </table:table-cell>
          <table:table-cell table:formula="of:=-LN([.C605])" office:value-type="float" office:value="0.327696506635708" calcext:value-type="float">
            <text:p>0.327696506635708</text:p>
          </table:table-cell>
        </table:table-row>
        <table:table-row table:style-name="ro1">
          <table:table-cell office:value-type="float" office:value="603.801" calcext:value-type="float">
            <text:p>603.801</text:p>
          </table:table-cell>
          <table:table-cell office:value-type="float" office:value="11.3074" calcext:value-type="float">
            <text:p>11.3074</text:p>
          </table:table-cell>
          <table:table-cell table:formula="of:=[.B606]/[.$B$2]" office:value-type="float" office:value="0.720244085761239" calcext:value-type="float">
            <text:p>0.720244085761239</text:p>
          </table:table-cell>
          <table:table-cell table:formula="of:=-LN([.C606])" office:value-type="float" office:value="0.328165116420544" calcext:value-type="float">
            <text:p>0.328165116420544</text:p>
          </table:table-cell>
        </table:table-row>
        <table:table-row table:style-name="ro1">
          <table:table-cell office:value-type="float" office:value="604.802" calcext:value-type="float">
            <text:p>604.802</text:p>
          </table:table-cell>
          <table:table-cell office:value-type="float" office:value="11.2992" calcext:value-type="float">
            <text:p>11.2992</text:p>
          </table:table-cell>
          <table:table-cell table:formula="of:=[.B607]/[.$B$2]" office:value-type="float" office:value="0.719721772806604" calcext:value-type="float">
            <text:p>0.719721772806604</text:p>
          </table:table-cell>
          <table:table-cell table:formula="of:=-LN([.C607])" office:value-type="float" office:value="0.328890568311551" calcext:value-type="float">
            <text:p>0.328890568311551</text:p>
          </table:table-cell>
        </table:table-row>
        <table:table-row table:style-name="ro1">
          <table:table-cell office:value-type="float" office:value="605.802" calcext:value-type="float">
            <text:p>605.802</text:p>
          </table:table-cell>
          <table:table-cell office:value-type="float" office:value="11.295" calcext:value-type="float">
            <text:p>11.295</text:p>
          </table:table-cell>
          <table:table-cell table:formula="of:=[.B608]/[.$B$2]" office:value-type="float" office:value="0.719454246659108" calcext:value-type="float">
            <text:p>0.719454246659108</text:p>
          </table:table-cell>
          <table:table-cell table:formula="of:=-LN([.C608])" office:value-type="float" office:value="0.329262345143515" calcext:value-type="float">
            <text:p>0.329262345143515</text:p>
          </table:table-cell>
        </table:table-row>
        <table:table-row table:style-name="ro1">
          <table:table-cell office:value-type="float" office:value="606.802" calcext:value-type="float">
            <text:p>606.802</text:p>
          </table:table-cell>
          <table:table-cell office:value-type="float" office:value="11.2898" calcext:value-type="float">
            <text:p>11.2898</text:p>
          </table:table-cell>
          <table:table-cell table:formula="of:=[.B609]/[.$B$2]" office:value-type="float" office:value="0.719123023809827" calcext:value-type="float">
            <text:p>0.719123023809827</text:p>
          </table:table-cell>
          <table:table-cell table:formula="of:=-LN([.C609])" office:value-type="float" office:value="0.329722831850671" calcext:value-type="float">
            <text:p>0.329722831850671</text:p>
          </table:table-cell>
        </table:table-row>
        <table:table-row table:style-name="ro1">
          <table:table-cell office:value-type="float" office:value="607.802" calcext:value-type="float">
            <text:p>607.802</text:p>
          </table:table-cell>
          <table:table-cell office:value-type="float" office:value="11.2838" calcext:value-type="float">
            <text:p>11.2838</text:p>
          </table:table-cell>
          <table:table-cell table:formula="of:=[.B610]/[.$B$2]" office:value-type="float" office:value="0.718740843599118" calcext:value-type="float">
            <text:p>0.718740843599118</text:p>
          </table:table-cell>
          <table:table-cell table:formula="of:=-LN([.C610])" office:value-type="float" office:value="0.33025442629208" calcext:value-type="float">
            <text:p>0.33025442629208</text:p>
          </table:table-cell>
        </table:table-row>
        <table:table-row table:style-name="ro1">
          <table:table-cell office:value-type="float" office:value="608.802" calcext:value-type="float">
            <text:p>608.802</text:p>
          </table:table-cell>
          <table:table-cell office:value-type="float" office:value="11.2778" calcext:value-type="float">
            <text:p>11.2778</text:p>
          </table:table-cell>
          <table:table-cell table:formula="of:=[.B611]/[.$B$2]" office:value-type="float" office:value="0.71835866338841" calcext:value-type="float">
            <text:p>0.71835866338841</text:p>
          </table:table-cell>
          <table:table-cell table:formula="of:=-LN([.C611])" office:value-type="float" office:value="0.33078630347645" calcext:value-type="float">
            <text:p>0.33078630347645</text:p>
          </table:table-cell>
        </table:table-row>
        <table:table-row table:style-name="ro1">
          <table:table-cell office:value-type="float" office:value="609.802" calcext:value-type="float">
            <text:p>609.802</text:p>
          </table:table-cell>
          <table:table-cell office:value-type="float" office:value="11.2729" calcext:value-type="float">
            <text:p>11.2729</text:p>
          </table:table-cell>
          <table:table-cell table:formula="of:=[.B612]/[.$B$2]" office:value-type="float" office:value="0.718046549549664" calcext:value-type="float">
            <text:p>0.718046549549664</text:p>
          </table:table-cell>
          <table:table-cell table:formula="of:=-LN([.C612])" office:value-type="float" office:value="0.33122087979356" calcext:value-type="float">
            <text:p>0.33122087979356</text:p>
          </table:table-cell>
        </table:table-row>
        <table:table-row table:style-name="ro1">
          <table:table-cell office:value-type="float" office:value="610.802" calcext:value-type="float">
            <text:p>610.802</text:p>
          </table:table-cell>
          <table:table-cell office:value-type="float" office:value="11.2677" calcext:value-type="float">
            <text:p>11.2677</text:p>
          </table:table-cell>
          <table:table-cell table:formula="of:=[.B613]/[.$B$2]" office:value-type="float" office:value="0.717715326700383" calcext:value-type="float">
            <text:p>0.717715326700383</text:p>
          </table:table-cell>
          <table:table-cell table:formula="of:=-LN([.C613])" office:value-type="float" office:value="0.33168226947194" calcext:value-type="float">
            <text:p>0.33168226947194</text:p>
          </table:table-cell>
        </table:table-row>
        <table:table-row table:style-name="ro1">
          <table:table-cell office:value-type="float" office:value="611.802" calcext:value-type="float">
            <text:p>611.802</text:p>
          </table:table-cell>
          <table:table-cell office:value-type="float" office:value="11.2614" calcext:value-type="float">
            <text:p>11.2614</text:p>
          </table:table-cell>
          <table:table-cell table:formula="of:=[.B614]/[.$B$2]" office:value-type="float" office:value="0.717314037479139" calcext:value-type="float">
            <text:p>0.717314037479139</text:p>
          </table:table-cell>
          <table:table-cell table:formula="of:=-LN([.C614])" office:value-type="float" office:value="0.332241546155359" calcext:value-type="float">
            <text:p>0.332241546155359</text:p>
          </table:table-cell>
        </table:table-row>
        <table:table-row table:style-name="ro1">
          <table:table-cell office:value-type="float" office:value="612.802" calcext:value-type="float">
            <text:p>612.802</text:p>
          </table:table-cell>
          <table:table-cell office:value-type="float" office:value="11.2567" calcext:value-type="float">
            <text:p>11.2567</text:p>
          </table:table-cell>
          <table:table-cell table:formula="of:=[.B615]/[.$B$2]" office:value-type="float" office:value="0.717014662980751" calcext:value-type="float">
            <text:p>0.717014662980751</text:p>
          </table:table-cell>
          <table:table-cell table:formula="of:=-LN([.C615])" office:value-type="float" office:value="0.332658988130326" calcext:value-type="float">
            <text:p>0.332658988130326</text:p>
          </table:table-cell>
        </table:table-row>
        <table:table-row table:style-name="ro1">
          <table:table-cell office:value-type="float" office:value="613.802" calcext:value-type="float">
            <text:p>613.802</text:p>
          </table:table-cell>
          <table:table-cell office:value-type="float" office:value="11.2515" calcext:value-type="float">
            <text:p>11.2515</text:p>
          </table:table-cell>
          <table:table-cell table:formula="of:=[.B616]/[.$B$2]" office:value-type="float" office:value="0.71668344013147" calcext:value-type="float">
            <text:p>0.71668344013147</text:p>
          </table:table-cell>
          <table:table-cell table:formula="of:=-LN([.C616])" office:value-type="float" office:value="0.333121041967818" calcext:value-type="float">
            <text:p>0.333121041967818</text:p>
          </table:table-cell>
        </table:table-row>
        <table:table-row table:style-name="ro1">
          <table:table-cell office:value-type="float" office:value="614.802" calcext:value-type="float">
            <text:p>614.802</text:p>
          </table:table-cell>
          <table:table-cell office:value-type="float" office:value="11.2455" calcext:value-type="float">
            <text:p>11.2455</text:p>
          </table:table-cell>
          <table:table-cell table:formula="of:=[.B617]/[.$B$2]" office:value-type="float" office:value="0.716301259920761" calcext:value-type="float">
            <text:p>0.716301259920761</text:p>
          </table:table-cell>
          <table:table-cell table:formula="of:=-LN([.C617])" office:value-type="float" office:value="0.333654446434392" calcext:value-type="float">
            <text:p>0.333654446434392</text:p>
          </table:table-cell>
        </table:table-row>
        <table:table-row table:style-name="ro1">
          <table:table-cell office:value-type="float" office:value="615.802" calcext:value-type="float">
            <text:p>615.802</text:p>
          </table:table-cell>
          <table:table-cell office:value-type="float" office:value="11.2411" calcext:value-type="float">
            <text:p>11.2411</text:p>
          </table:table-cell>
          <table:table-cell table:formula="of:=[.B618]/[.$B$2]" office:value-type="float" office:value="0.716020994432908" calcext:value-type="float">
            <text:p>0.716020994432908</text:p>
          </table:table-cell>
          <table:table-cell table:formula="of:=-LN([.C618])" office:value-type="float" office:value="0.334045790617697" calcext:value-type="float">
            <text:p>0.334045790617697</text:p>
          </table:table-cell>
        </table:table-row>
        <table:table-row table:style-name="ro1">
          <table:table-cell office:value-type="float" office:value="616.801" calcext:value-type="float">
            <text:p>616.801</text:p>
          </table:table-cell>
          <table:table-cell office:value-type="float" office:value="11.235" calcext:value-type="float">
            <text:p>11.235</text:p>
          </table:table-cell>
          <table:table-cell table:formula="of:=[.B619]/[.$B$2]" office:value-type="float" office:value="0.715632444552021" calcext:value-type="float">
            <text:p>0.715632444552021</text:p>
          </table:table-cell>
          <table:table-cell table:formula="of:=-LN([.C619])" office:value-type="float" office:value="0.334588589426189" calcext:value-type="float">
            <text:p>0.334588589426189</text:p>
          </table:table-cell>
        </table:table-row>
        <table:table-row table:style-name="ro1">
          <table:table-cell office:value-type="float" office:value="617.801" calcext:value-type="float">
            <text:p>617.801</text:p>
          </table:table-cell>
          <table:table-cell office:value-type="float" office:value="11.2295" calcext:value-type="float">
            <text:p>11.2295</text:p>
          </table:table-cell>
          <table:table-cell table:formula="of:=[.B620]/[.$B$2]" office:value-type="float" office:value="0.715282112692205" calcext:value-type="float">
            <text:p>0.715282112692205</text:p>
          </table:table-cell>
          <table:table-cell table:formula="of:=-LN([.C620])" office:value-type="float" office:value="0.335078250901841" calcext:value-type="float">
            <text:p>0.335078250901841</text:p>
          </table:table-cell>
        </table:table-row>
        <table:table-row table:style-name="ro1">
          <table:table-cell office:value-type="float" office:value="618.801" calcext:value-type="float">
            <text:p>618.801</text:p>
          </table:table-cell>
          <table:table-cell office:value-type="float" office:value="11.2232" calcext:value-type="float">
            <text:p>11.2232</text:p>
          </table:table-cell>
          <table:table-cell table:formula="of:=[.B621]/[.$B$2]" office:value-type="float" office:value="0.714880823470961" calcext:value-type="float">
            <text:p>0.714880823470961</text:p>
          </table:table-cell>
          <table:table-cell table:formula="of:=-LN([.C621])" office:value-type="float" office:value="0.335639430641056" calcext:value-type="float">
            <text:p>0.335639430641056</text:p>
          </table:table-cell>
        </table:table-row>
        <table:table-row table:style-name="ro1">
          <table:table-cell office:value-type="float" office:value="619.801" calcext:value-type="float">
            <text:p>619.801</text:p>
          </table:table-cell>
          <table:table-cell office:value-type="float" office:value="11.2186" calcext:value-type="float">
            <text:p>11.2186</text:p>
          </table:table-cell>
          <table:table-cell table:formula="of:=[.B622]/[.$B$2]" office:value-type="float" office:value="0.714587818642751" calcext:value-type="float">
            <text:p>0.714587818642751</text:p>
          </table:table-cell>
          <table:table-cell table:formula="of:=-LN([.C622])" office:value-type="float" office:value="0.336049379937852" calcext:value-type="float">
            <text:p>0.336049379937852</text:p>
          </table:table-cell>
        </table:table-row>
        <table:table-row table:style-name="ro1">
          <table:table-cell office:value-type="float" office:value="620.801" calcext:value-type="float">
            <text:p>620.801</text:p>
          </table:table-cell>
          <table:table-cell office:value-type="float" office:value="11.2138" calcext:value-type="float">
            <text:p>11.2138</text:p>
          </table:table-cell>
          <table:table-cell table:formula="of:=[.B623]/[.$B$2]" office:value-type="float" office:value="0.714282074474184" calcext:value-type="float">
            <text:p>0.714282074474184</text:p>
          </table:table-cell>
          <table:table-cell table:formula="of:=-LN([.C623])" office:value-type="float" office:value="0.336477332370339" calcext:value-type="float">
            <text:p>0.336477332370339</text:p>
          </table:table-cell>
        </table:table-row>
        <table:table-row table:style-name="ro1">
          <table:table-cell office:value-type="float" office:value="621.801" calcext:value-type="float">
            <text:p>621.801</text:p>
          </table:table-cell>
          <table:table-cell office:value-type="float" office:value="11.2024" calcext:value-type="float">
            <text:p>11.2024</text:p>
          </table:table-cell>
          <table:table-cell table:formula="of:=[.B624]/[.$B$2]" office:value-type="float" office:value="0.713555932073837" calcext:value-type="float">
            <text:p>0.713555932073837</text:p>
          </table:table-cell>
          <table:table-cell table:formula="of:=-LN([.C624])" office:value-type="float" office:value="0.337494454004051" calcext:value-type="float">
            <text:p>0.337494454004051</text:p>
          </table:table-cell>
        </table:table-row>
        <table:table-row table:style-name="ro1">
          <table:table-cell office:value-type="float" office:value="622.801" calcext:value-type="float">
            <text:p>622.801</text:p>
          </table:table-cell>
          <table:table-cell office:value-type="float" office:value="11.1949" calcext:value-type="float">
            <text:p>11.1949</text:p>
          </table:table-cell>
          <table:table-cell table:formula="of:=[.B625]/[.$B$2]" office:value-type="float" office:value="0.713078206810451" calcext:value-type="float">
            <text:p>0.713078206810451</text:p>
          </table:table-cell>
          <table:table-cell table:formula="of:=-LN([.C625])" office:value-type="float" office:value="0.338164177611837" calcext:value-type="float">
            <text:p>0.338164177611837</text:p>
          </table:table-cell>
        </table:table-row>
        <table:table-row table:style-name="ro1">
          <table:table-cell office:value-type="float" office:value="623.801" calcext:value-type="float">
            <text:p>623.801</text:p>
          </table:table-cell>
          <table:table-cell office:value-type="float" office:value="11.1951" calcext:value-type="float">
            <text:p>11.1951</text:p>
          </table:table-cell>
          <table:table-cell table:formula="of:=[.B626]/[.$B$2]" office:value-type="float" office:value="0.713090946150808" calcext:value-type="float">
            <text:p>0.713090946150808</text:p>
          </table:table-cell>
          <table:table-cell table:formula="of:=-LN([.C626])" office:value-type="float" office:value="0.33814631249348" calcext:value-type="float">
            <text:p>0.33814631249348</text:p>
          </table:table-cell>
        </table:table-row>
        <table:table-row table:style-name="ro1">
          <table:table-cell office:value-type="float" office:value="624.801" calcext:value-type="float">
            <text:p>624.801</text:p>
          </table:table-cell>
          <table:table-cell office:value-type="float" office:value="11.1889" calcext:value-type="float">
            <text:p>11.1889</text:p>
          </table:table-cell>
          <table:table-cell table:formula="of:=[.B627]/[.$B$2]" office:value-type="float" office:value="0.712696026599743" calcext:value-type="float">
            <text:p>0.712696026599743</text:p>
          </table:table-cell>
          <table:table-cell table:formula="of:=-LN([.C627])" office:value-type="float" office:value="0.338700279627018" calcext:value-type="float">
            <text:p>0.338700279627018</text:p>
          </table:table-cell>
        </table:table-row>
        <table:table-row table:style-name="ro1">
          <table:table-cell office:value-type="float" office:value="625.802" calcext:value-type="float">
            <text:p>625.802</text:p>
          </table:table-cell>
          <table:table-cell office:value-type="float" office:value="11.1847" calcext:value-type="float">
            <text:p>11.1847</text:p>
          </table:table-cell>
          <table:table-cell table:formula="of:=[.B628]/[.$B$2]" office:value-type="float" office:value="0.712428500452247" calcext:value-type="float">
            <text:p>0.712428500452247</text:p>
          </table:table-cell>
          <table:table-cell table:formula="of:=-LN([.C628])" office:value-type="float" office:value="0.339075722117215" calcext:value-type="float">
            <text:p>0.339075722117215</text:p>
          </table:table-cell>
        </table:table-row>
        <table:table-row table:style-name="ro1">
          <table:table-cell office:value-type="float" office:value="626.801" calcext:value-type="float">
            <text:p>626.801</text:p>
          </table:table-cell>
          <table:table-cell office:value-type="float" office:value="11.1788" calcext:value-type="float">
            <text:p>11.1788</text:p>
          </table:table-cell>
          <table:table-cell table:formula="of:=[.B629]/[.$B$2]" office:value-type="float" office:value="0.712052689911716" calcext:value-type="float">
            <text:p>0.712052689911716</text:p>
          </table:table-cell>
          <table:table-cell table:formula="of:=-LN([.C629])" office:value-type="float" office:value="0.33960336762323" calcext:value-type="float">
            <text:p>0.33960336762323</text:p>
          </table:table-cell>
        </table:table-row>
        <table:table-row table:style-name="ro1">
          <table:table-cell office:value-type="float" office:value="627.801" calcext:value-type="float">
            <text:p>627.801</text:p>
          </table:table-cell>
          <table:table-cell office:value-type="float" office:value="11.1729" calcext:value-type="float">
            <text:p>11.1729</text:p>
          </table:table-cell>
          <table:table-cell table:formula="of:=[.B630]/[.$B$2]" office:value-type="float" office:value="0.711676879371186" calcext:value-type="float">
            <text:p>0.711676879371186</text:p>
          </table:table-cell>
          <table:table-cell table:formula="of:=-LN([.C630])" office:value-type="float" office:value="0.340131291686011" calcext:value-type="float">
            <text:p>0.340131291686011</text:p>
          </table:table-cell>
        </table:table-row>
        <table:table-row table:style-name="ro1">
          <table:table-cell office:value-type="float" office:value="628.801" calcext:value-type="float">
            <text:p>628.801</text:p>
          </table:table-cell>
          <table:table-cell office:value-type="float" office:value="11.1674" calcext:value-type="float">
            <text:p>11.1674</text:p>
          </table:table-cell>
          <table:table-cell table:formula="of:=[.B631]/[.$B$2]" office:value-type="float" office:value="0.71132654751137" calcext:value-type="float">
            <text:p>0.71132654751137</text:p>
          </table:table-cell>
          <table:table-cell table:formula="of:=-LN([.C631])" office:value-type="float" office:value="0.340623675415067" calcext:value-type="float">
            <text:p>0.340623675415067</text:p>
          </table:table-cell>
        </table:table-row>
        <table:table-row table:style-name="ro1">
          <table:table-cell office:value-type="float" office:value="629.801" calcext:value-type="float">
            <text:p>629.801</text:p>
          </table:table-cell>
          <table:table-cell office:value-type="float" office:value="11.1617" calcext:value-type="float">
            <text:p>11.1617</text:p>
          </table:table-cell>
          <table:table-cell table:formula="of:=[.B632]/[.$B$2]" office:value-type="float" office:value="0.710963476311197" calcext:value-type="float">
            <text:p>0.710963476311197</text:p>
          </table:table-cell>
          <table:table-cell table:formula="of:=-LN([.C632])" office:value-type="float" office:value="0.341134219962211" calcext:value-type="float">
            <text:p>0.341134219962211</text:p>
          </table:table-cell>
        </table:table-row>
        <table:table-row table:style-name="ro1">
          <table:table-cell office:value-type="float" office:value="630.801" calcext:value-type="float">
            <text:p>630.801</text:p>
          </table:table-cell>
          <table:table-cell office:value-type="float" office:value="11.1565" calcext:value-type="float">
            <text:p>11.1565</text:p>
          </table:table-cell>
          <table:table-cell table:formula="of:=[.B633]/[.$B$2]" office:value-type="float" office:value="0.710632253461916" calcext:value-type="float">
            <text:p>0.710632253461916</text:p>
          </table:table-cell>
          <table:table-cell table:formula="of:=-LN([.C633])" office:value-type="float" office:value="0.341600207371061" calcext:value-type="float">
            <text:p>0.341600207371061</text:p>
          </table:table-cell>
        </table:table-row>
        <table:table-row table:style-name="ro1">
          <table:table-cell office:value-type="float" office:value="631.801" calcext:value-type="float">
            <text:p>631.801</text:p>
          </table:table-cell>
          <table:table-cell office:value-type="float" office:value="11.1515" calcext:value-type="float">
            <text:p>11.1515</text:p>
          </table:table-cell>
          <table:table-cell table:formula="of:=[.B634]/[.$B$2]" office:value-type="float" office:value="0.710313769952992" calcext:value-type="float">
            <text:p>0.710313769952992</text:p>
          </table:table-cell>
          <table:table-cell table:formula="of:=-LN([.C634])" office:value-type="float" office:value="0.342048477057606" calcext:value-type="float">
            <text:p>0.342048477057606</text:p>
          </table:table-cell>
        </table:table-row>
        <table:table-row table:style-name="ro1">
          <table:table-cell office:value-type="float" office:value="632.802" calcext:value-type="float">
            <text:p>632.802</text:p>
          </table:table-cell>
          <table:table-cell office:value-type="float" office:value="11.145" calcext:value-type="float">
            <text:p>11.145</text:p>
          </table:table-cell>
          <table:table-cell table:formula="of:=[.B635]/[.$B$2]" office:value-type="float" office:value="0.709899741391391" calcext:value-type="float">
            <text:p>0.709899741391391</text:p>
          </table:table-cell>
          <table:table-cell table:formula="of:=-LN([.C635])" office:value-type="float" office:value="0.342631528225649" calcext:value-type="float">
            <text:p>0.342631528225649</text:p>
          </table:table-cell>
        </table:table-row>
        <table:table-row table:style-name="ro1">
          <table:table-cell office:value-type="float" office:value="633.802" calcext:value-type="float">
            <text:p>633.802</text:p>
          </table:table-cell>
          <table:table-cell office:value-type="float" office:value="11.1391" calcext:value-type="float">
            <text:p>11.1391</text:p>
          </table:table-cell>
          <table:table-cell table:formula="of:=[.B636]/[.$B$2]" office:value-type="float" office:value="0.70952393085086" calcext:value-type="float">
            <text:p>0.70952393085086</text:p>
          </table:table-cell>
          <table:table-cell table:formula="of:=-LN([.C636])" office:value-type="float" office:value="0.343161053774167" calcext:value-type="float">
            <text:p>0.343161053774167</text:p>
          </table:table-cell>
        </table:table-row>
        <table:table-row table:style-name="ro1">
          <table:table-cell office:value-type="float" office:value="634.802" calcext:value-type="float">
            <text:p>634.802</text:p>
          </table:table-cell>
          <table:table-cell office:value-type="float" office:value="11.1334" calcext:value-type="float">
            <text:p>11.1334</text:p>
          </table:table-cell>
          <table:table-cell table:formula="of:=[.B637]/[.$B$2]" office:value-type="float" office:value="0.709160859650687" calcext:value-type="float">
            <text:p>0.709160859650687</text:p>
          </table:table-cell>
          <table:table-cell table:formula="of:=-LN([.C637])" office:value-type="float" office:value="0.343672895742913" calcext:value-type="float">
            <text:p>0.343672895742913</text:p>
          </table:table-cell>
        </table:table-row>
        <table:table-row table:style-name="ro1">
          <table:table-cell office:value-type="float" office:value="635.802" calcext:value-type="float">
            <text:p>635.802</text:p>
          </table:table-cell>
          <table:table-cell office:value-type="float" office:value="11.128" calcext:value-type="float">
            <text:p>11.128</text:p>
          </table:table-cell>
          <table:table-cell table:formula="of:=[.B638]/[.$B$2]" office:value-type="float" office:value="0.70881689746105" calcext:value-type="float">
            <text:p>0.70881689746105</text:p>
          </table:table-cell>
          <table:table-cell table:formula="of:=-LN([.C638])" office:value-type="float" office:value="0.34415804044234" calcext:value-type="float">
            <text:p>0.34415804044234</text:p>
          </table:table-cell>
        </table:table-row>
        <table:table-row table:style-name="ro1">
          <table:table-cell office:value-type="float" office:value="636.801" calcext:value-type="float">
            <text:p>636.801</text:p>
          </table:table-cell>
          <table:table-cell office:value-type="float" office:value="11.1212" calcext:value-type="float">
            <text:p>11.1212</text:p>
          </table:table-cell>
          <table:table-cell table:formula="of:=[.B639]/[.$B$2]" office:value-type="float" office:value="0.708383759888913" calcext:value-type="float">
            <text:p>0.708383759888913</text:p>
          </table:table-cell>
          <table:table-cell table:formula="of:=-LN([.C639])" office:value-type="float" office:value="0.344769298394242" calcext:value-type="float">
            <text:p>0.344769298394242</text:p>
          </table:table-cell>
        </table:table-row>
        <table:table-row table:style-name="ro1">
          <table:table-cell office:value-type="float" office:value="637.801" calcext:value-type="float">
            <text:p>637.801</text:p>
          </table:table-cell>
          <table:table-cell office:value-type="float" office:value="11.1165" calcext:value-type="float">
            <text:p>11.1165</text:p>
          </table:table-cell>
          <table:table-cell table:formula="of:=[.B640]/[.$B$2]" office:value-type="float" office:value="0.708084385390524" calcext:value-type="float">
            <text:p>0.708084385390524</text:p>
          </table:table-cell>
          <table:table-cell table:formula="of:=-LN([.C640])" office:value-type="float" office:value="0.345192003986095" calcext:value-type="float">
            <text:p>0.345192003986095</text:p>
          </table:table-cell>
        </table:table-row>
        <table:table-row table:style-name="ro1">
          <table:table-cell office:value-type="float" office:value="638.801" calcext:value-type="float">
            <text:p>638.801</text:p>
          </table:table-cell>
          <table:table-cell office:value-type="float" office:value="11.11" calcext:value-type="float">
            <text:p>11.11</text:p>
          </table:table-cell>
          <table:table-cell table:formula="of:=[.B641]/[.$B$2]" office:value-type="float" office:value="0.707670356828923" calcext:value-type="float">
            <text:p>0.707670356828923</text:p>
          </table:table-cell>
          <table:table-cell table:formula="of:=-LN([.C641])" office:value-type="float" office:value="0.345776891411943" calcext:value-type="float">
            <text:p>0.345776891411943</text:p>
          </table:table-cell>
        </table:table-row>
        <table:table-row table:style-name="ro1">
          <table:table-cell office:value-type="float" office:value="639.801" calcext:value-type="float">
            <text:p>639.801</text:p>
          </table:table-cell>
          <table:table-cell office:value-type="float" office:value="11.1039" calcext:value-type="float">
            <text:p>11.1039</text:p>
          </table:table-cell>
          <table:table-cell table:formula="of:=[.B642]/[.$B$2]" office:value-type="float" office:value="0.707281806948036" calcext:value-type="float">
            <text:p>0.707281806948036</text:p>
          </table:table-cell>
          <table:table-cell table:formula="of:=-LN([.C642])" office:value-type="float" office:value="0.346326097103274" calcext:value-type="float">
            <text:p>0.346326097103274</text:p>
          </table:table-cell>
        </table:table-row>
        <table:table-row table:style-name="ro1">
          <table:table-cell office:value-type="float" office:value="640.801" calcext:value-type="float">
            <text:p>640.801</text:p>
          </table:table-cell>
          <table:table-cell office:value-type="float" office:value="11.0984" calcext:value-type="float">
            <text:p>11.0984</text:p>
          </table:table-cell>
          <table:table-cell table:formula="of:=[.B643]/[.$B$2]" office:value-type="float" office:value="0.70693147508822" calcext:value-type="float">
            <text:p>0.70693147508822</text:p>
          </table:table-cell>
          <table:table-cell table:formula="of:=-LN([.C643])" office:value-type="float" office:value="0.346821541279103" calcext:value-type="float">
            <text:p>0.346821541279103</text:p>
          </table:table-cell>
        </table:table-row>
        <table:table-row table:style-name="ro1">
          <table:table-cell office:value-type="float" office:value="641.801" calcext:value-type="float">
            <text:p>641.801</text:p>
          </table:table-cell>
          <table:table-cell office:value-type="float" office:value="11.0933" calcext:value-type="float">
            <text:p>11.0933</text:p>
          </table:table-cell>
          <table:table-cell table:formula="of:=[.B644]/[.$B$2]" office:value-type="float" office:value="0.706606621909118" calcext:value-type="float">
            <text:p>0.706606621909118</text:p>
          </table:table-cell>
          <table:table-cell table:formula="of:=-LN([.C644])" office:value-type="float" office:value="0.34728117259079" calcext:value-type="float">
            <text:p>0.34728117259079</text:p>
          </table:table-cell>
        </table:table-row>
        <table:table-row table:style-name="ro1">
          <table:table-cell office:value-type="float" office:value="642.802" calcext:value-type="float">
            <text:p>642.802</text:p>
          </table:table-cell>
          <table:table-cell office:value-type="float" office:value="11.0876" calcext:value-type="float">
            <text:p>11.0876</text:p>
          </table:table-cell>
          <table:table-cell table:formula="of:=[.B645]/[.$B$2]" office:value-type="float" office:value="0.706243550708944" calcext:value-type="float">
            <text:p>0.706243550708944</text:p>
          </table:table-cell>
          <table:table-cell table:formula="of:=-LN([.C645])" office:value-type="float" office:value="0.347795128302729" calcext:value-type="float">
            <text:p>0.347795128302729</text:p>
          </table:table-cell>
        </table:table-row>
        <table:table-row table:style-name="ro1">
          <table:table-cell office:value-type="float" office:value="643.802" calcext:value-type="float">
            <text:p>643.802</text:p>
          </table:table-cell>
          <table:table-cell office:value-type="float" office:value="11.0806" calcext:value-type="float">
            <text:p>11.0806</text:p>
          </table:table-cell>
          <table:table-cell table:formula="of:=[.B646]/[.$B$2]" office:value-type="float" office:value="0.705797673796451" calcext:value-type="float">
            <text:p>0.705797673796451</text:p>
          </table:table-cell>
          <table:table-cell table:formula="of:=-LN([.C646])" office:value-type="float" office:value="0.348426663585941" calcext:value-type="float">
            <text:p>0.348426663585941</text:p>
          </table:table-cell>
        </table:table-row>
        <table:table-row table:style-name="ro1">
          <table:table-cell office:value-type="float" office:value="644.802" calcext:value-type="float">
            <text:p>644.802</text:p>
          </table:table-cell>
          <table:table-cell office:value-type="float" office:value="11.0759" calcext:value-type="float">
            <text:p>11.0759</text:p>
          </table:table-cell>
          <table:table-cell table:formula="of:=[.B647]/[.$B$2]" office:value-type="float" office:value="0.705498299298062" calcext:value-type="float">
            <text:p>0.705498299298062</text:p>
          </table:table-cell>
          <table:table-cell table:formula="of:=-LN([.C647])" office:value-type="float" office:value="0.348850918325679" calcext:value-type="float">
            <text:p>0.348850918325679</text:p>
          </table:table-cell>
        </table:table-row>
        <table:table-row table:style-name="ro1">
          <table:table-cell office:value-type="float" office:value="645.802" calcext:value-type="float">
            <text:p>645.802</text:p>
          </table:table-cell>
          <table:table-cell office:value-type="float" office:value="11.0696" calcext:value-type="float">
            <text:p>11.0696</text:p>
          </table:table-cell>
          <table:table-cell table:formula="of:=[.B648]/[.$B$2]" office:value-type="float" office:value="0.705097010076818" calcext:value-type="float">
            <text:p>0.705097010076818</text:p>
          </table:table-cell>
          <table:table-cell table:formula="of:=-LN([.C648])" office:value-type="float" office:value="0.349419882690444" calcext:value-type="float">
            <text:p>0.349419882690444</text:p>
          </table:table-cell>
        </table:table-row>
        <table:table-row table:style-name="ro1">
          <table:table-cell office:value-type="float" office:value="646.801" calcext:value-type="float">
            <text:p>646.801</text:p>
          </table:table-cell>
          <table:table-cell office:value-type="float" office:value="11.0642" calcext:value-type="float">
            <text:p>11.0642</text:p>
          </table:table-cell>
          <table:table-cell table:formula="of:=[.B649]/[.$B$2]" office:value-type="float" office:value="0.70475304788718" calcext:value-type="float">
            <text:p>0.70475304788718</text:p>
          </table:table-cell>
          <table:table-cell table:formula="of:=-LN([.C649])" office:value-type="float" office:value="0.34990782421943" calcext:value-type="float">
            <text:p>0.34990782421943</text:p>
          </table:table-cell>
        </table:table-row>
        <table:table-row table:style-name="ro1">
          <table:table-cell office:value-type="float" office:value="647.801" calcext:value-type="float">
            <text:p>647.801</text:p>
          </table:table-cell>
          <table:table-cell office:value-type="float" office:value="11.0589" calcext:value-type="float">
            <text:p>11.0589</text:p>
          </table:table-cell>
          <table:table-cell table:formula="of:=[.B650]/[.$B$2]" office:value-type="float" office:value="0.704415455367721" calcext:value-type="float">
            <text:p>0.704415455367721</text:p>
          </table:table-cell>
          <table:table-cell table:formula="of:=-LN([.C650])" office:value-type="float" office:value="0.350386961420039" calcext:value-type="float">
            <text:p>0.350386961420039</text:p>
          </table:table-cell>
        </table:table-row>
        <table:table-row table:style-name="ro1">
          <table:table-cell office:value-type="float" office:value="648.801" calcext:value-type="float">
            <text:p>648.801</text:p>
          </table:table-cell>
          <table:table-cell office:value-type="float" office:value="11.0533" calcext:value-type="float">
            <text:p>11.0533</text:p>
          </table:table-cell>
          <table:table-cell table:formula="of:=[.B651]/[.$B$2]" office:value-type="float" office:value="0.704058753837726" calcext:value-type="float">
            <text:p>0.704058753837726</text:p>
          </table:table-cell>
          <table:table-cell table:formula="of:=-LN([.C651])" office:value-type="float" office:value="0.350893469150588" calcext:value-type="float">
            <text:p>0.350893469150588</text:p>
          </table:table-cell>
        </table:table-row>
        <table:table-row table:style-name="ro1">
          <table:table-cell office:value-type="float" office:value="649.801" calcext:value-type="float">
            <text:p>649.801</text:p>
          </table:table-cell>
          <table:table-cell office:value-type="float" office:value="11.0479" calcext:value-type="float">
            <text:p>11.0479</text:p>
          </table:table-cell>
          <table:table-cell table:formula="of:=[.B652]/[.$B$2]" office:value-type="float" office:value="0.703714791648089" calcext:value-type="float">
            <text:p>0.703714791648089</text:p>
          </table:table-cell>
          <table:table-cell table:formula="of:=-LN([.C652])" office:value-type="float" office:value="0.351382130409475" calcext:value-type="float">
            <text:p>0.351382130409475</text:p>
          </table:table-cell>
        </table:table-row>
        <table:table-row table:style-name="ro1">
          <table:table-cell office:value-type="float" office:value="650.802" calcext:value-type="float">
            <text:p>650.802</text:p>
          </table:table-cell>
          <table:table-cell office:value-type="float" office:value="11.0424" calcext:value-type="float">
            <text:p>11.0424</text:p>
          </table:table-cell>
          <table:table-cell table:formula="of:=[.B653]/[.$B$2]" office:value-type="float" office:value="0.703364459788272" calcext:value-type="float">
            <text:p>0.703364459788272</text:p>
          </table:table-cell>
          <table:table-cell table:formula="of:=-LN([.C653])" office:value-type="float" office:value="0.35188008653625" calcext:value-type="float">
            <text:p>0.35188008653625</text:p>
          </table:table-cell>
        </table:table-row>
        <table:table-row table:style-name="ro1">
          <table:table-cell office:value-type="float" office:value="651.802" calcext:value-type="float">
            <text:p>651.802</text:p>
          </table:table-cell>
          <table:table-cell office:value-type="float" office:value="11.0366" calcext:value-type="float">
            <text:p>11.0366</text:p>
          </table:table-cell>
          <table:table-cell table:formula="of:=[.B654]/[.$B$2]" office:value-type="float" office:value="0.70299501891792" calcext:value-type="float">
            <text:p>0.70299501891792</text:p>
          </table:table-cell>
          <table:table-cell table:formula="of:=-LN([.C654])" office:value-type="float" office:value="0.352405472661837" calcext:value-type="float">
            <text:p>0.352405472661837</text:p>
          </table:table-cell>
        </table:table-row>
        <table:table-row table:style-name="ro1">
          <table:table-cell office:value-type="float" office:value="652.802" calcext:value-type="float">
            <text:p>652.802</text:p>
          </table:table-cell>
          <table:table-cell office:value-type="float" office:value="11.0313" calcext:value-type="float">
            <text:p>11.0313</text:p>
          </table:table-cell>
          <table:table-cell table:formula="of:=[.B655]/[.$B$2]" office:value-type="float" office:value="0.702657426398461" calcext:value-type="float">
            <text:p>0.702657426398461</text:p>
          </table:table-cell>
          <table:table-cell table:formula="of:=-LN([.C655])" office:value-type="float" office:value="0.35288580836228" calcext:value-type="float">
            <text:p>0.35288580836228</text:p>
          </table:table-cell>
        </table:table-row>
        <table:table-row table:style-name="ro1">
          <table:table-cell office:value-type="float" office:value="653.802" calcext:value-type="float">
            <text:p>653.802</text:p>
          </table:table-cell>
          <table:table-cell office:value-type="float" office:value="11.0251" calcext:value-type="float">
            <text:p>11.0251</text:p>
          </table:table-cell>
          <table:table-cell table:formula="of:=[.B656]/[.$B$2]" office:value-type="float" office:value="0.702262506847395" calcext:value-type="float">
            <text:p>0.702262506847395</text:p>
          </table:table-cell>
          <table:table-cell table:formula="of:=-LN([.C656])" office:value-type="float" office:value="0.353448003476922" calcext:value-type="float">
            <text:p>0.353448003476922</text:p>
          </table:table-cell>
        </table:table-row>
        <table:table-row table:style-name="ro1">
          <table:table-cell office:value-type="float" office:value="654.802" calcext:value-type="float">
            <text:p>654.802</text:p>
          </table:table-cell>
          <table:table-cell office:value-type="float" office:value="11.0188" calcext:value-type="float">
            <text:p>11.0188</text:p>
          </table:table-cell>
          <table:table-cell table:formula="of:=[.B657]/[.$B$2]" office:value-type="float" office:value="0.701861217626151" calcext:value-type="float">
            <text:p>0.701861217626151</text:p>
          </table:table-cell>
          <table:table-cell table:formula="of:=-LN([.C657])" office:value-type="float" office:value="0.354019590189938" calcext:value-type="float">
            <text:p>0.354019590189938</text:p>
          </table:table-cell>
        </table:table-row>
        <table:table-row table:style-name="ro1">
          <table:table-cell office:value-type="float" office:value="655.802" calcext:value-type="float">
            <text:p>655.802</text:p>
          </table:table-cell>
          <table:table-cell office:value-type="float" office:value="11.0136" calcext:value-type="float">
            <text:p>11.0136</text:p>
          </table:table-cell>
          <table:table-cell table:formula="of:=[.B658]/[.$B$2]" office:value-type="float" office:value="0.70152999477687" calcext:value-type="float">
            <text:p>0.70152999477687</text:p>
          </table:table-cell>
          <table:table-cell table:formula="of:=-LN([.C658])" office:value-type="float" office:value="0.354491622296885" calcext:value-type="float">
            <text:p>0.354491622296885</text:p>
          </table:table-cell>
        </table:table-row>
        <table:table-row table:style-name="ro1">
          <table:table-cell office:value-type="float" office:value="656.802" calcext:value-type="float">
            <text:p>656.802</text:p>
          </table:table-cell>
          <table:table-cell office:value-type="float" office:value="11.0079" calcext:value-type="float">
            <text:p>11.0079</text:p>
          </table:table-cell>
          <table:table-cell table:formula="of:=[.B659]/[.$B$2]" office:value-type="float" office:value="0.701166923576697" calcext:value-type="float">
            <text:p>0.701166923576697</text:p>
          </table:table-cell>
          <table:table-cell table:formula="of:=-LN([.C659])" office:value-type="float" office:value="0.355009298216082" calcext:value-type="float">
            <text:p>0.355009298216082</text:p>
          </table:table-cell>
        </table:table-row>
        <table:table-row table:style-name="ro1">
          <table:table-cell office:value-type="float" office:value="657.802" calcext:value-type="float">
            <text:p>657.802</text:p>
          </table:table-cell>
          <table:table-cell office:value-type="float" office:value="11.0024" calcext:value-type="float">
            <text:p>11.0024</text:p>
          </table:table-cell>
          <table:table-cell table:formula="of:=[.B660]/[.$B$2]" office:value-type="float" office:value="0.700816591716881" calcext:value-type="float">
            <text:p>0.700816591716881</text:p>
          </table:table-cell>
          <table:table-cell table:formula="of:=-LN([.C660])" office:value-type="float" office:value="0.355509064245121" calcext:value-type="float">
            <text:p>0.355509064245121</text:p>
          </table:table-cell>
        </table:table-row>
        <table:table-row table:style-name="ro1">
          <table:table-cell office:value-type="float" office:value="658.802" calcext:value-type="float">
            <text:p>658.802</text:p>
          </table:table-cell>
          <table:table-cell office:value-type="float" office:value="10.9977" calcext:value-type="float">
            <text:p>10.9977</text:p>
          </table:table-cell>
          <table:table-cell table:formula="of:=[.B661]/[.$B$2]" office:value-type="float" office:value="0.700517217218492" calcext:value-type="float">
            <text:p>0.700517217218492</text:p>
          </table:table-cell>
          <table:table-cell table:formula="of:=-LN([.C661])" office:value-type="float" office:value="0.355936335036754" calcext:value-type="float">
            <text:p>0.355936335036754</text:p>
          </table:table-cell>
        </table:table-row>
        <table:table-row table:style-name="ro1">
          <table:table-cell office:value-type="float" office:value="659.802" calcext:value-type="float">
            <text:p>659.802</text:p>
          </table:table-cell>
          <table:table-cell office:value-type="float" office:value="10.9914" calcext:value-type="float">
            <text:p>10.9914</text:p>
          </table:table-cell>
          <table:table-cell table:formula="of:=[.B662]/[.$B$2]" office:value-type="float" office:value="0.700115927997248" calcext:value-type="float">
            <text:p>0.700115927997248</text:p>
          </table:table-cell>
          <table:table-cell table:formula="of:=-LN([.C662])" office:value-type="float" office:value="0.35650934622615" calcext:value-type="float">
            <text:p>0.35650934622615</text:p>
          </table:table-cell>
        </table:table-row>
        <table:table-row table:style-name="ro1">
          <table:table-cell office:value-type="float" office:value="660.801" calcext:value-type="float">
            <text:p>660.801</text:p>
          </table:table-cell>
          <table:table-cell office:value-type="float" office:value="10.9858" calcext:value-type="float">
            <text:p>10.9858</text:p>
          </table:table-cell>
          <table:table-cell table:formula="of:=[.B663]/[.$B$2]" office:value-type="float" office:value="0.699759226467253" calcext:value-type="float">
            <text:p>0.699759226467253</text:p>
          </table:table-cell>
          <table:table-cell table:formula="of:=-LN([.C663])" office:value-type="float" office:value="0.357018965296933" calcext:value-type="float">
            <text:p>0.357018965296933</text:p>
          </table:table-cell>
        </table:table-row>
        <table:table-row table:style-name="ro1">
          <table:table-cell office:value-type="float" office:value="661.801" calcext:value-type="float">
            <text:p>661.801</text:p>
          </table:table-cell>
          <table:table-cell office:value-type="float" office:value="10.9808" calcext:value-type="float">
            <text:p>10.9808</text:p>
          </table:table-cell>
          <table:table-cell table:formula="of:=[.B664]/[.$B$2]" office:value-type="float" office:value="0.69944074295833" calcext:value-type="float">
            <text:p>0.69944074295833</text:p>
          </table:table-cell>
          <table:table-cell table:formula="of:=-LN([.C664])" office:value-type="float" office:value="0.357474201891248" calcext:value-type="float">
            <text:p>0.357474201891248</text:p>
          </table:table-cell>
        </table:table-row>
        <table:table-row table:style-name="ro1">
          <table:table-cell office:value-type="float" office:value="662.801" calcext:value-type="float">
            <text:p>662.801</text:p>
          </table:table-cell>
          <table:table-cell office:value-type="float" office:value="10.974" calcext:value-type="float">
            <text:p>10.974</text:p>
          </table:table-cell>
          <table:table-cell table:formula="of:=[.B665]/[.$B$2]" office:value-type="float" office:value="0.699007605386193" calcext:value-type="float">
            <text:p>0.699007605386193</text:p>
          </table:table-cell>
          <table:table-cell table:formula="of:=-LN([.C665])" office:value-type="float" office:value="0.358093656426698" calcext:value-type="float">
            <text:p>0.358093656426698</text:p>
          </table:table-cell>
        </table:table-row>
        <table:table-row table:style-name="ro1">
          <table:table-cell office:value-type="float" office:value="663.802" calcext:value-type="float">
            <text:p>663.802</text:p>
          </table:table-cell>
          <table:table-cell office:value-type="float" office:value="10.9689" calcext:value-type="float">
            <text:p>10.9689</text:p>
          </table:table-cell>
          <table:table-cell table:formula="of:=[.B666]/[.$B$2]" office:value-type="float" office:value="0.698682752207091" calcext:value-type="float">
            <text:p>0.698682752207091</text:p>
          </table:table-cell>
          <table:table-cell table:formula="of:=-LN([.C666])" office:value-type="float" office:value="0.358558499277172" calcext:value-type="float">
            <text:p>0.358558499277172</text:p>
          </table:table-cell>
        </table:table-row>
        <table:table-row table:style-name="ro1">
          <table:table-cell office:value-type="float" office:value="664.802" calcext:value-type="float">
            <text:p>664.802</text:p>
          </table:table-cell>
          <table:table-cell office:value-type="float" office:value="10.9628" calcext:value-type="float">
            <text:p>10.9628</text:p>
          </table:table-cell>
          <table:table-cell table:formula="of:=[.B667]/[.$B$2]" office:value-type="float" office:value="0.698294202326204" calcext:value-type="float">
            <text:p>0.698294202326204</text:p>
          </table:table-cell>
          <table:table-cell table:formula="of:=-LN([.C667])" office:value-type="float" office:value="0.359114771719098" calcext:value-type="float">
            <text:p>0.359114771719098</text:p>
          </table:table-cell>
        </table:table-row>
        <table:table-row table:style-name="ro1">
          <table:table-cell office:value-type="float" office:value="665.802" calcext:value-type="float">
            <text:p>665.802</text:p>
          </table:table-cell>
          <table:table-cell office:value-type="float" office:value="10.9581" calcext:value-type="float">
            <text:p>10.9581</text:p>
          </table:table-cell>
          <table:table-cell table:formula="of:=[.B668]/[.$B$2]" office:value-type="float" office:value="0.697994827827815" calcext:value-type="float">
            <text:p>0.697994827827815</text:p>
          </table:table-cell>
          <table:table-cell table:formula="of:=-LN([.C668])" office:value-type="float" office:value="0.359543586236022" calcext:value-type="float">
            <text:p>0.359543586236022</text:p>
          </table:table-cell>
        </table:table-row>
        <table:table-row table:style-name="ro1">
          <table:table-cell office:value-type="float" office:value="666.801" calcext:value-type="float">
            <text:p>666.801</text:p>
          </table:table-cell>
          <table:table-cell office:value-type="float" office:value="10.9525" calcext:value-type="float">
            <text:p>10.9525</text:p>
          </table:table-cell>
          <table:table-cell table:formula="of:=[.B669]/[.$B$2]" office:value-type="float" office:value="0.69763812629782" calcext:value-type="float">
            <text:p>0.69763812629782</text:p>
          </table:table-cell>
          <table:table-cell table:formula="of:=-LN([.C669])" office:value-type="float" office:value="0.360054754357565" calcext:value-type="float">
            <text:p>0.360054754357565</text:p>
          </table:table-cell>
        </table:table-row>
        <table:table-row table:style-name="ro1">
          <table:table-cell office:value-type="float" office:value="667.802" calcext:value-type="float">
            <text:p>667.802</text:p>
          </table:table-cell>
          <table:table-cell office:value-type="float" office:value="10.9475" calcext:value-type="float">
            <text:p>10.9475</text:p>
          </table:table-cell>
          <table:table-cell table:formula="of:=[.B670]/[.$B$2]" office:value-type="float" office:value="0.697319642788896" calcext:value-type="float">
            <text:p>0.697319642788896</text:p>
          </table:table-cell>
          <table:table-cell table:formula="of:=-LN([.C670])" office:value-type="float" office:value="0.360511375370065" calcext:value-type="float">
            <text:p>0.360511375370065</text:p>
          </table:table-cell>
        </table:table-row>
        <table:table-row table:style-name="ro1">
          <table:table-cell office:value-type="float" office:value="668.802" calcext:value-type="float">
            <text:p>668.802</text:p>
          </table:table-cell>
          <table:table-cell office:value-type="float" office:value="10.941" calcext:value-type="float">
            <text:p>10.941</text:p>
          </table:table-cell>
          <table:table-cell table:formula="of:=[.B671]/[.$B$2]" office:value-type="float" office:value="0.696905614227295" calcext:value-type="float">
            <text:p>0.696905614227295</text:p>
          </table:table-cell>
          <table:table-cell table:formula="of:=-LN([.C671])" office:value-type="float" office:value="0.361105294568829" calcext:value-type="float">
            <text:p>0.361105294568829</text:p>
          </table:table-cell>
        </table:table-row>
        <table:table-row table:style-name="ro1">
          <table:table-cell office:value-type="float" office:value="669.802" calcext:value-type="float">
            <text:p>669.802</text:p>
          </table:table-cell>
          <table:table-cell office:value-type="float" office:value="10.9352" calcext:value-type="float">
            <text:p>10.9352</text:p>
          </table:table-cell>
          <table:table-cell table:formula="of:=[.B672]/[.$B$2]" office:value-type="float" office:value="0.696536173356944" calcext:value-type="float">
            <text:p>0.696536173356944</text:p>
          </table:table-cell>
          <table:table-cell table:formula="of:=-LN([.C672])" office:value-type="float" office:value="0.361635551207175" calcext:value-type="float">
            <text:p>0.361635551207175</text:p>
          </table:table-cell>
        </table:table-row>
        <table:table-row table:style-name="ro1">
          <table:table-cell office:value-type="float" office:value="670.801" calcext:value-type="float">
            <text:p>670.801</text:p>
          </table:table-cell>
          <table:table-cell office:value-type="float" office:value="10.9294" calcext:value-type="float">
            <text:p>10.9294</text:p>
          </table:table-cell>
          <table:table-cell table:formula="of:=[.B673]/[.$B$2]" office:value-type="float" office:value="0.696166732486592" calcext:value-type="float">
            <text:p>0.696166732486592</text:p>
          </table:table-cell>
          <table:table-cell table:formula="of:=-LN([.C673])" office:value-type="float" office:value="0.362166089166804" calcext:value-type="float">
            <text:p>0.362166089166804</text:p>
          </table:table-cell>
        </table:table-row>
        <table:table-row table:style-name="ro1">
          <table:table-cell office:value-type="float" office:value="671.802" calcext:value-type="float">
            <text:p>671.802</text:p>
          </table:table-cell>
          <table:table-cell office:value-type="float" office:value="10.9238" calcext:value-type="float">
            <text:p>10.9238</text:p>
          </table:table-cell>
          <table:table-cell table:formula="of:=[.B674]/[.$B$2]" office:value-type="float" office:value="0.695810030956597" calcext:value-type="float">
            <text:p>0.695810030956597</text:p>
          </table:table-cell>
          <table:table-cell table:formula="of:=-LN([.C674])" office:value-type="float" office:value="0.362678599931596" calcext:value-type="float">
            <text:p>0.362678599931596</text:p>
          </table:table-cell>
        </table:table-row>
        <table:table-row table:style-name="ro1">
          <table:table-cell office:value-type="float" office:value="672.802" calcext:value-type="float">
            <text:p>672.802</text:p>
          </table:table-cell>
          <table:table-cell office:value-type="float" office:value="10.919" calcext:value-type="float">
            <text:p>10.919</text:p>
          </table:table-cell>
          <table:table-cell table:formula="of:=[.B675]/[.$B$2]" office:value-type="float" office:value="0.69550428678803" calcext:value-type="float">
            <text:p>0.69550428678803</text:p>
          </table:table-cell>
          <table:table-cell table:formula="of:=-LN([.C675])" office:value-type="float" office:value="0.363118104031552" calcext:value-type="float">
            <text:p>0.363118104031552</text:p>
          </table:table-cell>
        </table:table-row>
        <table:table-row table:style-name="ro1">
          <table:table-cell office:value-type="float" office:value="673.802" calcext:value-type="float">
            <text:p>673.802</text:p>
          </table:table-cell>
          <table:table-cell office:value-type="float" office:value="10.9138" calcext:value-type="float">
            <text:p>10.9138</text:p>
          </table:table-cell>
          <table:table-cell table:formula="of:=[.B676]/[.$B$2]" office:value-type="float" office:value="0.695173063938749" calcext:value-type="float">
            <text:p>0.695173063938749</text:p>
          </table:table-cell>
          <table:table-cell table:formula="of:=-LN([.C676])" office:value-type="float" office:value="0.363594451554392" calcext:value-type="float">
            <text:p>0.363594451554392</text:p>
          </table:table-cell>
        </table:table-row>
        <table:table-row table:style-name="ro1">
          <table:table-cell office:value-type="float" office:value="674.801" calcext:value-type="float">
            <text:p>674.801</text:p>
          </table:table-cell>
          <table:table-cell office:value-type="float" office:value="10.9081" calcext:value-type="float">
            <text:p>10.9081</text:p>
          </table:table-cell>
          <table:table-cell table:formula="of:=[.B677]/[.$B$2]" office:value-type="float" office:value="0.694809992738576" calcext:value-type="float">
            <text:p>0.694809992738576</text:p>
          </table:table-cell>
          <table:table-cell table:formula="of:=-LN([.C677])" office:value-type="float" office:value="0.364116862538737" calcext:value-type="float">
            <text:p>0.364116862538737</text:p>
          </table:table-cell>
        </table:table-row>
        <table:table-row table:style-name="ro1">
          <table:table-cell office:value-type="float" office:value="675.801" calcext:value-type="float">
            <text:p>675.801</text:p>
          </table:table-cell>
          <table:table-cell office:value-type="float" office:value="10.9025" calcext:value-type="float">
            <text:p>10.9025</text:p>
          </table:table-cell>
          <table:table-cell table:formula="of:=[.B678]/[.$B$2]" office:value-type="float" office:value="0.694453291208581" calcext:value-type="float">
            <text:p>0.694453291208581</text:p>
          </table:table-cell>
          <table:table-cell table:formula="of:=-LN([.C678])" office:value-type="float" office:value="0.364630374328697" calcext:value-type="float">
            <text:p>0.364630374328697</text:p>
          </table:table-cell>
        </table:table-row>
        <table:table-row table:style-name="ro1">
          <table:table-cell office:value-type="float" office:value="676.801" calcext:value-type="float">
            <text:p>676.801</text:p>
          </table:table-cell>
          <table:table-cell office:value-type="float" office:value="10.8974" calcext:value-type="float">
            <text:p>10.8974</text:p>
          </table:table-cell>
          <table:table-cell table:formula="of:=[.B679]/[.$B$2]" office:value-type="float" office:value="0.694128438029479" calcext:value-type="float">
            <text:p>0.694128438029479</text:p>
          </table:table-cell>
          <table:table-cell table:formula="of:=-LN([.C679])" office:value-type="float" office:value="0.365098266391784" calcext:value-type="float">
            <text:p>0.365098266391784</text:p>
          </table:table-cell>
        </table:table-row>
        <table:table-row table:style-name="ro1">
          <table:table-cell office:value-type="float" office:value="677.801" calcext:value-type="float">
            <text:p>677.801</text:p>
          </table:table-cell>
          <table:table-cell office:value-type="float" office:value="10.892" calcext:value-type="float">
            <text:p>10.892</text:p>
          </table:table-cell>
          <table:table-cell table:formula="of:=[.B680]/[.$B$2]" office:value-type="float" office:value="0.693784475839841" calcext:value-type="float">
            <text:p>0.693784475839841</text:p>
          </table:table-cell>
          <table:table-cell table:formula="of:=-LN([.C680])" office:value-type="float" office:value="0.365593920251968" calcext:value-type="float">
            <text:p>0.365593920251968</text:p>
          </table:table-cell>
        </table:table-row>
        <table:table-row table:style-name="ro1">
          <table:table-cell office:value-type="float" office:value="678.801" calcext:value-type="float">
            <text:p>678.801</text:p>
          </table:table-cell>
          <table:table-cell office:value-type="float" office:value="10.886" calcext:value-type="float">
            <text:p>10.886</text:p>
          </table:table-cell>
          <table:table-cell table:formula="of:=[.B681]/[.$B$2]" office:value-type="float" office:value="0.693402295629132" calcext:value-type="float">
            <text:p>0.693402295629132</text:p>
          </table:table-cell>
          <table:table-cell table:formula="of:=-LN([.C681])" office:value-type="float" office:value="0.366144935051473" calcext:value-type="float">
            <text:p>0.366144935051473</text:p>
          </table:table-cell>
        </table:table-row>
        <table:table-row table:style-name="ro1">
          <table:table-cell office:value-type="float" office:value="679.802" calcext:value-type="float">
            <text:p>679.802</text:p>
          </table:table-cell>
          <table:table-cell office:value-type="float" office:value="10.8809" calcext:value-type="float">
            <text:p>10.8809</text:p>
          </table:table-cell>
          <table:table-cell table:formula="of:=[.B682]/[.$B$2]" office:value-type="float" office:value="0.69307744245003" calcext:value-type="float">
            <text:p>0.69307744245003</text:p>
          </table:table-cell>
          <table:table-cell table:formula="of:=-LN([.C682])" office:value-type="float" office:value="0.366613536468609" calcext:value-type="float">
            <text:p>0.366613536468609</text:p>
          </table:table-cell>
        </table:table-row>
        <table:table-row table:style-name="ro1">
          <table:table-cell office:value-type="float" office:value="680.802" calcext:value-type="float">
            <text:p>680.802</text:p>
          </table:table-cell>
          <table:table-cell office:value-type="float" office:value="10.8744" calcext:value-type="float">
            <text:p>10.8744</text:p>
          </table:table-cell>
          <table:table-cell table:formula="of:=[.B683]/[.$B$2]" office:value-type="float" office:value="0.692663413888429" calcext:value-type="float">
            <text:p>0.692663413888429</text:p>
          </table:table-cell>
          <table:table-cell table:formula="of:=-LN([.C683])" office:value-type="float" office:value="0.367211092024581" calcext:value-type="float">
            <text:p>0.367211092024581</text:p>
          </table:table-cell>
        </table:table-row>
        <table:table-row table:style-name="ro1">
          <table:table-cell office:value-type="float" office:value="681.802" calcext:value-type="float">
            <text:p>681.802</text:p>
          </table:table-cell>
          <table:table-cell office:value-type="float" office:value="10.87" calcext:value-type="float">
            <text:p>10.87</text:p>
          </table:table-cell>
          <table:table-cell table:formula="of:=[.B684]/[.$B$2]" office:value-type="float" office:value="0.692383148400576" calcext:value-type="float">
            <text:p>0.692383148400576</text:p>
          </table:table-cell>
          <table:table-cell table:formula="of:=-LN([.C684])" office:value-type="float" office:value="0.367615793930364" calcext:value-type="float">
            <text:p>0.367615793930364</text:p>
          </table:table-cell>
        </table:table-row>
        <table:table-row table:style-name="ro1">
          <table:table-cell office:value-type="float" office:value="682.802" calcext:value-type="float">
            <text:p>682.802</text:p>
          </table:table-cell>
          <table:table-cell office:value-type="float" office:value="10.864" calcext:value-type="float">
            <text:p>10.864</text:p>
          </table:table-cell>
          <table:table-cell table:formula="of:=[.B685]/[.$B$2]" office:value-type="float" office:value="0.692000968189867" calcext:value-type="float">
            <text:p>0.692000968189867</text:p>
          </table:table-cell>
          <table:table-cell table:formula="of:=-LN([.C685])" office:value-type="float" office:value="0.368167924247141" calcext:value-type="float">
            <text:p>0.368167924247141</text:p>
          </table:table-cell>
        </table:table-row>
        <table:table-row table:style-name="ro1">
          <table:table-cell office:value-type="float" office:value="683.802" calcext:value-type="float">
            <text:p>683.802</text:p>
          </table:table-cell>
          <table:table-cell office:value-type="float" office:value="10.8594" calcext:value-type="float">
            <text:p>10.8594</text:p>
          </table:table-cell>
          <table:table-cell table:formula="of:=[.B686]/[.$B$2]" office:value-type="float" office:value="0.691707963361657" calcext:value-type="float">
            <text:p>0.691707963361657</text:p>
          </table:table-cell>
          <table:table-cell table:formula="of:=-LN([.C686])" office:value-type="float" office:value="0.368591430702738" calcext:value-type="float">
            <text:p>0.368591430702738</text:p>
          </table:table-cell>
        </table:table-row>
        <table:table-row table:style-name="ro1">
          <table:table-cell office:value-type="float" office:value="684.802" calcext:value-type="float">
            <text:p>684.802</text:p>
          </table:table-cell>
          <table:table-cell office:value-type="float" office:value="10.853" calcext:value-type="float">
            <text:p>10.853</text:p>
          </table:table-cell>
          <table:table-cell table:formula="of:=[.B687]/[.$B$2]" office:value-type="float" office:value="0.691300304470235" calcext:value-type="float">
            <text:p>0.691300304470235</text:p>
          </table:table-cell>
          <table:table-cell table:formula="of:=-LN([.C687])" office:value-type="float" office:value="0.369180955599604" calcext:value-type="float">
            <text:p>0.369180955599604</text:p>
          </table:table-cell>
        </table:table-row>
        <table:table-row table:style-name="ro1">
          <table:table-cell office:value-type="float" office:value="685.801" calcext:value-type="float">
            <text:p>685.801</text:p>
          </table:table-cell>
          <table:table-cell office:value-type="float" office:value="10.8479" calcext:value-type="float">
            <text:p>10.8479</text:p>
          </table:table-cell>
          <table:table-cell table:formula="of:=[.B688]/[.$B$2]" office:value-type="float" office:value="0.690975451291132" calcext:value-type="float">
            <text:p>0.690975451291132</text:p>
          </table:table-cell>
          <table:table-cell table:formula="of:=-LN([.C688])" office:value-type="float" office:value="0.369650982197016" calcext:value-type="float">
            <text:p>0.369650982197016</text:p>
          </table:table-cell>
        </table:table-row>
        <table:table-row table:style-name="ro1">
          <table:table-cell office:value-type="float" office:value="686.801" calcext:value-type="float">
            <text:p>686.801</text:p>
          </table:table-cell>
          <table:table-cell office:value-type="float" office:value="10.8419" calcext:value-type="float">
            <text:p>10.8419</text:p>
          </table:table-cell>
          <table:table-cell table:formula="of:=[.B689]/[.$B$2]" office:value-type="float" office:value="0.690593271080424" calcext:value-type="float">
            <text:p>0.690593271080424</text:p>
          </table:table-cell>
          <table:table-cell table:formula="of:=-LN([.C689])" office:value-type="float" office:value="0.370204237658389" calcext:value-type="float">
            <text:p>0.370204237658389</text:p>
          </table:table-cell>
        </table:table-row>
        <table:table-row table:style-name="ro1">
          <table:table-cell office:value-type="float" office:value="687.801" calcext:value-type="float">
            <text:p>687.801</text:p>
          </table:table-cell>
          <table:table-cell office:value-type="float" office:value="10.8371" calcext:value-type="float">
            <text:p>10.8371</text:p>
          </table:table-cell>
          <table:table-cell table:formula="of:=[.B690]/[.$B$2]" office:value-type="float" office:value="0.690287526911857" calcext:value-type="float">
            <text:p>0.690287526911857</text:p>
          </table:table-cell>
          <table:table-cell table:formula="of:=-LN([.C690])" office:value-type="float" office:value="0.37064706251917" calcext:value-type="float">
            <text:p>0.37064706251917</text:p>
          </table:table-cell>
        </table:table-row>
        <table:table-row table:style-name="ro1">
          <table:table-cell office:value-type="float" office:value="688.801" calcext:value-type="float">
            <text:p>688.801</text:p>
          </table:table-cell>
          <table:table-cell office:value-type="float" office:value="10.831" calcext:value-type="float">
            <text:p>10.831</text:p>
          </table:table-cell>
          <table:table-cell table:formula="of:=[.B691]/[.$B$2]" office:value-type="float" office:value="0.689898977030969" calcext:value-type="float">
            <text:p>0.689898977030969</text:p>
          </table:table-cell>
          <table:table-cell table:formula="of:=-LN([.C691])" office:value-type="float" office:value="0.371210102209882" calcext:value-type="float">
            <text:p>0.371210102209882</text:p>
          </table:table-cell>
        </table:table-row>
        <table:table-row table:style-name="ro1">
          <table:table-cell office:value-type="float" office:value="689.802" calcext:value-type="float">
            <text:p>689.802</text:p>
          </table:table-cell>
          <table:table-cell office:value-type="float" office:value="10.8246" calcext:value-type="float">
            <text:p>10.8246</text:p>
          </table:table-cell>
          <table:table-cell table:formula="of:=[.B692]/[.$B$2]" office:value-type="float" office:value="0.689491318139547" calcext:value-type="float">
            <text:p>0.689491318139547</text:p>
          </table:table-cell>
          <table:table-cell table:formula="of:=-LN([.C692])" office:value-type="float" office:value="0.371801173358806" calcext:value-type="float">
            <text:p>0.371801173358806</text:p>
          </table:table-cell>
        </table:table-row>
        <table:table-row table:style-name="ro1">
          <table:table-cell office:value-type="float" office:value="690.802" calcext:value-type="float">
            <text:p>690.802</text:p>
          </table:table-cell>
          <table:table-cell office:value-type="float" office:value="10.8197" calcext:value-type="float">
            <text:p>10.8197</text:p>
          </table:table-cell>
          <table:table-cell table:formula="of:=[.B693]/[.$B$2]" office:value-type="float" office:value="0.689179204300801" calcext:value-type="float">
            <text:p>0.689179204300801</text:p>
          </table:table-cell>
          <table:table-cell table:formula="of:=-LN([.C693])" office:value-type="float" office:value="0.372253948462063" calcext:value-type="float">
            <text:p>0.372253948462063</text:p>
          </table:table-cell>
        </table:table-row>
        <table:table-row table:style-name="ro1">
          <table:table-cell office:value-type="float" office:value="691.801" calcext:value-type="float">
            <text:p>691.801</text:p>
          </table:table-cell>
          <table:table-cell office:value-type="float" office:value="10.814" calcext:value-type="float">
            <text:p>10.814</text:p>
          </table:table-cell>
          <table:table-cell table:formula="of:=[.B694]/[.$B$2]" office:value-type="float" office:value="0.688816133100628" calcext:value-type="float">
            <text:p>0.688816133100628</text:p>
          </table:table-cell>
          <table:table-cell table:formula="of:=-LN([.C694])" office:value-type="float" office:value="0.372780904103668" calcext:value-type="float">
            <text:p>0.372780904103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8T21:31:27.417438530</dc:date>
    <meta:editing-duration>PT1M59S</meta:editing-duration>
    <meta:editing-cycles>1</meta:editing-cycles>
    <meta:document-statistic meta:table-count="1" meta:cell-count="2776" meta:object-count="0"/>
    <meta:generator>LibreOffice/7.5.9.2$Linux_X86_64 LibreOffice_project/50$Build-2</meta:generator>
  </office:meta>
</office:document-meta>
</file>